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g" table:style-name="ta1">
        <table:shapes>
          <draw:frame draw:z-index="0" draw:style-name="gr1" draw:text-style-name="P1" svg:width="153.09mm" svg:height="85mm" svg:x="133.54mm" svg:y="53.12mm">
            <draw:object draw:notify-on-update-of-ranges="Mg.F7:Mg.L7 Mg.F8:Mg.L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centroid</text:p>
          </table:table-cell>
          <table:table-cell office:value-type="string" calcext:value-type="string">
            <text:p>Ecentroid</text:p>
          </table:table-cell>
          <table:table-cell office:value-type="string" calcext:value-type="string">
            <text:p>percent Erro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</text:p>
          </table:table-cell>
          <table:table-cell office:value-type="float" office:value="2557" calcext:value-type="float">
            <text:p>2557</text:p>
          </table:table-cell>
          <table:table-cell office:value-type="float" office:value="2558" calcext:value-type="float">
            <text:p>2558</text:p>
          </table:table-cell>
          <table:table-cell table:formula="of:=(100 * ABS([.B2]-[.C2]))/[.B2]" office:value-type="float" office:value="0.0391083300743058" calcext:value-type="float">
            <text:p>0.039108330074306</text:p>
          </table:table-cell>
          <table:table-cell/>
          <table:table-cell office:value-type="string" calcext:value-type="string">
            <text:p>&lt;=5%</text:p>
          </table:table-cell>
          <table:table-cell office:value-type="string" calcext:value-type="string">
            <text:p>&lt;=10%</text:p>
          </table:table-cell>
          <table:table-cell office:value-type="string" calcext:value-type="string">
            <text:p>&lt;=15</text:p>
          </table:table-cell>
          <table:table-cell office:value-type="string" calcext:value-type="string">
            <text:p>&lt;20%</text:p>
          </table:table-cell>
          <table:table-cell office:value-type="string" calcext:value-type="string">
            <text:p>&lt;=25</text:p>
          </table:table-cell>
          <table:table-cell office:value-type="string" calcext:value-type="string">
            <text:p>&lt;3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2</text:p>
          </table:table-cell>
          <table:table-cell office:value-type="float" office:value="2432" calcext:value-type="float">
            <text:p>2432</text:p>
          </table:table-cell>
          <table:table-cell office:value-type="float" office:value="2461" calcext:value-type="float">
            <text:p>2461</text:p>
          </table:table-cell>
          <table:table-cell table:formula="of:=(100 * ABS([.B3]-[.C3]))/[.B3]" office:value-type="float" office:value="1.19243421052632" calcext:value-type="float">
            <text:p>1.19243421052632</text:p>
          </table:table-cell>
          <table:table-cell/>
          <table:table-cell table:formula="of:=COUNTIF([.$D$2:.$D$291];&quot;&lt;=5&quot;)" office:value-type="float" office:value="144" calcext:value-type="float">
            <text:p>144</text:p>
          </table:table-cell>
          <table:table-cell table:formula="of:=COUNTIF([.$D$2:.$D$291];&quot;&lt;=10&quot;)" office:value-type="float" office:value="216" calcext:value-type="float">
            <text:p>216</text:p>
          </table:table-cell>
          <table:table-cell table:formula="of:=COUNTIF([.$D$2:.$D$291];&quot;&lt;=15&quot;)" office:value-type="float" office:value="249" calcext:value-type="float">
            <text:p>249</text:p>
          </table:table-cell>
          <table:table-cell table:formula="of:=COUNTIF([.$D$2:.$D$291];&quot;&lt;=20&quot;)" office:value-type="float" office:value="261" calcext:value-type="float">
            <text:p>261</text:p>
          </table:table-cell>
          <table:table-cell table:formula="of:=COUNTIF([.$D$2:.$D$291];&quot;&lt;=25&quot;)" office:value-type="float" office:value="271" calcext:value-type="float">
            <text:p>271</text:p>
          </table:table-cell>
          <table:table-cell table:formula="of:=COUNTIF([.$D$2:.$D$291];&quot;&lt;=30&quot;)" office:value-type="float" office:value="282" calcext:value-type="float">
            <text:p>2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4</text:p>
          </table:table-cell>
          <table:table-cell office:value-type="float" office:value="2464" calcext:value-type="float">
            <text:p>2464</text:p>
          </table:table-cell>
          <table:table-cell office:value-type="float" office:value="2406" calcext:value-type="float">
            <text:p>2406</text:p>
          </table:table-cell>
          <table:table-cell table:formula="of:=(100 * ABS([.B4]-[.C4]))/[.B4]" office:value-type="float" office:value="2.3538961038961" calcext:value-type="float">
            <text:p>2.35389610389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5</text:p>
          </table:table-cell>
          <table:table-cell office:value-type="float" office:value="2561" calcext:value-type="float">
            <text:p>2561</text:p>
          </table:table-cell>
          <table:table-cell office:value-type="float" office:value="2651" calcext:value-type="float">
            <text:p>2651</text:p>
          </table:table-cell>
          <table:table-cell table:formula="of:=(100 * ABS([.B5]-[.C5]))/[.B5]" office:value-type="float" office:value="3.51425224521671" calcext:value-type="float">
            <text:p>3.51425224521671</text:p>
          </table:table-cell>
          <table:table-cell table:number-columns-repeated="2"/>
          <table:table-cell table:formula="of:=216/286" office:value-type="float" office:value="0.755244755244755" calcext:value-type="float">
            <text:p>0.755244755244755</text:p>
          </table:table-cell>
          <table:table-cell table:formula="of:=261/286" office:value-type="float" office:value="0.912587412587413" calcext:value-type="float">
            <text:p>0.9125874125874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d6</text:p>
          </table:table-cell>
          <table:table-cell office:value-type="float" office:value="2416" calcext:value-type="float">
            <text:p>2416</text:p>
          </table:table-cell>
          <table:table-cell office:value-type="float" office:value="2406" calcext:value-type="float">
            <text:p>2406</text:p>
          </table:table-cell>
          <table:table-cell table:formula="of:=(100 * ABS([.B6]-[.C6]))/[.B6]" office:value-type="float" office:value="0.413907284768212" calcext:value-type="float">
            <text:p>0.413907284768212</text:p>
          </table:table-cell>
          <table:table-cell table:number-columns-repeated="10"/>
          <table:table-cell office:value-type="float" office:value="2448" calcext:value-type="float">
            <text:p>2448</text:p>
          </table:table-cell>
          <table:table-cell table:formula="of:=0.1*[.O6]" office:value-type="float" office:value="244.8" calcext:value-type="float">
            <text:p>244.8</text:p>
          </table:table-cell>
        </table:table-row>
        <table:table-row table:style-name="ro1">
          <table:table-cell office:value-type="string" calcext:value-type="string">
            <text:p>ind7</text:p>
          </table:table-cell>
          <table:table-cell office:value-type="float" office:value="2601" calcext:value-type="float">
            <text:p>2601</text:p>
          </table:table-cell>
          <table:table-cell office:value-type="float" office:value="2636" calcext:value-type="float">
            <text:p>2636</text:p>
          </table:table-cell>
          <table:table-cell table:formula="of:=(100 * ABS([.B7]-[.C7]))/[.B7]" office:value-type="float" office:value="1.34563629373318" calcext:value-type="float">
            <text:p>1.345636293733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&gt;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8</text:p>
          </table:table-cell>
          <table:table-cell office:value-type="float" office:value="2411" calcext:value-type="float">
            <text:p>2411</text:p>
          </table:table-cell>
          <table:table-cell office:value-type="float" office:value="2360" calcext:value-type="float">
            <text:p>2360</text:p>
          </table:table-cell>
          <table:table-cell table:formula="of:=(100 * ABS([.B8]-[.C8]))/[.B8]" office:value-type="float" office:value="2.11530485275819" calcext:value-type="float">
            <text:p>2.11530485275819</text:p>
          </table:table-cell>
          <table:table-cell/>
          <table:table-cell table:formula="of:=COUNTIF([.$D$2:.$D$291];&quot;&lt;=5&quot;)" office:value-type="float" office:value="144" calcext:value-type="float">
            <text:p>144</text:p>
          </table:table-cell>
          <table:table-cell table:formula="of:=[.G3]-[.F3]" office:value-type="float" office:value="72" calcext:value-type="float">
            <text:p>72</text:p>
          </table:table-cell>
          <table:table-cell table:formula="of:=[.H3]-[.G3]" office:value-type="float" office:value="33" calcext:value-type="float">
            <text:p>33</text:p>
          </table:table-cell>
          <table:table-cell table:formula="of:=[.I3]-[.H3]" office:value-type="float" office:value="12" calcext:value-type="float">
            <text:p>12</text:p>
          </table:table-cell>
          <table:table-cell table:formula="of:=[.J3]-[.I3]" office:value-type="float" office:value="10" calcext:value-type="float">
            <text:p>10</text:p>
          </table:table-cell>
          <table:table-cell table:formula="of:=[.K3]-[.J3]" office:value-type="float" office:value="11" calcext:value-type="float">
            <text:p>11</text:p>
          </table:table-cell>
          <table:table-cell table:formula="of:=287-SUM([.F8:.K8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9</text:p>
          </table:table-cell>
          <table:table-cell office:value-type="float" office:value="2658" calcext:value-type="float">
            <text:p>2658</text:p>
          </table:table-cell>
          <table:table-cell office:value-type="float" office:value="2733" calcext:value-type="float">
            <text:p>2733</text:p>
          </table:table-cell>
          <table:table-cell table:formula="of:=(100 * ABS([.B9]-[.C9]))/[.B9]" office:value-type="float" office:value="2.82167042889391" calcext:value-type="float">
            <text:p>2.8216704288939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0</text:p>
          </table:table-cell>
          <table:table-cell office:value-type="float" office:value="2346" calcext:value-type="float">
            <text:p>2346</text:p>
          </table:table-cell>
          <table:table-cell office:value-type="float" office:value="3249" calcext:value-type="float">
            <text:p>3249</text:p>
          </table:table-cell>
          <table:table-cell table:formula="of:=(100 * ABS([.B10]-[.C10]))/[.B10]" office:value-type="float" office:value="38.4910485933504" calcext:value-type="float">
            <text:p>38.49104859335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1</text:p>
          </table:table-cell>
          <table:table-cell office:value-type="float" office:value="2867" calcext:value-type="float">
            <text:p>2867</text:p>
          </table:table-cell>
          <table:table-cell office:value-type="float" office:value="2151" calcext:value-type="float">
            <text:p>2151</text:p>
          </table:table-cell>
          <table:table-cell table:formula="of:=(100 * ABS([.B11]-[.C11]))/[.B11]" office:value-type="float" office:value="24.9738402511336" calcext:value-type="float">
            <text:p>24.97384025113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2</text:p>
          </table:table-cell>
          <table:table-cell office:value-type="float" office:value="2411" calcext:value-type="float">
            <text:p>2411</text:p>
          </table:table-cell>
          <table:table-cell office:value-type="float" office:value="2442" calcext:value-type="float">
            <text:p>2442</text:p>
          </table:table-cell>
          <table:table-cell table:formula="of:=(100 * ABS([.B12]-[.C12]))/[.B12]" office:value-type="float" office:value="1.28577353795106" calcext:value-type="float">
            <text:p>1.285773537951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3</text:p>
          </table:table-cell>
          <table:table-cell office:value-type="float" office:value="2459" calcext:value-type="float">
            <text:p>2459</text:p>
          </table:table-cell>
          <table:table-cell office:value-type="float" office:value="2527" calcext:value-type="float">
            <text:p>2527</text:p>
          </table:table-cell>
          <table:table-cell table:formula="of:=(100 * ABS([.B13]-[.C13]))/[.B13]" office:value-type="float" office:value="2.76535176901179" calcext:value-type="float">
            <text:p>2.765351769011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4</text:p>
          </table:table-cell>
          <table:table-cell office:value-type="float" office:value="2384" calcext:value-type="float">
            <text:p>2384</text:p>
          </table:table-cell>
          <table:table-cell office:value-type="float" office:value="2204" calcext:value-type="float">
            <text:p>2204</text:p>
          </table:table-cell>
          <table:table-cell table:formula="of:=(100 * ABS([.B14]-[.C14]))/[.B14]" office:value-type="float" office:value="7.5503355704698" calcext:value-type="float">
            <text:p>7.55033557046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5</text:p>
          </table:table-cell>
          <table:table-cell office:value-type="float" office:value="2592" calcext:value-type="float">
            <text:p>2592</text:p>
          </table:table-cell>
          <table:table-cell office:value-type="float" office:value="2902" calcext:value-type="float">
            <text:p>2902</text:p>
          </table:table-cell>
          <table:table-cell table:formula="of:=(100 * ABS([.B15]-[.C15]))/[.B15]" office:value-type="float" office:value="11.9598765432099" calcext:value-type="float">
            <text:p>11.95987654320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6</text:p>
          </table:table-cell>
          <table:table-cell office:value-type="float" office:value="2328" calcext:value-type="float">
            <text:p>2328</text:p>
          </table:table-cell>
          <table:table-cell office:value-type="float" office:value="2435" calcext:value-type="float">
            <text:p>2435</text:p>
          </table:table-cell>
          <table:table-cell table:formula="of:=(100 * ABS([.B16]-[.C16]))/[.B16]" office:value-type="float" office:value="4.59621993127148" calcext:value-type="float">
            <text:p>4.596219931271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7</text:p>
          </table:table-cell>
          <table:table-cell office:value-type="float" office:value="2394" calcext:value-type="float">
            <text:p>2394</text:p>
          </table:table-cell>
          <table:table-cell office:value-type="float" office:value="2547" calcext:value-type="float">
            <text:p>2547</text:p>
          </table:table-cell>
          <table:table-cell table:formula="of:=(100 * ABS([.B17]-[.C17]))/[.B17]" office:value-type="float" office:value="6.39097744360902" calcext:value-type="float">
            <text:p>6.390977443609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8</text:p>
          </table:table-cell>
          <table:table-cell office:value-type="float" office:value="2381" calcext:value-type="float">
            <text:p>2381</text:p>
          </table:table-cell>
          <table:table-cell office:value-type="float" office:value="2618" calcext:value-type="float">
            <text:p>2618</text:p>
          </table:table-cell>
          <table:table-cell table:formula="of:=(100 * ABS([.B18]-[.C18]))/[.B18]" office:value-type="float" office:value="9.95380092398152" calcext:value-type="float">
            <text:p>9.953800923981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9</text:p>
          </table:table-cell>
          <table:table-cell office:value-type="float" office:value="2554" calcext:value-type="float">
            <text:p>2554</text:p>
          </table:table-cell>
          <table:table-cell office:value-type="float" office:value="2756" calcext:value-type="float">
            <text:p>2756</text:p>
          </table:table-cell>
          <table:table-cell table:formula="of:=(100 * ABS([.B19]-[.C19]))/[.B19]" office:value-type="float" office:value="7.90916209866876" calcext:value-type="float">
            <text:p>7.909162098668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0</text:p>
          </table:table-cell>
          <table:table-cell office:value-type="float" office:value="2558" calcext:value-type="float">
            <text:p>2558</text:p>
          </table:table-cell>
          <table:table-cell office:value-type="float" office:value="2587" calcext:value-type="float">
            <text:p>2587</text:p>
          </table:table-cell>
          <table:table-cell table:formula="of:=(100 * ABS([.B20]-[.C20]))/[.B20]" office:value-type="float" office:value="1.13369820172009" calcext:value-type="float">
            <text:p>1.133698201720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1</text:p>
          </table:table-cell>
          <table:table-cell office:value-type="float" office:value="2741" calcext:value-type="float">
            <text:p>2741</text:p>
          </table:table-cell>
          <table:table-cell office:value-type="float" office:value="2579" calcext:value-type="float">
            <text:p>2579</text:p>
          </table:table-cell>
          <table:table-cell table:formula="of:=(100 * ABS([.B21]-[.C21]))/[.B21]" office:value-type="float" office:value="5.91025173294418" calcext:value-type="float">
            <text:p>5.910251732944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2</text:p>
          </table:table-cell>
          <table:table-cell office:value-type="float" office:value="2456" calcext:value-type="float">
            <text:p>2456</text:p>
          </table:table-cell>
          <table:table-cell office:value-type="float" office:value="2526" calcext:value-type="float">
            <text:p>2526</text:p>
          </table:table-cell>
          <table:table-cell table:formula="of:=(100 * ABS([.B22]-[.C22]))/[.B22]" office:value-type="float" office:value="2.85016286644951" calcext:value-type="float">
            <text:p>2.850162866449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3</text:p>
          </table:table-cell>
          <table:table-cell office:value-type="float" office:value="2447" calcext:value-type="float">
            <text:p>2447</text:p>
          </table:table-cell>
          <table:table-cell office:value-type="float" office:value="2354" calcext:value-type="float">
            <text:p>2354</text:p>
          </table:table-cell>
          <table:table-cell table:formula="of:=(100 * ABS([.B23]-[.C23]))/[.B23]" office:value-type="float" office:value="3.80057212913772" calcext:value-type="float">
            <text:p>3.800572129137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4</text:p>
          </table:table-cell>
          <table:table-cell office:value-type="float" office:value="2473" calcext:value-type="float">
            <text:p>2473</text:p>
          </table:table-cell>
          <table:table-cell office:value-type="float" office:value="2499" calcext:value-type="float">
            <text:p>2499</text:p>
          </table:table-cell>
          <table:table-cell table:formula="of:=(100 * ABS([.B24]-[.C24]))/[.B24]" office:value-type="float" office:value="1.05135463000404" calcext:value-type="float">
            <text:p>1.051354630004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5</text:p>
          </table:table-cell>
          <table:table-cell office:value-type="float" office:value="2495" calcext:value-type="float">
            <text:p>2495</text:p>
          </table:table-cell>
          <table:table-cell office:value-type="float" office:value="2660" calcext:value-type="float">
            <text:p>2660</text:p>
          </table:table-cell>
          <table:table-cell table:formula="of:=(100 * ABS([.B25]-[.C25]))/[.B25]" office:value-type="float" office:value="6.61322645290581" calcext:value-type="float">
            <text:p>6.613226452905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6</text:p>
          </table:table-cell>
          <table:table-cell office:value-type="float" office:value="2365" calcext:value-type="float">
            <text:p>2365</text:p>
          </table:table-cell>
          <table:table-cell office:value-type="float" office:value="2339" calcext:value-type="float">
            <text:p>2339</text:p>
          </table:table-cell>
          <table:table-cell table:formula="of:=(100 * ABS([.B26]-[.C26]))/[.B26]" office:value-type="float" office:value="1.09936575052854" calcext:value-type="float">
            <text:p>1.099365750528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7</text:p>
          </table:table-cell>
          <table:table-cell office:value-type="float" office:value="2569" calcext:value-type="float">
            <text:p>2569</text:p>
          </table:table-cell>
          <table:table-cell office:value-type="float" office:value="2647" calcext:value-type="float">
            <text:p>2647</text:p>
          </table:table-cell>
          <table:table-cell table:formula="of:=(100 * ABS([.B27]-[.C27]))/[.B27]" office:value-type="float" office:value="3.03620085636434" calcext:value-type="float">
            <text:p>3.036200856364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8</text:p>
          </table:table-cell>
          <table:table-cell table:number-columns-repeated="2" office:value-type="float" office:value="2476" calcext:value-type="float">
            <text:p>2476</text:p>
          </table:table-cell>
          <table:table-cell table:formula="of:=(100 * ABS([.B28]-[.C28]))/[.B28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9</text:p>
          </table:table-cell>
          <table:table-cell office:value-type="float" office:value="2322" calcext:value-type="float">
            <text:p>2322</text:p>
          </table:table-cell>
          <table:table-cell office:value-type="float" office:value="2194" calcext:value-type="float">
            <text:p>2194</text:p>
          </table:table-cell>
          <table:table-cell table:formula="of:=(100 * ABS([.B29]-[.C29]))/[.B29]" office:value-type="float" office:value="5.51248923341947" calcext:value-type="float">
            <text:p>5.512489233419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30</text:p>
          </table:table-cell>
          <table:table-cell office:value-type="float" office:value="2460" calcext:value-type="float">
            <text:p>2460</text:p>
          </table:table-cell>
          <table:table-cell office:value-type="float" office:value="3097" calcext:value-type="float">
            <text:p>3097</text:p>
          </table:table-cell>
          <table:table-cell table:formula="of:=(100 * ABS([.B30]-[.C30]))/[.B30]" office:value-type="float" office:value="25.8943089430894" calcext:value-type="float">
            <text:p>25.89430894308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31</text:p>
          </table:table-cell>
          <table:table-cell office:value-type="float" office:value="2621" calcext:value-type="float">
            <text:p>2621</text:p>
          </table:table-cell>
          <table:table-cell office:value-type="float" office:value="2889" calcext:value-type="float">
            <text:p>2889</text:p>
          </table:table-cell>
          <table:table-cell table:formula="of:=(100 * ABS([.B31]-[.C31]))/[.B31]" office:value-type="float" office:value="10.2251049217856" calcext:value-type="float">
            <text:p>10.22510492178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32</text:p>
          </table:table-cell>
          <table:table-cell office:value-type="float" office:value="2397" calcext:value-type="float">
            <text:p>2397</text:p>
          </table:table-cell>
          <table:table-cell office:value-type="float" office:value="2420" calcext:value-type="float">
            <text:p>2420</text:p>
          </table:table-cell>
          <table:table-cell table:formula="of:=(100 * ABS([.B32]-[.C32]))/[.B32]" office:value-type="float" office:value="0.959532749269921" calcext:value-type="float">
            <text:p>0.9595327492699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33</text:p>
          </table:table-cell>
          <table:table-cell office:value-type="float" office:value="2736" calcext:value-type="float">
            <text:p>2736</text:p>
          </table:table-cell>
          <table:table-cell office:value-type="float" office:value="2651" calcext:value-type="float">
            <text:p>2651</text:p>
          </table:table-cell>
          <table:table-cell table:formula="of:=(100 * ABS([.B33]-[.C33]))/[.B33]" office:value-type="float" office:value="3.10672514619883" calcext:value-type="float">
            <text:p>3.106725146198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34</text:p>
          </table:table-cell>
          <table:table-cell office:value-type="float" office:value="2359" calcext:value-type="float">
            <text:p>2359</text:p>
          </table:table-cell>
          <table:table-cell office:value-type="float" office:value="2342" calcext:value-type="float">
            <text:p>2342</text:p>
          </table:table-cell>
          <table:table-cell table:formula="of:=(100 * ABS([.B34]-[.C34]))/[.B34]" office:value-type="float" office:value="0.720644340822382" calcext:value-type="float">
            <text:p>0.7206443408223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35</text:p>
          </table:table-cell>
          <table:table-cell office:value-type="float" office:value="2698" calcext:value-type="float">
            <text:p>2698</text:p>
          </table:table-cell>
          <table:table-cell office:value-type="float" office:value="2692" calcext:value-type="float">
            <text:p>2692</text:p>
          </table:table-cell>
          <table:table-cell table:formula="of:=(100 * ABS([.B35]-[.C35]))/[.B35]" office:value-type="float" office:value="0.22238695329874" calcext:value-type="float">
            <text:p>0.2223869532987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36</text:p>
          </table:table-cell>
          <table:table-cell office:value-type="float" office:value="2538" calcext:value-type="float">
            <text:p>2538</text:p>
          </table:table-cell>
          <table:table-cell office:value-type="float" office:value="2452" calcext:value-type="float">
            <text:p>2452</text:p>
          </table:table-cell>
          <table:table-cell table:formula="of:=(100 * ABS([.B36]-[.C36]))/[.B36]" office:value-type="float" office:value="3.38849487785658" calcext:value-type="float">
            <text:p>3.388494877856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37</text:p>
          </table:table-cell>
          <table:table-cell office:value-type="float" office:value="2742" calcext:value-type="float">
            <text:p>2742</text:p>
          </table:table-cell>
          <table:table-cell office:value-type="float" office:value="2821" calcext:value-type="float">
            <text:p>2821</text:p>
          </table:table-cell>
          <table:table-cell table:formula="of:=(100 * ABS([.B37]-[.C37]))/[.B37]" office:value-type="float" office:value="2.88110867979577" calcext:value-type="float">
            <text:p>2.881108679795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38</text:p>
          </table:table-cell>
          <table:table-cell office:value-type="float" office:value="2461" calcext:value-type="float">
            <text:p>2461</text:p>
          </table:table-cell>
          <table:table-cell office:value-type="float" office:value="2757" calcext:value-type="float">
            <text:p>2757</text:p>
          </table:table-cell>
          <table:table-cell table:formula="of:=(100 * ABS([.B38]-[.C38]))/[.B38]" office:value-type="float" office:value="12.0276310442909" calcext:value-type="float">
            <text:p>12.02763104429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39</text:p>
          </table:table-cell>
          <table:table-cell office:value-type="float" office:value="2676" calcext:value-type="float">
            <text:p>2676</text:p>
          </table:table-cell>
          <table:table-cell office:value-type="float" office:value="2745" calcext:value-type="float">
            <text:p>2745</text:p>
          </table:table-cell>
          <table:table-cell table:formula="of:=(100 * ABS([.B39]-[.C39]))/[.B39]" office:value-type="float" office:value="2.57847533632287" calcext:value-type="float">
            <text:p>2.578475336322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41</text:p>
          </table:table-cell>
          <table:table-cell office:value-type="float" office:value="2563" calcext:value-type="float">
            <text:p>2563</text:p>
          </table:table-cell>
          <table:table-cell office:value-type="float" office:value="2536" calcext:value-type="float">
            <text:p>2536</text:p>
          </table:table-cell>
          <table:table-cell table:formula="of:=(100 * ABS([.B40]-[.C40]))/[.B40]" office:value-type="float" office:value="1.05345298478346" calcext:value-type="float">
            <text:p>1.053452984783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42</text:p>
          </table:table-cell>
          <table:table-cell office:value-type="float" office:value="2575" calcext:value-type="float">
            <text:p>2575</text:p>
          </table:table-cell>
          <table:table-cell office:value-type="float" office:value="2640" calcext:value-type="float">
            <text:p>2640</text:p>
          </table:table-cell>
          <table:table-cell table:formula="of:=(100 * ABS([.B41]-[.C41]))/[.B41]" office:value-type="float" office:value="2.52427184466019" calcext:value-type="float">
            <text:p>2.524271844660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43</text:p>
          </table:table-cell>
          <table:table-cell office:value-type="float" office:value="2611" calcext:value-type="float">
            <text:p>2611</text:p>
          </table:table-cell>
          <table:table-cell office:value-type="float" office:value="2649" calcext:value-type="float">
            <text:p>2649</text:p>
          </table:table-cell>
          <table:table-cell table:formula="of:=(100 * ABS([.B42]-[.C42]))/[.B42]" office:value-type="float" office:value="1.45538108004596" calcext:value-type="float">
            <text:p>1.455381080045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44</text:p>
          </table:table-cell>
          <table:table-cell office:value-type="float" office:value="2419" calcext:value-type="float">
            <text:p>2419</text:p>
          </table:table-cell>
          <table:table-cell office:value-type="float" office:value="2542" calcext:value-type="float">
            <text:p>2542</text:p>
          </table:table-cell>
          <table:table-cell table:formula="of:=(100 * ABS([.B43]-[.C43]))/[.B43]" office:value-type="float" office:value="5.08474576271186" calcext:value-type="float">
            <text:p>5.084745762711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45</text:p>
          </table:table-cell>
          <table:table-cell office:value-type="float" office:value="2440" calcext:value-type="float">
            <text:p>2440</text:p>
          </table:table-cell>
          <table:table-cell office:value-type="float" office:value="2791" calcext:value-type="float">
            <text:p>2791</text:p>
          </table:table-cell>
          <table:table-cell table:formula="of:=(100 * ABS([.B44]-[.C44]))/[.B44]" office:value-type="float" office:value="14.3852459016393" calcext:value-type="float">
            <text:p>14.38524590163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46</text:p>
          </table:table-cell>
          <table:table-cell office:value-type="float" office:value="2359" calcext:value-type="float">
            <text:p>2359</text:p>
          </table:table-cell>
          <table:table-cell office:value-type="float" office:value="2679" calcext:value-type="float">
            <text:p>2679</text:p>
          </table:table-cell>
          <table:table-cell table:formula="of:=(100 * ABS([.B45]-[.C45]))/[.B45]" office:value-type="float" office:value="13.5650699448919" calcext:value-type="float">
            <text:p>13.56506994489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47</text:p>
          </table:table-cell>
          <table:table-cell office:value-type="float" office:value="2236" calcext:value-type="float">
            <text:p>2236</text:p>
          </table:table-cell>
          <table:table-cell office:value-type="float" office:value="2390" calcext:value-type="float">
            <text:p>2390</text:p>
          </table:table-cell>
          <table:table-cell table:formula="of:=(100 * ABS([.B46]-[.C46]))/[.B46]" office:value-type="float" office:value="6.88729874776386" calcext:value-type="float">
            <text:p>6.887298747763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48</text:p>
          </table:table-cell>
          <table:table-cell office:value-type="float" office:value="2471" calcext:value-type="float">
            <text:p>2471</text:p>
          </table:table-cell>
          <table:table-cell office:value-type="float" office:value="2667" calcext:value-type="float">
            <text:p>2667</text:p>
          </table:table-cell>
          <table:table-cell table:formula="of:=(100 * ABS([.B47]-[.C47]))/[.B47]" office:value-type="float" office:value="7.93201133144476" calcext:value-type="float">
            <text:p>7.932011331444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49</text:p>
          </table:table-cell>
          <table:table-cell office:value-type="float" office:value="2654" calcext:value-type="float">
            <text:p>2654</text:p>
          </table:table-cell>
          <table:table-cell office:value-type="float" office:value="2676" calcext:value-type="float">
            <text:p>2676</text:p>
          </table:table-cell>
          <table:table-cell table:formula="of:=(100 * ABS([.B48]-[.C48]))/[.B48]" office:value-type="float" office:value="0.828937452901281" calcext:value-type="float">
            <text:p>0.8289374529012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50</text:p>
          </table:table-cell>
          <table:table-cell office:value-type="float" office:value="2558" calcext:value-type="float">
            <text:p>2558</text:p>
          </table:table-cell>
          <table:table-cell office:value-type="float" office:value="2588" calcext:value-type="float">
            <text:p>2588</text:p>
          </table:table-cell>
          <table:table-cell table:formula="of:=(100 * ABS([.B49]-[.C49]))/[.B49]" office:value-type="float" office:value="1.17279124315872" calcext:value-type="float">
            <text:p>1.172791243158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51</text:p>
          </table:table-cell>
          <table:table-cell office:value-type="float" office:value="2581" calcext:value-type="float">
            <text:p>2581</text:p>
          </table:table-cell>
          <table:table-cell office:value-type="float" office:value="2522" calcext:value-type="float">
            <text:p>2522</text:p>
          </table:table-cell>
          <table:table-cell table:formula="of:=(100 * ABS([.B50]-[.C50]))/[.B50]" office:value-type="float" office:value="2.28593568384347" calcext:value-type="float">
            <text:p>2.285935683843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52</text:p>
          </table:table-cell>
          <table:table-cell office:value-type="float" office:value="2373" calcext:value-type="float">
            <text:p>2373</text:p>
          </table:table-cell>
          <table:table-cell office:value-type="float" office:value="2468" calcext:value-type="float">
            <text:p>2468</text:p>
          </table:table-cell>
          <table:table-cell table:formula="of:=(100 * ABS([.B51]-[.C51]))/[.B51]" office:value-type="float" office:value="4.00337126000843" calcext:value-type="float">
            <text:p>4.0033712600084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53</text:p>
          </table:table-cell>
          <table:table-cell office:value-type="float" office:value="2507" calcext:value-type="float">
            <text:p>2507</text:p>
          </table:table-cell>
          <table:table-cell office:value-type="float" office:value="2550" calcext:value-type="float">
            <text:p>2550</text:p>
          </table:table-cell>
          <table:table-cell table:formula="of:=(100 * ABS([.B52]-[.C52]))/[.B52]" office:value-type="float" office:value="1.71519744714799" calcext:value-type="float">
            <text:p>1.715197447147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54</text:p>
          </table:table-cell>
          <table:table-cell office:value-type="float" office:value="2445" calcext:value-type="float">
            <text:p>2445</text:p>
          </table:table-cell>
          <table:table-cell office:value-type="float" office:value="2489" calcext:value-type="float">
            <text:p>2489</text:p>
          </table:table-cell>
          <table:table-cell table:formula="of:=(100 * ABS([.B53]-[.C53]))/[.B53]" office:value-type="float" office:value="1.79959100204499" calcext:value-type="float">
            <text:p>1.79959100204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55</text:p>
          </table:table-cell>
          <table:table-cell office:value-type="float" office:value="2773" calcext:value-type="float">
            <text:p>2773</text:p>
          </table:table-cell>
          <table:table-cell office:value-type="float" office:value="2857" calcext:value-type="float">
            <text:p>2857</text:p>
          </table:table-cell>
          <table:table-cell table:formula="of:=(100 * ABS([.B54]-[.C54]))/[.B54]" office:value-type="float" office:value="3.02921024161558" calcext:value-type="float">
            <text:p>3.029210241615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56</text:p>
          </table:table-cell>
          <table:table-cell office:value-type="float" office:value="2397" calcext:value-type="float">
            <text:p>2397</text:p>
          </table:table-cell>
          <table:table-cell office:value-type="float" office:value="2376" calcext:value-type="float">
            <text:p>2376</text:p>
          </table:table-cell>
          <table:table-cell table:formula="of:=(100 * ABS([.B55]-[.C55]))/[.B55]" office:value-type="float" office:value="0.876095118898623" calcext:value-type="float">
            <text:p>0.8760951188986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57</text:p>
          </table:table-cell>
          <table:table-cell office:value-type="float" office:value="2522" calcext:value-type="float">
            <text:p>2522</text:p>
          </table:table-cell>
          <table:table-cell office:value-type="float" office:value="2599" calcext:value-type="float">
            <text:p>2599</text:p>
          </table:table-cell>
          <table:table-cell table:formula="of:=(100 * ABS([.B56]-[.C56]))/[.B56]" office:value-type="float" office:value="3.05313243457573" calcext:value-type="float">
            <text:p>3.053132434575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58</text:p>
          </table:table-cell>
          <table:table-cell office:value-type="float" office:value="2469" calcext:value-type="float">
            <text:p>2469</text:p>
          </table:table-cell>
          <table:table-cell office:value-type="float" office:value="2373" calcext:value-type="float">
            <text:p>2373</text:p>
          </table:table-cell>
          <table:table-cell table:formula="of:=(100 * ABS([.B57]-[.C57]))/[.B57]" office:value-type="float" office:value="3.88821385176185" calcext:value-type="float">
            <text:p>3.888213851761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59</text:p>
          </table:table-cell>
          <table:table-cell office:value-type="float" office:value="2676" calcext:value-type="float">
            <text:p>2676</text:p>
          </table:table-cell>
          <table:table-cell office:value-type="float" office:value="2575" calcext:value-type="float">
            <text:p>2575</text:p>
          </table:table-cell>
          <table:table-cell table:formula="of:=(100 * ABS([.B58]-[.C58]))/[.B58]" office:value-type="float" office:value="3.77428998505232" calcext:value-type="float">
            <text:p>3.774289985052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60</text:p>
          </table:table-cell>
          <table:table-cell office:value-type="float" office:value="2563" calcext:value-type="float">
            <text:p>2563</text:p>
          </table:table-cell>
          <table:table-cell office:value-type="float" office:value="2422" calcext:value-type="float">
            <text:p>2422</text:p>
          </table:table-cell>
          <table:table-cell table:formula="of:=(100 * ABS([.B59]-[.C59]))/[.B59]" office:value-type="float" office:value="5.5013655872025" calcext:value-type="float">
            <text:p>5.50136558720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61</text:p>
          </table:table-cell>
          <table:table-cell office:value-type="float" office:value="2513" calcext:value-type="float">
            <text:p>2513</text:p>
          </table:table-cell>
          <table:table-cell office:value-type="float" office:value="2716" calcext:value-type="float">
            <text:p>2716</text:p>
          </table:table-cell>
          <table:table-cell table:formula="of:=(100 * ABS([.B60]-[.C60]))/[.B60]" office:value-type="float" office:value="8.07799442896936" calcext:value-type="float">
            <text:p>8.077994428969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62</text:p>
          </table:table-cell>
          <table:table-cell office:value-type="float" office:value="2587" calcext:value-type="float">
            <text:p>2587</text:p>
          </table:table-cell>
          <table:table-cell office:value-type="float" office:value="2565" calcext:value-type="float">
            <text:p>2565</text:p>
          </table:table-cell>
          <table:table-cell table:formula="of:=(100 * ABS([.B61]-[.C61]))/[.B61]" office:value-type="float" office:value="0.850405875531504" calcext:value-type="float">
            <text:p>0.8504058755315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63</text:p>
          </table:table-cell>
          <table:table-cell office:value-type="float" office:value="2554" calcext:value-type="float">
            <text:p>2554</text:p>
          </table:table-cell>
          <table:table-cell office:value-type="float" office:value="2600" calcext:value-type="float">
            <text:p>2600</text:p>
          </table:table-cell>
          <table:table-cell table:formula="of:=(100 * ABS([.B62]-[.C62]))/[.B62]" office:value-type="float" office:value="1.80109631949883" calcext:value-type="float">
            <text:p>1.801096319498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64</text:p>
          </table:table-cell>
          <table:table-cell office:value-type="float" office:value="2492" calcext:value-type="float">
            <text:p>2492</text:p>
          </table:table-cell>
          <table:table-cell office:value-type="float" office:value="2309" calcext:value-type="float">
            <text:p>2309</text:p>
          </table:table-cell>
          <table:table-cell table:formula="of:=(100 * ABS([.B63]-[.C63]))/[.B63]" office:value-type="float" office:value="7.34349919743178" calcext:value-type="float">
            <text:p>7.343499197431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65</text:p>
          </table:table-cell>
          <table:table-cell office:value-type="float" office:value="2365" calcext:value-type="float">
            <text:p>2365</text:p>
          </table:table-cell>
          <table:table-cell office:value-type="float" office:value="2765" calcext:value-type="float">
            <text:p>2765</text:p>
          </table:table-cell>
          <table:table-cell table:formula="of:=(100 * ABS([.B64]-[.C64]))/[.B64]" office:value-type="float" office:value="16.9133192389006" calcext:value-type="float">
            <text:p>16.91331923890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67</text:p>
          </table:table-cell>
          <table:table-cell office:value-type="float" office:value="2644" calcext:value-type="float">
            <text:p>2644</text:p>
          </table:table-cell>
          <table:table-cell office:value-type="float" office:value="2796" calcext:value-type="float">
            <text:p>2796</text:p>
          </table:table-cell>
          <table:table-cell table:formula="of:=(100 * ABS([.B65]-[.C65]))/[.B65]" office:value-type="float" office:value="5.74886535552194" calcext:value-type="float">
            <text:p>5.748865355521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68</text:p>
          </table:table-cell>
          <table:table-cell office:value-type="float" office:value="2571" calcext:value-type="float">
            <text:p>2571</text:p>
          </table:table-cell>
          <table:table-cell office:value-type="float" office:value="2602" calcext:value-type="float">
            <text:p>2602</text:p>
          </table:table-cell>
          <table:table-cell table:formula="of:=(100 * ABS([.B66]-[.C66]))/[.B66]" office:value-type="float" office:value="1.20575651497472" calcext:value-type="float">
            <text:p>1.205756514974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69</text:p>
          </table:table-cell>
          <table:table-cell office:value-type="float" office:value="2549" calcext:value-type="float">
            <text:p>2549</text:p>
          </table:table-cell>
          <table:table-cell office:value-type="float" office:value="2347" calcext:value-type="float">
            <text:p>2347</text:p>
          </table:table-cell>
          <table:table-cell table:formula="of:=(100 * ABS([.B67]-[.C67]))/[.B67]" office:value-type="float" office:value="7.92467634366418" calcext:value-type="float">
            <text:p>7.924676343664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70</text:p>
          </table:table-cell>
          <table:table-cell office:value-type="float" office:value="2429" calcext:value-type="float">
            <text:p>2429</text:p>
          </table:table-cell>
          <table:table-cell office:value-type="float" office:value="2441" calcext:value-type="float">
            <text:p>2441</text:p>
          </table:table-cell>
          <table:table-cell table:formula="of:=(100 * ABS([.B68]-[.C68]))/[.B68]" office:value-type="float" office:value="0.494030465212021" calcext:value-type="float">
            <text:p>0.4940304652120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71</text:p>
          </table:table-cell>
          <table:table-cell office:value-type="float" office:value="2464" calcext:value-type="float">
            <text:p>2464</text:p>
          </table:table-cell>
          <table:table-cell office:value-type="float" office:value="2655" calcext:value-type="float">
            <text:p>2655</text:p>
          </table:table-cell>
          <table:table-cell table:formula="of:=(100 * ABS([.B69]-[.C69]))/[.B69]" office:value-type="float" office:value="7.75162337662338" calcext:value-type="float">
            <text:p>7.751623376623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72</text:p>
          </table:table-cell>
          <table:table-cell office:value-type="float" office:value="2529" calcext:value-type="float">
            <text:p>2529</text:p>
          </table:table-cell>
          <table:table-cell office:value-type="float" office:value="2834" calcext:value-type="float">
            <text:p>2834</text:p>
          </table:table-cell>
          <table:table-cell table:formula="of:=(100 * ABS([.B70]-[.C70]))/[.B70]" office:value-type="float" office:value="12.0601028074338" calcext:value-type="float">
            <text:p>12.06010280743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73</text:p>
          </table:table-cell>
          <table:table-cell office:value-type="float" office:value="2365" calcext:value-type="float">
            <text:p>2365</text:p>
          </table:table-cell>
          <table:table-cell office:value-type="float" office:value="2408" calcext:value-type="float">
            <text:p>2408</text:p>
          </table:table-cell>
          <table:table-cell table:formula="of:=(100 * ABS([.B71]-[.C71]))/[.B71]" office:value-type="float" office:value="1.81818181818182" calcext:value-type="float">
            <text:p>1.818181818181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74</text:p>
          </table:table-cell>
          <table:table-cell office:value-type="float" office:value="2357" calcext:value-type="float">
            <text:p>2357</text:p>
          </table:table-cell>
          <table:table-cell office:value-type="float" office:value="2452" calcext:value-type="float">
            <text:p>2452</text:p>
          </table:table-cell>
          <table:table-cell table:formula="of:=(100 * ABS([.B72]-[.C72]))/[.B72]" office:value-type="float" office:value="4.03054730589733" calcext:value-type="float">
            <text:p>4.030547305897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75</text:p>
          </table:table-cell>
          <table:table-cell office:value-type="float" office:value="2216" calcext:value-type="float">
            <text:p>2216</text:p>
          </table:table-cell>
          <table:table-cell office:value-type="float" office:value="2442" calcext:value-type="float">
            <text:p>2442</text:p>
          </table:table-cell>
          <table:table-cell table:formula="of:=(100 * ABS([.B73]-[.C73]))/[.B73]" office:value-type="float" office:value="10.1985559566787" calcext:value-type="float">
            <text:p>10.19855595667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76</text:p>
          </table:table-cell>
          <table:table-cell office:value-type="float" office:value="2244" calcext:value-type="float">
            <text:p>2244</text:p>
          </table:table-cell>
          <table:table-cell office:value-type="float" office:value="2392" calcext:value-type="float">
            <text:p>2392</text:p>
          </table:table-cell>
          <table:table-cell table:formula="of:=(100 * ABS([.B74]-[.C74]))/[.B74]" office:value-type="float" office:value="6.59536541889483" calcext:value-type="float">
            <text:p>6.595365418894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77</text:p>
          </table:table-cell>
          <table:table-cell office:value-type="float" office:value="2518" calcext:value-type="float">
            <text:p>2518</text:p>
          </table:table-cell>
          <table:table-cell office:value-type="float" office:value="2395" calcext:value-type="float">
            <text:p>2395</text:p>
          </table:table-cell>
          <table:table-cell table:formula="of:=(100 * ABS([.B75]-[.C75]))/[.B75]" office:value-type="float" office:value="4.88482922954726" calcext:value-type="float">
            <text:p>4.884829229547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78</text:p>
          </table:table-cell>
          <table:table-cell office:value-type="float" office:value="2255" calcext:value-type="float">
            <text:p>2255</text:p>
          </table:table-cell>
          <table:table-cell office:value-type="float" office:value="2290" calcext:value-type="float">
            <text:p>2290</text:p>
          </table:table-cell>
          <table:table-cell table:formula="of:=(100 * ABS([.B76]-[.C76]))/[.B76]" office:value-type="float" office:value="1.55210643015521" calcext:value-type="float">
            <text:p>1.552106430155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79</text:p>
          </table:table-cell>
          <table:table-cell office:value-type="float" office:value="2599" calcext:value-type="float">
            <text:p>2599</text:p>
          </table:table-cell>
          <table:table-cell office:value-type="float" office:value="2363" calcext:value-type="float">
            <text:p>2363</text:p>
          </table:table-cell>
          <table:table-cell table:formula="of:=(100 * ABS([.B77]-[.C77]))/[.B77]" office:value-type="float" office:value="9.08041554444017" calcext:value-type="float">
            <text:p>9.080415544440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80</text:p>
          </table:table-cell>
          <table:table-cell office:value-type="float" office:value="2531" calcext:value-type="float">
            <text:p>2531</text:p>
          </table:table-cell>
          <table:table-cell office:value-type="float" office:value="2819" calcext:value-type="float">
            <text:p>2819</text:p>
          </table:table-cell>
          <table:table-cell table:formula="of:=(100 * ABS([.B78]-[.C78]))/[.B78]" office:value-type="float" office:value="11.3789016199131" calcext:value-type="float">
            <text:p>11.37890161991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81</text:p>
          </table:table-cell>
          <table:table-cell office:value-type="float" office:value="2696" calcext:value-type="float">
            <text:p>2696</text:p>
          </table:table-cell>
          <table:table-cell office:value-type="float" office:value="2598" calcext:value-type="float">
            <text:p>2598</text:p>
          </table:table-cell>
          <table:table-cell table:formula="of:=(100 * ABS([.B79]-[.C79]))/[.B79]" office:value-type="float" office:value="3.63501483679525" calcext:value-type="float">
            <text:p>3.635014836795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82</text:p>
          </table:table-cell>
          <table:table-cell office:value-type="float" office:value="2536" calcext:value-type="float">
            <text:p>2536</text:p>
          </table:table-cell>
          <table:table-cell office:value-type="float" office:value="2577" calcext:value-type="float">
            <text:p>2577</text:p>
          </table:table-cell>
          <table:table-cell table:formula="of:=(100 * ABS([.B80]-[.C80]))/[.B80]" office:value-type="float" office:value="1.61671924290221" calcext:value-type="float">
            <text:p>1.616719242902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83</text:p>
          </table:table-cell>
          <table:table-cell office:value-type="float" office:value="2538" calcext:value-type="float">
            <text:p>2538</text:p>
          </table:table-cell>
          <table:table-cell office:value-type="float" office:value="2704" calcext:value-type="float">
            <text:p>2704</text:p>
          </table:table-cell>
          <table:table-cell table:formula="of:=(100 * ABS([.B81]-[.C81]))/[.B81]" office:value-type="float" office:value="6.54058313632782" calcext:value-type="float">
            <text:p>6.540583136327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84</text:p>
          </table:table-cell>
          <table:table-cell office:value-type="float" office:value="2490" calcext:value-type="float">
            <text:p>2490</text:p>
          </table:table-cell>
          <table:table-cell office:value-type="float" office:value="2639" calcext:value-type="float">
            <text:p>2639</text:p>
          </table:table-cell>
          <table:table-cell table:formula="of:=(100 * ABS([.B82]-[.C82]))/[.B82]" office:value-type="float" office:value="5.98393574297189" calcext:value-type="float">
            <text:p>5.983935742971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85</text:p>
          </table:table-cell>
          <table:table-cell office:value-type="float" office:value="2482" calcext:value-type="float">
            <text:p>2482</text:p>
          </table:table-cell>
          <table:table-cell office:value-type="float" office:value="2511" calcext:value-type="float">
            <text:p>2511</text:p>
          </table:table-cell>
          <table:table-cell table:formula="of:=(100 * ABS([.B83]-[.C83]))/[.B83]" office:value-type="float" office:value="1.16841257050766" calcext:value-type="float">
            <text:p>1.168412570507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86</text:p>
          </table:table-cell>
          <table:table-cell office:value-type="float" office:value="2404" calcext:value-type="float">
            <text:p>2404</text:p>
          </table:table-cell>
          <table:table-cell office:value-type="float" office:value="2515" calcext:value-type="float">
            <text:p>2515</text:p>
          </table:table-cell>
          <table:table-cell table:formula="of:=(100 * ABS([.B84]-[.C84]))/[.B84]" office:value-type="float" office:value="4.61730449251248" calcext:value-type="float">
            <text:p>4.617304492512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87</text:p>
          </table:table-cell>
          <table:table-cell office:value-type="float" office:value="2480" calcext:value-type="float">
            <text:p>2480</text:p>
          </table:table-cell>
          <table:table-cell office:value-type="float" office:value="2560" calcext:value-type="float">
            <text:p>2560</text:p>
          </table:table-cell>
          <table:table-cell table:formula="of:=(100 * ABS([.B85]-[.C85]))/[.B85]" office:value-type="float" office:value="3.2258064516129" calcext:value-type="float">
            <text:p>3.22580645161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88</text:p>
          </table:table-cell>
          <table:table-cell office:value-type="float" office:value="2543" calcext:value-type="float">
            <text:p>2543</text:p>
          </table:table-cell>
          <table:table-cell office:value-type="float" office:value="2937" calcext:value-type="float">
            <text:p>2937</text:p>
          </table:table-cell>
          <table:table-cell table:formula="of:=(100 * ABS([.B86]-[.C86]))/[.B86]" office:value-type="float" office:value="15.4935116004719" calcext:value-type="float">
            <text:p>15.49351160047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89</text:p>
          </table:table-cell>
          <table:table-cell office:value-type="float" office:value="2625" calcext:value-type="float">
            <text:p>2625</text:p>
          </table:table-cell>
          <table:table-cell office:value-type="float" office:value="2786" calcext:value-type="float">
            <text:p>2786</text:p>
          </table:table-cell>
          <table:table-cell table:formula="of:=(100 * ABS([.B87]-[.C87]))/[.B87]" office:value-type="float" office:value="6.13333333333333" calcext:value-type="float">
            <text:p>6.133333333333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90</text:p>
          </table:table-cell>
          <table:table-cell office:value-type="float" office:value="2555" calcext:value-type="float">
            <text:p>2555</text:p>
          </table:table-cell>
          <table:table-cell office:value-type="float" office:value="2548" calcext:value-type="float">
            <text:p>2548</text:p>
          </table:table-cell>
          <table:table-cell table:formula="of:=(100 * ABS([.B88]-[.C88]))/[.B88]" office:value-type="float" office:value="0.273972602739726" calcext:value-type="float">
            <text:p>0.2739726027397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91</text:p>
          </table:table-cell>
          <table:table-cell office:value-type="float" office:value="2628" calcext:value-type="float">
            <text:p>2628</text:p>
          </table:table-cell>
          <table:table-cell office:value-type="float" office:value="2469" calcext:value-type="float">
            <text:p>2469</text:p>
          </table:table-cell>
          <table:table-cell table:formula="of:=(100 * ABS([.B89]-[.C89]))/[.B89]" office:value-type="float" office:value="6.05022831050228" calcext:value-type="float">
            <text:p>6.050228310502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92</text:p>
          </table:table-cell>
          <table:table-cell office:value-type="float" office:value="2451" calcext:value-type="float">
            <text:p>2451</text:p>
          </table:table-cell>
          <table:table-cell office:value-type="float" office:value="2537" calcext:value-type="float">
            <text:p>2537</text:p>
          </table:table-cell>
          <table:table-cell table:formula="of:=(100 * ABS([.B90]-[.C90]))/[.B90]" office:value-type="float" office:value="3.50877192982456" calcext:value-type="float">
            <text:p>3.508771929824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93</text:p>
          </table:table-cell>
          <table:table-cell office:value-type="float" office:value="2513" calcext:value-type="float">
            <text:p>2513</text:p>
          </table:table-cell>
          <table:table-cell office:value-type="float" office:value="2972" calcext:value-type="float">
            <text:p>2972</text:p>
          </table:table-cell>
          <table:table-cell table:formula="of:=(100 * ABS([.B91]-[.C91]))/[.B91]" office:value-type="float" office:value="18.2650218861918" calcext:value-type="float">
            <text:p>18.26502188619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94</text:p>
          </table:table-cell>
          <table:table-cell office:value-type="float" office:value="2337" calcext:value-type="float">
            <text:p>2337</text:p>
          </table:table-cell>
          <table:table-cell office:value-type="float" office:value="2144" calcext:value-type="float">
            <text:p>2144</text:p>
          </table:table-cell>
          <table:table-cell table:formula="of:=(100 * ABS([.B92]-[.C92]))/[.B92]" office:value-type="float" office:value="8.25845100556269" calcext:value-type="float">
            <text:p>8.258451005562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95</text:p>
          </table:table-cell>
          <table:table-cell office:value-type="float" office:value="2439" calcext:value-type="float">
            <text:p>2439</text:p>
          </table:table-cell>
          <table:table-cell office:value-type="float" office:value="2469" calcext:value-type="float">
            <text:p>2469</text:p>
          </table:table-cell>
          <table:table-cell table:formula="of:=(100 * ABS([.B93]-[.C93]))/[.B93]" office:value-type="float" office:value="1.230012300123" calcext:value-type="float">
            <text:p>1.2300123001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96</text:p>
          </table:table-cell>
          <table:table-cell office:value-type="float" office:value="2555" calcext:value-type="float">
            <text:p>2555</text:p>
          </table:table-cell>
          <table:table-cell office:value-type="float" office:value="2526" calcext:value-type="float">
            <text:p>2526</text:p>
          </table:table-cell>
          <table:table-cell table:formula="of:=(100 * ABS([.B94]-[.C94]))/[.B94]" office:value-type="float" office:value="1.13502935420744" calcext:value-type="float">
            <text:p>1.135029354207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97</text:p>
          </table:table-cell>
          <table:table-cell office:value-type="float" office:value="2657" calcext:value-type="float">
            <text:p>2657</text:p>
          </table:table-cell>
          <table:table-cell office:value-type="float" office:value="2826" calcext:value-type="float">
            <text:p>2826</text:p>
          </table:table-cell>
          <table:table-cell table:formula="of:=(100 * ABS([.B95]-[.C95]))/[.B95]" office:value-type="float" office:value="6.36055701919458" calcext:value-type="float">
            <text:p>6.360557019194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98</text:p>
          </table:table-cell>
          <table:table-cell office:value-type="float" office:value="2342" calcext:value-type="float">
            <text:p>2342</text:p>
          </table:table-cell>
          <table:table-cell office:value-type="float" office:value="3451" calcext:value-type="float">
            <text:p>3451</text:p>
          </table:table-cell>
          <table:table-cell table:formula="of:=(100 * ABS([.B96]-[.C96]))/[.B96]" office:value-type="float" office:value="47.3526900085397" calcext:value-type="float">
            <text:p>47.35269000853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99</text:p>
          </table:table-cell>
          <table:table-cell office:value-type="float" office:value="2838" calcext:value-type="float">
            <text:p>2838</text:p>
          </table:table-cell>
          <table:table-cell office:value-type="float" office:value="2542" calcext:value-type="float">
            <text:p>2542</text:p>
          </table:table-cell>
          <table:table-cell table:formula="of:=(100 * ABS([.B97]-[.C97]))/[.B97]" office:value-type="float" office:value="10.4298801973221" calcext:value-type="float">
            <text:p>10.42988019732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00</text:p>
          </table:table-cell>
          <table:table-cell office:value-type="float" office:value="2607" calcext:value-type="float">
            <text:p>2607</text:p>
          </table:table-cell>
          <table:table-cell office:value-type="float" office:value="2603" calcext:value-type="float">
            <text:p>2603</text:p>
          </table:table-cell>
          <table:table-cell table:formula="of:=(100 * ABS([.B98]-[.C98]))/[.B98]" office:value-type="float" office:value="0.15343306482547" calcext:value-type="float">
            <text:p>0.153433064825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01</text:p>
          </table:table-cell>
          <table:table-cell office:value-type="float" office:value="2543" calcext:value-type="float">
            <text:p>2543</text:p>
          </table:table-cell>
          <table:table-cell office:value-type="float" office:value="2506" calcext:value-type="float">
            <text:p>2506</text:p>
          </table:table-cell>
          <table:table-cell table:formula="of:=(100 * ABS([.B99]-[.C99]))/[.B99]" office:value-type="float" office:value="1.45497443963822" calcext:value-type="float">
            <text:p>1.454974439638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02</text:p>
          </table:table-cell>
          <table:table-cell office:value-type="float" office:value="2561" calcext:value-type="float">
            <text:p>2561</text:p>
          </table:table-cell>
          <table:table-cell office:value-type="float" office:value="2546" calcext:value-type="float">
            <text:p>2546</text:p>
          </table:table-cell>
          <table:table-cell table:formula="of:=(100 * ABS([.B100]-[.C100]))/[.B100]" office:value-type="float" office:value="0.585708707536119" calcext:value-type="float">
            <text:p>0.5857087075361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03</text:p>
          </table:table-cell>
          <table:table-cell office:value-type="float" office:value="2645" calcext:value-type="float">
            <text:p>2645</text:p>
          </table:table-cell>
          <table:table-cell office:value-type="float" office:value="2455" calcext:value-type="float">
            <text:p>2455</text:p>
          </table:table-cell>
          <table:table-cell table:formula="of:=(100 * ABS([.B101]-[.C101]))/[.B101]" office:value-type="float" office:value="7.18336483931947" calcext:value-type="float">
            <text:p>7.183364839319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04</text:p>
          </table:table-cell>
          <table:table-cell office:value-type="float" office:value="2561" calcext:value-type="float">
            <text:p>2561</text:p>
          </table:table-cell>
          <table:table-cell office:value-type="float" office:value="2606" calcext:value-type="float">
            <text:p>2606</text:p>
          </table:table-cell>
          <table:table-cell table:formula="of:=(100 * ABS([.B102]-[.C102]))/[.B102]" office:value-type="float" office:value="1.75712612260836" calcext:value-type="float">
            <text:p>1.757126122608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05</text:p>
          </table:table-cell>
          <table:table-cell office:value-type="float" office:value="2586" calcext:value-type="float">
            <text:p>2586</text:p>
          </table:table-cell>
          <table:table-cell office:value-type="float" office:value="2934" calcext:value-type="float">
            <text:p>2934</text:p>
          </table:table-cell>
          <table:table-cell table:formula="of:=(100 * ABS([.B103]-[.C103]))/[.B103]" office:value-type="float" office:value="13.4570765661253" calcext:value-type="float">
            <text:p>13.45707656612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06</text:p>
          </table:table-cell>
          <table:table-cell office:value-type="float" office:value="2492" calcext:value-type="float">
            <text:p>2492</text:p>
          </table:table-cell>
          <table:table-cell office:value-type="float" office:value="2483" calcext:value-type="float">
            <text:p>2483</text:p>
          </table:table-cell>
          <table:table-cell table:formula="of:=(100 * ABS([.B104]-[.C104]))/[.B104]" office:value-type="float" office:value="0.36115569823435" calcext:value-type="float">
            <text:p>0.361155698234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07</text:p>
          </table:table-cell>
          <table:table-cell office:value-type="float" office:value="2507" calcext:value-type="float">
            <text:p>2507</text:p>
          </table:table-cell>
          <table:table-cell office:value-type="float" office:value="2628" calcext:value-type="float">
            <text:p>2628</text:p>
          </table:table-cell>
          <table:table-cell table:formula="of:=(100 * ABS([.B105]-[.C105]))/[.B105]" office:value-type="float" office:value="4.82648583964898" calcext:value-type="float">
            <text:p>4.826485839648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08</text:p>
          </table:table-cell>
          <table:table-cell office:value-type="float" office:value="2642" calcext:value-type="float">
            <text:p>2642</text:p>
          </table:table-cell>
          <table:table-cell office:value-type="float" office:value="2270" calcext:value-type="float">
            <text:p>2270</text:p>
          </table:table-cell>
          <table:table-cell table:formula="of:=(100 * ABS([.B106]-[.C106]))/[.B106]" office:value-type="float" office:value="14.0802422407267" calcext:value-type="float">
            <text:p>14.08024224072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09</text:p>
          </table:table-cell>
          <table:table-cell office:value-type="float" office:value="2569" calcext:value-type="float">
            <text:p>2569</text:p>
          </table:table-cell>
          <table:table-cell office:value-type="float" office:value="2906" calcext:value-type="float">
            <text:p>2906</text:p>
          </table:table-cell>
          <table:table-cell table:formula="of:=(100 * ABS([.B107]-[.C107]))/[.B107]" office:value-type="float" office:value="13.1179447255742" calcext:value-type="float">
            <text:p>13.11794472557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10</text:p>
          </table:table-cell>
          <table:table-cell office:value-type="float" office:value="2401" calcext:value-type="float">
            <text:p>2401</text:p>
          </table:table-cell>
          <table:table-cell office:value-type="float" office:value="2411" calcext:value-type="float">
            <text:p>2411</text:p>
          </table:table-cell>
          <table:table-cell table:formula="of:=(100 * ABS([.B108]-[.C108]))/[.B108]" office:value-type="float" office:value="0.41649312786339" calcext:value-type="float">
            <text:p>0.416493127863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11</text:p>
          </table:table-cell>
          <table:table-cell office:value-type="float" office:value="2456" calcext:value-type="float">
            <text:p>2456</text:p>
          </table:table-cell>
          <table:table-cell office:value-type="float" office:value="2427" calcext:value-type="float">
            <text:p>2427</text:p>
          </table:table-cell>
          <table:table-cell table:formula="of:=(100 * ABS([.B109]-[.C109]))/[.B109]" office:value-type="float" office:value="1.18078175895765" calcext:value-type="float">
            <text:p>1.180781758957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12</text:p>
          </table:table-cell>
          <table:table-cell office:value-type="float" office:value="2502" calcext:value-type="float">
            <text:p>2502</text:p>
          </table:table-cell>
          <table:table-cell office:value-type="float" office:value="2527" calcext:value-type="float">
            <text:p>2527</text:p>
          </table:table-cell>
          <table:table-cell table:formula="of:=(100 * ABS([.B110]-[.C110]))/[.B110]" office:value-type="float" office:value="0.999200639488409" calcext:value-type="float">
            <text:p>0.9992006394884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13</text:p>
          </table:table-cell>
          <table:table-cell office:value-type="float" office:value="2679" calcext:value-type="float">
            <text:p>2679</text:p>
          </table:table-cell>
          <table:table-cell office:value-type="float" office:value="2600" calcext:value-type="float">
            <text:p>2600</text:p>
          </table:table-cell>
          <table:table-cell table:formula="of:=(100 * ABS([.B111]-[.C111]))/[.B111]" office:value-type="float" office:value="2.94886151549085" calcext:value-type="float">
            <text:p>2.948861515490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14</text:p>
          </table:table-cell>
          <table:table-cell office:value-type="float" office:value="2443" calcext:value-type="float">
            <text:p>2443</text:p>
          </table:table-cell>
          <table:table-cell office:value-type="float" office:value="2431" calcext:value-type="float">
            <text:p>2431</text:p>
          </table:table-cell>
          <table:table-cell table:formula="of:=(100 * ABS([.B112]-[.C112]))/[.B112]" office:value-type="float" office:value="0.49119934506754" calcext:value-type="float">
            <text:p>0.491199345067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15</text:p>
          </table:table-cell>
          <table:table-cell office:value-type="float" office:value="2364" calcext:value-type="float">
            <text:p>2364</text:p>
          </table:table-cell>
          <table:table-cell office:value-type="float" office:value="2521" calcext:value-type="float">
            <text:p>2521</text:p>
          </table:table-cell>
          <table:table-cell table:formula="of:=(100 * ABS([.B113]-[.C113]))/[.B113]" office:value-type="float" office:value="6.64128595600677" calcext:value-type="float">
            <text:p>6.641285956006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16</text:p>
          </table:table-cell>
          <table:table-cell office:value-type="float" office:value="2270" calcext:value-type="float">
            <text:p>2270</text:p>
          </table:table-cell>
          <table:table-cell office:value-type="float" office:value="2382" calcext:value-type="float">
            <text:p>2382</text:p>
          </table:table-cell>
          <table:table-cell table:formula="of:=(100 * ABS([.B114]-[.C114]))/[.B114]" office:value-type="float" office:value="4.93392070484582" calcext:value-type="float">
            <text:p>4.933920704845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17</text:p>
          </table:table-cell>
          <table:table-cell office:value-type="float" office:value="2612" calcext:value-type="float">
            <text:p>2612</text:p>
          </table:table-cell>
          <table:table-cell office:value-type="float" office:value="2674" calcext:value-type="float">
            <text:p>2674</text:p>
          </table:table-cell>
          <table:table-cell table:formula="of:=(100 * ABS([.B115]-[.C115]))/[.B115]" office:value-type="float" office:value="2.37366003062787" calcext:value-type="float">
            <text:p>2.373660030627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18</text:p>
          </table:table-cell>
          <table:table-cell office:value-type="float" office:value="2491" calcext:value-type="float">
            <text:p>2491</text:p>
          </table:table-cell>
          <table:table-cell office:value-type="float" office:value="2620" calcext:value-type="float">
            <text:p>2620</text:p>
          </table:table-cell>
          <table:table-cell table:formula="of:=(100 * ABS([.B116]-[.C116]))/[.B116]" office:value-type="float" office:value="5.17864311521477" calcext:value-type="float">
            <text:p>5.178643115214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19</text:p>
          </table:table-cell>
          <table:table-cell office:value-type="float" office:value="2580" calcext:value-type="float">
            <text:p>2580</text:p>
          </table:table-cell>
          <table:table-cell office:value-type="float" office:value="2950" calcext:value-type="float">
            <text:p>2950</text:p>
          </table:table-cell>
          <table:table-cell table:formula="of:=(100 * ABS([.B117]-[.C117]))/[.B117]" office:value-type="float" office:value="14.3410852713178" calcext:value-type="float">
            <text:p>14.34108527131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20</text:p>
          </table:table-cell>
          <table:table-cell office:value-type="float" office:value="2340" calcext:value-type="float">
            <text:p>2340</text:p>
          </table:table-cell>
          <table:table-cell office:value-type="float" office:value="2870" calcext:value-type="float">
            <text:p>2870</text:p>
          </table:table-cell>
          <table:table-cell table:formula="of:=(100 * ABS([.B118]-[.C118]))/[.B118]" office:value-type="float" office:value="22.6495726495726" calcext:value-type="float">
            <text:p>22.64957264957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21</text:p>
          </table:table-cell>
          <table:table-cell office:value-type="float" office:value="2529" calcext:value-type="float">
            <text:p>2529</text:p>
          </table:table-cell>
          <table:table-cell office:value-type="float" office:value="2364" calcext:value-type="float">
            <text:p>2364</text:p>
          </table:table-cell>
          <table:table-cell table:formula="of:=(100 * ABS([.B119]-[.C119]))/[.B119]" office:value-type="float" office:value="6.52431791221827" calcext:value-type="float">
            <text:p>6.524317912218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22</text:p>
          </table:table-cell>
          <table:table-cell office:value-type="float" office:value="2470" calcext:value-type="float">
            <text:p>2470</text:p>
          </table:table-cell>
          <table:table-cell office:value-type="float" office:value="2106" calcext:value-type="float">
            <text:p>2106</text:p>
          </table:table-cell>
          <table:table-cell table:formula="of:=(100 * ABS([.B120]-[.C120]))/[.B120]" office:value-type="float" office:value="14.7368421052632" calcext:value-type="float">
            <text:p>14.73684210526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23</text:p>
          </table:table-cell>
          <table:table-cell office:value-type="float" office:value="2396" calcext:value-type="float">
            <text:p>2396</text:p>
          </table:table-cell>
          <table:table-cell office:value-type="float" office:value="2055" calcext:value-type="float">
            <text:p>2055</text:p>
          </table:table-cell>
          <table:table-cell table:formula="of:=(100 * ABS([.B121]-[.C121]))/[.B121]" office:value-type="float" office:value="14.2320534223706" calcext:value-type="float">
            <text:p>14.232053422370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24</text:p>
          </table:table-cell>
          <table:table-cell office:value-type="float" office:value="2231" calcext:value-type="float">
            <text:p>2231</text:p>
          </table:table-cell>
          <table:table-cell office:value-type="float" office:value="2246" calcext:value-type="float">
            <text:p>2246</text:p>
          </table:table-cell>
          <table:table-cell table:formula="of:=(100 * ABS([.B122]-[.C122]))/[.B122]" office:value-type="float" office:value="0.672344240251008" calcext:value-type="float">
            <text:p>0.6723442402510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25</text:p>
          </table:table-cell>
          <table:table-cell office:value-type="float" office:value="2657" calcext:value-type="float">
            <text:p>2657</text:p>
          </table:table-cell>
          <table:table-cell office:value-type="float" office:value="2756" calcext:value-type="float">
            <text:p>2756</text:p>
          </table:table-cell>
          <table:table-cell table:formula="of:=(100 * ABS([.B123]-[.C123]))/[.B123]" office:value-type="float" office:value="3.72600677455777" calcext:value-type="float">
            <text:p>3.726006774557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26</text:p>
          </table:table-cell>
          <table:table-cell office:value-type="float" office:value="2567" calcext:value-type="float">
            <text:p>2567</text:p>
          </table:table-cell>
          <table:table-cell office:value-type="float" office:value="2312" calcext:value-type="float">
            <text:p>2312</text:p>
          </table:table-cell>
          <table:table-cell table:formula="of:=(100 * ABS([.B124]-[.C124]))/[.B124]" office:value-type="float" office:value="9.93377483443709" calcext:value-type="float">
            <text:p>9.933774834437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27</text:p>
          </table:table-cell>
          <table:table-cell office:value-type="float" office:value="2604" calcext:value-type="float">
            <text:p>2604</text:p>
          </table:table-cell>
          <table:table-cell office:value-type="float" office:value="2967" calcext:value-type="float">
            <text:p>2967</text:p>
          </table:table-cell>
          <table:table-cell table:formula="of:=(100 * ABS([.B125]-[.C125]))/[.B125]" office:value-type="float" office:value="13.9400921658986" calcext:value-type="float">
            <text:p>13.94009216589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28</text:p>
          </table:table-cell>
          <table:table-cell office:value-type="float" office:value="2476" calcext:value-type="float">
            <text:p>2476</text:p>
          </table:table-cell>
          <table:table-cell office:value-type="float" office:value="3069" calcext:value-type="float">
            <text:p>3069</text:p>
          </table:table-cell>
          <table:table-cell table:formula="of:=(100 * ABS([.B126]-[.C126]))/[.B126]" office:value-type="float" office:value="23.9499192245557" calcext:value-type="float">
            <text:p>23.94991922455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29</text:p>
          </table:table-cell>
          <table:table-cell office:value-type="float" office:value="2618" calcext:value-type="float">
            <text:p>2618</text:p>
          </table:table-cell>
          <table:table-cell office:value-type="float" office:value="2628" calcext:value-type="float">
            <text:p>2628</text:p>
          </table:table-cell>
          <table:table-cell table:formula="of:=(100 * ABS([.B127]-[.C127]))/[.B127]" office:value-type="float" office:value="0.381970970206264" calcext:value-type="float">
            <text:p>0.3819709702062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30</text:p>
          </table:table-cell>
          <table:table-cell office:value-type="float" office:value="2512" calcext:value-type="float">
            <text:p>2512</text:p>
          </table:table-cell>
          <table:table-cell office:value-type="float" office:value="2651" calcext:value-type="float">
            <text:p>2651</text:p>
          </table:table-cell>
          <table:table-cell table:formula="of:=(100 * ABS([.B128]-[.C128]))/[.B128]" office:value-type="float" office:value="5.53343949044586" calcext:value-type="float">
            <text:p>5.533439490445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31</text:p>
          </table:table-cell>
          <table:table-cell office:value-type="float" office:value="2514" calcext:value-type="float">
            <text:p>2514</text:p>
          </table:table-cell>
          <table:table-cell office:value-type="float" office:value="2791" calcext:value-type="float">
            <text:p>2791</text:p>
          </table:table-cell>
          <table:table-cell table:formula="of:=(100 * ABS([.B129]-[.C129]))/[.B129]" office:value-type="float" office:value="11.0182975338107" calcext:value-type="float">
            <text:p>11.01829753381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32</text:p>
          </table:table-cell>
          <table:table-cell office:value-type="float" office:value="2346" calcext:value-type="float">
            <text:p>2346</text:p>
          </table:table-cell>
          <table:table-cell office:value-type="float" office:value="2501" calcext:value-type="float">
            <text:p>2501</text:p>
          </table:table-cell>
          <table:table-cell table:formula="of:=(100 * ABS([.B130]-[.C130]))/[.B130]" office:value-type="float" office:value="6.60699062233589" calcext:value-type="float">
            <text:p>6.606990622335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33</text:p>
          </table:table-cell>
          <table:table-cell office:value-type="float" office:value="2309" calcext:value-type="float">
            <text:p>2309</text:p>
          </table:table-cell>
          <table:table-cell office:value-type="float" office:value="2758" calcext:value-type="float">
            <text:p>2758</text:p>
          </table:table-cell>
          <table:table-cell table:formula="of:=(100 * ABS([.B131]-[.C131]))/[.B131]" office:value-type="float" office:value="19.4456474664357" calcext:value-type="float">
            <text:p>19.44564746643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34</text:p>
          </table:table-cell>
          <table:table-cell office:value-type="float" office:value="2284" calcext:value-type="float">
            <text:p>2284</text:p>
          </table:table-cell>
          <table:table-cell office:value-type="float" office:value="2428" calcext:value-type="float">
            <text:p>2428</text:p>
          </table:table-cell>
          <table:table-cell table:formula="of:=(100 * ABS([.B132]-[.C132]))/[.B132]" office:value-type="float" office:value="6.30472854640981" calcext:value-type="float">
            <text:p>6.304728546409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35</text:p>
          </table:table-cell>
          <table:table-cell office:value-type="float" office:value="2513" calcext:value-type="float">
            <text:p>2513</text:p>
          </table:table-cell>
          <table:table-cell office:value-type="float" office:value="2554" calcext:value-type="float">
            <text:p>2554</text:p>
          </table:table-cell>
          <table:table-cell table:formula="of:=(100 * ABS([.B133]-[.C133]))/[.B133]" office:value-type="float" office:value="1.63151611619578" calcext:value-type="float">
            <text:p>1.631516116195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36</text:p>
          </table:table-cell>
          <table:table-cell office:value-type="float" office:value="2457" calcext:value-type="float">
            <text:p>2457</text:p>
          </table:table-cell>
          <table:table-cell office:value-type="float" office:value="3141" calcext:value-type="float">
            <text:p>3141</text:p>
          </table:table-cell>
          <table:table-cell table:formula="of:=(100 * ABS([.B134]-[.C134]))/[.B134]" office:value-type="float" office:value="27.8388278388278" calcext:value-type="float">
            <text:p>27.838827838827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37</text:p>
          </table:table-cell>
          <table:table-cell office:value-type="float" office:value="2490" calcext:value-type="float">
            <text:p>2490</text:p>
          </table:table-cell>
          <table:table-cell office:value-type="float" office:value="3043" calcext:value-type="float">
            <text:p>3043</text:p>
          </table:table-cell>
          <table:table-cell table:formula="of:=(100 * ABS([.B135]-[.C135]))/[.B135]" office:value-type="float" office:value="22.2088353413655" calcext:value-type="float">
            <text:p>22.20883534136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38</text:p>
          </table:table-cell>
          <table:table-cell office:value-type="float" office:value="2252" calcext:value-type="float">
            <text:p>2252</text:p>
          </table:table-cell>
          <table:table-cell office:value-type="float" office:value="2241" calcext:value-type="float">
            <text:p>2241</text:p>
          </table:table-cell>
          <table:table-cell table:formula="of:=(100 * ABS([.B136]-[.C136]))/[.B136]" office:value-type="float" office:value="0.488454706927176" calcext:value-type="float">
            <text:p>0.4884547069271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39</text:p>
          </table:table-cell>
          <table:table-cell office:value-type="float" office:value="2622" calcext:value-type="float">
            <text:p>2622</text:p>
          </table:table-cell>
          <table:table-cell office:value-type="float" office:value="2860" calcext:value-type="float">
            <text:p>2860</text:p>
          </table:table-cell>
          <table:table-cell table:formula="of:=(100 * ABS([.B137]-[.C137]))/[.B137]" office:value-type="float" office:value="9.07704042715484" calcext:value-type="float">
            <text:p>9.077040427154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40</text:p>
          </table:table-cell>
          <table:table-cell office:value-type="float" office:value="2407" calcext:value-type="float">
            <text:p>2407</text:p>
          </table:table-cell>
          <table:table-cell office:value-type="float" office:value="2259" calcext:value-type="float">
            <text:p>2259</text:p>
          </table:table-cell>
          <table:table-cell table:formula="of:=(100 * ABS([.B138]-[.C138]))/[.B138]" office:value-type="float" office:value="6.14873286248442" calcext:value-type="float">
            <text:p>6.148732862484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41</text:p>
          </table:table-cell>
          <table:table-cell office:value-type="float" office:value="2609" calcext:value-type="float">
            <text:p>2609</text:p>
          </table:table-cell>
          <table:table-cell office:value-type="float" office:value="2823" calcext:value-type="float">
            <text:p>2823</text:p>
          </table:table-cell>
          <table:table-cell table:formula="of:=(100 * ABS([.B139]-[.C139]))/[.B139]" office:value-type="float" office:value="8.20237638942123" calcext:value-type="float">
            <text:p>8.202376389421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42</text:p>
          </table:table-cell>
          <table:table-cell office:value-type="float" office:value="2546" calcext:value-type="float">
            <text:p>2546</text:p>
          </table:table-cell>
          <table:table-cell office:value-type="float" office:value="2562" calcext:value-type="float">
            <text:p>2562</text:p>
          </table:table-cell>
          <table:table-cell table:formula="of:=(100 * ABS([.B140]-[.C140]))/[.B140]" office:value-type="float" office:value="0.628436763550668" calcext:value-type="float">
            <text:p>0.6284367635506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43</text:p>
          </table:table-cell>
          <table:table-cell office:value-type="float" office:value="2592" calcext:value-type="float">
            <text:p>2592</text:p>
          </table:table-cell>
          <table:table-cell office:value-type="float" office:value="2573" calcext:value-type="float">
            <text:p>2573</text:p>
          </table:table-cell>
          <table:table-cell table:formula="of:=(100 * ABS([.B141]-[.C141]))/[.B141]" office:value-type="float" office:value="0.733024691358025" calcext:value-type="float">
            <text:p>0.7330246913580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44</text:p>
          </table:table-cell>
          <table:table-cell office:value-type="float" office:value="2155" calcext:value-type="float">
            <text:p>2155</text:p>
          </table:table-cell>
          <table:table-cell office:value-type="float" office:value="2709" calcext:value-type="float">
            <text:p>2709</text:p>
          </table:table-cell>
          <table:table-cell table:formula="of:=(100 * ABS([.B142]-[.C142]))/[.B142]" office:value-type="float" office:value="25.707656612529" calcext:value-type="float">
            <text:p>25.70765661252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45</text:p>
          </table:table-cell>
          <table:table-cell office:value-type="float" office:value="2156" calcext:value-type="float">
            <text:p>2156</text:p>
          </table:table-cell>
          <table:table-cell office:value-type="float" office:value="2655" calcext:value-type="float">
            <text:p>2655</text:p>
          </table:table-cell>
          <table:table-cell table:formula="of:=(100 * ABS([.B143]-[.C143]))/[.B143]" office:value-type="float" office:value="23.1447124304267" calcext:value-type="float">
            <text:p>23.14471243042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46</text:p>
          </table:table-cell>
          <table:table-cell office:value-type="float" office:value="2370" calcext:value-type="float">
            <text:p>2370</text:p>
          </table:table-cell>
          <table:table-cell office:value-type="float" office:value="2869" calcext:value-type="float">
            <text:p>2869</text:p>
          </table:table-cell>
          <table:table-cell table:formula="of:=(100 * ABS([.B144]-[.C144]))/[.B144]" office:value-type="float" office:value="21.0548523206751" calcext:value-type="float">
            <text:p>21.05485232067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47</text:p>
          </table:table-cell>
          <table:table-cell office:value-type="float" office:value="2507" calcext:value-type="float">
            <text:p>2507</text:p>
          </table:table-cell>
          <table:table-cell office:value-type="float" office:value="2571" calcext:value-type="float">
            <text:p>2571</text:p>
          </table:table-cell>
          <table:table-cell table:formula="of:=(100 * ABS([.B145]-[.C145]))/[.B145]" office:value-type="float" office:value="2.55285201435979" calcext:value-type="float">
            <text:p>2.552852014359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48</text:p>
          </table:table-cell>
          <table:table-cell office:value-type="float" office:value="2577" calcext:value-type="float">
            <text:p>2577</text:p>
          </table:table-cell>
          <table:table-cell office:value-type="float" office:value="2575" calcext:value-type="float">
            <text:p>2575</text:p>
          </table:table-cell>
          <table:table-cell table:formula="of:=(100 * ABS([.B146]-[.C146]))/[.B146]" office:value-type="float" office:value="0.0776096235933256" calcext:value-type="float">
            <text:p>0.0776096235933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49</text:p>
          </table:table-cell>
          <table:table-cell office:value-type="float" office:value="2561" calcext:value-type="float">
            <text:p>2561</text:p>
          </table:table-cell>
          <table:table-cell office:value-type="float" office:value="2525" calcext:value-type="float">
            <text:p>2525</text:p>
          </table:table-cell>
          <table:table-cell table:formula="of:=(100 * ABS([.B147]-[.C147]))/[.B147]" office:value-type="float" office:value="1.40570089808669" calcext:value-type="float">
            <text:p>1.405700898086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50</text:p>
          </table:table-cell>
          <table:table-cell office:value-type="float" office:value="2232" calcext:value-type="float">
            <text:p>2232</text:p>
          </table:table-cell>
          <table:table-cell office:value-type="float" office:value="2292" calcext:value-type="float">
            <text:p>2292</text:p>
          </table:table-cell>
          <table:table-cell table:formula="of:=(100 * ABS([.B148]-[.C148]))/[.B148]" office:value-type="float" office:value="2.68817204301075" calcext:value-type="float">
            <text:p>2.688172043010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51</text:p>
          </table:table-cell>
          <table:table-cell office:value-type="float" office:value="2492" calcext:value-type="float">
            <text:p>2492</text:p>
          </table:table-cell>
          <table:table-cell office:value-type="float" office:value="2555" calcext:value-type="float">
            <text:p>2555</text:p>
          </table:table-cell>
          <table:table-cell table:formula="of:=(100 * ABS([.B149]-[.C149]))/[.B149]" office:value-type="float" office:value="2.52808988764045" calcext:value-type="float">
            <text:p>2.528089887640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52</text:p>
          </table:table-cell>
          <table:table-cell office:value-type="float" office:value="2232" calcext:value-type="float">
            <text:p>2232</text:p>
          </table:table-cell>
          <table:table-cell office:value-type="float" office:value="2191" calcext:value-type="float">
            <text:p>2191</text:p>
          </table:table-cell>
          <table:table-cell table:formula="of:=(100 * ABS([.B150]-[.C150]))/[.B150]" office:value-type="float" office:value="1.83691756272401" calcext:value-type="float">
            <text:p>1.836917562724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53</text:p>
          </table:table-cell>
          <table:table-cell office:value-type="float" office:value="2473" calcext:value-type="float">
            <text:p>2473</text:p>
          </table:table-cell>
          <table:table-cell office:value-type="float" office:value="3165" calcext:value-type="float">
            <text:p>3165</text:p>
          </table:table-cell>
          <table:table-cell table:formula="of:=(100 * ABS([.B151]-[.C151]))/[.B151]" office:value-type="float" office:value="27.982207844723" calcext:value-type="float">
            <text:p>27.9822078447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54</text:p>
          </table:table-cell>
          <table:table-cell office:value-type="float" office:value="2574" calcext:value-type="float">
            <text:p>2574</text:p>
          </table:table-cell>
          <table:table-cell office:value-type="float" office:value="2435" calcext:value-type="float">
            <text:p>2435</text:p>
          </table:table-cell>
          <table:table-cell table:formula="of:=(100 * ABS([.B152]-[.C152]))/[.B152]" office:value-type="float" office:value="5.4001554001554" calcext:value-type="float">
            <text:p>5.40015540015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55</text:p>
          </table:table-cell>
          <table:table-cell office:value-type="float" office:value="2799" calcext:value-type="float">
            <text:p>2799</text:p>
          </table:table-cell>
          <table:table-cell office:value-type="float" office:value="2745" calcext:value-type="float">
            <text:p>2745</text:p>
          </table:table-cell>
          <table:table-cell table:formula="of:=(100 * ABS([.B153]-[.C153]))/[.B153]" office:value-type="float" office:value="1.92926045016077" calcext:value-type="float">
            <text:p>1.929260450160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56</text:p>
          </table:table-cell>
          <table:table-cell office:value-type="float" office:value="2613" calcext:value-type="float">
            <text:p>2613</text:p>
          </table:table-cell>
          <table:table-cell office:value-type="float" office:value="2697" calcext:value-type="float">
            <text:p>2697</text:p>
          </table:table-cell>
          <table:table-cell table:formula="of:=(100 * ABS([.B154]-[.C154]))/[.B154]" office:value-type="float" office:value="3.21469575200918" calcext:value-type="float">
            <text:p>3.214695752009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57</text:p>
          </table:table-cell>
          <table:table-cell office:value-type="float" office:value="2595" calcext:value-type="float">
            <text:p>2595</text:p>
          </table:table-cell>
          <table:table-cell office:value-type="float" office:value="2785" calcext:value-type="float">
            <text:p>2785</text:p>
          </table:table-cell>
          <table:table-cell table:formula="of:=(100 * ABS([.B155]-[.C155]))/[.B155]" office:value-type="float" office:value="7.32177263969172" calcext:value-type="float">
            <text:p>7.321772639691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58</text:p>
          </table:table-cell>
          <table:table-cell office:value-type="float" office:value="2619" calcext:value-type="float">
            <text:p>2619</text:p>
          </table:table-cell>
          <table:table-cell office:value-type="float" office:value="3390" calcext:value-type="float">
            <text:p>3390</text:p>
          </table:table-cell>
          <table:table-cell table:formula="of:=(100 * ABS([.B156]-[.C156]))/[.B156]" office:value-type="float" office:value="29.438717067583" calcext:value-type="float">
            <text:p>29.4387170675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60</text:p>
          </table:table-cell>
          <table:table-cell office:value-type="float" office:value="2426" calcext:value-type="float">
            <text:p>2426</text:p>
          </table:table-cell>
          <table:table-cell office:value-type="float" office:value="2749" calcext:value-type="float">
            <text:p>2749</text:p>
          </table:table-cell>
          <table:table-cell table:formula="of:=(100 * ABS([.B157]-[.C157]))/[.B157]" office:value-type="float" office:value="13.3140972794724" calcext:value-type="float">
            <text:p>13.31409727947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61</text:p>
          </table:table-cell>
          <table:table-cell office:value-type="float" office:value="2595" calcext:value-type="float">
            <text:p>2595</text:p>
          </table:table-cell>
          <table:table-cell office:value-type="float" office:value="2759" calcext:value-type="float">
            <text:p>2759</text:p>
          </table:table-cell>
          <table:table-cell table:formula="of:=(100 * ABS([.B158]-[.C158]))/[.B158]" office:value-type="float" office:value="6.31984585741811" calcext:value-type="float">
            <text:p>6.319845857418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62</text:p>
          </table:table-cell>
          <table:table-cell office:value-type="float" office:value="2604" calcext:value-type="float">
            <text:p>2604</text:p>
          </table:table-cell>
          <table:table-cell office:value-type="float" office:value="2788" calcext:value-type="float">
            <text:p>2788</text:p>
          </table:table-cell>
          <table:table-cell table:formula="of:=(100 * ABS([.B159]-[.C159]))/[.B159]" office:value-type="float" office:value="7.06605222734255" calcext:value-type="float">
            <text:p>7.066052227342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63</text:p>
          </table:table-cell>
          <table:table-cell office:value-type="float" office:value="2700" calcext:value-type="float">
            <text:p>2700</text:p>
          </table:table-cell>
          <table:table-cell office:value-type="float" office:value="2918" calcext:value-type="float">
            <text:p>2918</text:p>
          </table:table-cell>
          <table:table-cell table:formula="of:=(100 * ABS([.B160]-[.C160]))/[.B160]" office:value-type="float" office:value="8.07407407407407" calcext:value-type="float">
            <text:p>8.0740740740740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64</text:p>
          </table:table-cell>
          <table:table-cell office:value-type="float" office:value="2503" calcext:value-type="float">
            <text:p>2503</text:p>
          </table:table-cell>
          <table:table-cell office:value-type="float" office:value="2948" calcext:value-type="float">
            <text:p>2948</text:p>
          </table:table-cell>
          <table:table-cell table:formula="of:=(100 * ABS([.B161]-[.C161]))/[.B161]" office:value-type="float" office:value="17.7786656012785" calcext:value-type="float">
            <text:p>17.77866560127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65</text:p>
          </table:table-cell>
          <table:table-cell office:value-type="float" office:value="2453" calcext:value-type="float">
            <text:p>2453</text:p>
          </table:table-cell>
          <table:table-cell office:value-type="float" office:value="2433" calcext:value-type="float">
            <text:p>2433</text:p>
          </table:table-cell>
          <table:table-cell table:formula="of:=(100 * ABS([.B162]-[.C162]))/[.B162]" office:value-type="float" office:value="0.815328169588259" calcext:value-type="float">
            <text:p>0.8153281695882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66</text:p>
          </table:table-cell>
          <table:table-cell office:value-type="float" office:value="2519" calcext:value-type="float">
            <text:p>2519</text:p>
          </table:table-cell>
          <table:table-cell office:value-type="float" office:value="2793" calcext:value-type="float">
            <text:p>2793</text:p>
          </table:table-cell>
          <table:table-cell table:formula="of:=(100 * ABS([.B163]-[.C163]))/[.B163]" office:value-type="float" office:value="10.8773322747122" calcext:value-type="float">
            <text:p>10.87733227471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67</text:p>
          </table:table-cell>
          <table:table-cell office:value-type="float" office:value="2742" calcext:value-type="float">
            <text:p>2742</text:p>
          </table:table-cell>
          <table:table-cell office:value-type="float" office:value="2624" calcext:value-type="float">
            <text:p>2624</text:p>
          </table:table-cell>
          <table:table-cell table:formula="of:=(100 * ABS([.B164]-[.C164]))/[.B164]" office:value-type="float" office:value="4.30342815463166" calcext:value-type="float">
            <text:p>4.303428154631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68</text:p>
          </table:table-cell>
          <table:table-cell office:value-type="float" office:value="2562" calcext:value-type="float">
            <text:p>2562</text:p>
          </table:table-cell>
          <table:table-cell office:value-type="float" office:value="2620" calcext:value-type="float">
            <text:p>2620</text:p>
          </table:table-cell>
          <table:table-cell table:formula="of:=(100 * ABS([.B165]-[.C165]))/[.B165]" office:value-type="float" office:value="2.26385636221702" calcext:value-type="float">
            <text:p>2.263856362217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69</text:p>
          </table:table-cell>
          <table:table-cell office:value-type="float" office:value="2523" calcext:value-type="float">
            <text:p>2523</text:p>
          </table:table-cell>
          <table:table-cell office:value-type="float" office:value="2333" calcext:value-type="float">
            <text:p>2333</text:p>
          </table:table-cell>
          <table:table-cell table:formula="of:=(100 * ABS([.B166]-[.C166]))/[.B166]" office:value-type="float" office:value="7.53071739992073" calcext:value-type="float">
            <text:p>7.530717399920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70</text:p>
          </table:table-cell>
          <table:table-cell office:value-type="float" office:value="2415" calcext:value-type="float">
            <text:p>2415</text:p>
          </table:table-cell>
          <table:table-cell office:value-type="float" office:value="2361" calcext:value-type="float">
            <text:p>2361</text:p>
          </table:table-cell>
          <table:table-cell table:formula="of:=(100 * ABS([.B167]-[.C167]))/[.B167]" office:value-type="float" office:value="2.2360248447205" calcext:value-type="float">
            <text:p>2.23602484472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71</text:p>
          </table:table-cell>
          <table:table-cell office:value-type="float" office:value="2394" calcext:value-type="float">
            <text:p>2394</text:p>
          </table:table-cell>
          <table:table-cell office:value-type="float" office:value="2473" calcext:value-type="float">
            <text:p>2473</text:p>
          </table:table-cell>
          <table:table-cell table:formula="of:=(100 * ABS([.B168]-[.C168]))/[.B168]" office:value-type="float" office:value="3.29991645781119" calcext:value-type="float">
            <text:p>3.299916457811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72</text:p>
          </table:table-cell>
          <table:table-cell office:value-type="float" office:value="2676" calcext:value-type="float">
            <text:p>2676</text:p>
          </table:table-cell>
          <table:table-cell office:value-type="float" office:value="2553" calcext:value-type="float">
            <text:p>2553</text:p>
          </table:table-cell>
          <table:table-cell table:formula="of:=(100 * ABS([.B169]-[.C169]))/[.B169]" office:value-type="float" office:value="4.59641255605381" calcext:value-type="float">
            <text:p>4.596412556053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73</text:p>
          </table:table-cell>
          <table:table-cell office:value-type="float" office:value="2731" calcext:value-type="float">
            <text:p>2731</text:p>
          </table:table-cell>
          <table:table-cell office:value-type="float" office:value="2872" calcext:value-type="float">
            <text:p>2872</text:p>
          </table:table-cell>
          <table:table-cell table:formula="of:=(100 * ABS([.B170]-[.C170]))/[.B170]" office:value-type="float" office:value="5.16294397656536" calcext:value-type="float">
            <text:p>5.162943976565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74</text:p>
          </table:table-cell>
          <table:table-cell office:value-type="float" office:value="2383" calcext:value-type="float">
            <text:p>2383</text:p>
          </table:table-cell>
          <table:table-cell office:value-type="float" office:value="2757" calcext:value-type="float">
            <text:p>2757</text:p>
          </table:table-cell>
          <table:table-cell table:formula="of:=(100 * ABS([.B171]-[.C171]))/[.B171]" office:value-type="float" office:value="15.6945027276542" calcext:value-type="float">
            <text:p>15.69450272765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75</text:p>
          </table:table-cell>
          <table:table-cell office:value-type="float" office:value="2665" calcext:value-type="float">
            <text:p>2665</text:p>
          </table:table-cell>
          <table:table-cell office:value-type="float" office:value="2696" calcext:value-type="float">
            <text:p>2696</text:p>
          </table:table-cell>
          <table:table-cell table:formula="of:=(100 * ABS([.B172]-[.C172]))/[.B172]" office:value-type="float" office:value="1.16322701688555" calcext:value-type="float">
            <text:p>1.163227016885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76</text:p>
          </table:table-cell>
          <table:table-cell office:value-type="float" office:value="2466" calcext:value-type="float">
            <text:p>2466</text:p>
          </table:table-cell>
          <table:table-cell office:value-type="float" office:value="2509" calcext:value-type="float">
            <text:p>2509</text:p>
          </table:table-cell>
          <table:table-cell table:formula="of:=(100 * ABS([.B173]-[.C173]))/[.B173]" office:value-type="float" office:value="1.74371451743715" calcext:value-type="float">
            <text:p>1.743714517437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77</text:p>
          </table:table-cell>
          <table:table-cell office:value-type="float" office:value="2528" calcext:value-type="float">
            <text:p>2528</text:p>
          </table:table-cell>
          <table:table-cell office:value-type="float" office:value="2611" calcext:value-type="float">
            <text:p>2611</text:p>
          </table:table-cell>
          <table:table-cell table:formula="of:=(100 * ABS([.B174]-[.C174]))/[.B174]" office:value-type="float" office:value="3.28322784810127" calcext:value-type="float">
            <text:p>3.283227848101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78</text:p>
          </table:table-cell>
          <table:table-cell office:value-type="float" office:value="2485" calcext:value-type="float">
            <text:p>2485</text:p>
          </table:table-cell>
          <table:table-cell office:value-type="float" office:value="2746" calcext:value-type="float">
            <text:p>2746</text:p>
          </table:table-cell>
          <table:table-cell table:formula="of:=(100 * ABS([.B175]-[.C175]))/[.B175]" office:value-type="float" office:value="10.5030181086519" calcext:value-type="float">
            <text:p>10.503018108651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79</text:p>
          </table:table-cell>
          <table:table-cell office:value-type="float" office:value="2652" calcext:value-type="float">
            <text:p>2652</text:p>
          </table:table-cell>
          <table:table-cell office:value-type="float" office:value="2834" calcext:value-type="float">
            <text:p>2834</text:p>
          </table:table-cell>
          <table:table-cell table:formula="of:=(100 * ABS([.B176]-[.C176]))/[.B176]" office:value-type="float" office:value="6.86274509803922" calcext:value-type="float">
            <text:p>6.862745098039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80</text:p>
          </table:table-cell>
          <table:table-cell office:value-type="float" office:value="2604" calcext:value-type="float">
            <text:p>2604</text:p>
          </table:table-cell>
          <table:table-cell office:value-type="float" office:value="2461" calcext:value-type="float">
            <text:p>2461</text:p>
          </table:table-cell>
          <table:table-cell table:formula="of:=(100 * ABS([.B177]-[.C177]))/[.B177]" office:value-type="float" office:value="5.4915514592934" calcext:value-type="float">
            <text:p>5.49155145929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81</text:p>
          </table:table-cell>
          <table:table-cell office:value-type="float" office:value="2776" calcext:value-type="float">
            <text:p>2776</text:p>
          </table:table-cell>
          <table:table-cell office:value-type="float" office:value="2912" calcext:value-type="float">
            <text:p>2912</text:p>
          </table:table-cell>
          <table:table-cell table:formula="of:=(100 * ABS([.B178]-[.C178]))/[.B178]" office:value-type="float" office:value="4.89913544668588" calcext:value-type="float">
            <text:p>4.899135446685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82</text:p>
          </table:table-cell>
          <table:table-cell office:value-type="float" office:value="2579" calcext:value-type="float">
            <text:p>2579</text:p>
          </table:table-cell>
          <table:table-cell office:value-type="float" office:value="2797" calcext:value-type="float">
            <text:p>2797</text:p>
          </table:table-cell>
          <table:table-cell table:formula="of:=(100 * ABS([.B179]-[.C179]))/[.B179]" office:value-type="float" office:value="8.45288871655681" calcext:value-type="float">
            <text:p>8.452888716556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83</text:p>
          </table:table-cell>
          <table:table-cell office:value-type="float" office:value="2610" calcext:value-type="float">
            <text:p>2610</text:p>
          </table:table-cell>
          <table:table-cell office:value-type="float" office:value="2714" calcext:value-type="float">
            <text:p>2714</text:p>
          </table:table-cell>
          <table:table-cell table:formula="of:=(100 * ABS([.B180]-[.C180]))/[.B180]" office:value-type="float" office:value="3.98467432950192" calcext:value-type="float">
            <text:p>3.984674329501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84</text:p>
          </table:table-cell>
          <table:table-cell office:value-type="float" office:value="2362" calcext:value-type="float">
            <text:p>2362</text:p>
          </table:table-cell>
          <table:table-cell office:value-type="float" office:value="2450" calcext:value-type="float">
            <text:p>2450</text:p>
          </table:table-cell>
          <table:table-cell table:formula="of:=(100 * ABS([.B181]-[.C181]))/[.B181]" office:value-type="float" office:value="3.72565622353937" calcext:value-type="float">
            <text:p>3.725656223539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85</text:p>
          </table:table-cell>
          <table:table-cell office:value-type="float" office:value="2693" calcext:value-type="float">
            <text:p>2693</text:p>
          </table:table-cell>
          <table:table-cell office:value-type="float" office:value="2150" calcext:value-type="float">
            <text:p>2150</text:p>
          </table:table-cell>
          <table:table-cell table:formula="of:=(100 * ABS([.B182]-[.C182]))/[.B182]" office:value-type="float" office:value="20.1633865577423" calcext:value-type="float">
            <text:p>20.16338655774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86</text:p>
          </table:table-cell>
          <table:table-cell office:value-type="float" office:value="2535" calcext:value-type="float">
            <text:p>2535</text:p>
          </table:table-cell>
          <table:table-cell office:value-type="float" office:value="2583" calcext:value-type="float">
            <text:p>2583</text:p>
          </table:table-cell>
          <table:table-cell table:formula="of:=(100 * ABS([.B183]-[.C183]))/[.B183]" office:value-type="float" office:value="1.89349112426036" calcext:value-type="float">
            <text:p>1.893491124260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87</text:p>
          </table:table-cell>
          <table:table-cell office:value-type="float" office:value="2350" calcext:value-type="float">
            <text:p>2350</text:p>
          </table:table-cell>
          <table:table-cell office:value-type="float" office:value="2519" calcext:value-type="float">
            <text:p>2519</text:p>
          </table:table-cell>
          <table:table-cell table:formula="of:=(100 * ABS([.B184]-[.C184]))/[.B184]" office:value-type="float" office:value="7.19148936170213" calcext:value-type="float">
            <text:p>7.191489361702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88</text:p>
          </table:table-cell>
          <table:table-cell office:value-type="float" office:value="2462" calcext:value-type="float">
            <text:p>2462</text:p>
          </table:table-cell>
          <table:table-cell office:value-type="float" office:value="2493" calcext:value-type="float">
            <text:p>2493</text:p>
          </table:table-cell>
          <table:table-cell table:formula="of:=(100 * ABS([.B185]-[.C185]))/[.B185]" office:value-type="float" office:value="1.2591389114541" calcext:value-type="float">
            <text:p>1.25913891145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89</text:p>
          </table:table-cell>
          <table:table-cell office:value-type="float" office:value="2587" calcext:value-type="float">
            <text:p>2587</text:p>
          </table:table-cell>
          <table:table-cell office:value-type="float" office:value="3011" calcext:value-type="float">
            <text:p>3011</text:p>
          </table:table-cell>
          <table:table-cell table:formula="of:=(100 * ABS([.B186]-[.C186]))/[.B186]" office:value-type="float" office:value="16.3896405102435" calcext:value-type="float">
            <text:p>16.38964051024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90</text:p>
          </table:table-cell>
          <table:table-cell office:value-type="float" office:value="2580" calcext:value-type="float">
            <text:p>2580</text:p>
          </table:table-cell>
          <table:table-cell office:value-type="float" office:value="2626" calcext:value-type="float">
            <text:p>2626</text:p>
          </table:table-cell>
          <table:table-cell table:formula="of:=(100 * ABS([.B187]-[.C187]))/[.B187]" office:value-type="float" office:value="1.78294573643411" calcext:value-type="float">
            <text:p>1.782945736434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91</text:p>
          </table:table-cell>
          <table:table-cell office:value-type="float" office:value="2729" calcext:value-type="float">
            <text:p>2729</text:p>
          </table:table-cell>
          <table:table-cell office:value-type="float" office:value="3063" calcext:value-type="float">
            <text:p>3063</text:p>
          </table:table-cell>
          <table:table-cell table:formula="of:=(100 * ABS([.B188]-[.C188]))/[.B188]" office:value-type="float" office:value="12.2389153536094" calcext:value-type="float">
            <text:p>12.238915353609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92</text:p>
          </table:table-cell>
          <table:table-cell office:value-type="float" office:value="2455" calcext:value-type="float">
            <text:p>2455</text:p>
          </table:table-cell>
          <table:table-cell office:value-type="float" office:value="2565" calcext:value-type="float">
            <text:p>2565</text:p>
          </table:table-cell>
          <table:table-cell table:formula="of:=(100 * ABS([.B189]-[.C189]))/[.B189]" office:value-type="float" office:value="4.4806517311609" calcext:value-type="float">
            <text:p>4.48065173116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93</text:p>
          </table:table-cell>
          <table:table-cell office:value-type="float" office:value="2497" calcext:value-type="float">
            <text:p>2497</text:p>
          </table:table-cell>
          <table:table-cell office:value-type="float" office:value="2906" calcext:value-type="float">
            <text:p>2906</text:p>
          </table:table-cell>
          <table:table-cell table:formula="of:=(100 * ABS([.B190]-[.C190]))/[.B190]" office:value-type="float" office:value="16.379655586704" calcext:value-type="float">
            <text:p>16.3796555867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94</text:p>
          </table:table-cell>
          <table:table-cell office:value-type="float" office:value="2376" calcext:value-type="float">
            <text:p>2376</text:p>
          </table:table-cell>
          <table:table-cell office:value-type="float" office:value="2320" calcext:value-type="float">
            <text:p>2320</text:p>
          </table:table-cell>
          <table:table-cell table:formula="of:=(100 * ABS([.B191]-[.C191]))/[.B191]" office:value-type="float" office:value="2.35690235690236" calcext:value-type="float">
            <text:p>2.356902356902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95</text:p>
          </table:table-cell>
          <table:table-cell office:value-type="float" office:value="2436" calcext:value-type="float">
            <text:p>2436</text:p>
          </table:table-cell>
          <table:table-cell office:value-type="float" office:value="1769" calcext:value-type="float">
            <text:p>1769</text:p>
          </table:table-cell>
          <table:table-cell table:formula="of:=(100 * ABS([.B192]-[.C192]))/[.B192]" office:value-type="float" office:value="27.3809523809524" calcext:value-type="float">
            <text:p>27.38095238095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96</text:p>
          </table:table-cell>
          <table:table-cell office:value-type="float" office:value="2528" calcext:value-type="float">
            <text:p>2528</text:p>
          </table:table-cell>
          <table:table-cell office:value-type="float" office:value="2625" calcext:value-type="float">
            <text:p>2625</text:p>
          </table:table-cell>
          <table:table-cell table:formula="of:=(100 * ABS([.B193]-[.C193]))/[.B193]" office:value-type="float" office:value="3.8370253164557" calcext:value-type="float">
            <text:p>3.83702531645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97</text:p>
          </table:table-cell>
          <table:table-cell office:value-type="float" office:value="2431" calcext:value-type="float">
            <text:p>2431</text:p>
          </table:table-cell>
          <table:table-cell office:value-type="float" office:value="3313" calcext:value-type="float">
            <text:p>3313</text:p>
          </table:table-cell>
          <table:table-cell table:formula="of:=(100 * ABS([.B194]-[.C194]))/[.B194]" office:value-type="float" office:value="36.2813656931304" calcext:value-type="float">
            <text:p>36.28136569313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98</text:p>
          </table:table-cell>
          <table:table-cell office:value-type="float" office:value="2416" calcext:value-type="float">
            <text:p>2416</text:p>
          </table:table-cell>
          <table:table-cell office:value-type="float" office:value="2482" calcext:value-type="float">
            <text:p>2482</text:p>
          </table:table-cell>
          <table:table-cell table:formula="of:=(100 * ABS([.B195]-[.C195]))/[.B195]" office:value-type="float" office:value="2.7317880794702" calcext:value-type="float">
            <text:p>2.73178807947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199</text:p>
          </table:table-cell>
          <table:table-cell office:value-type="float" office:value="2414" calcext:value-type="float">
            <text:p>2414</text:p>
          </table:table-cell>
          <table:table-cell office:value-type="float" office:value="2544" calcext:value-type="float">
            <text:p>2544</text:p>
          </table:table-cell>
          <table:table-cell table:formula="of:=(100 * ABS([.B196]-[.C196]))/[.B196]" office:value-type="float" office:value="5.38525269262635" calcext:value-type="float">
            <text:p>5.385252692626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00</text:p>
          </table:table-cell>
          <table:table-cell office:value-type="float" office:value="2623" calcext:value-type="float">
            <text:p>2623</text:p>
          </table:table-cell>
          <table:table-cell office:value-type="float" office:value="2855" calcext:value-type="float">
            <text:p>2855</text:p>
          </table:table-cell>
          <table:table-cell table:formula="of:=(100 * ABS([.B197]-[.C197]))/[.B197]" office:value-type="float" office:value="8.84483415935951" calcext:value-type="float">
            <text:p>8.8448341593595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01</text:p>
          </table:table-cell>
          <table:table-cell office:value-type="float" office:value="2687" calcext:value-type="float">
            <text:p>2687</text:p>
          </table:table-cell>
          <table:table-cell office:value-type="float" office:value="3082" calcext:value-type="float">
            <text:p>3082</text:p>
          </table:table-cell>
          <table:table-cell table:formula="of:=(100 * ABS([.B198]-[.C198]))/[.B198]" office:value-type="float" office:value="14.700409378489" calcext:value-type="float">
            <text:p>14.7004093784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02</text:p>
          </table:table-cell>
          <table:table-cell office:value-type="float" office:value="2555" calcext:value-type="float">
            <text:p>2555</text:p>
          </table:table-cell>
          <table:table-cell office:value-type="float" office:value="2883" calcext:value-type="float">
            <text:p>2883</text:p>
          </table:table-cell>
          <table:table-cell table:formula="of:=(100 * ABS([.B199]-[.C199]))/[.B199]" office:value-type="float" office:value="12.8375733855186" calcext:value-type="float">
            <text:p>12.83757338551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03</text:p>
          </table:table-cell>
          <table:table-cell office:value-type="float" office:value="2699" calcext:value-type="float">
            <text:p>2699</text:p>
          </table:table-cell>
          <table:table-cell office:value-type="float" office:value="2630" calcext:value-type="float">
            <text:p>2630</text:p>
          </table:table-cell>
          <table:table-cell table:formula="of:=(100 * ABS([.B200]-[.C200]))/[.B200]" office:value-type="float" office:value="2.55650240829937" calcext:value-type="float">
            <text:p>2.556502408299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04</text:p>
          </table:table-cell>
          <table:table-cell office:value-type="float" office:value="2178" calcext:value-type="float">
            <text:p>2178</text:p>
          </table:table-cell>
          <table:table-cell office:value-type="float" office:value="2274" calcext:value-type="float">
            <text:p>2274</text:p>
          </table:table-cell>
          <table:table-cell table:formula="of:=(100 * ABS([.B201]-[.C201]))/[.B201]" office:value-type="float" office:value="4.40771349862259" calcext:value-type="float">
            <text:p>4.407713498622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05</text:p>
          </table:table-cell>
          <table:table-cell office:value-type="float" office:value="2567" calcext:value-type="float">
            <text:p>2567</text:p>
          </table:table-cell>
          <table:table-cell office:value-type="float" office:value="2445" calcext:value-type="float">
            <text:p>2445</text:p>
          </table:table-cell>
          <table:table-cell table:formula="of:=(100 * ABS([.B202]-[.C202]))/[.B202]" office:value-type="float" office:value="4.75262952863265" calcext:value-type="float">
            <text:p>4.752629528632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06</text:p>
          </table:table-cell>
          <table:table-cell office:value-type="float" office:value="2515" calcext:value-type="float">
            <text:p>2515</text:p>
          </table:table-cell>
          <table:table-cell office:value-type="float" office:value="2511" calcext:value-type="float">
            <text:p>2511</text:p>
          </table:table-cell>
          <table:table-cell table:formula="of:=(100 * ABS([.B203]-[.C203]))/[.B203]" office:value-type="float" office:value="0.159045725646123" calcext:value-type="float">
            <text:p>0.1590457256461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07</text:p>
          </table:table-cell>
          <table:table-cell office:value-type="float" office:value="2414" calcext:value-type="float">
            <text:p>2414</text:p>
          </table:table-cell>
          <table:table-cell office:value-type="float" office:value="2712" calcext:value-type="float">
            <text:p>2712</text:p>
          </table:table-cell>
          <table:table-cell table:formula="of:=(100 * ABS([.B204]-[.C204]))/[.B204]" office:value-type="float" office:value="12.3446561723281" calcext:value-type="float">
            <text:p>12.34465617232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08</text:p>
          </table:table-cell>
          <table:table-cell office:value-type="float" office:value="2399" calcext:value-type="float">
            <text:p>2399</text:p>
          </table:table-cell>
          <table:table-cell office:value-type="float" office:value="3231" calcext:value-type="float">
            <text:p>3231</text:p>
          </table:table-cell>
          <table:table-cell table:formula="of:=(100 * ABS([.B205]-[.C205]))/[.B205]" office:value-type="float" office:value="34.6811171321384" calcext:value-type="float">
            <text:p>34.68111713213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09</text:p>
          </table:table-cell>
          <table:table-cell office:value-type="float" office:value="2652" calcext:value-type="float">
            <text:p>2652</text:p>
          </table:table-cell>
          <table:table-cell office:value-type="float" office:value="2700" calcext:value-type="float">
            <text:p>2700</text:p>
          </table:table-cell>
          <table:table-cell table:formula="of:=(100 * ABS([.B206]-[.C206]))/[.B206]" office:value-type="float" office:value="1.80995475113122" calcext:value-type="float">
            <text:p>1.809954751131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10</text:p>
          </table:table-cell>
          <table:table-cell office:value-type="float" office:value="2397" calcext:value-type="float">
            <text:p>2397</text:p>
          </table:table-cell>
          <table:table-cell office:value-type="float" office:value="2615" calcext:value-type="float">
            <text:p>2615</text:p>
          </table:table-cell>
          <table:table-cell table:formula="of:=(100 * ABS([.B207]-[.C207]))/[.B207]" office:value-type="float" office:value="9.09470171047142" calcext:value-type="float">
            <text:p>9.0947017104714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11</text:p>
          </table:table-cell>
          <table:table-cell office:value-type="float" office:value="2660" calcext:value-type="float">
            <text:p>2660</text:p>
          </table:table-cell>
          <table:table-cell office:value-type="float" office:value="2487" calcext:value-type="float">
            <text:p>2487</text:p>
          </table:table-cell>
          <table:table-cell table:formula="of:=(100 * ABS([.B208]-[.C208]))/[.B208]" office:value-type="float" office:value="6.50375939849624" calcext:value-type="float">
            <text:p>6.503759398496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12</text:p>
          </table:table-cell>
          <table:table-cell office:value-type="float" office:value="2610" calcext:value-type="float">
            <text:p>2610</text:p>
          </table:table-cell>
          <table:table-cell office:value-type="float" office:value="2846" calcext:value-type="float">
            <text:p>2846</text:p>
          </table:table-cell>
          <table:table-cell table:formula="of:=(100 * ABS([.B209]-[.C209]))/[.B209]" office:value-type="float" office:value="9.04214559386973" calcext:value-type="float">
            <text:p>9.042145593869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13</text:p>
          </table:table-cell>
          <table:table-cell office:value-type="float" office:value="2656" calcext:value-type="float">
            <text:p>2656</text:p>
          </table:table-cell>
          <table:table-cell office:value-type="float" office:value="2706" calcext:value-type="float">
            <text:p>2706</text:p>
          </table:table-cell>
          <table:table-cell table:formula="of:=(100 * ABS([.B210]-[.C210]))/[.B210]" office:value-type="float" office:value="1.88253012048193" calcext:value-type="float">
            <text:p>1.8825301204819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14</text:p>
          </table:table-cell>
          <table:table-cell office:value-type="float" office:value="2558" calcext:value-type="float">
            <text:p>2558</text:p>
          </table:table-cell>
          <table:table-cell office:value-type="float" office:value="2597" calcext:value-type="float">
            <text:p>2597</text:p>
          </table:table-cell>
          <table:table-cell table:formula="of:=(100 * ABS([.B211]-[.C211]))/[.B211]" office:value-type="float" office:value="1.52462861610633" calcext:value-type="float">
            <text:p>1.5246286161063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15</text:p>
          </table:table-cell>
          <table:table-cell office:value-type="float" office:value="2606" calcext:value-type="float">
            <text:p>2606</text:p>
          </table:table-cell>
          <table:table-cell office:value-type="float" office:value="2966" calcext:value-type="float">
            <text:p>2966</text:p>
          </table:table-cell>
          <table:table-cell table:formula="of:=(100 * ABS([.B212]-[.C212]))/[.B212]" office:value-type="float" office:value="13.8142747505756" calcext:value-type="float">
            <text:p>13.81427475057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16</text:p>
          </table:table-cell>
          <table:table-cell office:value-type="float" office:value="2546" calcext:value-type="float">
            <text:p>2546</text:p>
          </table:table-cell>
          <table:table-cell office:value-type="float" office:value="2557" calcext:value-type="float">
            <text:p>2557</text:p>
          </table:table-cell>
          <table:table-cell table:formula="of:=(100 * ABS([.B213]-[.C213]))/[.B213]" office:value-type="float" office:value="0.432050274941084" calcext:value-type="float">
            <text:p>0.4320502749410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17</text:p>
          </table:table-cell>
          <table:table-cell office:value-type="float" office:value="2498" calcext:value-type="float">
            <text:p>2498</text:p>
          </table:table-cell>
          <table:table-cell office:value-type="float" office:value="2700" calcext:value-type="float">
            <text:p>2700</text:p>
          </table:table-cell>
          <table:table-cell table:formula="of:=(100 * ABS([.B214]-[.C214]))/[.B214]" office:value-type="float" office:value="8.08646917534027" calcext:value-type="float">
            <text:p>8.086469175340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18</text:p>
          </table:table-cell>
          <table:table-cell office:value-type="float" office:value="2436" calcext:value-type="float">
            <text:p>2436</text:p>
          </table:table-cell>
          <table:table-cell office:value-type="float" office:value="2617" calcext:value-type="float">
            <text:p>2617</text:p>
          </table:table-cell>
          <table:table-cell table:formula="of:=(100 * ABS([.B215]-[.C215]))/[.B215]" office:value-type="float" office:value="7.43021346469622" calcext:value-type="float">
            <text:p>7.430213464696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19</text:p>
          </table:table-cell>
          <table:table-cell office:value-type="float" office:value="2369" calcext:value-type="float">
            <text:p>2369</text:p>
          </table:table-cell>
          <table:table-cell office:value-type="float" office:value="2516" calcext:value-type="float">
            <text:p>2516</text:p>
          </table:table-cell>
          <table:table-cell table:formula="of:=(100 * ABS([.B216]-[.C216]))/[.B216]" office:value-type="float" office:value="6.20514985225834" calcext:value-type="float">
            <text:p>6.205149852258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20</text:p>
          </table:table-cell>
          <table:table-cell office:value-type="float" office:value="2325" calcext:value-type="float">
            <text:p>2325</text:p>
          </table:table-cell>
          <table:table-cell office:value-type="float" office:value="2376" calcext:value-type="float">
            <text:p>2376</text:p>
          </table:table-cell>
          <table:table-cell table:formula="of:=(100 * ABS([.B217]-[.C217]))/[.B217]" office:value-type="float" office:value="2.19354838709677" calcext:value-type="float">
            <text:p>2.1935483870967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21</text:p>
          </table:table-cell>
          <table:table-cell office:value-type="float" office:value="2487" calcext:value-type="float">
            <text:p>2487</text:p>
          </table:table-cell>
          <table:table-cell office:value-type="float" office:value="2578" calcext:value-type="float">
            <text:p>2578</text:p>
          </table:table-cell>
          <table:table-cell table:formula="of:=(100 * ABS([.B218]-[.C218]))/[.B218]" office:value-type="float" office:value="3.65902694008846" calcext:value-type="float">
            <text:p>3.659026940088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22</text:p>
          </table:table-cell>
          <table:table-cell office:value-type="float" office:value="2467" calcext:value-type="float">
            <text:p>2467</text:p>
          </table:table-cell>
          <table:table-cell office:value-type="float" office:value="2352" calcext:value-type="float">
            <text:p>2352</text:p>
          </table:table-cell>
          <table:table-cell table:formula="of:=(100 * ABS([.B219]-[.C219]))/[.B219]" office:value-type="float" office:value="4.66153222537495" calcext:value-type="float">
            <text:p>4.661532225374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23</text:p>
          </table:table-cell>
          <table:table-cell office:value-type="float" office:value="2601" calcext:value-type="float">
            <text:p>2601</text:p>
          </table:table-cell>
          <table:table-cell office:value-type="float" office:value="2685" calcext:value-type="float">
            <text:p>2685</text:p>
          </table:table-cell>
          <table:table-cell table:formula="of:=(100 * ABS([.B220]-[.C220]))/[.B220]" office:value-type="float" office:value="3.22952710495963" calcext:value-type="float">
            <text:p>3.229527104959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24</text:p>
          </table:table-cell>
          <table:table-cell office:value-type="float" office:value="2657" calcext:value-type="float">
            <text:p>2657</text:p>
          </table:table-cell>
          <table:table-cell office:value-type="float" office:value="2992" calcext:value-type="float">
            <text:p>2992</text:p>
          </table:table-cell>
          <table:table-cell table:formula="of:=(100 * ABS([.B221]-[.C221]))/[.B221]" office:value-type="float" office:value="12.6082047421904" calcext:value-type="float">
            <text:p>12.60820474219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25</text:p>
          </table:table-cell>
          <table:table-cell office:value-type="float" office:value="2749" calcext:value-type="float">
            <text:p>2749</text:p>
          </table:table-cell>
          <table:table-cell office:value-type="float" office:value="2987" calcext:value-type="float">
            <text:p>2987</text:p>
          </table:table-cell>
          <table:table-cell table:formula="of:=(100 * ABS([.B222]-[.C222]))/[.B222]" office:value-type="float" office:value="8.65769370680247" calcext:value-type="float">
            <text:p>8.657693706802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26</text:p>
          </table:table-cell>
          <table:table-cell office:value-type="float" office:value="2614" calcext:value-type="float">
            <text:p>2614</text:p>
          </table:table-cell>
          <table:table-cell office:value-type="float" office:value="2659" calcext:value-type="float">
            <text:p>2659</text:p>
          </table:table-cell>
          <table:table-cell table:formula="of:=(100 * ABS([.B223]-[.C223]))/[.B223]" office:value-type="float" office:value="1.72149961744453" calcext:value-type="float">
            <text:p>1.721499617444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27</text:p>
          </table:table-cell>
          <table:table-cell office:value-type="float" office:value="2615" calcext:value-type="float">
            <text:p>2615</text:p>
          </table:table-cell>
          <table:table-cell office:value-type="float" office:value="2527" calcext:value-type="float">
            <text:p>2527</text:p>
          </table:table-cell>
          <table:table-cell table:formula="of:=(100 * ABS([.B224]-[.C224]))/[.B224]" office:value-type="float" office:value="3.36520076481836" calcext:value-type="float">
            <text:p>3.365200764818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28</text:p>
          </table:table-cell>
          <table:table-cell office:value-type="float" office:value="2472" calcext:value-type="float">
            <text:p>2472</text:p>
          </table:table-cell>
          <table:table-cell office:value-type="float" office:value="2664" calcext:value-type="float">
            <text:p>2664</text:p>
          </table:table-cell>
          <table:table-cell table:formula="of:=(100 * ABS([.B225]-[.C225]))/[.B225]" office:value-type="float" office:value="7.76699029126214" calcext:value-type="float">
            <text:p>7.766990291262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29</text:p>
          </table:table-cell>
          <table:table-cell office:value-type="float" office:value="2504" calcext:value-type="float">
            <text:p>2504</text:p>
          </table:table-cell>
          <table:table-cell office:value-type="float" office:value="2458" calcext:value-type="float">
            <text:p>2458</text:p>
          </table:table-cell>
          <table:table-cell table:formula="of:=(100 * ABS([.B226]-[.C226]))/[.B226]" office:value-type="float" office:value="1.8370607028754" calcext:value-type="float">
            <text:p>1.83706070287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30</text:p>
          </table:table-cell>
          <table:table-cell office:value-type="float" office:value="2468" calcext:value-type="float">
            <text:p>2468</text:p>
          </table:table-cell>
          <table:table-cell office:value-type="float" office:value="2863" calcext:value-type="float">
            <text:p>2863</text:p>
          </table:table-cell>
          <table:table-cell table:formula="of:=(100 * ABS([.B227]-[.C227]))/[.B227]" office:value-type="float" office:value="16.0048622366289" calcext:value-type="float">
            <text:p>16.004862236628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31</text:p>
          </table:table-cell>
          <table:table-cell office:value-type="float" office:value="2401" calcext:value-type="float">
            <text:p>2401</text:p>
          </table:table-cell>
          <table:table-cell office:value-type="float" office:value="2547" calcext:value-type="float">
            <text:p>2547</text:p>
          </table:table-cell>
          <table:table-cell table:formula="of:=(100 * ABS([.B228]-[.C228]))/[.B228]" office:value-type="float" office:value="6.0807996668055" calcext:value-type="float">
            <text:p>6.080799666805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32</text:p>
          </table:table-cell>
          <table:table-cell office:value-type="float" office:value="2438" calcext:value-type="float">
            <text:p>2438</text:p>
          </table:table-cell>
          <table:table-cell office:value-type="float" office:value="2563" calcext:value-type="float">
            <text:p>2563</text:p>
          </table:table-cell>
          <table:table-cell table:formula="of:=(100 * ABS([.B229]-[.C229]))/[.B229]" office:value-type="float" office:value="5.12715340442986" calcext:value-type="float">
            <text:p>5.127153404429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33</text:p>
          </table:table-cell>
          <table:table-cell office:value-type="float" office:value="2672" calcext:value-type="float">
            <text:p>2672</text:p>
          </table:table-cell>
          <table:table-cell office:value-type="float" office:value="2770" calcext:value-type="float">
            <text:p>2770</text:p>
          </table:table-cell>
          <table:table-cell table:formula="of:=(100 * ABS([.B230]-[.C230]))/[.B230]" office:value-type="float" office:value="3.66766467065868" calcext:value-type="float">
            <text:p>3.667664670658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34</text:p>
          </table:table-cell>
          <table:table-cell office:value-type="float" office:value="2680" calcext:value-type="float">
            <text:p>2680</text:p>
          </table:table-cell>
          <table:table-cell office:value-type="float" office:value="2884" calcext:value-type="float">
            <text:p>2884</text:p>
          </table:table-cell>
          <table:table-cell table:formula="of:=(100 * ABS([.B231]-[.C231]))/[.B231]" office:value-type="float" office:value="7.61194029850746" calcext:value-type="float">
            <text:p>7.611940298507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35</text:p>
          </table:table-cell>
          <table:table-cell office:value-type="float" office:value="2657" calcext:value-type="float">
            <text:p>2657</text:p>
          </table:table-cell>
          <table:table-cell office:value-type="float" office:value="2777" calcext:value-type="float">
            <text:p>2777</text:p>
          </table:table-cell>
          <table:table-cell table:formula="of:=(100 * ABS([.B232]-[.C232]))/[.B232]" office:value-type="float" office:value="4.51637184794881" calcext:value-type="float">
            <text:p>4.516371847948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36</text:p>
          </table:table-cell>
          <table:table-cell office:value-type="float" office:value="2563" calcext:value-type="float">
            <text:p>2563</text:p>
          </table:table-cell>
          <table:table-cell office:value-type="float" office:value="2647" calcext:value-type="float">
            <text:p>2647</text:p>
          </table:table-cell>
          <table:table-cell table:formula="of:=(100 * ABS([.B233]-[.C233]))/[.B233]" office:value-type="float" office:value="3.27740928599298" calcext:value-type="float">
            <text:p>3.277409285992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37</text:p>
          </table:table-cell>
          <table:table-cell office:value-type="float" office:value="2630" calcext:value-type="float">
            <text:p>2630</text:p>
          </table:table-cell>
          <table:table-cell office:value-type="float" office:value="2762" calcext:value-type="float">
            <text:p>2762</text:p>
          </table:table-cell>
          <table:table-cell table:formula="of:=(100 * ABS([.B234]-[.C234]))/[.B234]" office:value-type="float" office:value="5.01901140684411" calcext:value-type="float">
            <text:p>5.019011406844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38</text:p>
          </table:table-cell>
          <table:table-cell office:value-type="float" office:value="2695" calcext:value-type="float">
            <text:p>2695</text:p>
          </table:table-cell>
          <table:table-cell office:value-type="float" office:value="2705" calcext:value-type="float">
            <text:p>2705</text:p>
          </table:table-cell>
          <table:table-cell table:formula="of:=(100 * ABS([.B235]-[.C235]))/[.B235]" office:value-type="float" office:value="0.371057513914657" calcext:value-type="float">
            <text:p>0.3710575139146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39</text:p>
          </table:table-cell>
          <table:table-cell office:value-type="float" office:value="2556" calcext:value-type="float">
            <text:p>2556</text:p>
          </table:table-cell>
          <table:table-cell office:value-type="float" office:value="3299" calcext:value-type="float">
            <text:p>3299</text:p>
          </table:table-cell>
          <table:table-cell table:formula="of:=(100 * ABS([.B236]-[.C236]))/[.B236]" office:value-type="float" office:value="29.0688575899844" calcext:value-type="float">
            <text:p>29.06885758998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40</text:p>
          </table:table-cell>
          <table:table-cell office:value-type="float" office:value="2475" calcext:value-type="float">
            <text:p>2475</text:p>
          </table:table-cell>
          <table:table-cell office:value-type="float" office:value="2642" calcext:value-type="float">
            <text:p>2642</text:p>
          </table:table-cell>
          <table:table-cell table:formula="of:=(100 * ABS([.B237]-[.C237]))/[.B237]" office:value-type="float" office:value="6.74747474747475" calcext:value-type="float">
            <text:p>6.747474747474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41</text:p>
          </table:table-cell>
          <table:table-cell office:value-type="float" office:value="2501" calcext:value-type="float">
            <text:p>2501</text:p>
          </table:table-cell>
          <table:table-cell office:value-type="float" office:value="2550" calcext:value-type="float">
            <text:p>2550</text:p>
          </table:table-cell>
          <table:table-cell table:formula="of:=(100 * ABS([.B238]-[.C238]))/[.B238]" office:value-type="float" office:value="1.95921631347461" calcext:value-type="float">
            <text:p>1.959216313474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42</text:p>
          </table:table-cell>
          <table:table-cell office:value-type="float" office:value="2460" calcext:value-type="float">
            <text:p>2460</text:p>
          </table:table-cell>
          <table:table-cell office:value-type="float" office:value="3162" calcext:value-type="float">
            <text:p>3162</text:p>
          </table:table-cell>
          <table:table-cell table:formula="of:=(100 * ABS([.B239]-[.C239]))/[.B239]" office:value-type="float" office:value="28.5365853658537" calcext:value-type="float">
            <text:p>28.53658536585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43</text:p>
          </table:table-cell>
          <table:table-cell office:value-type="float" office:value="2708" calcext:value-type="float">
            <text:p>2708</text:p>
          </table:table-cell>
          <table:table-cell office:value-type="float" office:value="3206" calcext:value-type="float">
            <text:p>3206</text:p>
          </table:table-cell>
          <table:table-cell table:formula="of:=(100 * ABS([.B240]-[.C240]))/[.B240]" office:value-type="float" office:value="18.3899556868538" calcext:value-type="float">
            <text:p>18.38995568685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44</text:p>
          </table:table-cell>
          <table:table-cell office:value-type="float" office:value="2523" calcext:value-type="float">
            <text:p>2523</text:p>
          </table:table-cell>
          <table:table-cell office:value-type="float" office:value="2830" calcext:value-type="float">
            <text:p>2830</text:p>
          </table:table-cell>
          <table:table-cell table:formula="of:=(100 * ABS([.B241]-[.C241]))/[.B241]" office:value-type="float" office:value="12.1680539040824" calcext:value-type="float">
            <text:p>12.16805390408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45</text:p>
          </table:table-cell>
          <table:table-cell office:value-type="float" office:value="2571" calcext:value-type="float">
            <text:p>2571</text:p>
          </table:table-cell>
          <table:table-cell office:value-type="float" office:value="2629" calcext:value-type="float">
            <text:p>2629</text:p>
          </table:table-cell>
          <table:table-cell table:formula="of:=(100 * ABS([.B242]-[.C242]))/[.B242]" office:value-type="float" office:value="2.25593154414625" calcext:value-type="float">
            <text:p>2.255931544146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46</text:p>
          </table:table-cell>
          <table:table-cell office:value-type="float" office:value="2466" calcext:value-type="float">
            <text:p>2466</text:p>
          </table:table-cell>
          <table:table-cell office:value-type="float" office:value="2443" calcext:value-type="float">
            <text:p>2443</text:p>
          </table:table-cell>
          <table:table-cell table:formula="of:=(100 * ABS([.B243]-[.C243]))/[.B243]" office:value-type="float" office:value="0.932684509326845" calcext:value-type="float">
            <text:p>0.9326845093268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47</text:p>
          </table:table-cell>
          <table:table-cell office:value-type="float" office:value="2645" calcext:value-type="float">
            <text:p>2645</text:p>
          </table:table-cell>
          <table:table-cell office:value-type="float" office:value="3408" calcext:value-type="float">
            <text:p>3408</text:p>
          </table:table-cell>
          <table:table-cell table:formula="of:=(100 * ABS([.B244]-[.C244]))/[.B244]" office:value-type="float" office:value="28.8468809073724" calcext:value-type="float">
            <text:p>28.84688090737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49</text:p>
          </table:table-cell>
          <table:table-cell office:value-type="float" office:value="2637" calcext:value-type="float">
            <text:p>2637</text:p>
          </table:table-cell>
          <table:table-cell office:value-type="float" office:value="2456" calcext:value-type="float">
            <text:p>2456</text:p>
          </table:table-cell>
          <table:table-cell table:formula="of:=(100 * ABS([.B245]-[.C245]))/[.B245]" office:value-type="float" office:value="6.8638604474782" calcext:value-type="float">
            <text:p>6.86386044747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50</text:p>
          </table:table-cell>
          <table:table-cell office:value-type="float" office:value="2572" calcext:value-type="float">
            <text:p>2572</text:p>
          </table:table-cell>
          <table:table-cell office:value-type="float" office:value="2541" calcext:value-type="float">
            <text:p>2541</text:p>
          </table:table-cell>
          <table:table-cell table:formula="of:=(100 * ABS([.B246]-[.C246]))/[.B246]" office:value-type="float" office:value="1.20528771384137" calcext:value-type="float">
            <text:p>1.205287713841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51</text:p>
          </table:table-cell>
          <table:table-cell office:value-type="float" office:value="2645" calcext:value-type="float">
            <text:p>2645</text:p>
          </table:table-cell>
          <table:table-cell office:value-type="float" office:value="2549" calcext:value-type="float">
            <text:p>2549</text:p>
          </table:table-cell>
          <table:table-cell table:formula="of:=(100 * ABS([.B247]-[.C247]))/[.B247]" office:value-type="float" office:value="3.62948960302457" calcext:value-type="float">
            <text:p>3.629489603024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52</text:p>
          </table:table-cell>
          <table:table-cell office:value-type="float" office:value="2554" calcext:value-type="float">
            <text:p>2554</text:p>
          </table:table-cell>
          <table:table-cell office:value-type="float" office:value="2703" calcext:value-type="float">
            <text:p>2703</text:p>
          </table:table-cell>
          <table:table-cell table:formula="of:=(100 * ABS([.B248]-[.C248]))/[.B248]" office:value-type="float" office:value="5.83398590446359" calcext:value-type="float">
            <text:p>5.8339859044635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53</text:p>
          </table:table-cell>
          <table:table-cell office:value-type="float" office:value="2573" calcext:value-type="float">
            <text:p>2573</text:p>
          </table:table-cell>
          <table:table-cell office:value-type="float" office:value="2735" calcext:value-type="float">
            <text:p>2735</text:p>
          </table:table-cell>
          <table:table-cell table:formula="of:=(100 * ABS([.B249]-[.C249]))/[.B249]" office:value-type="float" office:value="6.29615235134085" calcext:value-type="float">
            <text:p>6.296152351340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54</text:p>
          </table:table-cell>
          <table:table-cell office:value-type="float" office:value="2416" calcext:value-type="float">
            <text:p>2416</text:p>
          </table:table-cell>
          <table:table-cell office:value-type="float" office:value="2375" calcext:value-type="float">
            <text:p>2375</text:p>
          </table:table-cell>
          <table:table-cell table:formula="of:=(100 * ABS([.B250]-[.C250]))/[.B250]" office:value-type="float" office:value="1.69701986754967" calcext:value-type="float">
            <text:p>1.697019867549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55</text:p>
          </table:table-cell>
          <table:table-cell office:value-type="float" office:value="2677" calcext:value-type="float">
            <text:p>2677</text:p>
          </table:table-cell>
          <table:table-cell office:value-type="float" office:value="3308" calcext:value-type="float">
            <text:p>3308</text:p>
          </table:table-cell>
          <table:table-cell table:formula="of:=(100 * ABS([.B251]-[.C251]))/[.B251]" office:value-type="float" office:value="23.5711617482256" calcext:value-type="float">
            <text:p>23.57116174822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56</text:p>
          </table:table-cell>
          <table:table-cell office:value-type="float" office:value="2482" calcext:value-type="float">
            <text:p>2482</text:p>
          </table:table-cell>
          <table:table-cell office:value-type="float" office:value="2531" calcext:value-type="float">
            <text:p>2531</text:p>
          </table:table-cell>
          <table:table-cell table:formula="of:=(100 * ABS([.B252]-[.C252]))/[.B252]" office:value-type="float" office:value="1.97421434327156" calcext:value-type="float">
            <text:p>1.974214343271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57</text:p>
          </table:table-cell>
          <table:table-cell office:value-type="float" office:value="2715" calcext:value-type="float">
            <text:p>2715</text:p>
          </table:table-cell>
          <table:table-cell office:value-type="float" office:value="3068" calcext:value-type="float">
            <text:p>3068</text:p>
          </table:table-cell>
          <table:table-cell table:formula="of:=(100 * ABS([.B253]-[.C253]))/[.B253]" office:value-type="float" office:value="13.0018416206262" calcext:value-type="float">
            <text:p>13.00184162062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58</text:p>
          </table:table-cell>
          <table:table-cell office:value-type="float" office:value="2515" calcext:value-type="float">
            <text:p>2515</text:p>
          </table:table-cell>
          <table:table-cell office:value-type="float" office:value="1843" calcext:value-type="float">
            <text:p>1843</text:p>
          </table:table-cell>
          <table:table-cell table:formula="of:=(100 * ABS([.B254]-[.C254]))/[.B254]" office:value-type="float" office:value="26.7196819085487" calcext:value-type="float">
            <text:p>26.71968190854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59</text:p>
          </table:table-cell>
          <table:table-cell office:value-type="float" office:value="2426" calcext:value-type="float">
            <text:p>2426</text:p>
          </table:table-cell>
          <table:table-cell office:value-type="float" office:value="2429" calcext:value-type="float">
            <text:p>2429</text:p>
          </table:table-cell>
          <table:table-cell table:formula="of:=(100 * ABS([.B255]-[.C255]))/[.B255]" office:value-type="float" office:value="0.123660346248969" calcext:value-type="float">
            <text:p>0.1236603462489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60</text:p>
          </table:table-cell>
          <table:table-cell office:value-type="float" office:value="2583" calcext:value-type="float">
            <text:p>2583</text:p>
          </table:table-cell>
          <table:table-cell office:value-type="float" office:value="2550" calcext:value-type="float">
            <text:p>2550</text:p>
          </table:table-cell>
          <table:table-cell table:formula="of:=(100 * ABS([.B256]-[.C256]))/[.B256]" office:value-type="float" office:value="1.27758420441347" calcext:value-type="float">
            <text:p>1.277584204413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61</text:p>
          </table:table-cell>
          <table:table-cell office:value-type="float" office:value="2619" calcext:value-type="float">
            <text:p>2619</text:p>
          </table:table-cell>
          <table:table-cell office:value-type="float" office:value="2724" calcext:value-type="float">
            <text:p>2724</text:p>
          </table:table-cell>
          <table:table-cell table:formula="of:=(100 * ABS([.B257]-[.C257]))/[.B257]" office:value-type="float" office:value="4.00916380297824" calcext:value-type="float">
            <text:p>4.009163802978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62</text:p>
          </table:table-cell>
          <table:table-cell office:value-type="float" office:value="2439" calcext:value-type="float">
            <text:p>2439</text:p>
          </table:table-cell>
          <table:table-cell office:value-type="float" office:value="2691" calcext:value-type="float">
            <text:p>2691</text:p>
          </table:table-cell>
          <table:table-cell table:formula="of:=(100 * ABS([.B258]-[.C258]))/[.B258]" office:value-type="float" office:value="10.3321033210332" calcext:value-type="float">
            <text:p>10.33210332103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63</text:p>
          </table:table-cell>
          <table:table-cell office:value-type="float" office:value="2652" calcext:value-type="float">
            <text:p>2652</text:p>
          </table:table-cell>
          <table:table-cell office:value-type="float" office:value="2605" calcext:value-type="float">
            <text:p>2605</text:p>
          </table:table-cell>
          <table:table-cell table:formula="of:=(100 * ABS([.B259]-[.C259]))/[.B259]" office:value-type="float" office:value="1.77224736048265" calcext:value-type="float">
            <text:p>1.7722473604826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64</text:p>
          </table:table-cell>
          <table:table-cell office:value-type="float" office:value="2450" calcext:value-type="float">
            <text:p>2450</text:p>
          </table:table-cell>
          <table:table-cell office:value-type="float" office:value="2615" calcext:value-type="float">
            <text:p>2615</text:p>
          </table:table-cell>
          <table:table-cell table:formula="of:=(100 * ABS([.B260]-[.C260]))/[.B260]" office:value-type="float" office:value="6.73469387755102" calcext:value-type="float">
            <text:p>6.734693877551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65</text:p>
          </table:table-cell>
          <table:table-cell office:value-type="float" office:value="2521" calcext:value-type="float">
            <text:p>2521</text:p>
          </table:table-cell>
          <table:table-cell office:value-type="float" office:value="3010" calcext:value-type="float">
            <text:p>3010</text:p>
          </table:table-cell>
          <table:table-cell table:formula="of:=(100 * ABS([.B261]-[.C261]))/[.B261]" office:value-type="float" office:value="19.3970646568822" calcext:value-type="float">
            <text:p>19.39706465688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66</text:p>
          </table:table-cell>
          <table:table-cell office:value-type="float" office:value="2393" calcext:value-type="float">
            <text:p>2393</text:p>
          </table:table-cell>
          <table:table-cell office:value-type="float" office:value="2370" calcext:value-type="float">
            <text:p>2370</text:p>
          </table:table-cell>
          <table:table-cell table:formula="of:=(100 * ABS([.B262]-[.C262]))/[.B262]" office:value-type="float" office:value="0.961136648558295" calcext:value-type="float">
            <text:p>0.9611366485582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67</text:p>
          </table:table-cell>
          <table:table-cell office:value-type="float" office:value="2714" calcext:value-type="float">
            <text:p>2714</text:p>
          </table:table-cell>
          <table:table-cell office:value-type="float" office:value="2471" calcext:value-type="float">
            <text:p>2471</text:p>
          </table:table-cell>
          <table:table-cell table:formula="of:=(100 * ABS([.B263]-[.C263]))/[.B263]" office:value-type="float" office:value="8.95357406042741" calcext:value-type="float">
            <text:p>8.953574060427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68</text:p>
          </table:table-cell>
          <table:table-cell office:value-type="float" office:value="2457" calcext:value-type="float">
            <text:p>2457</text:p>
          </table:table-cell>
          <table:table-cell office:value-type="float" office:value="2852" calcext:value-type="float">
            <text:p>2852</text:p>
          </table:table-cell>
          <table:table-cell table:formula="of:=(100 * ABS([.B264]-[.C264]))/[.B264]" office:value-type="float" office:value="16.0765160765161" calcext:value-type="float">
            <text:p>16.076516076516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69</text:p>
          </table:table-cell>
          <table:table-cell office:value-type="float" office:value="2324" calcext:value-type="float">
            <text:p>2324</text:p>
          </table:table-cell>
          <table:table-cell office:value-type="float" office:value="2394" calcext:value-type="float">
            <text:p>2394</text:p>
          </table:table-cell>
          <table:table-cell table:formula="of:=(100 * ABS([.B265]-[.C265]))/[.B265]" office:value-type="float" office:value="3.01204819277108" calcext:value-type="float">
            <text:p>3.012048192771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70</text:p>
          </table:table-cell>
          <table:table-cell office:value-type="float" office:value="2321" calcext:value-type="float">
            <text:p>2321</text:p>
          </table:table-cell>
          <table:table-cell office:value-type="float" office:value="3052" calcext:value-type="float">
            <text:p>3052</text:p>
          </table:table-cell>
          <table:table-cell table:formula="of:=(100 * ABS([.B266]-[.C266]))/[.B266]" office:value-type="float" office:value="31.4950452391211" calcext:value-type="float">
            <text:p>31.49504523912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71</text:p>
          </table:table-cell>
          <table:table-cell office:value-type="float" office:value="2599" calcext:value-type="float">
            <text:p>2599</text:p>
          </table:table-cell>
          <table:table-cell office:value-type="float" office:value="2795" calcext:value-type="float">
            <text:p>2795</text:p>
          </table:table-cell>
          <table:table-cell table:formula="of:=(100 * ABS([.B267]-[.C267]))/[.B267]" office:value-type="float" office:value="7.54136206233167" calcext:value-type="float">
            <text:p>7.5413620623316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72</text:p>
          </table:table-cell>
          <table:table-cell office:value-type="float" office:value="2592" calcext:value-type="float">
            <text:p>2592</text:p>
          </table:table-cell>
          <table:table-cell office:value-type="float" office:value="3238" calcext:value-type="float">
            <text:p>3238</text:p>
          </table:table-cell>
          <table:table-cell table:formula="of:=(100 * ABS([.B268]-[.C268]))/[.B268]" office:value-type="float" office:value="24.9228395061728" calcext:value-type="float">
            <text:p>24.92283950617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73</text:p>
          </table:table-cell>
          <table:table-cell office:value-type="float" office:value="2570" calcext:value-type="float">
            <text:p>2570</text:p>
          </table:table-cell>
          <table:table-cell office:value-type="float" office:value="2636" calcext:value-type="float">
            <text:p>2636</text:p>
          </table:table-cell>
          <table:table-cell table:formula="of:=(100 * ABS([.B269]-[.C269]))/[.B269]" office:value-type="float" office:value="2.56809338521401" calcext:value-type="float">
            <text:p>2.568093385214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74</text:p>
          </table:table-cell>
          <table:table-cell office:value-type="float" office:value="2522" calcext:value-type="float">
            <text:p>2522</text:p>
          </table:table-cell>
          <table:table-cell office:value-type="float" office:value="2678" calcext:value-type="float">
            <text:p>2678</text:p>
          </table:table-cell>
          <table:table-cell table:formula="of:=(100 * ABS([.B270]-[.C270]))/[.B270]" office:value-type="float" office:value="6.18556701030928" calcext:value-type="float">
            <text:p>6.185567010309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75</text:p>
          </table:table-cell>
          <table:table-cell office:value-type="float" office:value="2673" calcext:value-type="float">
            <text:p>2673</text:p>
          </table:table-cell>
          <table:table-cell office:value-type="float" office:value="2890" calcext:value-type="float">
            <text:p>2890</text:p>
          </table:table-cell>
          <table:table-cell table:formula="of:=(100 * ABS([.B271]-[.C271]))/[.B271]" office:value-type="float" office:value="8.11821922933034" calcext:value-type="float">
            <text:p>8.118219229330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76</text:p>
          </table:table-cell>
          <table:table-cell office:value-type="float" office:value="2456" calcext:value-type="float">
            <text:p>2456</text:p>
          </table:table-cell>
          <table:table-cell office:value-type="float" office:value="2372" calcext:value-type="float">
            <text:p>2372</text:p>
          </table:table-cell>
          <table:table-cell table:formula="of:=(100 * ABS([.B272]-[.C272]))/[.B272]" office:value-type="float" office:value="3.42019543973941" calcext:value-type="float">
            <text:p>3.4201954397394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77</text:p>
          </table:table-cell>
          <table:table-cell office:value-type="float" office:value="2511" calcext:value-type="float">
            <text:p>2511</text:p>
          </table:table-cell>
          <table:table-cell office:value-type="float" office:value="2188" calcext:value-type="float">
            <text:p>2188</text:p>
          </table:table-cell>
          <table:table-cell table:formula="of:=(100 * ABS([.B273]-[.C273]))/[.B273]" office:value-type="float" office:value="12.863401035444" calcext:value-type="float">
            <text:p>12.8634010354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78</text:p>
          </table:table-cell>
          <table:table-cell office:value-type="float" office:value="2490" calcext:value-type="float">
            <text:p>2490</text:p>
          </table:table-cell>
          <table:table-cell office:value-type="float" office:value="2799" calcext:value-type="float">
            <text:p>2799</text:p>
          </table:table-cell>
          <table:table-cell table:formula="of:=(100 * ABS([.B274]-[.C274]))/[.B274]" office:value-type="float" office:value="12.4096385542169" calcext:value-type="float">
            <text:p>12.40963855421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79</text:p>
          </table:table-cell>
          <table:table-cell office:value-type="float" office:value="2490" calcext:value-type="float">
            <text:p>2490</text:p>
          </table:table-cell>
          <table:table-cell office:value-type="float" office:value="3157" calcext:value-type="float">
            <text:p>3157</text:p>
          </table:table-cell>
          <table:table-cell table:formula="of:=(100 * ABS([.B275]-[.C275]))/[.B275]" office:value-type="float" office:value="26.7871485943775" calcext:value-type="float">
            <text:p>26.78714859437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80</text:p>
          </table:table-cell>
          <table:table-cell office:value-type="float" office:value="2468" calcext:value-type="float">
            <text:p>2468</text:p>
          </table:table-cell>
          <table:table-cell office:value-type="float" office:value="2684" calcext:value-type="float">
            <text:p>2684</text:p>
          </table:table-cell>
          <table:table-cell table:formula="of:=(100 * ABS([.B276]-[.C276]))/[.B276]" office:value-type="float" office:value="8.75202593192869" calcext:value-type="float">
            <text:p>8.752025931928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81</text:p>
          </table:table-cell>
          <table:table-cell office:value-type="float" office:value="2672" calcext:value-type="float">
            <text:p>2672</text:p>
          </table:table-cell>
          <table:table-cell office:value-type="float" office:value="3009" calcext:value-type="float">
            <text:p>3009</text:p>
          </table:table-cell>
          <table:table-cell table:formula="of:=(100 * ABS([.B277]-[.C277]))/[.B277]" office:value-type="float" office:value="12.6122754491018" calcext:value-type="float">
            <text:p>12.612275449101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82</text:p>
          </table:table-cell>
          <table:table-cell office:value-type="float" office:value="2587" calcext:value-type="float">
            <text:p>2587</text:p>
          </table:table-cell>
          <table:table-cell office:value-type="float" office:value="2515" calcext:value-type="float">
            <text:p>2515</text:p>
          </table:table-cell>
          <table:table-cell table:formula="of:=(100 * ABS([.B278]-[.C278]))/[.B278]" office:value-type="float" office:value="2.78314650173947" calcext:value-type="float">
            <text:p>2.7831465017394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83</text:p>
          </table:table-cell>
          <table:table-cell office:value-type="float" office:value="2455" calcext:value-type="float">
            <text:p>2455</text:p>
          </table:table-cell>
          <table:table-cell office:value-type="float" office:value="3024" calcext:value-type="float">
            <text:p>3024</text:p>
          </table:table-cell>
          <table:table-cell table:formula="of:=(100 * ABS([.B279]-[.C279]))/[.B279]" office:value-type="float" office:value="23.1771894093686" calcext:value-type="float">
            <text:p>23.17718940936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84</text:p>
          </table:table-cell>
          <table:table-cell office:value-type="float" office:value="2491" calcext:value-type="float">
            <text:p>2491</text:p>
          </table:table-cell>
          <table:table-cell office:value-type="float" office:value="2578" calcext:value-type="float">
            <text:p>2578</text:p>
          </table:table-cell>
          <table:table-cell table:formula="of:=(100 * ABS([.B280]-[.C280]))/[.B280]" office:value-type="float" office:value="3.4925732637495" calcext:value-type="float">
            <text:p>3.49257326374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85</text:p>
          </table:table-cell>
          <table:table-cell office:value-type="float" office:value="2448" calcext:value-type="float">
            <text:p>2448</text:p>
          </table:table-cell>
          <table:table-cell office:value-type="float" office:value="2547" calcext:value-type="float">
            <text:p>2547</text:p>
          </table:table-cell>
          <table:table-cell table:formula="of:=(100 * ABS([.B281]-[.C281]))/[.B281]" office:value-type="float" office:value="4.04411764705882" calcext:value-type="float">
            <text:p>4.044117647058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86</text:p>
          </table:table-cell>
          <table:table-cell office:value-type="float" office:value="2533" calcext:value-type="float">
            <text:p>2533</text:p>
          </table:table-cell>
          <table:table-cell office:value-type="float" office:value="2769" calcext:value-type="float">
            <text:p>2769</text:p>
          </table:table-cell>
          <table:table-cell table:formula="of:=(100 * ABS([.B282]-[.C282]))/[.B282]" office:value-type="float" office:value="9.31701539676273" calcext:value-type="float">
            <text:p>9.3170153967627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87</text:p>
          </table:table-cell>
          <table:table-cell office:value-type="float" office:value="2745" calcext:value-type="float">
            <text:p>2745</text:p>
          </table:table-cell>
          <table:table-cell office:value-type="float" office:value="2403" calcext:value-type="float">
            <text:p>2403</text:p>
          </table:table-cell>
          <table:table-cell table:formula="of:=(100 * ABS([.B283]-[.C283]))/[.B283]" office:value-type="float" office:value="12.4590163934426" calcext:value-type="float">
            <text:p>12.459016393442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88</text:p>
          </table:table-cell>
          <table:table-cell office:value-type="float" office:value="2549" calcext:value-type="float">
            <text:p>2549</text:p>
          </table:table-cell>
          <table:table-cell office:value-type="float" office:value="2538" calcext:value-type="float">
            <text:p>2538</text:p>
          </table:table-cell>
          <table:table-cell table:formula="of:=(100 * ABS([.B284]-[.C284]))/[.B284]" office:value-type="float" office:value="0.431541781090624" calcext:value-type="float">
            <text:p>0.4315417810906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89</text:p>
          </table:table-cell>
          <table:table-cell office:value-type="float" office:value="2588" calcext:value-type="float">
            <text:p>2588</text:p>
          </table:table-cell>
          <table:table-cell office:value-type="float" office:value="2796" calcext:value-type="float">
            <text:p>2796</text:p>
          </table:table-cell>
          <table:table-cell table:formula="of:=(100 * ABS([.B285]-[.C285]))/[.B285]" office:value-type="float" office:value="8.0370942812983" calcext:value-type="float">
            <text:p>8.03709428129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90</text:p>
          </table:table-cell>
          <table:table-cell office:value-type="float" office:value="2484" calcext:value-type="float">
            <text:p>2484</text:p>
          </table:table-cell>
          <table:table-cell office:value-type="float" office:value="2413" calcext:value-type="float">
            <text:p>2413</text:p>
          </table:table-cell>
          <table:table-cell table:formula="of:=(100 * ABS([.B286]-[.C286]))/[.B286]" office:value-type="float" office:value="2.85829307568438" calcext:value-type="float">
            <text:p>2.858293075684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91</text:p>
          </table:table-cell>
          <table:table-cell office:value-type="float" office:value="2673" calcext:value-type="float">
            <text:p>2673</text:p>
          </table:table-cell>
          <table:table-cell office:value-type="float" office:value="2669" calcext:value-type="float">
            <text:p>2669</text:p>
          </table:table-cell>
          <table:table-cell table:formula="of:=(100 * ABS([.B287]-[.C287]))/[.B287]" office:value-type="float" office:value="0.149644594089039" calcext:value-type="float">
            <text:p>0.14964459408903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d293</text:p>
          </table:table-cell>
          <table:table-cell office:value-type="float" office:value="2533" calcext:value-type="float">
            <text:p>2533</text:p>
          </table:table-cell>
          <table:table-cell office:value-type="float" office:value="2592" calcext:value-type="float">
            <text:p>2592</text:p>
          </table:table-cell>
          <table:table-cell table:formula="of:=(100 * ABS([.B288]-[.C288]))/[.B288]" office:value-type="float" office:value="2.32925384919068" calcext:value-type="float">
            <text:p>2.32925384919068</text:p>
          </table:table-cell>
          <table:table-cell table:number-columns-repeated="12"/>
        </table:table-row>
      </table:table>
      <table:table table:name="Md" table:style-name="ta1">
        <table:shapes>
          <draw:frame draw:z-index="0" draw:style-name="gr1" draw:text-style-name="P1" svg:width="159.99mm" svg:height="89.99mm" svg:x="124.63mm" svg:y="40.04mm">
            <draw:object draw:notify-on-update-of-ranges="Md.F7:Md.L7 Md.F8:Md.L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centroid</text:p>
          </table:table-cell>
          <table:table-cell office:value-type="string" calcext:value-type="string">
            <text:p>Ecentroid</text:p>
          </table:table-cell>
          <table:table-cell office:value-type="string" calcext:value-type="string">
            <text:p>percent Erro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</text:p>
          </table:table-cell>
          <table:table-cell office:value-type="float" office:value="2473" calcext:value-type="float">
            <text:p>2473</text:p>
          </table:table-cell>
          <table:table-cell office:value-type="float" office:value="2765" calcext:value-type="float">
            <text:p>2765</text:p>
          </table:table-cell>
          <table:table-cell table:formula="of:=(100 * ABS([.B2]-[.C2]))/[.B2]" office:value-type="float" office:value="11.8075212292762" calcext:value-type="float">
            <text:p>11.8075212292762</text:p>
          </table:table-cell>
          <table:table-cell/>
          <table:table-cell office:value-type="string" calcext:value-type="string">
            <text:p>&lt;=5%</text:p>
          </table:table-cell>
          <table:table-cell office:value-type="string" calcext:value-type="string">
            <text:p>&lt;=10%</text:p>
          </table:table-cell>
          <table:table-cell office:value-type="string" calcext:value-type="string">
            <text:p>&lt;=15</text:p>
          </table:table-cell>
          <table:table-cell office:value-type="string" calcext:value-type="string">
            <text:p>&lt;20%</text:p>
          </table:table-cell>
          <table:table-cell office:value-type="string" calcext:value-type="string">
            <text:p>&lt;=25</text:p>
          </table:table-cell>
          <table:table-cell office:value-type="string" calcext:value-type="string">
            <text:p>&lt;30%</text:p>
          </table:table-cell>
          <table:table-cell office:value-type="string" calcext:value-type="string">
            <text:p>&lt;40</text:p>
          </table:table-cell>
          <table:table-cell office:value-type="string" calcext:value-type="string">
            <text:p>&lt;50</text:p>
          </table:table-cell>
          <table:table-cell office:value-type="string" calcext:value-type="string">
            <text:p>&lt;60</text:p>
          </table:table-cell>
          <table:table-cell office:value-type="string" calcext:value-type="string">
            <text:p>&lt;70</text:p>
          </table:table-cell>
        </table:table-row>
        <table:table-row table:style-name="ro1">
          <table:table-cell office:value-type="string" calcext:value-type="string">
            <text:p>ind2</text:p>
          </table:table-cell>
          <table:table-cell office:value-type="float" office:value="2464" calcext:value-type="float">
            <text:p>2464</text:p>
          </table:table-cell>
          <table:table-cell office:value-type="float" office:value="2619" calcext:value-type="float">
            <text:p>2619</text:p>
          </table:table-cell>
          <table:table-cell table:formula="of:=(100 * ABS([.B3]-[.C3]))/[.B3]" office:value-type="float" office:value="6.29058441558442" calcext:value-type="float">
            <text:p>6.29058441558442</text:p>
          </table:table-cell>
          <table:table-cell/>
          <table:table-cell table:formula="of:=COUNTIF([.$D$2:.$D$291];&quot;&lt;=5&quot;)" office:value-type="float" office:value="167" calcext:value-type="float">
            <text:p>167</text:p>
          </table:table-cell>
          <table:table-cell table:formula="of:=COUNTIF([.$D$2:.$D$291];&quot;&lt;=10&quot;)" office:value-type="float" office:value="219" calcext:value-type="float">
            <text:p>219</text:p>
          </table:table-cell>
          <table:table-cell table:formula="of:=COUNTIF([.$D$2:.$D$291];&quot;&lt;=15&quot;)" office:value-type="float" office:value="250" calcext:value-type="float">
            <text:p>250</text:p>
          </table:table-cell>
          <table:table-cell table:formula="of:=COUNTIF([.$D$2:.$D$291];&quot;&lt;=20&quot;)" office:value-type="float" office:value="271" calcext:value-type="float">
            <text:p>271</text:p>
          </table:table-cell>
          <table:table-cell table:formula="of:=COUNTIF([.$D$2:.$D$291];&quot;&lt;=25&quot;)" office:value-type="float" office:value="283" calcext:value-type="float">
            <text:p>283</text:p>
          </table:table-cell>
          <table:table-cell table:formula="of:=COUNTIF([.$D$2:.$D$291];&quot;&lt;=30&quot;)" office:value-type="float" office:value="288" calcext:value-type="float">
            <text:p>288</text:p>
          </table:table-cell>
          <table:table-cell table:formula="of:=COUNTIF([.$D$2:.$D$291];&quot;&lt;=40&quot;)" office:value-type="float" office:value="289" calcext:value-type="float">
            <text:p>289</text:p>
          </table:table-cell>
          <table:table-cell table:formula="of:=COUNTIF([.$D$2:.$D$291];&quot;&lt;=50&quot;)" office:value-type="float" office:value="290" calcext:value-type="float">
            <text:p>290</text:p>
          </table:table-cell>
          <table:table-cell table:formula="of:=COUNTIF([.$D$2:.$D$291];&quot;&lt;=60&quot;)" office:value-type="float" office:value="290" calcext:value-type="float">
            <text:p>290</text:p>
          </table:table-cell>
          <table:table-cell table:formula="of:=COUNTIF([.$D$2:.$D$291];&quot;&lt;=70&quot;)"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ind3</text:p>
          </table:table-cell>
          <table:table-cell office:value-type="float" office:value="2566" calcext:value-type="float">
            <text:p>2566</text:p>
          </table:table-cell>
          <table:table-cell office:value-type="float" office:value="2494" calcext:value-type="float">
            <text:p>2494</text:p>
          </table:table-cell>
          <table:table-cell table:formula="of:=(100 * ABS([.B4]-[.C4]))/[.B4]" office:value-type="float" office:value="2.80592361652377" calcext:value-type="float">
            <text:p>2.805923616523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5</text:p>
          </table:table-cell>
          <table:table-cell office:value-type="float" office:value="2528" calcext:value-type="float">
            <text:p>2528</text:p>
          </table:table-cell>
          <table:table-cell office:value-type="float" office:value="2625" calcext:value-type="float">
            <text:p>2625</text:p>
          </table:table-cell>
          <table:table-cell table:formula="of:=(100 * ABS([.B5]-[.C5]))/[.B5]" office:value-type="float" office:value="3.8370253164557" calcext:value-type="float">
            <text:p>3.8370253164557</text:p>
          </table:table-cell>
          <table:table-cell table:number-columns-repeated="2"/>
          <table:table-cell table:formula="of:=219/291" office:value-type="float" office:value="0.752577319587629" calcext:value-type="float">
            <text:p>0.752577319587629</text:p>
          </table:table-cell>
          <table:table-cell table:formula="of:=250/291" office:value-type="float" office:value="0.859106529209622" calcext:value-type="float">
            <text:p>0.8591065292096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d6</text:p>
          </table:table-cell>
          <table:table-cell office:value-type="float" office:value="2423" calcext:value-type="float">
            <text:p>2423</text:p>
          </table:table-cell>
          <table:table-cell office:value-type="float" office:value="2297" calcext:value-type="float">
            <text:p>2297</text:p>
          </table:table-cell>
          <table:table-cell table:formula="of:=(100 * ABS([.B6]-[.C6]))/[.B6]" office:value-type="float" office:value="5.20016508460586" calcext:value-type="float">
            <text:p>5.2001650846058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7</text:p>
          </table:table-cell>
          <table:table-cell office:value-type="float" office:value="2522" calcext:value-type="float">
            <text:p>2522</text:p>
          </table:table-cell>
          <table:table-cell office:value-type="float" office:value="2533" calcext:value-type="float">
            <text:p>2533</text:p>
          </table:table-cell>
          <table:table-cell table:formula="of:=(100 * ABS([.B7]-[.C7]))/[.B7]" office:value-type="float" office:value="0.436161776367962" calcext:value-type="float">
            <text:p>0.43616177636796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&gt;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8</text:p>
          </table:table-cell>
          <table:table-cell office:value-type="float" office:value="2541" calcext:value-type="float">
            <text:p>2541</text:p>
          </table:table-cell>
          <table:table-cell office:value-type="float" office:value="2489" calcext:value-type="float">
            <text:p>2489</text:p>
          </table:table-cell>
          <table:table-cell table:formula="of:=(100 * ABS([.B8]-[.C8]))/[.B8]" office:value-type="float" office:value="2.04643841007477" calcext:value-type="float">
            <text:p>2.04643841007477</text:p>
          </table:table-cell>
          <table:table-cell/>
          <table:table-cell table:formula="of:=COUNTIF([.$D$2:.$D$291];&quot;&lt;=5&quot;)" office:value-type="float" office:value="167" calcext:value-type="float">
            <text:p>167</text:p>
          </table:table-cell>
          <table:table-cell table:formula="of:=[.G3]-[.F8]" office:value-type="float" office:value="52" calcext:value-type="float">
            <text:p>52</text:p>
          </table:table-cell>
          <table:table-cell table:formula="of:=[.H3]-[.G3]" office:value-type="float" office:value="31" calcext:value-type="float">
            <text:p>31</text:p>
          </table:table-cell>
          <table:table-cell table:formula="of:=[.I3]-[.H3]" office:value-type="float" office:value="21" calcext:value-type="float">
            <text:p>21</text:p>
          </table:table-cell>
          <table:table-cell table:formula="of:=[.J3]-[.I3]" office:value-type="float" office:value="12" calcext:value-type="float">
            <text:p>12</text:p>
          </table:table-cell>
          <table:table-cell table:formula="of:=[.K3]-[.J3]" office:value-type="float" office:value="5" calcext:value-type="float">
            <text:p>5</text:p>
          </table:table-cell>
          <table:table-cell table:formula="of:=291-SUM([.F8:.K8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9</text:p>
          </table:table-cell>
          <table:table-cell office:value-type="float" office:value="2533" calcext:value-type="float">
            <text:p>2533</text:p>
          </table:table-cell>
          <table:table-cell office:value-type="float" office:value="2429" calcext:value-type="float">
            <text:p>2429</text:p>
          </table:table-cell>
          <table:table-cell table:formula="of:=(100 * ABS([.B9]-[.C9]))/[.B9]" office:value-type="float" office:value="4.10580339518358" calcext:value-type="float">
            <text:p>4.105803395183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0</text:p>
          </table:table-cell>
          <table:table-cell office:value-type="float" office:value="2382" calcext:value-type="float">
            <text:p>2382</text:p>
          </table:table-cell>
          <table:table-cell office:value-type="float" office:value="2460" calcext:value-type="float">
            <text:p>2460</text:p>
          </table:table-cell>
          <table:table-cell table:formula="of:=(100 * ABS([.B10]-[.C10]))/[.B10]" office:value-type="float" office:value="3.27455919395466" calcext:value-type="float">
            <text:p>3.2745591939546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1</text:p>
          </table:table-cell>
          <table:table-cell office:value-type="float" office:value="2922" calcext:value-type="float">
            <text:p>2922</text:p>
          </table:table-cell>
          <table:table-cell office:value-type="float" office:value="3369" calcext:value-type="float">
            <text:p>3369</text:p>
          </table:table-cell>
          <table:table-cell table:formula="of:=(100 * ABS([.B11]-[.C11]))/[.B11]" office:value-type="float" office:value="15.2977412731006" calcext:value-type="float">
            <text:p>15.29774127310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2</text:p>
          </table:table-cell>
          <table:table-cell office:value-type="float" office:value="2490" calcext:value-type="float">
            <text:p>2490</text:p>
          </table:table-cell>
          <table:table-cell office:value-type="float" office:value="2029" calcext:value-type="float">
            <text:p>2029</text:p>
          </table:table-cell>
          <table:table-cell table:formula="of:=(100 * ABS([.B12]-[.C12]))/[.B12]" office:value-type="float" office:value="18.5140562248996" calcext:value-type="float">
            <text:p>18.514056224899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3</text:p>
          </table:table-cell>
          <table:table-cell office:value-type="float" office:value="2529" calcext:value-type="float">
            <text:p>2529</text:p>
          </table:table-cell>
          <table:table-cell office:value-type="float" office:value="2450" calcext:value-type="float">
            <text:p>2450</text:p>
          </table:table-cell>
          <table:table-cell table:formula="of:=(100 * ABS([.B13]-[.C13]))/[.B13]" office:value-type="float" office:value="3.12376433372875" calcext:value-type="float">
            <text:p>3.123764333728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4</text:p>
          </table:table-cell>
          <table:table-cell office:value-type="float" office:value="2273" calcext:value-type="float">
            <text:p>2273</text:p>
          </table:table-cell>
          <table:table-cell office:value-type="float" office:value="2141" calcext:value-type="float">
            <text:p>2141</text:p>
          </table:table-cell>
          <table:table-cell table:formula="of:=(100 * ABS([.B14]-[.C14]))/[.B14]" office:value-type="float" office:value="5.80730312362517" calcext:value-type="float">
            <text:p>5.807303123625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5</text:p>
          </table:table-cell>
          <table:table-cell office:value-type="float" office:value="2637" calcext:value-type="float">
            <text:p>2637</text:p>
          </table:table-cell>
          <table:table-cell office:value-type="float" office:value="2865" calcext:value-type="float">
            <text:p>2865</text:p>
          </table:table-cell>
          <table:table-cell table:formula="of:=(100 * ABS([.B15]-[.C15]))/[.B15]" office:value-type="float" office:value="8.64618885096701" calcext:value-type="float">
            <text:p>8.646188850967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6</text:p>
          </table:table-cell>
          <table:table-cell office:value-type="float" office:value="2440" calcext:value-type="float">
            <text:p>2440</text:p>
          </table:table-cell>
          <table:table-cell office:value-type="float" office:value="2416" calcext:value-type="float">
            <text:p>2416</text:p>
          </table:table-cell>
          <table:table-cell table:formula="of:=(100 * ABS([.B16]-[.C16]))/[.B16]" office:value-type="float" office:value="0.983606557377049" calcext:value-type="float">
            <text:p>0.98360655737704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7</text:p>
          </table:table-cell>
          <table:table-cell office:value-type="float" office:value="2436" calcext:value-type="float">
            <text:p>2436</text:p>
          </table:table-cell>
          <table:table-cell office:value-type="float" office:value="2510" calcext:value-type="float">
            <text:p>2510</text:p>
          </table:table-cell>
          <table:table-cell table:formula="of:=(100 * ABS([.B17]-[.C17]))/[.B17]" office:value-type="float" office:value="3.03776683087028" calcext:value-type="float">
            <text:p>3.037766830870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8</text:p>
          </table:table-cell>
          <table:table-cell office:value-type="float" office:value="2404" calcext:value-type="float">
            <text:p>2404</text:p>
          </table:table-cell>
          <table:table-cell office:value-type="float" office:value="2391" calcext:value-type="float">
            <text:p>2391</text:p>
          </table:table-cell>
          <table:table-cell table:formula="of:=(100 * ABS([.B18]-[.C18]))/[.B18]" office:value-type="float" office:value="0.540765391014975" calcext:value-type="float">
            <text:p>0.5407653910149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9</text:p>
          </table:table-cell>
          <table:table-cell office:value-type="float" office:value="2603" calcext:value-type="float">
            <text:p>2603</text:p>
          </table:table-cell>
          <table:table-cell office:value-type="float" office:value="2592" calcext:value-type="float">
            <text:p>2592</text:p>
          </table:table-cell>
          <table:table-cell table:formula="of:=(100 * ABS([.B19]-[.C19]))/[.B19]" office:value-type="float" office:value="0.422589320015367" calcext:value-type="float">
            <text:p>0.4225893200153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0</text:p>
          </table:table-cell>
          <table:table-cell office:value-type="float" office:value="2595" calcext:value-type="float">
            <text:p>2595</text:p>
          </table:table-cell>
          <table:table-cell office:value-type="float" office:value="1509" calcext:value-type="float">
            <text:p>1509</text:p>
          </table:table-cell>
          <table:table-cell table:formula="of:=(100 * ABS([.B20]-[.C20]))/[.B20]" office:value-type="float" office:value="41.849710982659" calcext:value-type="float">
            <text:p>41.84971098265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1</text:p>
          </table:table-cell>
          <table:table-cell office:value-type="float" office:value="2771" calcext:value-type="float">
            <text:p>2771</text:p>
          </table:table-cell>
          <table:table-cell office:value-type="float" office:value="2804" calcext:value-type="float">
            <text:p>2804</text:p>
          </table:table-cell>
          <table:table-cell table:formula="of:=(100 * ABS([.B21]-[.C21]))/[.B21]" office:value-type="float" office:value="1.19090581017683" calcext:value-type="float">
            <text:p>1.190905810176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2</text:p>
          </table:table-cell>
          <table:table-cell office:value-type="float" office:value="2551" calcext:value-type="float">
            <text:p>2551</text:p>
          </table:table-cell>
          <table:table-cell office:value-type="float" office:value="2577" calcext:value-type="float">
            <text:p>2577</text:p>
          </table:table-cell>
          <table:table-cell table:formula="of:=(100 * ABS([.B22]-[.C22]))/[.B22]" office:value-type="float" office:value="1.01920815366523" calcext:value-type="float">
            <text:p>1.019208153665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3</text:p>
          </table:table-cell>
          <table:table-cell office:value-type="float" office:value="2454" calcext:value-type="float">
            <text:p>2454</text:p>
          </table:table-cell>
          <table:table-cell office:value-type="float" office:value="2998" calcext:value-type="float">
            <text:p>2998</text:p>
          </table:table-cell>
          <table:table-cell table:formula="of:=(100 * ABS([.B23]-[.C23]))/[.B23]" office:value-type="float" office:value="22.1678891605542" calcext:value-type="float">
            <text:p>22.167889160554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4</text:p>
          </table:table-cell>
          <table:table-cell office:value-type="float" office:value="2487" calcext:value-type="float">
            <text:p>2487</text:p>
          </table:table-cell>
          <table:table-cell office:value-type="float" office:value="2659" calcext:value-type="float">
            <text:p>2659</text:p>
          </table:table-cell>
          <table:table-cell table:formula="of:=(100 * ABS([.B24]-[.C24]))/[.B24]" office:value-type="float" office:value="6.91596300763973" calcext:value-type="float">
            <text:p>6.9159630076397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5</text:p>
          </table:table-cell>
          <table:table-cell office:value-type="float" office:value="2501" calcext:value-type="float">
            <text:p>2501</text:p>
          </table:table-cell>
          <table:table-cell office:value-type="float" office:value="2847" calcext:value-type="float">
            <text:p>2847</text:p>
          </table:table-cell>
          <table:table-cell table:formula="of:=(100 * ABS([.B25]-[.C25]))/[.B25]" office:value-type="float" office:value="13.8344662135146" calcext:value-type="float">
            <text:p>13.83446621351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6</text:p>
          </table:table-cell>
          <table:table-cell office:value-type="float" office:value="2395" calcext:value-type="float">
            <text:p>2395</text:p>
          </table:table-cell>
          <table:table-cell office:value-type="float" office:value="2379" calcext:value-type="float">
            <text:p>2379</text:p>
          </table:table-cell>
          <table:table-cell table:formula="of:=(100 * ABS([.B26]-[.C26]))/[.B26]" office:value-type="float" office:value="0.668058455114823" calcext:value-type="float">
            <text:p>0.6680584551148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7</text:p>
          </table:table-cell>
          <table:table-cell office:value-type="float" office:value="2546" calcext:value-type="float">
            <text:p>2546</text:p>
          </table:table-cell>
          <table:table-cell office:value-type="float" office:value="3073" calcext:value-type="float">
            <text:p>3073</text:p>
          </table:table-cell>
          <table:table-cell table:formula="of:=(100 * ABS([.B27]-[.C27]))/[.B27]" office:value-type="float" office:value="20.6991358994501" calcext:value-type="float">
            <text:p>20.69913589945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8</text:p>
          </table:table-cell>
          <table:table-cell table:number-columns-repeated="2" office:value-type="float" office:value="2491" calcext:value-type="float">
            <text:p>2491</text:p>
          </table:table-cell>
          <table:table-cell table:formula="of:=(100 * ABS([.B28]-[.C28]))/[.B28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9</text:p>
          </table:table-cell>
          <table:table-cell office:value-type="float" office:value="2321" calcext:value-type="float">
            <text:p>2321</text:p>
          </table:table-cell>
          <table:table-cell office:value-type="float" office:value="2325" calcext:value-type="float">
            <text:p>2325</text:p>
          </table:table-cell>
          <table:table-cell table:formula="of:=(100 * ABS([.B29]-[.C29]))/[.B29]" office:value-type="float" office:value="0.1723395088324" calcext:value-type="float">
            <text:p>0.17233950883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30</text:p>
          </table:table-cell>
          <table:table-cell office:value-type="float" office:value="2533" calcext:value-type="float">
            <text:p>2533</text:p>
          </table:table-cell>
          <table:table-cell office:value-type="float" office:value="2829" calcext:value-type="float">
            <text:p>2829</text:p>
          </table:table-cell>
          <table:table-cell table:formula="of:=(100 * ABS([.B30]-[.C30]))/[.B30]" office:value-type="float" office:value="11.6857481247533" calcext:value-type="float">
            <text:p>11.68574812475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31</text:p>
          </table:table-cell>
          <table:table-cell office:value-type="float" office:value="2685" calcext:value-type="float">
            <text:p>2685</text:p>
          </table:table-cell>
          <table:table-cell office:value-type="float" office:value="2684" calcext:value-type="float">
            <text:p>2684</text:p>
          </table:table-cell>
          <table:table-cell table:formula="of:=(100 * ABS([.B31]-[.C31]))/[.B31]" office:value-type="float" office:value="0.037243947858473" calcext:value-type="float">
            <text:p>0.03724394785847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32</text:p>
          </table:table-cell>
          <table:table-cell office:value-type="float" office:value="2448" calcext:value-type="float">
            <text:p>2448</text:p>
          </table:table-cell>
          <table:table-cell office:value-type="float" office:value="2401" calcext:value-type="float">
            <text:p>2401</text:p>
          </table:table-cell>
          <table:table-cell table:formula="of:=(100 * ABS([.B32]-[.C32]))/[.B32]" office:value-type="float" office:value="1.91993464052288" calcext:value-type="float">
            <text:p>1.9199346405228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33</text:p>
          </table:table-cell>
          <table:table-cell office:value-type="float" office:value="2771" calcext:value-type="float">
            <text:p>2771</text:p>
          </table:table-cell>
          <table:table-cell office:value-type="float" office:value="2610" calcext:value-type="float">
            <text:p>2610</text:p>
          </table:table-cell>
          <table:table-cell table:formula="of:=(100 * ABS([.B33]-[.C33]))/[.B33]" office:value-type="float" office:value="5.81017683146878" calcext:value-type="float">
            <text:p>5.810176831468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34</text:p>
          </table:table-cell>
          <table:table-cell office:value-type="float" office:value="2423" calcext:value-type="float">
            <text:p>2423</text:p>
          </table:table-cell>
          <table:table-cell office:value-type="float" office:value="2241" calcext:value-type="float">
            <text:p>2241</text:p>
          </table:table-cell>
          <table:table-cell table:formula="of:=(100 * ABS([.B34]-[.C34]))/[.B34]" office:value-type="float" office:value="7.51134956665291" calcext:value-type="float">
            <text:p>7.511349566652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35</text:p>
          </table:table-cell>
          <table:table-cell office:value-type="float" office:value="2712" calcext:value-type="float">
            <text:p>2712</text:p>
          </table:table-cell>
          <table:table-cell office:value-type="float" office:value="2531" calcext:value-type="float">
            <text:p>2531</text:p>
          </table:table-cell>
          <table:table-cell table:formula="of:=(100 * ABS([.B35]-[.C35]))/[.B35]" office:value-type="float" office:value="6.6740412979351" calcext:value-type="float">
            <text:p>6.67404129793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36</text:p>
          </table:table-cell>
          <table:table-cell office:value-type="float" office:value="2595" calcext:value-type="float">
            <text:p>2595</text:p>
          </table:table-cell>
          <table:table-cell office:value-type="float" office:value="2621" calcext:value-type="float">
            <text:p>2621</text:p>
          </table:table-cell>
          <table:table-cell table:formula="of:=(100 * ABS([.B36]-[.C36]))/[.B36]" office:value-type="float" office:value="1.0019267822736" calcext:value-type="float">
            <text:p>1.00192678227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37</text:p>
          </table:table-cell>
          <table:table-cell office:value-type="float" office:value="2774" calcext:value-type="float">
            <text:p>2774</text:p>
          </table:table-cell>
          <table:table-cell office:value-type="float" office:value="3185" calcext:value-type="float">
            <text:p>3185</text:p>
          </table:table-cell>
          <table:table-cell table:formula="of:=(100 * ABS([.B37]-[.C37]))/[.B37]" office:value-type="float" office:value="14.816149963951" calcext:value-type="float">
            <text:p>14.8161499639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38</text:p>
          </table:table-cell>
          <table:table-cell office:value-type="float" office:value="2430" calcext:value-type="float">
            <text:p>2430</text:p>
          </table:table-cell>
          <table:table-cell office:value-type="float" office:value="2126" calcext:value-type="float">
            <text:p>2126</text:p>
          </table:table-cell>
          <table:table-cell table:formula="of:=(100 * ABS([.B38]-[.C38]))/[.B38]" office:value-type="float" office:value="12.5102880658436" calcext:value-type="float">
            <text:p>12.51028806584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39</text:p>
          </table:table-cell>
          <table:table-cell office:value-type="float" office:value="2789" calcext:value-type="float">
            <text:p>2789</text:p>
          </table:table-cell>
          <table:table-cell office:value-type="float" office:value="3090" calcext:value-type="float">
            <text:p>3090</text:p>
          </table:table-cell>
          <table:table-cell table:formula="of:=(100 * ABS([.B39]-[.C39]))/[.B39]" office:value-type="float" office:value="10.7923987092148" calcext:value-type="float">
            <text:p>10.792398709214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40</text:p>
          </table:table-cell>
          <table:table-cell office:value-type="float" office:value="2422" calcext:value-type="float">
            <text:p>2422</text:p>
          </table:table-cell>
          <table:table-cell office:value-type="float" office:value="2349" calcext:value-type="float">
            <text:p>2349</text:p>
          </table:table-cell>
          <table:table-cell table:formula="of:=(100 * ABS([.B40]-[.C40]))/[.B40]" office:value-type="float" office:value="3.01403798513625" calcext:value-type="float">
            <text:p>3.014037985136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41</text:p>
          </table:table-cell>
          <table:table-cell office:value-type="float" office:value="2604" calcext:value-type="float">
            <text:p>2604</text:p>
          </table:table-cell>
          <table:table-cell office:value-type="float" office:value="2550" calcext:value-type="float">
            <text:p>2550</text:p>
          </table:table-cell>
          <table:table-cell table:formula="of:=(100 * ABS([.B41]-[.C41]))/[.B41]" office:value-type="float" office:value="2.07373271889401" calcext:value-type="float">
            <text:p>2.073732718894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42</text:p>
          </table:table-cell>
          <table:table-cell office:value-type="float" office:value="2632" calcext:value-type="float">
            <text:p>2632</text:p>
          </table:table-cell>
          <table:table-cell office:value-type="float" office:value="2297" calcext:value-type="float">
            <text:p>2297</text:p>
          </table:table-cell>
          <table:table-cell table:formula="of:=(100 * ABS([.B42]-[.C42]))/[.B42]" office:value-type="float" office:value="12.7279635258359" calcext:value-type="float">
            <text:p>12.727963525835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43</text:p>
          </table:table-cell>
          <table:table-cell office:value-type="float" office:value="2697" calcext:value-type="float">
            <text:p>2697</text:p>
          </table:table-cell>
          <table:table-cell office:value-type="float" office:value="2621" calcext:value-type="float">
            <text:p>2621</text:p>
          </table:table-cell>
          <table:table-cell table:formula="of:=(100 * ABS([.B43]-[.C43]))/[.B43]" office:value-type="float" office:value="2.81794586577679" calcext:value-type="float">
            <text:p>2.8179458657767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44</text:p>
          </table:table-cell>
          <table:table-cell office:value-type="float" office:value="2500" calcext:value-type="float">
            <text:p>2500</text:p>
          </table:table-cell>
          <table:table-cell office:value-type="float" office:value="2421" calcext:value-type="float">
            <text:p>2421</text:p>
          </table:table-cell>
          <table:table-cell table:formula="of:=(100 * ABS([.B44]-[.C44]))/[.B44]" office:value-type="float" office:value="3.16" calcext:value-type="float">
            <text:p>3.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45</text:p>
          </table:table-cell>
          <table:table-cell office:value-type="float" office:value="2472" calcext:value-type="float">
            <text:p>2472</text:p>
          </table:table-cell>
          <table:table-cell office:value-type="float" office:value="2682" calcext:value-type="float">
            <text:p>2682</text:p>
          </table:table-cell>
          <table:table-cell table:formula="of:=(100 * ABS([.B45]-[.C45]))/[.B45]" office:value-type="float" office:value="8.49514563106796" calcext:value-type="float">
            <text:p>8.4951456310679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46</text:p>
          </table:table-cell>
          <table:table-cell office:value-type="float" office:value="2541" calcext:value-type="float">
            <text:p>2541</text:p>
          </table:table-cell>
          <table:table-cell office:value-type="float" office:value="2719" calcext:value-type="float">
            <text:p>2719</text:p>
          </table:table-cell>
          <table:table-cell table:formula="of:=(100 * ABS([.B46]-[.C46]))/[.B46]" office:value-type="float" office:value="7.00511609602519" calcext:value-type="float">
            <text:p>7.005116096025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47</text:p>
          </table:table-cell>
          <table:table-cell office:value-type="float" office:value="2270" calcext:value-type="float">
            <text:p>2270</text:p>
          </table:table-cell>
          <table:table-cell office:value-type="float" office:value="2357" calcext:value-type="float">
            <text:p>2357</text:p>
          </table:table-cell>
          <table:table-cell table:formula="of:=(100 * ABS([.B47]-[.C47]))/[.B47]" office:value-type="float" office:value="3.83259911894273" calcext:value-type="float">
            <text:p>3.8325991189427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48</text:p>
          </table:table-cell>
          <table:table-cell office:value-type="float" office:value="2487" calcext:value-type="float">
            <text:p>2487</text:p>
          </table:table-cell>
          <table:table-cell office:value-type="float" office:value="2677" calcext:value-type="float">
            <text:p>2677</text:p>
          </table:table-cell>
          <table:table-cell table:formula="of:=(100 * ABS([.B48]-[.C48]))/[.B48]" office:value-type="float" office:value="7.63972657820668" calcext:value-type="float">
            <text:p>7.639726578206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49</text:p>
          </table:table-cell>
          <table:table-cell office:value-type="float" office:value="2690" calcext:value-type="float">
            <text:p>2690</text:p>
          </table:table-cell>
          <table:table-cell office:value-type="float" office:value="2678" calcext:value-type="float">
            <text:p>2678</text:p>
          </table:table-cell>
          <table:table-cell table:formula="of:=(100 * ABS([.B49]-[.C49]))/[.B49]" office:value-type="float" office:value="0.446096654275093" calcext:value-type="float">
            <text:p>0.4460966542750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50</text:p>
          </table:table-cell>
          <table:table-cell office:value-type="float" office:value="2581" calcext:value-type="float">
            <text:p>2581</text:p>
          </table:table-cell>
          <table:table-cell office:value-type="float" office:value="2447" calcext:value-type="float">
            <text:p>2447</text:p>
          </table:table-cell>
          <table:table-cell table:formula="of:=(100 * ABS([.B50]-[.C50]))/[.B50]" office:value-type="float" office:value="5.19178612940721" calcext:value-type="float">
            <text:p>5.191786129407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51</text:p>
          </table:table-cell>
          <table:table-cell office:value-type="float" office:value="2559" calcext:value-type="float">
            <text:p>2559</text:p>
          </table:table-cell>
          <table:table-cell office:value-type="float" office:value="2271" calcext:value-type="float">
            <text:p>2271</text:p>
          </table:table-cell>
          <table:table-cell table:formula="of:=(100 * ABS([.B51]-[.C51]))/[.B51]" office:value-type="float" office:value="11.2543962485346" calcext:value-type="float">
            <text:p>11.25439624853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52</text:p>
          </table:table-cell>
          <table:table-cell office:value-type="float" office:value="2435" calcext:value-type="float">
            <text:p>2435</text:p>
          </table:table-cell>
          <table:table-cell office:value-type="float" office:value="2428" calcext:value-type="float">
            <text:p>2428</text:p>
          </table:table-cell>
          <table:table-cell table:formula="of:=(100 * ABS([.B52]-[.C52]))/[.B52]" office:value-type="float" office:value="0.287474332648871" calcext:value-type="float">
            <text:p>0.2874743326488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53</text:p>
          </table:table-cell>
          <table:table-cell office:value-type="float" office:value="2541" calcext:value-type="float">
            <text:p>2541</text:p>
          </table:table-cell>
          <table:table-cell office:value-type="float" office:value="2682" calcext:value-type="float">
            <text:p>2682</text:p>
          </table:table-cell>
          <table:table-cell table:formula="of:=(100 * ABS([.B53]-[.C53]))/[.B53]" office:value-type="float" office:value="5.54899645808737" calcext:value-type="float">
            <text:p>5.548996458087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54</text:p>
          </table:table-cell>
          <table:table-cell office:value-type="float" office:value="2486" calcext:value-type="float">
            <text:p>2486</text:p>
          </table:table-cell>
          <table:table-cell office:value-type="float" office:value="2536" calcext:value-type="float">
            <text:p>2536</text:p>
          </table:table-cell>
          <table:table-cell table:formula="of:=(100 * ABS([.B54]-[.C54]))/[.B54]" office:value-type="float" office:value="2.01126307320998" calcext:value-type="float">
            <text:p>2.011263073209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55</text:p>
          </table:table-cell>
          <table:table-cell office:value-type="float" office:value="2793" calcext:value-type="float">
            <text:p>2793</text:p>
          </table:table-cell>
          <table:table-cell office:value-type="float" office:value="2723" calcext:value-type="float">
            <text:p>2723</text:p>
          </table:table-cell>
          <table:table-cell table:formula="of:=(100 * ABS([.B55]-[.C55]))/[.B55]" office:value-type="float" office:value="2.5062656641604" calcext:value-type="float">
            <text:p>2.50626566416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56</text:p>
          </table:table-cell>
          <table:table-cell office:value-type="float" office:value="2461" calcext:value-type="float">
            <text:p>2461</text:p>
          </table:table-cell>
          <table:table-cell office:value-type="float" office:value="2980" calcext:value-type="float">
            <text:p>2980</text:p>
          </table:table-cell>
          <table:table-cell table:formula="of:=(100 * ABS([.B56]-[.C56]))/[.B56]" office:value-type="float" office:value="21.0889882161723" calcext:value-type="float">
            <text:p>21.08898821617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57</text:p>
          </table:table-cell>
          <table:table-cell office:value-type="float" office:value="2546" calcext:value-type="float">
            <text:p>2546</text:p>
          </table:table-cell>
          <table:table-cell office:value-type="float" office:value="2542" calcext:value-type="float">
            <text:p>2542</text:p>
          </table:table-cell>
          <table:table-cell table:formula="of:=(100 * ABS([.B57]-[.C57]))/[.B57]" office:value-type="float" office:value="0.157109190887667" calcext:value-type="float">
            <text:p>0.157109190887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58</text:p>
          </table:table-cell>
          <table:table-cell office:value-type="float" office:value="2496" calcext:value-type="float">
            <text:p>2496</text:p>
          </table:table-cell>
          <table:table-cell office:value-type="float" office:value="2361" calcext:value-type="float">
            <text:p>2361</text:p>
          </table:table-cell>
          <table:table-cell table:formula="of:=(100 * ABS([.B58]-[.C58]))/[.B58]" office:value-type="float" office:value="5.40865384615385" calcext:value-type="float">
            <text:p>5.408653846153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59</text:p>
          </table:table-cell>
          <table:table-cell office:value-type="float" office:value="2715" calcext:value-type="float">
            <text:p>2715</text:p>
          </table:table-cell>
          <table:table-cell office:value-type="float" office:value="2787" calcext:value-type="float">
            <text:p>2787</text:p>
          </table:table-cell>
          <table:table-cell table:formula="of:=(100 * ABS([.B59]-[.C59]))/[.B59]" office:value-type="float" office:value="2.65193370165746" calcext:value-type="float">
            <text:p>2.651933701657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60</text:p>
          </table:table-cell>
          <table:table-cell office:value-type="float" office:value="2427" calcext:value-type="float">
            <text:p>2427</text:p>
          </table:table-cell>
          <table:table-cell office:value-type="float" office:value="2687" calcext:value-type="float">
            <text:p>2687</text:p>
          </table:table-cell>
          <table:table-cell table:formula="of:=(100 * ABS([.B60]-[.C60]))/[.B60]" office:value-type="float" office:value="10.7128141738772" calcext:value-type="float">
            <text:p>10.712814173877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61</text:p>
          </table:table-cell>
          <table:table-cell office:value-type="float" office:value="2513" calcext:value-type="float">
            <text:p>2513</text:p>
          </table:table-cell>
          <table:table-cell office:value-type="float" office:value="2520" calcext:value-type="float">
            <text:p>2520</text:p>
          </table:table-cell>
          <table:table-cell table:formula="of:=(100 * ABS([.B61]-[.C61]))/[.B61]" office:value-type="float" office:value="0.278551532033426" calcext:value-type="float">
            <text:p>0.2785515320334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62</text:p>
          </table:table-cell>
          <table:table-cell office:value-type="float" office:value="2634" calcext:value-type="float">
            <text:p>2634</text:p>
          </table:table-cell>
          <table:table-cell office:value-type="float" office:value="2677" calcext:value-type="float">
            <text:p>2677</text:p>
          </table:table-cell>
          <table:table-cell table:formula="of:=(100 * ABS([.B62]-[.C62]))/[.B62]" office:value-type="float" office:value="1.63249810174639" calcext:value-type="float">
            <text:p>1.63249810174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63</text:p>
          </table:table-cell>
          <table:table-cell office:value-type="float" office:value="2455" calcext:value-type="float">
            <text:p>2455</text:p>
          </table:table-cell>
          <table:table-cell office:value-type="float" office:value="2495" calcext:value-type="float">
            <text:p>2495</text:p>
          </table:table-cell>
          <table:table-cell table:formula="of:=(100 * ABS([.B63]-[.C63]))/[.B63]" office:value-type="float" office:value="1.62932790224033" calcext:value-type="float">
            <text:p>1.629327902240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64</text:p>
          </table:table-cell>
          <table:table-cell office:value-type="float" office:value="2534" calcext:value-type="float">
            <text:p>2534</text:p>
          </table:table-cell>
          <table:table-cell office:value-type="float" office:value="2526" calcext:value-type="float">
            <text:p>2526</text:p>
          </table:table-cell>
          <table:table-cell table:formula="of:=(100 * ABS([.B64]-[.C64]))/[.B64]" office:value-type="float" office:value="0.315706393054459" calcext:value-type="float">
            <text:p>0.31570639305445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65</text:p>
          </table:table-cell>
          <table:table-cell office:value-type="float" office:value="2385" calcext:value-type="float">
            <text:p>2385</text:p>
          </table:table-cell>
          <table:table-cell office:value-type="float" office:value="2339" calcext:value-type="float">
            <text:p>2339</text:p>
          </table:table-cell>
          <table:table-cell table:formula="of:=(100 * ABS([.B65]-[.C65]))/[.B65]" office:value-type="float" office:value="1.92872117400419" calcext:value-type="float">
            <text:p>1.928721174004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66</text:p>
          </table:table-cell>
          <table:table-cell office:value-type="float" office:value="2509" calcext:value-type="float">
            <text:p>2509</text:p>
          </table:table-cell>
          <table:table-cell office:value-type="float" office:value="2599" calcext:value-type="float">
            <text:p>2599</text:p>
          </table:table-cell>
          <table:table-cell table:formula="of:=(100 * ABS([.B66]-[.C66]))/[.B66]" office:value-type="float" office:value="3.58708648864089" calcext:value-type="float">
            <text:p>3.5870864886408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67</text:p>
          </table:table-cell>
          <table:table-cell office:value-type="float" office:value="2688" calcext:value-type="float">
            <text:p>2688</text:p>
          </table:table-cell>
          <table:table-cell office:value-type="float" office:value="2741" calcext:value-type="float">
            <text:p>2741</text:p>
          </table:table-cell>
          <table:table-cell table:formula="of:=(100 * ABS([.B67]-[.C67]))/[.B67]" office:value-type="float" office:value="1.97172619047619" calcext:value-type="float">
            <text:p>1.9717261904761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68</text:p>
          </table:table-cell>
          <table:table-cell office:value-type="float" office:value="2611" calcext:value-type="float">
            <text:p>2611</text:p>
          </table:table-cell>
          <table:table-cell office:value-type="float" office:value="2593" calcext:value-type="float">
            <text:p>2593</text:p>
          </table:table-cell>
          <table:table-cell table:formula="of:=(100 * ABS([.B68]-[.C68]))/[.B68]" office:value-type="float" office:value="0.689391037916507" calcext:value-type="float">
            <text:p>0.6893910379165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69</text:p>
          </table:table-cell>
          <table:table-cell office:value-type="float" office:value="2477" calcext:value-type="float">
            <text:p>2477</text:p>
          </table:table-cell>
          <table:table-cell office:value-type="float" office:value="2470" calcext:value-type="float">
            <text:p>2470</text:p>
          </table:table-cell>
          <table:table-cell table:formula="of:=(100 * ABS([.B69]-[.C69]))/[.B69]" office:value-type="float" office:value="0.282599919257166" calcext:value-type="float">
            <text:p>0.28259991925716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70</text:p>
          </table:table-cell>
          <table:table-cell office:value-type="float" office:value="2475" calcext:value-type="float">
            <text:p>2475</text:p>
          </table:table-cell>
          <table:table-cell office:value-type="float" office:value="2422" calcext:value-type="float">
            <text:p>2422</text:p>
          </table:table-cell>
          <table:table-cell table:formula="of:=(100 * ABS([.B70]-[.C70]))/[.B70]" office:value-type="float" office:value="2.14141414141414" calcext:value-type="float">
            <text:p>2.141414141414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71</text:p>
          </table:table-cell>
          <table:table-cell office:value-type="float" office:value="2530" calcext:value-type="float">
            <text:p>2530</text:p>
          </table:table-cell>
          <table:table-cell office:value-type="float" office:value="2451" calcext:value-type="float">
            <text:p>2451</text:p>
          </table:table-cell>
          <table:table-cell table:formula="of:=(100 * ABS([.B71]-[.C71]))/[.B71]" office:value-type="float" office:value="3.12252964426877" calcext:value-type="float">
            <text:p>3.122529644268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72</text:p>
          </table:table-cell>
          <table:table-cell office:value-type="float" office:value="2534" calcext:value-type="float">
            <text:p>2534</text:p>
          </table:table-cell>
          <table:table-cell office:value-type="float" office:value="2546" calcext:value-type="float">
            <text:p>2546</text:p>
          </table:table-cell>
          <table:table-cell table:formula="of:=(100 * ABS([.B72]-[.C72]))/[.B72]" office:value-type="float" office:value="0.473559589581689" calcext:value-type="float">
            <text:p>0.47355958958168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73</text:p>
          </table:table-cell>
          <table:table-cell office:value-type="float" office:value="2405" calcext:value-type="float">
            <text:p>2405</text:p>
          </table:table-cell>
          <table:table-cell office:value-type="float" office:value="2402" calcext:value-type="float">
            <text:p>2402</text:p>
          </table:table-cell>
          <table:table-cell table:formula="of:=(100 * ABS([.B73]-[.C73]))/[.B73]" office:value-type="float" office:value="0.124740124740125" calcext:value-type="float">
            <text:p>0.1247401247401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74</text:p>
          </table:table-cell>
          <table:table-cell office:value-type="float" office:value="2392" calcext:value-type="float">
            <text:p>2392</text:p>
          </table:table-cell>
          <table:table-cell office:value-type="float" office:value="2738" calcext:value-type="float">
            <text:p>2738</text:p>
          </table:table-cell>
          <table:table-cell table:formula="of:=(100 * ABS([.B74]-[.C74]))/[.B74]" office:value-type="float" office:value="14.4648829431438" calcext:value-type="float">
            <text:p>14.46488294314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75</text:p>
          </table:table-cell>
          <table:table-cell office:value-type="float" office:value="2402" calcext:value-type="float">
            <text:p>2402</text:p>
          </table:table-cell>
          <table:table-cell office:value-type="float" office:value="2389" calcext:value-type="float">
            <text:p>2389</text:p>
          </table:table-cell>
          <table:table-cell table:formula="of:=(100 * ABS([.B75]-[.C75]))/[.B75]" office:value-type="float" office:value="0.541215653621982" calcext:value-type="float">
            <text:p>0.5412156536219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76</text:p>
          </table:table-cell>
          <table:table-cell office:value-type="float" office:value="2298" calcext:value-type="float">
            <text:p>2298</text:p>
          </table:table-cell>
          <table:table-cell office:value-type="float" office:value="2707" calcext:value-type="float">
            <text:p>2707</text:p>
          </table:table-cell>
          <table:table-cell table:formula="of:=(100 * ABS([.B76]-[.C76]))/[.B76]" office:value-type="float" office:value="17.7980852915579" calcext:value-type="float">
            <text:p>17.798085291557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77</text:p>
          </table:table-cell>
          <table:table-cell office:value-type="float" office:value="2502" calcext:value-type="float">
            <text:p>2502</text:p>
          </table:table-cell>
          <table:table-cell office:value-type="float" office:value="2554" calcext:value-type="float">
            <text:p>2554</text:p>
          </table:table-cell>
          <table:table-cell table:formula="of:=(100 * ABS([.B77]-[.C77]))/[.B77]" office:value-type="float" office:value="2.07833733013589" calcext:value-type="float">
            <text:p>2.0783373301358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78</text:p>
          </table:table-cell>
          <table:table-cell office:value-type="float" office:value="2308" calcext:value-type="float">
            <text:p>2308</text:p>
          </table:table-cell>
          <table:table-cell office:value-type="float" office:value="2521" calcext:value-type="float">
            <text:p>2521</text:p>
          </table:table-cell>
          <table:table-cell table:formula="of:=(100 * ABS([.B78]-[.C78]))/[.B78]" office:value-type="float" office:value="9.22876949740035" calcext:value-type="float">
            <text:p>9.22876949740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79</text:p>
          </table:table-cell>
          <table:table-cell office:value-type="float" office:value="2477" calcext:value-type="float">
            <text:p>2477</text:p>
          </table:table-cell>
          <table:table-cell office:value-type="float" office:value="2534" calcext:value-type="float">
            <text:p>2534</text:p>
          </table:table-cell>
          <table:table-cell table:formula="of:=(100 * ABS([.B79]-[.C79]))/[.B79]" office:value-type="float" office:value="2.30117077109407" calcext:value-type="float">
            <text:p>2.301170771094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80</text:p>
          </table:table-cell>
          <table:table-cell office:value-type="float" office:value="2537" calcext:value-type="float">
            <text:p>2537</text:p>
          </table:table-cell>
          <table:table-cell office:value-type="float" office:value="2303" calcext:value-type="float">
            <text:p>2303</text:p>
          </table:table-cell>
          <table:table-cell table:formula="of:=(100 * ABS([.B80]-[.C80]))/[.B80]" office:value-type="float" office:value="9.22349231375641" calcext:value-type="float">
            <text:p>9.2234923137564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81</text:p>
          </table:table-cell>
          <table:table-cell office:value-type="float" office:value="2766" calcext:value-type="float">
            <text:p>2766</text:p>
          </table:table-cell>
          <table:table-cell office:value-type="float" office:value="3283" calcext:value-type="float">
            <text:p>3283</text:p>
          </table:table-cell>
          <table:table-cell table:formula="of:=(100 * ABS([.B81]-[.C81]))/[.B81]" office:value-type="float" office:value="18.6912509038322" calcext:value-type="float">
            <text:p>18.69125090383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82</text:p>
          </table:table-cell>
          <table:table-cell office:value-type="float" office:value="2624" calcext:value-type="float">
            <text:p>2624</text:p>
          </table:table-cell>
          <table:table-cell office:value-type="float" office:value="2641" calcext:value-type="float">
            <text:p>2641</text:p>
          </table:table-cell>
          <table:table-cell table:formula="of:=(100 * ABS([.B82]-[.C82]))/[.B82]" office:value-type="float" office:value="0.647865853658537" calcext:value-type="float">
            <text:p>0.6478658536585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83</text:p>
          </table:table-cell>
          <table:table-cell office:value-type="float" office:value="2601" calcext:value-type="float">
            <text:p>2601</text:p>
          </table:table-cell>
          <table:table-cell office:value-type="float" office:value="2516" calcext:value-type="float">
            <text:p>2516</text:p>
          </table:table-cell>
          <table:table-cell table:formula="of:=(100 * ABS([.B83]-[.C83]))/[.B83]" office:value-type="float" office:value="3.26797385620915" calcext:value-type="float">
            <text:p>3.267973856209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84</text:p>
          </table:table-cell>
          <table:table-cell office:value-type="float" office:value="2535" calcext:value-type="float">
            <text:p>2535</text:p>
          </table:table-cell>
          <table:table-cell office:value-type="float" office:value="2484" calcext:value-type="float">
            <text:p>2484</text:p>
          </table:table-cell>
          <table:table-cell table:formula="of:=(100 * ABS([.B84]-[.C84]))/[.B84]" office:value-type="float" office:value="2.01183431952663" calcext:value-type="float">
            <text:p>2.0118343195266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85</text:p>
          </table:table-cell>
          <table:table-cell office:value-type="float" office:value="2556" calcext:value-type="float">
            <text:p>2556</text:p>
          </table:table-cell>
          <table:table-cell office:value-type="float" office:value="2593" calcext:value-type="float">
            <text:p>2593</text:p>
          </table:table-cell>
          <table:table-cell table:formula="of:=(100 * ABS([.B85]-[.C85]))/[.B85]" office:value-type="float" office:value="1.44757433489828" calcext:value-type="float">
            <text:p>1.447574334898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86</text:p>
          </table:table-cell>
          <table:table-cell office:value-type="float" office:value="2505" calcext:value-type="float">
            <text:p>2505</text:p>
          </table:table-cell>
          <table:table-cell office:value-type="float" office:value="2626" calcext:value-type="float">
            <text:p>2626</text:p>
          </table:table-cell>
          <table:table-cell table:formula="of:=(100 * ABS([.B86]-[.C86]))/[.B86]" office:value-type="float" office:value="4.83033932135729" calcext:value-type="float">
            <text:p>4.830339321357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87</text:p>
          </table:table-cell>
          <table:table-cell office:value-type="float" office:value="2554" calcext:value-type="float">
            <text:p>2554</text:p>
          </table:table-cell>
          <table:table-cell office:value-type="float" office:value="2591" calcext:value-type="float">
            <text:p>2591</text:p>
          </table:table-cell>
          <table:table-cell table:formula="of:=(100 * ABS([.B87]-[.C87]))/[.B87]" office:value-type="float" office:value="1.4487079091621" calcext:value-type="float">
            <text:p>1.44870790916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88</text:p>
          </table:table-cell>
          <table:table-cell office:value-type="float" office:value="2560" calcext:value-type="float">
            <text:p>2560</text:p>
          </table:table-cell>
          <table:table-cell office:value-type="float" office:value="2595" calcext:value-type="float">
            <text:p>2595</text:p>
          </table:table-cell>
          <table:table-cell table:formula="of:=(100 * ABS([.B88]-[.C88]))/[.B88]" office:value-type="float" office:value="1.3671875" calcext:value-type="float">
            <text:p>1.36718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89</text:p>
          </table:table-cell>
          <table:table-cell office:value-type="float" office:value="2644" calcext:value-type="float">
            <text:p>2644</text:p>
          </table:table-cell>
          <table:table-cell office:value-type="float" office:value="2534" calcext:value-type="float">
            <text:p>2534</text:p>
          </table:table-cell>
          <table:table-cell table:formula="of:=(100 * ABS([.B89]-[.C89]))/[.B89]" office:value-type="float" office:value="4.16036308623298" calcext:value-type="float">
            <text:p>4.160363086232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90</text:p>
          </table:table-cell>
          <table:table-cell office:value-type="float" office:value="2565" calcext:value-type="float">
            <text:p>2565</text:p>
          </table:table-cell>
          <table:table-cell office:value-type="float" office:value="2600" calcext:value-type="float">
            <text:p>2600</text:p>
          </table:table-cell>
          <table:table-cell table:formula="of:=(100 * ABS([.B90]-[.C90]))/[.B90]" office:value-type="float" office:value="1.364522417154" calcext:value-type="float">
            <text:p>1.364522417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91</text:p>
          </table:table-cell>
          <table:table-cell office:value-type="float" office:value="2605" calcext:value-type="float">
            <text:p>2605</text:p>
          </table:table-cell>
          <table:table-cell office:value-type="float" office:value="2757" calcext:value-type="float">
            <text:p>2757</text:p>
          </table:table-cell>
          <table:table-cell table:formula="of:=(100 * ABS([.B91]-[.C91]))/[.B91]" office:value-type="float" office:value="5.83493282149712" calcext:value-type="float">
            <text:p>5.834932821497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92</text:p>
          </table:table-cell>
          <table:table-cell office:value-type="float" office:value="2471" calcext:value-type="float">
            <text:p>2471</text:p>
          </table:table-cell>
          <table:table-cell office:value-type="float" office:value="2612" calcext:value-type="float">
            <text:p>2612</text:p>
          </table:table-cell>
          <table:table-cell table:formula="of:=(100 * ABS([.B92]-[.C92]))/[.B92]" office:value-type="float" office:value="5.706191825172" calcext:value-type="float">
            <text:p>5.70619182517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93</text:p>
          </table:table-cell>
          <table:table-cell office:value-type="float" office:value="2561" calcext:value-type="float">
            <text:p>2561</text:p>
          </table:table-cell>
          <table:table-cell office:value-type="float" office:value="2791" calcext:value-type="float">
            <text:p>2791</text:p>
          </table:table-cell>
          <table:table-cell table:formula="of:=(100 * ABS([.B93]-[.C93]))/[.B93]" office:value-type="float" office:value="8.98086684888715" calcext:value-type="float">
            <text:p>8.980866848887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94</text:p>
          </table:table-cell>
          <table:table-cell office:value-type="float" office:value="2451" calcext:value-type="float">
            <text:p>2451</text:p>
          </table:table-cell>
          <table:table-cell office:value-type="float" office:value="2630" calcext:value-type="float">
            <text:p>2630</text:p>
          </table:table-cell>
          <table:table-cell table:formula="of:=(100 * ABS([.B94]-[.C94]))/[.B94]" office:value-type="float" office:value="7.3031415748674" calcext:value-type="float">
            <text:p>7.303141574867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95</text:p>
          </table:table-cell>
          <table:table-cell office:value-type="float" office:value="2487" calcext:value-type="float">
            <text:p>2487</text:p>
          </table:table-cell>
          <table:table-cell office:value-type="float" office:value="2326" calcext:value-type="float">
            <text:p>2326</text:p>
          </table:table-cell>
          <table:table-cell table:formula="of:=(100 * ABS([.B95]-[.C95]))/[.B95]" office:value-type="float" office:value="6.47366304784881" calcext:value-type="float">
            <text:p>6.473663047848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96</text:p>
          </table:table-cell>
          <table:table-cell office:value-type="float" office:value="2596" calcext:value-type="float">
            <text:p>2596</text:p>
          </table:table-cell>
          <table:table-cell office:value-type="float" office:value="3023" calcext:value-type="float">
            <text:p>3023</text:p>
          </table:table-cell>
          <table:table-cell table:formula="of:=(100 * ABS([.B96]-[.C96]))/[.B96]" office:value-type="float" office:value="16.4483821263482" calcext:value-type="float">
            <text:p>16.44838212634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97</text:p>
          </table:table-cell>
          <table:table-cell office:value-type="float" office:value="2693" calcext:value-type="float">
            <text:p>2693</text:p>
          </table:table-cell>
          <table:table-cell office:value-type="float" office:value="2670" calcext:value-type="float">
            <text:p>2670</text:p>
          </table:table-cell>
          <table:table-cell table:formula="of:=(100 * ABS([.B97]-[.C97]))/[.B97]" office:value-type="float" office:value="0.854066097289268" calcext:value-type="float">
            <text:p>0.8540660972892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98</text:p>
          </table:table-cell>
          <table:table-cell office:value-type="float" office:value="2452" calcext:value-type="float">
            <text:p>2452</text:p>
          </table:table-cell>
          <table:table-cell office:value-type="float" office:value="2711" calcext:value-type="float">
            <text:p>2711</text:p>
          </table:table-cell>
          <table:table-cell table:formula="of:=(100 * ABS([.B98]-[.C98]))/[.B98]" office:value-type="float" office:value="10.5628058727569" calcext:value-type="float">
            <text:p>10.56280587275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99</text:p>
          </table:table-cell>
          <table:table-cell office:value-type="float" office:value="2883" calcext:value-type="float">
            <text:p>2883</text:p>
          </table:table-cell>
          <table:table-cell office:value-type="float" office:value="2235" calcext:value-type="float">
            <text:p>2235</text:p>
          </table:table-cell>
          <table:table-cell table:formula="of:=(100 * ABS([.B99]-[.C99]))/[.B99]" office:value-type="float" office:value="22.4765868886576" calcext:value-type="float">
            <text:p>22.476586888657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00</text:p>
          </table:table-cell>
          <table:table-cell office:value-type="float" office:value="2567" calcext:value-type="float">
            <text:p>2567</text:p>
          </table:table-cell>
          <table:table-cell office:value-type="float" office:value="2644" calcext:value-type="float">
            <text:p>2644</text:p>
          </table:table-cell>
          <table:table-cell table:formula="of:=(100 * ABS([.B100]-[.C100]))/[.B100]" office:value-type="float" office:value="2.99961044020257" calcext:value-type="float">
            <text:p>2.999610440202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01</text:p>
          </table:table-cell>
          <table:table-cell office:value-type="float" office:value="2541" calcext:value-type="float">
            <text:p>2541</text:p>
          </table:table-cell>
          <table:table-cell office:value-type="float" office:value="3020" calcext:value-type="float">
            <text:p>3020</text:p>
          </table:table-cell>
          <table:table-cell table:formula="of:=(100 * ABS([.B101]-[.C101]))/[.B101]" office:value-type="float" office:value="18.8508461235734" calcext:value-type="float">
            <text:p>18.85084612357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02</text:p>
          </table:table-cell>
          <table:table-cell office:value-type="float" office:value="2594" calcext:value-type="float">
            <text:p>2594</text:p>
          </table:table-cell>
          <table:table-cell office:value-type="float" office:value="2651" calcext:value-type="float">
            <text:p>2651</text:p>
          </table:table-cell>
          <table:table-cell table:formula="of:=(100 * ABS([.B102]-[.C102]))/[.B102]" office:value-type="float" office:value="2.19737856592136" calcext:value-type="float">
            <text:p>2.197378565921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03</text:p>
          </table:table-cell>
          <table:table-cell office:value-type="float" office:value="2682" calcext:value-type="float">
            <text:p>2682</text:p>
          </table:table-cell>
          <table:table-cell office:value-type="float" office:value="2611" calcext:value-type="float">
            <text:p>2611</text:p>
          </table:table-cell>
          <table:table-cell table:formula="of:=(100 * ABS([.B103]-[.C103]))/[.B103]" office:value-type="float" office:value="2.64727815063386" calcext:value-type="float">
            <text:p>2.6472781506338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04</text:p>
          </table:table-cell>
          <table:table-cell office:value-type="float" office:value="2604" calcext:value-type="float">
            <text:p>2604</text:p>
          </table:table-cell>
          <table:table-cell office:value-type="float" office:value="3180" calcext:value-type="float">
            <text:p>3180</text:p>
          </table:table-cell>
          <table:table-cell table:formula="of:=(100 * ABS([.B104]-[.C104]))/[.B104]" office:value-type="float" office:value="22.1198156682028" calcext:value-type="float">
            <text:p>22.11981566820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05</text:p>
          </table:table-cell>
          <table:table-cell office:value-type="float" office:value="2662" calcext:value-type="float">
            <text:p>2662</text:p>
          </table:table-cell>
          <table:table-cell office:value-type="float" office:value="2670" calcext:value-type="float">
            <text:p>2670</text:p>
          </table:table-cell>
          <table:table-cell table:formula="of:=(100 * ABS([.B105]-[.C105]))/[.B105]" office:value-type="float" office:value="0.300525920360631" calcext:value-type="float">
            <text:p>0.3005259203606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06</text:p>
          </table:table-cell>
          <table:table-cell office:value-type="float" office:value="2537" calcext:value-type="float">
            <text:p>2537</text:p>
          </table:table-cell>
          <table:table-cell office:value-type="float" office:value="2499" calcext:value-type="float">
            <text:p>2499</text:p>
          </table:table-cell>
          <table:table-cell table:formula="of:=(100 * ABS([.B106]-[.C106]))/[.B106]" office:value-type="float" office:value="1.49783208513993" calcext:value-type="float">
            <text:p>1.497832085139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07</text:p>
          </table:table-cell>
          <table:table-cell office:value-type="float" office:value="2570" calcext:value-type="float">
            <text:p>2570</text:p>
          </table:table-cell>
          <table:table-cell office:value-type="float" office:value="2730" calcext:value-type="float">
            <text:p>2730</text:p>
          </table:table-cell>
          <table:table-cell table:formula="of:=(100 * ABS([.B107]-[.C107]))/[.B107]" office:value-type="float" office:value="6.22568093385214" calcext:value-type="float">
            <text:p>6.225680933852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08</text:p>
          </table:table-cell>
          <table:table-cell office:value-type="float" office:value="2662" calcext:value-type="float">
            <text:p>2662</text:p>
          </table:table-cell>
          <table:table-cell office:value-type="float" office:value="3179" calcext:value-type="float">
            <text:p>3179</text:p>
          </table:table-cell>
          <table:table-cell table:formula="of:=(100 * ABS([.B108]-[.C108]))/[.B108]" office:value-type="float" office:value="19.4214876033058" calcext:value-type="float">
            <text:p>19.42148760330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09</text:p>
          </table:table-cell>
          <table:table-cell office:value-type="float" office:value="2628" calcext:value-type="float">
            <text:p>2628</text:p>
          </table:table-cell>
          <table:table-cell office:value-type="float" office:value="2701" calcext:value-type="float">
            <text:p>2701</text:p>
          </table:table-cell>
          <table:table-cell table:formula="of:=(100 * ABS([.B109]-[.C109]))/[.B109]" office:value-type="float" office:value="2.77777777777778" calcext:value-type="float">
            <text:p>2.777777777777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10</text:p>
          </table:table-cell>
          <table:table-cell office:value-type="float" office:value="2443" calcext:value-type="float">
            <text:p>2443</text:p>
          </table:table-cell>
          <table:table-cell office:value-type="float" office:value="2646" calcext:value-type="float">
            <text:p>2646</text:p>
          </table:table-cell>
          <table:table-cell table:formula="of:=(100 * ABS([.B110]-[.C110]))/[.B110]" office:value-type="float" office:value="8.30945558739255" calcext:value-type="float">
            <text:p>8.309455587392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11</text:p>
          </table:table-cell>
          <table:table-cell office:value-type="float" office:value="2521" calcext:value-type="float">
            <text:p>2521</text:p>
          </table:table-cell>
          <table:table-cell office:value-type="float" office:value="3073" calcext:value-type="float">
            <text:p>3073</text:p>
          </table:table-cell>
          <table:table-cell table:formula="of:=(100 * ABS([.B111]-[.C111]))/[.B111]" office:value-type="float" office:value="21.89607298691" calcext:value-type="float">
            <text:p>21.896072986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12</text:p>
          </table:table-cell>
          <table:table-cell office:value-type="float" office:value="2560" calcext:value-type="float">
            <text:p>2560</text:p>
          </table:table-cell>
          <table:table-cell office:value-type="float" office:value="2632" calcext:value-type="float">
            <text:p>2632</text:p>
          </table:table-cell>
          <table:table-cell table:formula="of:=(100 * ABS([.B112]-[.C112]))/[.B112]" office:value-type="float" office:value="2.8125" calcext:value-type="float">
            <text:p>2.81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13</text:p>
          </table:table-cell>
          <table:table-cell office:value-type="float" office:value="2722" calcext:value-type="float">
            <text:p>2722</text:p>
          </table:table-cell>
          <table:table-cell office:value-type="float" office:value="2710" calcext:value-type="float">
            <text:p>2710</text:p>
          </table:table-cell>
          <table:table-cell table:formula="of:=(100 * ABS([.B113]-[.C113]))/[.B113]" office:value-type="float" office:value="0.440852314474651" calcext:value-type="float">
            <text:p>0.4408523144746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14</text:p>
          </table:table-cell>
          <table:table-cell office:value-type="float" office:value="2424" calcext:value-type="float">
            <text:p>2424</text:p>
          </table:table-cell>
          <table:table-cell office:value-type="float" office:value="2647" calcext:value-type="float">
            <text:p>2647</text:p>
          </table:table-cell>
          <table:table-cell table:formula="of:=(100 * ABS([.B114]-[.C114]))/[.B114]" office:value-type="float" office:value="9.1996699669967" calcext:value-type="float">
            <text:p>9.19966996699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15</text:p>
          </table:table-cell>
          <table:table-cell office:value-type="float" office:value="2444" calcext:value-type="float">
            <text:p>2444</text:p>
          </table:table-cell>
          <table:table-cell office:value-type="float" office:value="3097" calcext:value-type="float">
            <text:p>3097</text:p>
          </table:table-cell>
          <table:table-cell table:formula="of:=(100 * ABS([.B115]-[.C115]))/[.B115]" office:value-type="float" office:value="26.7184942716858" calcext:value-type="float">
            <text:p>26.71849427168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16</text:p>
          </table:table-cell>
          <table:table-cell office:value-type="float" office:value="2312" calcext:value-type="float">
            <text:p>2312</text:p>
          </table:table-cell>
          <table:table-cell office:value-type="float" office:value="2261" calcext:value-type="float">
            <text:p>2261</text:p>
          </table:table-cell>
          <table:table-cell table:formula="of:=(100 * ABS([.B116]-[.C116]))/[.B116]" office:value-type="float" office:value="2.20588235294118" calcext:value-type="float">
            <text:p>2.205882352941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17</text:p>
          </table:table-cell>
          <table:table-cell office:value-type="float" office:value="2562" calcext:value-type="float">
            <text:p>2562</text:p>
          </table:table-cell>
          <table:table-cell office:value-type="float" office:value="2572" calcext:value-type="float">
            <text:p>2572</text:p>
          </table:table-cell>
          <table:table-cell table:formula="of:=(100 * ABS([.B117]-[.C117]))/[.B117]" office:value-type="float" office:value="0.39032006245121" calcext:value-type="float">
            <text:p>0.390320062451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18</text:p>
          </table:table-cell>
          <table:table-cell office:value-type="float" office:value="2492" calcext:value-type="float">
            <text:p>2492</text:p>
          </table:table-cell>
          <table:table-cell office:value-type="float" office:value="2648" calcext:value-type="float">
            <text:p>2648</text:p>
          </table:table-cell>
          <table:table-cell table:formula="of:=(100 * ABS([.B118]-[.C118]))/[.B118]" office:value-type="float" office:value="6.26003210272873" calcext:value-type="float">
            <text:p>6.2600321027287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19</text:p>
          </table:table-cell>
          <table:table-cell office:value-type="float" office:value="2502" calcext:value-type="float">
            <text:p>2502</text:p>
          </table:table-cell>
          <table:table-cell office:value-type="float" office:value="2723" calcext:value-type="float">
            <text:p>2723</text:p>
          </table:table-cell>
          <table:table-cell table:formula="of:=(100 * ABS([.B119]-[.C119]))/[.B119]" office:value-type="float" office:value="8.83293365307754" calcext:value-type="float">
            <text:p>8.832933653077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20</text:p>
          </table:table-cell>
          <table:table-cell office:value-type="float" office:value="2376" calcext:value-type="float">
            <text:p>2376</text:p>
          </table:table-cell>
          <table:table-cell office:value-type="float" office:value="2725" calcext:value-type="float">
            <text:p>2725</text:p>
          </table:table-cell>
          <table:table-cell table:formula="of:=(100 * ABS([.B120]-[.C120]))/[.B120]" office:value-type="float" office:value="14.6885521885522" calcext:value-type="float">
            <text:p>14.68855218855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21</text:p>
          </table:table-cell>
          <table:table-cell office:value-type="float" office:value="2508" calcext:value-type="float">
            <text:p>2508</text:p>
          </table:table-cell>
          <table:table-cell office:value-type="float" office:value="2975" calcext:value-type="float">
            <text:p>2975</text:p>
          </table:table-cell>
          <table:table-cell table:formula="of:=(100 * ABS([.B121]-[.C121]))/[.B121]" office:value-type="float" office:value="18.6204146730463" calcext:value-type="float">
            <text:p>18.620414673046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22</text:p>
          </table:table-cell>
          <table:table-cell office:value-type="float" office:value="2496" calcext:value-type="float">
            <text:p>2496</text:p>
          </table:table-cell>
          <table:table-cell office:value-type="float" office:value="2391" calcext:value-type="float">
            <text:p>2391</text:p>
          </table:table-cell>
          <table:table-cell table:formula="of:=(100 * ABS([.B122]-[.C122]))/[.B122]" office:value-type="float" office:value="4.20673076923077" calcext:value-type="float">
            <text:p>4.206730769230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23</text:p>
          </table:table-cell>
          <table:table-cell office:value-type="float" office:value="2627" calcext:value-type="float">
            <text:p>2627</text:p>
          </table:table-cell>
          <table:table-cell office:value-type="float" office:value="2567" calcext:value-type="float">
            <text:p>2567</text:p>
          </table:table-cell>
          <table:table-cell table:formula="of:=(100 * ABS([.B123]-[.C123]))/[.B123]" office:value-type="float" office:value="2.28397411496003" calcext:value-type="float">
            <text:p>2.283974114960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24</text:p>
          </table:table-cell>
          <table:table-cell office:value-type="float" office:value="2231" calcext:value-type="float">
            <text:p>2231</text:p>
          </table:table-cell>
          <table:table-cell office:value-type="float" office:value="2335" calcext:value-type="float">
            <text:p>2335</text:p>
          </table:table-cell>
          <table:table-cell table:formula="of:=(100 * ABS([.B124]-[.C124]))/[.B124]" office:value-type="float" office:value="4.66158673240699" calcext:value-type="float">
            <text:p>4.661586732406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25</text:p>
          </table:table-cell>
          <table:table-cell office:value-type="float" office:value="2695" calcext:value-type="float">
            <text:p>2695</text:p>
          </table:table-cell>
          <table:table-cell office:value-type="float" office:value="2965" calcext:value-type="float">
            <text:p>2965</text:p>
          </table:table-cell>
          <table:table-cell table:formula="of:=(100 * ABS([.B125]-[.C125]))/[.B125]" office:value-type="float" office:value="10.0185528756957" calcext:value-type="float">
            <text:p>10.01855287569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26</text:p>
          </table:table-cell>
          <table:table-cell office:value-type="float" office:value="2544" calcext:value-type="float">
            <text:p>2544</text:p>
          </table:table-cell>
          <table:table-cell office:value-type="float" office:value="2560" calcext:value-type="float">
            <text:p>2560</text:p>
          </table:table-cell>
          <table:table-cell table:formula="of:=(100 * ABS([.B126]-[.C126]))/[.B126]" office:value-type="float" office:value="0.628930817610063" calcext:value-type="float">
            <text:p>0.62893081761006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27</text:p>
          </table:table-cell>
          <table:table-cell office:value-type="float" office:value="2629" calcext:value-type="float">
            <text:p>2629</text:p>
          </table:table-cell>
          <table:table-cell office:value-type="float" office:value="2640" calcext:value-type="float">
            <text:p>2640</text:p>
          </table:table-cell>
          <table:table-cell table:formula="of:=(100 * ABS([.B127]-[.C127]))/[.B127]" office:value-type="float" office:value="0.418410041841004" calcext:value-type="float">
            <text:p>0.4184100418410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28</text:p>
          </table:table-cell>
          <table:table-cell office:value-type="float" office:value="2548" calcext:value-type="float">
            <text:p>2548</text:p>
          </table:table-cell>
          <table:table-cell office:value-type="float" office:value="2439" calcext:value-type="float">
            <text:p>2439</text:p>
          </table:table-cell>
          <table:table-cell table:formula="of:=(100 * ABS([.B128]-[.C128]))/[.B128]" office:value-type="float" office:value="4.27786499215071" calcext:value-type="float">
            <text:p>4.277864992150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29</text:p>
          </table:table-cell>
          <table:table-cell office:value-type="float" office:value="2557" calcext:value-type="float">
            <text:p>2557</text:p>
          </table:table-cell>
          <table:table-cell office:value-type="float" office:value="2627" calcext:value-type="float">
            <text:p>2627</text:p>
          </table:table-cell>
          <table:table-cell table:formula="of:=(100 * ABS([.B129]-[.C129]))/[.B129]" office:value-type="float" office:value="2.73758310520141" calcext:value-type="float">
            <text:p>2.7375831052014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30</text:p>
          </table:table-cell>
          <table:table-cell office:value-type="float" office:value="2526" calcext:value-type="float">
            <text:p>2526</text:p>
          </table:table-cell>
          <table:table-cell office:value-type="float" office:value="2898" calcext:value-type="float">
            <text:p>2898</text:p>
          </table:table-cell>
          <table:table-cell table:formula="of:=(100 * ABS([.B130]-[.C130]))/[.B130]" office:value-type="float" office:value="14.7268408551069" calcext:value-type="float">
            <text:p>14.72684085510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31</text:p>
          </table:table-cell>
          <table:table-cell office:value-type="float" office:value="2521" calcext:value-type="float">
            <text:p>2521</text:p>
          </table:table-cell>
          <table:table-cell office:value-type="float" office:value="2510" calcext:value-type="float">
            <text:p>2510</text:p>
          </table:table-cell>
          <table:table-cell table:formula="of:=(100 * ABS([.B131]-[.C131]))/[.B131]" office:value-type="float" office:value="0.436334787782626" calcext:value-type="float">
            <text:p>0.4363347877826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32</text:p>
          </table:table-cell>
          <table:table-cell office:value-type="float" office:value="2389" calcext:value-type="float">
            <text:p>2389</text:p>
          </table:table-cell>
          <table:table-cell office:value-type="float" office:value="2762" calcext:value-type="float">
            <text:p>2762</text:p>
          </table:table-cell>
          <table:table-cell table:formula="of:=(100 * ABS([.B132]-[.C132]))/[.B132]" office:value-type="float" office:value="15.6132272917539" calcext:value-type="float">
            <text:p>15.61322729175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33</text:p>
          </table:table-cell>
          <table:table-cell office:value-type="float" office:value="2343" calcext:value-type="float">
            <text:p>2343</text:p>
          </table:table-cell>
          <table:table-cell office:value-type="float" office:value="2250" calcext:value-type="float">
            <text:p>2250</text:p>
          </table:table-cell>
          <table:table-cell table:formula="of:=(100 * ABS([.B133]-[.C133]))/[.B133]" office:value-type="float" office:value="3.96927016645327" calcext:value-type="float">
            <text:p>3.969270166453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34</text:p>
          </table:table-cell>
          <table:table-cell office:value-type="float" office:value="2469" calcext:value-type="float">
            <text:p>2469</text:p>
          </table:table-cell>
          <table:table-cell office:value-type="float" office:value="2431" calcext:value-type="float">
            <text:p>2431</text:p>
          </table:table-cell>
          <table:table-cell table:formula="of:=(100 * ABS([.B134]-[.C134]))/[.B134]" office:value-type="float" office:value="1.53908464965573" calcext:value-type="float">
            <text:p>1.5390846496557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35</text:p>
          </table:table-cell>
          <table:table-cell office:value-type="float" office:value="2447" calcext:value-type="float">
            <text:p>2447</text:p>
          </table:table-cell>
          <table:table-cell office:value-type="float" office:value="2669" calcext:value-type="float">
            <text:p>2669</text:p>
          </table:table-cell>
          <table:table-cell table:formula="of:=(100 * ABS([.B135]-[.C135]))/[.B135]" office:value-type="float" office:value="9.07233346955456" calcext:value-type="float">
            <text:p>9.072333469554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36</text:p>
          </table:table-cell>
          <table:table-cell office:value-type="float" office:value="2514" calcext:value-type="float">
            <text:p>2514</text:p>
          </table:table-cell>
          <table:table-cell office:value-type="float" office:value="2522" calcext:value-type="float">
            <text:p>2522</text:p>
          </table:table-cell>
          <table:table-cell table:formula="of:=(100 * ABS([.B136]-[.C136]))/[.B136]" office:value-type="float" office:value="0.318217979315831" calcext:value-type="float">
            <text:p>0.3182179793158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37</text:p>
          </table:table-cell>
          <table:table-cell office:value-type="float" office:value="2666" calcext:value-type="float">
            <text:p>2666</text:p>
          </table:table-cell>
          <table:table-cell office:value-type="float" office:value="2737" calcext:value-type="float">
            <text:p>2737</text:p>
          </table:table-cell>
          <table:table-cell table:formula="of:=(100 * ABS([.B137]-[.C137]))/[.B137]" office:value-type="float" office:value="2.66316579144786" calcext:value-type="float">
            <text:p>2.6631657914478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38</text:p>
          </table:table-cell>
          <table:table-cell office:value-type="float" office:value="2433" calcext:value-type="float">
            <text:p>2433</text:p>
          </table:table-cell>
          <table:table-cell office:value-type="float" office:value="2692" calcext:value-type="float">
            <text:p>2692</text:p>
          </table:table-cell>
          <table:table-cell table:formula="of:=(100 * ABS([.B138]-[.C138]))/[.B138]" office:value-type="float" office:value="10.6452938758734" calcext:value-type="float">
            <text:p>10.64529387587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39</text:p>
          </table:table-cell>
          <table:table-cell office:value-type="float" office:value="2650" calcext:value-type="float">
            <text:p>2650</text:p>
          </table:table-cell>
          <table:table-cell office:value-type="float" office:value="3326" calcext:value-type="float">
            <text:p>3326</text:p>
          </table:table-cell>
          <table:table-cell table:formula="of:=(100 * ABS([.B139]-[.C139]))/[.B139]" office:value-type="float" office:value="25.5094339622641" calcext:value-type="float">
            <text:p>25.509433962264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40</text:p>
          </table:table-cell>
          <table:table-cell office:value-type="float" office:value="2420" calcext:value-type="float">
            <text:p>2420</text:p>
          </table:table-cell>
          <table:table-cell office:value-type="float" office:value="3012" calcext:value-type="float">
            <text:p>3012</text:p>
          </table:table-cell>
          <table:table-cell table:formula="of:=(100 * ABS([.B140]-[.C140]))/[.B140]" office:value-type="float" office:value="24.4628099173554" calcext:value-type="float">
            <text:p>24.46280991735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41</text:p>
          </table:table-cell>
          <table:table-cell office:value-type="float" office:value="2629" calcext:value-type="float">
            <text:p>2629</text:p>
          </table:table-cell>
          <table:table-cell office:value-type="float" office:value="2619" calcext:value-type="float">
            <text:p>2619</text:p>
          </table:table-cell>
          <table:table-cell table:formula="of:=(100 * ABS([.B141]-[.C141]))/[.B141]" office:value-type="float" office:value="0.380372765310004" calcext:value-type="float">
            <text:p>0.3803727653100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42</text:p>
          </table:table-cell>
          <table:table-cell office:value-type="float" office:value="2541" calcext:value-type="float">
            <text:p>2541</text:p>
          </table:table-cell>
          <table:table-cell office:value-type="float" office:value="2838" calcext:value-type="float">
            <text:p>2838</text:p>
          </table:table-cell>
          <table:table-cell table:formula="of:=(100 * ABS([.B142]-[.C142]))/[.B142]" office:value-type="float" office:value="11.6883116883117" calcext:value-type="float">
            <text:p>11.68831168831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43</text:p>
          </table:table-cell>
          <table:table-cell office:value-type="float" office:value="2583" calcext:value-type="float">
            <text:p>2583</text:p>
          </table:table-cell>
          <table:table-cell office:value-type="float" office:value="2989" calcext:value-type="float">
            <text:p>2989</text:p>
          </table:table-cell>
          <table:table-cell table:formula="of:=(100 * ABS([.B143]-[.C143]))/[.B143]" office:value-type="float" office:value="15.7181571815718" calcext:value-type="float">
            <text:p>15.71815718157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44</text:p>
          </table:table-cell>
          <table:table-cell office:value-type="float" office:value="2323" calcext:value-type="float">
            <text:p>2323</text:p>
          </table:table-cell>
          <table:table-cell office:value-type="float" office:value="2299" calcext:value-type="float">
            <text:p>2299</text:p>
          </table:table-cell>
          <table:table-cell table:formula="of:=(100 * ABS([.B144]-[.C144]))/[.B144]" office:value-type="float" office:value="1.03314679294016" calcext:value-type="float">
            <text:p>1.033146792940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45</text:p>
          </table:table-cell>
          <table:table-cell office:value-type="float" office:value="2184" calcext:value-type="float">
            <text:p>2184</text:p>
          </table:table-cell>
          <table:table-cell office:value-type="float" office:value="2251" calcext:value-type="float">
            <text:p>2251</text:p>
          </table:table-cell>
          <table:table-cell table:formula="of:=(100 * ABS([.B145]-[.C145]))/[.B145]" office:value-type="float" office:value="3.06776556776557" calcext:value-type="float">
            <text:p>3.067765567765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47</text:p>
          </table:table-cell>
          <table:table-cell office:value-type="float" office:value="2490" calcext:value-type="float">
            <text:p>2490</text:p>
          </table:table-cell>
          <table:table-cell office:value-type="float" office:value="2566" calcext:value-type="float">
            <text:p>2566</text:p>
          </table:table-cell>
          <table:table-cell table:formula="of:=(100 * ABS([.B146]-[.C146]))/[.B146]" office:value-type="float" office:value="3.05220883534137" calcext:value-type="float">
            <text:p>3.052208835341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48</text:p>
          </table:table-cell>
          <table:table-cell office:value-type="float" office:value="2542" calcext:value-type="float">
            <text:p>2542</text:p>
          </table:table-cell>
          <table:table-cell office:value-type="float" office:value="2595" calcext:value-type="float">
            <text:p>2595</text:p>
          </table:table-cell>
          <table:table-cell table:formula="of:=(100 * ABS([.B147]-[.C147]))/[.B147]" office:value-type="float" office:value="2.08497246262785" calcext:value-type="float">
            <text:p>2.0849724626278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49</text:p>
          </table:table-cell>
          <table:table-cell office:value-type="float" office:value="2576" calcext:value-type="float">
            <text:p>2576</text:p>
          </table:table-cell>
          <table:table-cell office:value-type="float" office:value="2563" calcext:value-type="float">
            <text:p>2563</text:p>
          </table:table-cell>
          <table:table-cell table:formula="of:=(100 * ABS([.B148]-[.C148]))/[.B148]" office:value-type="float" office:value="0.504658385093168" calcext:value-type="float">
            <text:p>0.5046583850931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50</text:p>
          </table:table-cell>
          <table:table-cell office:value-type="float" office:value="2228" calcext:value-type="float">
            <text:p>2228</text:p>
          </table:table-cell>
          <table:table-cell office:value-type="float" office:value="2312" calcext:value-type="float">
            <text:p>2312</text:p>
          </table:table-cell>
          <table:table-cell table:formula="of:=(100 * ABS([.B149]-[.C149]))/[.B149]" office:value-type="float" office:value="3.77019748653501" calcext:value-type="float">
            <text:p>3.770197486535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51</text:p>
          </table:table-cell>
          <table:table-cell office:value-type="float" office:value="2488" calcext:value-type="float">
            <text:p>2488</text:p>
          </table:table-cell>
          <table:table-cell office:value-type="float" office:value="2570" calcext:value-type="float">
            <text:p>2570</text:p>
          </table:table-cell>
          <table:table-cell table:formula="of:=(100 * ABS([.B150]-[.C150]))/[.B150]" office:value-type="float" office:value="3.29581993569132" calcext:value-type="float">
            <text:p>3.295819935691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52</text:p>
          </table:table-cell>
          <table:table-cell office:value-type="float" office:value="2196" calcext:value-type="float">
            <text:p>2196</text:p>
          </table:table-cell>
          <table:table-cell office:value-type="float" office:value="2243" calcext:value-type="float">
            <text:p>2243</text:p>
          </table:table-cell>
          <table:table-cell table:formula="of:=(100 * ABS([.B151]-[.C151]))/[.B151]" office:value-type="float" office:value="2.14025500910747" calcext:value-type="float">
            <text:p>2.140255009107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53</text:p>
          </table:table-cell>
          <table:table-cell office:value-type="float" office:value="2448" calcext:value-type="float">
            <text:p>2448</text:p>
          </table:table-cell>
          <table:table-cell office:value-type="float" office:value="2930" calcext:value-type="float">
            <text:p>2930</text:p>
          </table:table-cell>
          <table:table-cell table:formula="of:=(100 * ABS([.B152]-[.C152]))/[.B152]" office:value-type="float" office:value="19.6895424836601" calcext:value-type="float">
            <text:p>19.6895424836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54</text:p>
          </table:table-cell>
          <table:table-cell office:value-type="float" office:value="2595" calcext:value-type="float">
            <text:p>2595</text:p>
          </table:table-cell>
          <table:table-cell office:value-type="float" office:value="2775" calcext:value-type="float">
            <text:p>2775</text:p>
          </table:table-cell>
          <table:table-cell table:formula="of:=(100 * ABS([.B153]-[.C153]))/[.B153]" office:value-type="float" office:value="6.9364161849711" calcext:value-type="float">
            <text:p>6.93641618497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55</text:p>
          </table:table-cell>
          <table:table-cell office:value-type="float" office:value="2832" calcext:value-type="float">
            <text:p>2832</text:p>
          </table:table-cell>
          <table:table-cell office:value-type="float" office:value="3290" calcext:value-type="float">
            <text:p>3290</text:p>
          </table:table-cell>
          <table:table-cell table:formula="of:=(100 * ABS([.B154]-[.C154]))/[.B154]" office:value-type="float" office:value="16.1723163841808" calcext:value-type="float">
            <text:p>16.17231638418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56</text:p>
          </table:table-cell>
          <table:table-cell office:value-type="float" office:value="2580" calcext:value-type="float">
            <text:p>2580</text:p>
          </table:table-cell>
          <table:table-cell office:value-type="float" office:value="2647" calcext:value-type="float">
            <text:p>2647</text:p>
          </table:table-cell>
          <table:table-cell table:formula="of:=(100 * ABS([.B155]-[.C155]))/[.B155]" office:value-type="float" office:value="2.5968992248062" calcext:value-type="float">
            <text:p>2.59689922480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57</text:p>
          </table:table-cell>
          <table:table-cell office:value-type="float" office:value="2394" calcext:value-type="float">
            <text:p>2394</text:p>
          </table:table-cell>
          <table:table-cell office:value-type="float" office:value="2797" calcext:value-type="float">
            <text:p>2797</text:p>
          </table:table-cell>
          <table:table-cell table:formula="of:=(100 * ABS([.B156]-[.C156]))/[.B156]" office:value-type="float" office:value="16.8337510442774" calcext:value-type="float">
            <text:p>16.833751044277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58</text:p>
          </table:table-cell>
          <table:table-cell office:value-type="float" office:value="2617" calcext:value-type="float">
            <text:p>2617</text:p>
          </table:table-cell>
          <table:table-cell office:value-type="float" office:value="2453" calcext:value-type="float">
            <text:p>2453</text:p>
          </table:table-cell>
          <table:table-cell table:formula="of:=(100 * ABS([.B157]-[.C157]))/[.B157]" office:value-type="float" office:value="6.26671761559037" calcext:value-type="float">
            <text:p>6.266717615590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59</text:p>
          </table:table-cell>
          <table:table-cell office:value-type="float" office:value="2595" calcext:value-type="float">
            <text:p>2595</text:p>
          </table:table-cell>
          <table:table-cell office:value-type="float" office:value="2572" calcext:value-type="float">
            <text:p>2572</text:p>
          </table:table-cell>
          <table:table-cell table:formula="of:=(100 * ABS([.B158]-[.C158]))/[.B158]" office:value-type="float" office:value="0.886319845857418" calcext:value-type="float">
            <text:p>0.8863198458574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60</text:p>
          </table:table-cell>
          <table:table-cell office:value-type="float" office:value="2373" calcext:value-type="float">
            <text:p>2373</text:p>
          </table:table-cell>
          <table:table-cell office:value-type="float" office:value="2371" calcext:value-type="float">
            <text:p>2371</text:p>
          </table:table-cell>
          <table:table-cell table:formula="of:=(100 * ABS([.B159]-[.C159]))/[.B159]" office:value-type="float" office:value="0.0842815002107038" calcext:value-type="float">
            <text:p>0.0842815002107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61</text:p>
          </table:table-cell>
          <table:table-cell office:value-type="float" office:value="2613" calcext:value-type="float">
            <text:p>2613</text:p>
          </table:table-cell>
          <table:table-cell office:value-type="float" office:value="2579" calcext:value-type="float">
            <text:p>2579</text:p>
          </table:table-cell>
          <table:table-cell table:formula="of:=(100 * ABS([.B160]-[.C160]))/[.B160]" office:value-type="float" office:value="1.30118637581324" calcext:value-type="float">
            <text:p>1.301186375813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62</text:p>
          </table:table-cell>
          <table:table-cell office:value-type="float" office:value="2651" calcext:value-type="float">
            <text:p>2651</text:p>
          </table:table-cell>
          <table:table-cell office:value-type="float" office:value="2494" calcext:value-type="float">
            <text:p>2494</text:p>
          </table:table-cell>
          <table:table-cell table:formula="of:=(100 * ABS([.B161]-[.C161]))/[.B161]" office:value-type="float" office:value="5.92229347416069" calcext:value-type="float">
            <text:p>5.922293474160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63</text:p>
          </table:table-cell>
          <table:table-cell office:value-type="float" office:value="2753" calcext:value-type="float">
            <text:p>2753</text:p>
          </table:table-cell>
          <table:table-cell office:value-type="float" office:value="2680" calcext:value-type="float">
            <text:p>2680</text:p>
          </table:table-cell>
          <table:table-cell table:formula="of:=(100 * ABS([.B162]-[.C162]))/[.B162]" office:value-type="float" office:value="2.65165274246277" calcext:value-type="float">
            <text:p>2.651652742462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64</text:p>
          </table:table-cell>
          <table:table-cell office:value-type="float" office:value="2525" calcext:value-type="float">
            <text:p>2525</text:p>
          </table:table-cell>
          <table:table-cell office:value-type="float" office:value="2566" calcext:value-type="float">
            <text:p>2566</text:p>
          </table:table-cell>
          <table:table-cell table:formula="of:=(100 * ABS([.B163]-[.C163]))/[.B163]" office:value-type="float" office:value="1.62376237623762" calcext:value-type="float">
            <text:p>1.623762376237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65</text:p>
          </table:table-cell>
          <table:table-cell office:value-type="float" office:value="2593" calcext:value-type="float">
            <text:p>2593</text:p>
          </table:table-cell>
          <table:table-cell office:value-type="float" office:value="3028" calcext:value-type="float">
            <text:p>3028</text:p>
          </table:table-cell>
          <table:table-cell table:formula="of:=(100 * ABS([.B164]-[.C164]))/[.B164]" office:value-type="float" office:value="16.7759352101813" calcext:value-type="float">
            <text:p>16.77593521018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66</text:p>
          </table:table-cell>
          <table:table-cell office:value-type="float" office:value="2576" calcext:value-type="float">
            <text:p>2576</text:p>
          </table:table-cell>
          <table:table-cell office:value-type="float" office:value="2896" calcext:value-type="float">
            <text:p>2896</text:p>
          </table:table-cell>
          <table:table-cell table:formula="of:=(100 * ABS([.B165]-[.C165]))/[.B165]" office:value-type="float" office:value="12.4223602484472" calcext:value-type="float">
            <text:p>12.422360248447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67</text:p>
          </table:table-cell>
          <table:table-cell office:value-type="float" office:value="2731" calcext:value-type="float">
            <text:p>2731</text:p>
          </table:table-cell>
          <table:table-cell office:value-type="float" office:value="2598" calcext:value-type="float">
            <text:p>2598</text:p>
          </table:table-cell>
          <table:table-cell table:formula="of:=(100 * ABS([.B166]-[.C166]))/[.B166]" office:value-type="float" office:value="4.87001098498718" calcext:value-type="float">
            <text:p>4.870010984987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68</text:p>
          </table:table-cell>
          <table:table-cell office:value-type="float" office:value="2523" calcext:value-type="float">
            <text:p>2523</text:p>
          </table:table-cell>
          <table:table-cell office:value-type="float" office:value="2837" calcext:value-type="float">
            <text:p>2837</text:p>
          </table:table-cell>
          <table:table-cell table:formula="of:=(100 * ABS([.B167]-[.C167]))/[.B167]" office:value-type="float" office:value="12.4455013872374" calcext:value-type="float">
            <text:p>12.445501387237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69</text:p>
          </table:table-cell>
          <table:table-cell office:value-type="float" office:value="2584" calcext:value-type="float">
            <text:p>2584</text:p>
          </table:table-cell>
          <table:table-cell office:value-type="float" office:value="2699" calcext:value-type="float">
            <text:p>2699</text:p>
          </table:table-cell>
          <table:table-cell table:formula="of:=(100 * ABS([.B168]-[.C168]))/[.B168]" office:value-type="float" office:value="4.45046439628483" calcext:value-type="float">
            <text:p>4.450464396284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70</text:p>
          </table:table-cell>
          <table:table-cell office:value-type="float" office:value="2394" calcext:value-type="float">
            <text:p>2394</text:p>
          </table:table-cell>
          <table:table-cell office:value-type="float" office:value="2257" calcext:value-type="float">
            <text:p>2257</text:p>
          </table:table-cell>
          <table:table-cell table:formula="of:=(100 * ABS([.B169]-[.C169]))/[.B169]" office:value-type="float" office:value="5.72263993316625" calcext:value-type="float">
            <text:p>5.722639933166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71</text:p>
          </table:table-cell>
          <table:table-cell office:value-type="float" office:value="2415" calcext:value-type="float">
            <text:p>2415</text:p>
          </table:table-cell>
          <table:table-cell office:value-type="float" office:value="2536" calcext:value-type="float">
            <text:p>2536</text:p>
          </table:table-cell>
          <table:table-cell table:formula="of:=(100 * ABS([.B170]-[.C170]))/[.B170]" office:value-type="float" office:value="5.01035196687371" calcext:value-type="float">
            <text:p>5.010351966873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72</text:p>
          </table:table-cell>
          <table:table-cell office:value-type="float" office:value="2717" calcext:value-type="float">
            <text:p>2717</text:p>
          </table:table-cell>
          <table:table-cell office:value-type="float" office:value="2640" calcext:value-type="float">
            <text:p>2640</text:p>
          </table:table-cell>
          <table:table-cell table:formula="of:=(100 * ABS([.B171]-[.C171]))/[.B171]" office:value-type="float" office:value="2.83400809716599" calcext:value-type="float">
            <text:p>2.834008097165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73</text:p>
          </table:table-cell>
          <table:table-cell office:value-type="float" office:value="2762" calcext:value-type="float">
            <text:p>2762</text:p>
          </table:table-cell>
          <table:table-cell office:value-type="float" office:value="2862" calcext:value-type="float">
            <text:p>2862</text:p>
          </table:table-cell>
          <table:table-cell table:formula="of:=(100 * ABS([.B172]-[.C172]))/[.B172]" office:value-type="float" office:value="3.62056480811006" calcext:value-type="float">
            <text:p>3.620564808110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74</text:p>
          </table:table-cell>
          <table:table-cell office:value-type="float" office:value="2394" calcext:value-type="float">
            <text:p>2394</text:p>
          </table:table-cell>
          <table:table-cell office:value-type="float" office:value="2589" calcext:value-type="float">
            <text:p>2589</text:p>
          </table:table-cell>
          <table:table-cell table:formula="of:=(100 * ABS([.B173]-[.C173]))/[.B173]" office:value-type="float" office:value="8.1453634085213" calcext:value-type="float">
            <text:p>8.1453634085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75</text:p>
          </table:table-cell>
          <table:table-cell office:value-type="float" office:value="2703" calcext:value-type="float">
            <text:p>2703</text:p>
          </table:table-cell>
          <table:table-cell office:value-type="float" office:value="2689" calcext:value-type="float">
            <text:p>2689</text:p>
          </table:table-cell>
          <table:table-cell table:formula="of:=(100 * ABS([.B174]-[.C174]))/[.B174]" office:value-type="float" office:value="0.517943026267111" calcext:value-type="float">
            <text:p>0.5179430262671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76</text:p>
          </table:table-cell>
          <table:table-cell office:value-type="float" office:value="2509" calcext:value-type="float">
            <text:p>2509</text:p>
          </table:table-cell>
          <table:table-cell office:value-type="float" office:value="2452" calcext:value-type="float">
            <text:p>2452</text:p>
          </table:table-cell>
          <table:table-cell table:formula="of:=(100 * ABS([.B175]-[.C175]))/[.B175]" office:value-type="float" office:value="2.2718214428059" calcext:value-type="float">
            <text:p>2.271821442805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77</text:p>
          </table:table-cell>
          <table:table-cell office:value-type="float" office:value="2692" calcext:value-type="float">
            <text:p>2692</text:p>
          </table:table-cell>
          <table:table-cell office:value-type="float" office:value="2737" calcext:value-type="float">
            <text:p>2737</text:p>
          </table:table-cell>
          <table:table-cell table:formula="of:=(100 * ABS([.B176]-[.C176]))/[.B176]" office:value-type="float" office:value="1.67161961367013" calcext:value-type="float">
            <text:p>1.671619613670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78</text:p>
          </table:table-cell>
          <table:table-cell office:value-type="float" office:value="2596" calcext:value-type="float">
            <text:p>2596</text:p>
          </table:table-cell>
          <table:table-cell office:value-type="float" office:value="2408" calcext:value-type="float">
            <text:p>2408</text:p>
          </table:table-cell>
          <table:table-cell table:formula="of:=(100 * ABS([.B177]-[.C177]))/[.B177]" office:value-type="float" office:value="7.24191063174114" calcext:value-type="float">
            <text:p>7.241910631741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79</text:p>
          </table:table-cell>
          <table:table-cell office:value-type="float" office:value="2727" calcext:value-type="float">
            <text:p>2727</text:p>
          </table:table-cell>
          <table:table-cell office:value-type="float" office:value="2777" calcext:value-type="float">
            <text:p>2777</text:p>
          </table:table-cell>
          <table:table-cell table:formula="of:=(100 * ABS([.B178]-[.C178]))/[.B178]" office:value-type="float" office:value="1.83351668500183" calcext:value-type="float">
            <text:p>1.833516685001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80</text:p>
          </table:table-cell>
          <table:table-cell office:value-type="float" office:value="2647" calcext:value-type="float">
            <text:p>2647</text:p>
          </table:table-cell>
          <table:table-cell office:value-type="float" office:value="2572" calcext:value-type="float">
            <text:p>2572</text:p>
          </table:table-cell>
          <table:table-cell table:formula="of:=(100 * ABS([.B179]-[.C179]))/[.B179]" office:value-type="float" office:value="2.8333962976955" calcext:value-type="float">
            <text:p>2.83339629769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81</text:p>
          </table:table-cell>
          <table:table-cell office:value-type="float" office:value="2750" calcext:value-type="float">
            <text:p>2750</text:p>
          </table:table-cell>
          <table:table-cell office:value-type="float" office:value="2826" calcext:value-type="float">
            <text:p>2826</text:p>
          </table:table-cell>
          <table:table-cell table:formula="of:=(100 * ABS([.B180]-[.C180]))/[.B180]" office:value-type="float" office:value="2.76363636363636" calcext:value-type="float">
            <text:p>2.763636363636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82</text:p>
          </table:table-cell>
          <table:table-cell office:value-type="float" office:value="2617" calcext:value-type="float">
            <text:p>2617</text:p>
          </table:table-cell>
          <table:table-cell office:value-type="float" office:value="2536" calcext:value-type="float">
            <text:p>2536</text:p>
          </table:table-cell>
          <table:table-cell table:formula="of:=(100 * ABS([.B181]-[.C181]))/[.B181]" office:value-type="float" office:value="3.0951471150172" calcext:value-type="float">
            <text:p>3.095147115017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83</text:p>
          </table:table-cell>
          <table:table-cell office:value-type="float" office:value="2657" calcext:value-type="float">
            <text:p>2657</text:p>
          </table:table-cell>
          <table:table-cell office:value-type="float" office:value="2745" calcext:value-type="float">
            <text:p>2745</text:p>
          </table:table-cell>
          <table:table-cell table:formula="of:=(100 * ABS([.B182]-[.C182]))/[.B182]" office:value-type="float" office:value="3.31200602182913" calcext:value-type="float">
            <text:p>3.312006021829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84</text:p>
          </table:table-cell>
          <table:table-cell office:value-type="float" office:value="2310" calcext:value-type="float">
            <text:p>2310</text:p>
          </table:table-cell>
          <table:table-cell office:value-type="float" office:value="2483" calcext:value-type="float">
            <text:p>2483</text:p>
          </table:table-cell>
          <table:table-cell table:formula="of:=(100 * ABS([.B183]-[.C183]))/[.B183]" office:value-type="float" office:value="7.48917748917749" calcext:value-type="float">
            <text:p>7.4891774891774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85</text:p>
          </table:table-cell>
          <table:table-cell office:value-type="float" office:value="2720" calcext:value-type="float">
            <text:p>2720</text:p>
          </table:table-cell>
          <table:table-cell office:value-type="float" office:value="2935" calcext:value-type="float">
            <text:p>2935</text:p>
          </table:table-cell>
          <table:table-cell table:formula="of:=(100 * ABS([.B184]-[.C184]))/[.B184]" office:value-type="float" office:value="7.90441176470588" calcext:value-type="float">
            <text:p>7.9044117647058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86</text:p>
          </table:table-cell>
          <table:table-cell office:value-type="float" office:value="2565" calcext:value-type="float">
            <text:p>2565</text:p>
          </table:table-cell>
          <table:table-cell office:value-type="float" office:value="2482" calcext:value-type="float">
            <text:p>2482</text:p>
          </table:table-cell>
          <table:table-cell table:formula="of:=(100 * ABS([.B185]-[.C185]))/[.B185]" office:value-type="float" office:value="3.23586744639376" calcext:value-type="float">
            <text:p>3.2358674463937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87</text:p>
          </table:table-cell>
          <table:table-cell office:value-type="float" office:value="2402" calcext:value-type="float">
            <text:p>2402</text:p>
          </table:table-cell>
          <table:table-cell office:value-type="float" office:value="2871" calcext:value-type="float">
            <text:p>2871</text:p>
          </table:table-cell>
          <table:table-cell table:formula="of:=(100 * ABS([.B186]-[.C186]))/[.B186]" office:value-type="float" office:value="19.5253955037469" calcext:value-type="float">
            <text:p>19.52539550374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88</text:p>
          </table:table-cell>
          <table:table-cell office:value-type="float" office:value="2451" calcext:value-type="float">
            <text:p>2451</text:p>
          </table:table-cell>
          <table:table-cell office:value-type="float" office:value="2528" calcext:value-type="float">
            <text:p>2528</text:p>
          </table:table-cell>
          <table:table-cell table:formula="of:=(100 * ABS([.B187]-[.C187]))/[.B187]" office:value-type="float" office:value="3.14157486740106" calcext:value-type="float">
            <text:p>3.141574867401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89</text:p>
          </table:table-cell>
          <table:table-cell office:value-type="float" office:value="2638" calcext:value-type="float">
            <text:p>2638</text:p>
          </table:table-cell>
          <table:table-cell office:value-type="float" office:value="2571" calcext:value-type="float">
            <text:p>2571</text:p>
          </table:table-cell>
          <table:table-cell table:formula="of:=(100 * ABS([.B188]-[.C188]))/[.B188]" office:value-type="float" office:value="2.53980288097043" calcext:value-type="float">
            <text:p>2.539802880970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90</text:p>
          </table:table-cell>
          <table:table-cell office:value-type="float" office:value="2600" calcext:value-type="float">
            <text:p>2600</text:p>
          </table:table-cell>
          <table:table-cell office:value-type="float" office:value="2665" calcext:value-type="float">
            <text:p>2665</text:p>
          </table:table-cell>
          <table:table-cell table:formula="of:=(100 * ABS([.B189]-[.C189]))/[.B189]" office:value-type="float" office:value="2.5" calcext:value-type="float">
            <text:p>2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91</text:p>
          </table:table-cell>
          <table:table-cell office:value-type="float" office:value="2735" calcext:value-type="float">
            <text:p>2735</text:p>
          </table:table-cell>
          <table:table-cell office:value-type="float" office:value="3393" calcext:value-type="float">
            <text:p>3393</text:p>
          </table:table-cell>
          <table:table-cell table:formula="of:=(100 * ABS([.B190]-[.C190]))/[.B190]" office:value-type="float" office:value="24.0585009140768" calcext:value-type="float">
            <text:p>24.05850091407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92</text:p>
          </table:table-cell>
          <table:table-cell office:value-type="float" office:value="2472" calcext:value-type="float">
            <text:p>2472</text:p>
          </table:table-cell>
          <table:table-cell office:value-type="float" office:value="2829" calcext:value-type="float">
            <text:p>2829</text:p>
          </table:table-cell>
          <table:table-cell table:formula="of:=(100 * ABS([.B191]-[.C191]))/[.B191]" office:value-type="float" office:value="14.4417475728155" calcext:value-type="float">
            <text:p>14.44174757281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93</text:p>
          </table:table-cell>
          <table:table-cell office:value-type="float" office:value="2585" calcext:value-type="float">
            <text:p>2585</text:p>
          </table:table-cell>
          <table:table-cell office:value-type="float" office:value="2602" calcext:value-type="float">
            <text:p>2602</text:p>
          </table:table-cell>
          <table:table-cell table:formula="of:=(100 * ABS([.B192]-[.C192]))/[.B192]" office:value-type="float" office:value="0.657640232108317" calcext:value-type="float">
            <text:p>0.6576402321083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94</text:p>
          </table:table-cell>
          <table:table-cell office:value-type="float" office:value="2457" calcext:value-type="float">
            <text:p>2457</text:p>
          </table:table-cell>
          <table:table-cell office:value-type="float" office:value="2409" calcext:value-type="float">
            <text:p>2409</text:p>
          </table:table-cell>
          <table:table-cell table:formula="of:=(100 * ABS([.B193]-[.C193]))/[.B193]" office:value-type="float" office:value="1.95360195360195" calcext:value-type="float">
            <text:p>1.953601953601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95</text:p>
          </table:table-cell>
          <table:table-cell office:value-type="float" office:value="2389" calcext:value-type="float">
            <text:p>2389</text:p>
          </table:table-cell>
          <table:table-cell office:value-type="float" office:value="2431" calcext:value-type="float">
            <text:p>2431</text:p>
          </table:table-cell>
          <table:table-cell table:formula="of:=(100 * ABS([.B194]-[.C194]))/[.B194]" office:value-type="float" office:value="1.75805776475513" calcext:value-type="float">
            <text:p>1.758057764755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96</text:p>
          </table:table-cell>
          <table:table-cell office:value-type="float" office:value="2534" calcext:value-type="float">
            <text:p>2534</text:p>
          </table:table-cell>
          <table:table-cell office:value-type="float" office:value="2651" calcext:value-type="float">
            <text:p>2651</text:p>
          </table:table-cell>
          <table:table-cell table:formula="of:=(100 * ABS([.B195]-[.C195]))/[.B195]" office:value-type="float" office:value="4.61720599842147" calcext:value-type="float">
            <text:p>4.617205998421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97</text:p>
          </table:table-cell>
          <table:table-cell office:value-type="float" office:value="2650" calcext:value-type="float">
            <text:p>2650</text:p>
          </table:table-cell>
          <table:table-cell office:value-type="float" office:value="2614" calcext:value-type="float">
            <text:p>2614</text:p>
          </table:table-cell>
          <table:table-cell table:formula="of:=(100 * ABS([.B196]-[.C196]))/[.B196]" office:value-type="float" office:value="1.35849056603774" calcext:value-type="float">
            <text:p>1.3584905660377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98</text:p>
          </table:table-cell>
          <table:table-cell office:value-type="float" office:value="2499" calcext:value-type="float">
            <text:p>2499</text:p>
          </table:table-cell>
          <table:table-cell office:value-type="float" office:value="2863" calcext:value-type="float">
            <text:p>2863</text:p>
          </table:table-cell>
          <table:table-cell table:formula="of:=(100 * ABS([.B197]-[.C197]))/[.B197]" office:value-type="float" office:value="14.5658263305322" calcext:value-type="float">
            <text:p>14.56582633053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199</text:p>
          </table:table-cell>
          <table:table-cell office:value-type="float" office:value="2499" calcext:value-type="float">
            <text:p>2499</text:p>
          </table:table-cell>
          <table:table-cell office:value-type="float" office:value="2586" calcext:value-type="float">
            <text:p>2586</text:p>
          </table:table-cell>
          <table:table-cell table:formula="of:=(100 * ABS([.B198]-[.C198]))/[.B198]" office:value-type="float" office:value="3.48139255702281" calcext:value-type="float">
            <text:p>3.481392557022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00</text:p>
          </table:table-cell>
          <table:table-cell office:value-type="float" office:value="2662" calcext:value-type="float">
            <text:p>2662</text:p>
          </table:table-cell>
          <table:table-cell office:value-type="float" office:value="2608" calcext:value-type="float">
            <text:p>2608</text:p>
          </table:table-cell>
          <table:table-cell table:formula="of:=(100 * ABS([.B199]-[.C199]))/[.B199]" office:value-type="float" office:value="2.02854996243426" calcext:value-type="float">
            <text:p>2.028549962434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01</text:p>
          </table:table-cell>
          <table:table-cell office:value-type="float" office:value="2670" calcext:value-type="float">
            <text:p>2670</text:p>
          </table:table-cell>
          <table:table-cell office:value-type="float" office:value="2572" calcext:value-type="float">
            <text:p>2572</text:p>
          </table:table-cell>
          <table:table-cell table:formula="of:=(100 * ABS([.B200]-[.C200]))/[.B200]" office:value-type="float" office:value="3.67041198501873" calcext:value-type="float">
            <text:p>3.6704119850187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02</text:p>
          </table:table-cell>
          <table:table-cell office:value-type="float" office:value="2609" calcext:value-type="float">
            <text:p>2609</text:p>
          </table:table-cell>
          <table:table-cell office:value-type="float" office:value="2600" calcext:value-type="float">
            <text:p>2600</text:p>
          </table:table-cell>
          <table:table-cell table:formula="of:=(100 * ABS([.B201]-[.C201]))/[.B201]" office:value-type="float" office:value="0.344959754695286" calcext:value-type="float">
            <text:p>0.34495975469528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03</text:p>
          </table:table-cell>
          <table:table-cell office:value-type="float" office:value="2711" calcext:value-type="float">
            <text:p>2711</text:p>
          </table:table-cell>
          <table:table-cell office:value-type="float" office:value="2331" calcext:value-type="float">
            <text:p>2331</text:p>
          </table:table-cell>
          <table:table-cell table:formula="of:=(100 * ABS([.B202]-[.C202]))/[.B202]" office:value-type="float" office:value="14.0169679085208" calcext:value-type="float">
            <text:p>14.01696790852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04</text:p>
          </table:table-cell>
          <table:table-cell office:value-type="float" office:value="2326" calcext:value-type="float">
            <text:p>2326</text:p>
          </table:table-cell>
          <table:table-cell office:value-type="float" office:value="2329" calcext:value-type="float">
            <text:p>2329</text:p>
          </table:table-cell>
          <table:table-cell table:formula="of:=(100 * ABS([.B203]-[.C203]))/[.B203]" office:value-type="float" office:value="0.128976784178848" calcext:value-type="float">
            <text:p>0.12897678417884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05</text:p>
          </table:table-cell>
          <table:table-cell office:value-type="float" office:value="2575" calcext:value-type="float">
            <text:p>2575</text:p>
          </table:table-cell>
          <table:table-cell office:value-type="float" office:value="2392" calcext:value-type="float">
            <text:p>2392</text:p>
          </table:table-cell>
          <table:table-cell table:formula="of:=(100 * ABS([.B204]-[.C204]))/[.B204]" office:value-type="float" office:value="7.10679611650486" calcext:value-type="float">
            <text:p>7.1067961165048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06</text:p>
          </table:table-cell>
          <table:table-cell office:value-type="float" office:value="2378" calcext:value-type="float">
            <text:p>2378</text:p>
          </table:table-cell>
          <table:table-cell office:value-type="float" office:value="2467" calcext:value-type="float">
            <text:p>2467</text:p>
          </table:table-cell>
          <table:table-cell table:formula="of:=(100 * ABS([.B205]-[.C205]))/[.B205]" office:value-type="float" office:value="3.74264087468461" calcext:value-type="float">
            <text:p>3.7426408746846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07</text:p>
          </table:table-cell>
          <table:table-cell office:value-type="float" office:value="2453" calcext:value-type="float">
            <text:p>2453</text:p>
          </table:table-cell>
          <table:table-cell office:value-type="float" office:value="2619" calcext:value-type="float">
            <text:p>2619</text:p>
          </table:table-cell>
          <table:table-cell table:formula="of:=(100 * ABS([.B206]-[.C206]))/[.B206]" office:value-type="float" office:value="6.76722380758255" calcext:value-type="float">
            <text:p>6.767223807582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08</text:p>
          </table:table-cell>
          <table:table-cell office:value-type="float" office:value="2646" calcext:value-type="float">
            <text:p>2646</text:p>
          </table:table-cell>
          <table:table-cell office:value-type="float" office:value="2696" calcext:value-type="float">
            <text:p>2696</text:p>
          </table:table-cell>
          <table:table-cell table:formula="of:=(100 * ABS([.B207]-[.C207]))/[.B207]" office:value-type="float" office:value="1.8896447467876" calcext:value-type="float">
            <text:p>1.889644746787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09</text:p>
          </table:table-cell>
          <table:table-cell office:value-type="float" office:value="2581" calcext:value-type="float">
            <text:p>2581</text:p>
          </table:table-cell>
          <table:table-cell office:value-type="float" office:value="2630" calcext:value-type="float">
            <text:p>2630</text:p>
          </table:table-cell>
          <table:table-cell table:formula="of:=(100 * ABS([.B208]-[.C208]))/[.B208]" office:value-type="float" office:value="1.89848895776831" calcext:value-type="float">
            <text:p>1.898488957768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10</text:p>
          </table:table-cell>
          <table:table-cell office:value-type="float" office:value="2485" calcext:value-type="float">
            <text:p>2485</text:p>
          </table:table-cell>
          <table:table-cell office:value-type="float" office:value="2549" calcext:value-type="float">
            <text:p>2549</text:p>
          </table:table-cell>
          <table:table-cell table:formula="of:=(100 * ABS([.B209]-[.C209]))/[.B209]" office:value-type="float" office:value="2.57545271629779" calcext:value-type="float">
            <text:p>2.5754527162977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11</text:p>
          </table:table-cell>
          <table:table-cell office:value-type="float" office:value="2625" calcext:value-type="float">
            <text:p>2625</text:p>
          </table:table-cell>
          <table:table-cell office:value-type="float" office:value="2371" calcext:value-type="float">
            <text:p>2371</text:p>
          </table:table-cell>
          <table:table-cell table:formula="of:=(100 * ABS([.B210]-[.C210]))/[.B210]" office:value-type="float" office:value="9.67619047619048" calcext:value-type="float">
            <text:p>9.6761904761904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12</text:p>
          </table:table-cell>
          <table:table-cell office:value-type="float" office:value="2646" calcext:value-type="float">
            <text:p>2646</text:p>
          </table:table-cell>
          <table:table-cell office:value-type="float" office:value="2939" calcext:value-type="float">
            <text:p>2939</text:p>
          </table:table-cell>
          <table:table-cell table:formula="of:=(100 * ABS([.B211]-[.C211]))/[.B211]" office:value-type="float" office:value="11.0733182161754" calcext:value-type="float">
            <text:p>11.07331821617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13</text:p>
          </table:table-cell>
          <table:table-cell office:value-type="float" office:value="2695" calcext:value-type="float">
            <text:p>2695</text:p>
          </table:table-cell>
          <table:table-cell office:value-type="float" office:value="2426" calcext:value-type="float">
            <text:p>2426</text:p>
          </table:table-cell>
          <table:table-cell table:formula="of:=(100 * ABS([.B212]-[.C212]))/[.B212]" office:value-type="float" office:value="9.98144712430427" calcext:value-type="float">
            <text:p>9.981447124304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14</text:p>
          </table:table-cell>
          <table:table-cell office:value-type="float" office:value="2575" calcext:value-type="float">
            <text:p>2575</text:p>
          </table:table-cell>
          <table:table-cell office:value-type="float" office:value="2778" calcext:value-type="float">
            <text:p>2778</text:p>
          </table:table-cell>
          <table:table-cell table:formula="of:=(100 * ABS([.B213]-[.C213]))/[.B213]" office:value-type="float" office:value="7.88349514563107" calcext:value-type="float">
            <text:p>7.883495145631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15</text:p>
          </table:table-cell>
          <table:table-cell office:value-type="float" office:value="2621" calcext:value-type="float">
            <text:p>2621</text:p>
          </table:table-cell>
          <table:table-cell office:value-type="float" office:value="2584" calcext:value-type="float">
            <text:p>2584</text:p>
          </table:table-cell>
          <table:table-cell table:formula="of:=(100 * ABS([.B214]-[.C214]))/[.B214]" office:value-type="float" office:value="1.41167493323159" calcext:value-type="float">
            <text:p>1.4116749332315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16</text:p>
          </table:table-cell>
          <table:table-cell office:value-type="float" office:value="2532" calcext:value-type="float">
            <text:p>2532</text:p>
          </table:table-cell>
          <table:table-cell office:value-type="float" office:value="3158" calcext:value-type="float">
            <text:p>3158</text:p>
          </table:table-cell>
          <table:table-cell table:formula="of:=(100 * ABS([.B215]-[.C215]))/[.B215]" office:value-type="float" office:value="24.7235387045814" calcext:value-type="float">
            <text:p>24.72353870458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17</text:p>
          </table:table-cell>
          <table:table-cell office:value-type="float" office:value="2726" calcext:value-type="float">
            <text:p>2726</text:p>
          </table:table-cell>
          <table:table-cell office:value-type="float" office:value="2768" calcext:value-type="float">
            <text:p>2768</text:p>
          </table:table-cell>
          <table:table-cell table:formula="of:=(100 * ABS([.B216]-[.C216]))/[.B216]" office:value-type="float" office:value="1.54071900220103" calcext:value-type="float">
            <text:p>1.540719002201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18</text:p>
          </table:table-cell>
          <table:table-cell office:value-type="float" office:value="2488" calcext:value-type="float">
            <text:p>2488</text:p>
          </table:table-cell>
          <table:table-cell office:value-type="float" office:value="2495" calcext:value-type="float">
            <text:p>2495</text:p>
          </table:table-cell>
          <table:table-cell table:formula="of:=(100 * ABS([.B217]-[.C217]))/[.B217]" office:value-type="float" office:value="0.281350482315113" calcext:value-type="float">
            <text:p>0.2813504823151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19</text:p>
          </table:table-cell>
          <table:table-cell office:value-type="float" office:value="2462" calcext:value-type="float">
            <text:p>2462</text:p>
          </table:table-cell>
          <table:table-cell office:value-type="float" office:value="2561" calcext:value-type="float">
            <text:p>2561</text:p>
          </table:table-cell>
          <table:table-cell table:formula="of:=(100 * ABS([.B218]-[.C218]))/[.B218]" office:value-type="float" office:value="4.02112103980504" calcext:value-type="float">
            <text:p>4.021121039805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20</text:p>
          </table:table-cell>
          <table:table-cell office:value-type="float" office:value="2543" calcext:value-type="float">
            <text:p>2543</text:p>
          </table:table-cell>
          <table:table-cell office:value-type="float" office:value="3002" calcext:value-type="float">
            <text:p>3002</text:p>
          </table:table-cell>
          <table:table-cell table:formula="of:=(100 * ABS([.B219]-[.C219]))/[.B219]" office:value-type="float" office:value="18.0495477782147" calcext:value-type="float">
            <text:p>18.04954777821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21</text:p>
          </table:table-cell>
          <table:table-cell office:value-type="float" office:value="2551" calcext:value-type="float">
            <text:p>2551</text:p>
          </table:table-cell>
          <table:table-cell office:value-type="float" office:value="2474" calcext:value-type="float">
            <text:p>2474</text:p>
          </table:table-cell>
          <table:table-cell table:formula="of:=(100 * ABS([.B220]-[.C220]))/[.B220]" office:value-type="float" office:value="3.01842414739318" calcext:value-type="float">
            <text:p>3.018424147393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22</text:p>
          </table:table-cell>
          <table:table-cell office:value-type="float" office:value="2552" calcext:value-type="float">
            <text:p>2552</text:p>
          </table:table-cell>
          <table:table-cell office:value-type="float" office:value="2490" calcext:value-type="float">
            <text:p>2490</text:p>
          </table:table-cell>
          <table:table-cell table:formula="of:=(100 * ABS([.B221]-[.C221]))/[.B221]" office:value-type="float" office:value="2.4294670846395" calcext:value-type="float">
            <text:p>2.42946708463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23</text:p>
          </table:table-cell>
          <table:table-cell office:value-type="float" office:value="2688" calcext:value-type="float">
            <text:p>2688</text:p>
          </table:table-cell>
          <table:table-cell office:value-type="float" office:value="2638" calcext:value-type="float">
            <text:p>2638</text:p>
          </table:table-cell>
          <table:table-cell table:formula="of:=(100 * ABS([.B222]-[.C222]))/[.B222]" office:value-type="float" office:value="1.86011904761905" calcext:value-type="float">
            <text:p>1.860119047619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24</text:p>
          </table:table-cell>
          <table:table-cell office:value-type="float" office:value="2677" calcext:value-type="float">
            <text:p>2677</text:p>
          </table:table-cell>
          <table:table-cell office:value-type="float" office:value="2601" calcext:value-type="float">
            <text:p>2601</text:p>
          </table:table-cell>
          <table:table-cell table:formula="of:=(100 * ABS([.B223]-[.C223]))/[.B223]" office:value-type="float" office:value="2.83899887934255" calcext:value-type="float">
            <text:p>2.838998879342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25</text:p>
          </table:table-cell>
          <table:table-cell office:value-type="float" office:value="2651" calcext:value-type="float">
            <text:p>2651</text:p>
          </table:table-cell>
          <table:table-cell office:value-type="float" office:value="2517" calcext:value-type="float">
            <text:p>2517</text:p>
          </table:table-cell>
          <table:table-cell table:formula="of:=(100 * ABS([.B224]-[.C224]))/[.B224]" office:value-type="float" office:value="5.0546963410034" calcext:value-type="float">
            <text:p>5.05469634100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26</text:p>
          </table:table-cell>
          <table:table-cell office:value-type="float" office:value="2648" calcext:value-type="float">
            <text:p>2648</text:p>
          </table:table-cell>
          <table:table-cell office:value-type="float" office:value="3119" calcext:value-type="float">
            <text:p>3119</text:p>
          </table:table-cell>
          <table:table-cell table:formula="of:=(100 * ABS([.B225]-[.C225]))/[.B225]" office:value-type="float" office:value="17.7870090634441" calcext:value-type="float">
            <text:p>17.787009063444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27</text:p>
          </table:table-cell>
          <table:table-cell office:value-type="float" office:value="2705" calcext:value-type="float">
            <text:p>2705</text:p>
          </table:table-cell>
          <table:table-cell office:value-type="float" office:value="2941" calcext:value-type="float">
            <text:p>2941</text:p>
          </table:table-cell>
          <table:table-cell table:formula="of:=(100 * ABS([.B226]-[.C226]))/[.B226]" office:value-type="float" office:value="8.72458410351202" calcext:value-type="float">
            <text:p>8.724584103512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28</text:p>
          </table:table-cell>
          <table:table-cell office:value-type="float" office:value="2579" calcext:value-type="float">
            <text:p>2579</text:p>
          </table:table-cell>
          <table:table-cell office:value-type="float" office:value="2463" calcext:value-type="float">
            <text:p>2463</text:p>
          </table:table-cell>
          <table:table-cell table:formula="of:=(100 * ABS([.B227]-[.C227]))/[.B227]" office:value-type="float" office:value="4.49786739046142" calcext:value-type="float">
            <text:p>4.4978673904614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29</text:p>
          </table:table-cell>
          <table:table-cell office:value-type="float" office:value="2425" calcext:value-type="float">
            <text:p>2425</text:p>
          </table:table-cell>
          <table:table-cell office:value-type="float" office:value="2668" calcext:value-type="float">
            <text:p>2668</text:p>
          </table:table-cell>
          <table:table-cell table:formula="of:=(100 * ABS([.B228]-[.C228]))/[.B228]" office:value-type="float" office:value="10.020618556701" calcext:value-type="float">
            <text:p>10.0206185567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30</text:p>
          </table:table-cell>
          <table:table-cell office:value-type="float" office:value="2328" calcext:value-type="float">
            <text:p>2328</text:p>
          </table:table-cell>
          <table:table-cell office:value-type="float" office:value="2373" calcext:value-type="float">
            <text:p>2373</text:p>
          </table:table-cell>
          <table:table-cell table:formula="of:=(100 * ABS([.B229]-[.C229]))/[.B229]" office:value-type="float" office:value="1.93298969072165" calcext:value-type="float">
            <text:p>1.932989690721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31</text:p>
          </table:table-cell>
          <table:table-cell office:value-type="float" office:value="2417" calcext:value-type="float">
            <text:p>2417</text:p>
          </table:table-cell>
          <table:table-cell office:value-type="float" office:value="3133" calcext:value-type="float">
            <text:p>3133</text:p>
          </table:table-cell>
          <table:table-cell table:formula="of:=(100 * ABS([.B230]-[.C230]))/[.B230]" office:value-type="float" office:value="29.623500206868" calcext:value-type="float">
            <text:p>29.6235002068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32</text:p>
          </table:table-cell>
          <table:table-cell office:value-type="float" office:value="2427" calcext:value-type="float">
            <text:p>2427</text:p>
          </table:table-cell>
          <table:table-cell office:value-type="float" office:value="2791" calcext:value-type="float">
            <text:p>2791</text:p>
          </table:table-cell>
          <table:table-cell table:formula="of:=(100 * ABS([.B231]-[.C231]))/[.B231]" office:value-type="float" office:value="14.9979398434281" calcext:value-type="float">
            <text:p>14.99793984342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33</text:p>
          </table:table-cell>
          <table:table-cell office:value-type="float" office:value="2710" calcext:value-type="float">
            <text:p>2710</text:p>
          </table:table-cell>
          <table:table-cell office:value-type="float" office:value="2674" calcext:value-type="float">
            <text:p>2674</text:p>
          </table:table-cell>
          <table:table-cell table:formula="of:=(100 * ABS([.B232]-[.C232]))/[.B232]" office:value-type="float" office:value="1.32841328413284" calcext:value-type="float">
            <text:p>1.3284132841328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34</text:p>
          </table:table-cell>
          <table:table-cell office:value-type="float" office:value="2674" calcext:value-type="float">
            <text:p>2674</text:p>
          </table:table-cell>
          <table:table-cell office:value-type="float" office:value="2975" calcext:value-type="float">
            <text:p>2975</text:p>
          </table:table-cell>
          <table:table-cell table:formula="of:=(100 * ABS([.B233]-[.C233]))/[.B233]" office:value-type="float" office:value="11.2565445026178" calcext:value-type="float">
            <text:p>11.25654450261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35</text:p>
          </table:table-cell>
          <table:table-cell office:value-type="float" office:value="2706" calcext:value-type="float">
            <text:p>2706</text:p>
          </table:table-cell>
          <table:table-cell office:value-type="float" office:value="2649" calcext:value-type="float">
            <text:p>2649</text:p>
          </table:table-cell>
          <table:table-cell table:formula="of:=(100 * ABS([.B234]-[.C234]))/[.B234]" office:value-type="float" office:value="2.10643015521064" calcext:value-type="float">
            <text:p>2.106430155210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36</text:p>
          </table:table-cell>
          <table:table-cell office:value-type="float" office:value="2584" calcext:value-type="float">
            <text:p>2584</text:p>
          </table:table-cell>
          <table:table-cell office:value-type="float" office:value="2681" calcext:value-type="float">
            <text:p>2681</text:p>
          </table:table-cell>
          <table:table-cell table:formula="of:=(100 * ABS([.B235]-[.C235]))/[.B235]" office:value-type="float" office:value="3.75386996904025" calcext:value-type="float">
            <text:p>3.753869969040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37</text:p>
          </table:table-cell>
          <table:table-cell office:value-type="float" office:value="2546" calcext:value-type="float">
            <text:p>2546</text:p>
          </table:table-cell>
          <table:table-cell office:value-type="float" office:value="2555" calcext:value-type="float">
            <text:p>2555</text:p>
          </table:table-cell>
          <table:table-cell table:formula="of:=(100 * ABS([.B236]-[.C236]))/[.B236]" office:value-type="float" office:value="0.353495679497251" calcext:value-type="float">
            <text:p>0.3534956794972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39</text:p>
          </table:table-cell>
          <table:table-cell office:value-type="float" office:value="2582" calcext:value-type="float">
            <text:p>2582</text:p>
          </table:table-cell>
          <table:table-cell office:value-type="float" office:value="2602" calcext:value-type="float">
            <text:p>2602</text:p>
          </table:table-cell>
          <table:table-cell table:formula="of:=(100 * ABS([.B237]-[.C237]))/[.B237]" office:value-type="float" office:value="0.774593338497289" calcext:value-type="float">
            <text:p>0.77459333849728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40</text:p>
          </table:table-cell>
          <table:table-cell office:value-type="float" office:value="2527" calcext:value-type="float">
            <text:p>2527</text:p>
          </table:table-cell>
          <table:table-cell office:value-type="float" office:value="3078" calcext:value-type="float">
            <text:p>3078</text:p>
          </table:table-cell>
          <table:table-cell table:formula="of:=(100 * ABS([.B238]-[.C238]))/[.B238]" office:value-type="float" office:value="21.8045112781955" calcext:value-type="float">
            <text:p>21.80451127819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41</text:p>
          </table:table-cell>
          <table:table-cell office:value-type="float" office:value="2456" calcext:value-type="float">
            <text:p>2456</text:p>
          </table:table-cell>
          <table:table-cell office:value-type="float" office:value="2483" calcext:value-type="float">
            <text:p>2483</text:p>
          </table:table-cell>
          <table:table-cell table:formula="of:=(100 * ABS([.B239]-[.C239]))/[.B239]" office:value-type="float" office:value="1.09934853420195" calcext:value-type="float">
            <text:p>1.099348534201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42</text:p>
          </table:table-cell>
          <table:table-cell office:value-type="float" office:value="2412" calcext:value-type="float">
            <text:p>2412</text:p>
          </table:table-cell>
          <table:table-cell office:value-type="float" office:value="2904" calcext:value-type="float">
            <text:p>2904</text:p>
          </table:table-cell>
          <table:table-cell table:formula="of:=(100 * ABS([.B240]-[.C240]))/[.B240]" office:value-type="float" office:value="20.3980099502488" calcext:value-type="float">
            <text:p>20.398009950248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43</text:p>
          </table:table-cell>
          <table:table-cell office:value-type="float" office:value="2714" calcext:value-type="float">
            <text:p>2714</text:p>
          </table:table-cell>
          <table:table-cell office:value-type="float" office:value="2726" calcext:value-type="float">
            <text:p>2726</text:p>
          </table:table-cell>
          <table:table-cell table:formula="of:=(100 * ABS([.B241]-[.C241]))/[.B241]" office:value-type="float" office:value="0.442151805453206" calcext:value-type="float">
            <text:p>0.4421518054532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44</text:p>
          </table:table-cell>
          <table:table-cell office:value-type="float" office:value="2588" calcext:value-type="float">
            <text:p>2588</text:p>
          </table:table-cell>
          <table:table-cell office:value-type="float" office:value="2636" calcext:value-type="float">
            <text:p>2636</text:p>
          </table:table-cell>
          <table:table-cell table:formula="of:=(100 * ABS([.B242]-[.C242]))/[.B242]" office:value-type="float" office:value="1.85471406491499" calcext:value-type="float">
            <text:p>1.854714064914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45</text:p>
          </table:table-cell>
          <table:table-cell office:value-type="float" office:value="2591" calcext:value-type="float">
            <text:p>2591</text:p>
          </table:table-cell>
          <table:table-cell office:value-type="float" office:value="3016" calcext:value-type="float">
            <text:p>3016</text:p>
          </table:table-cell>
          <table:table-cell table:formula="of:=(100 * ABS([.B243]-[.C243]))/[.B243]" office:value-type="float" office:value="16.402933230413" calcext:value-type="float">
            <text:p>16.4029332304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46</text:p>
          </table:table-cell>
          <table:table-cell office:value-type="float" office:value="2475" calcext:value-type="float">
            <text:p>2475</text:p>
          </table:table-cell>
          <table:table-cell office:value-type="float" office:value="2647" calcext:value-type="float">
            <text:p>2647</text:p>
          </table:table-cell>
          <table:table-cell table:formula="of:=(100 * ABS([.B244]-[.C244]))/[.B244]" office:value-type="float" office:value="6.94949494949495" calcext:value-type="float">
            <text:p>6.949494949494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47</text:p>
          </table:table-cell>
          <table:table-cell office:value-type="float" office:value="2683" calcext:value-type="float">
            <text:p>2683</text:p>
          </table:table-cell>
          <table:table-cell office:value-type="float" office:value="2500" calcext:value-type="float">
            <text:p>2500</text:p>
          </table:table-cell>
          <table:table-cell table:formula="of:=(100 * ABS([.B245]-[.C245]))/[.B245]" office:value-type="float" office:value="6.82072307118897" calcext:value-type="float">
            <text:p>6.820723071188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48</text:p>
          </table:table-cell>
          <table:table-cell office:value-type="float" office:value="2550" calcext:value-type="float">
            <text:p>2550</text:p>
          </table:table-cell>
          <table:table-cell office:value-type="float" office:value="2775" calcext:value-type="float">
            <text:p>2775</text:p>
          </table:table-cell>
          <table:table-cell table:formula="of:=(100 * ABS([.B246]-[.C246]))/[.B246]" office:value-type="float" office:value="8.82352941176471" calcext:value-type="float">
            <text:p>8.823529411764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49</text:p>
          </table:table-cell>
          <table:table-cell office:value-type="float" office:value="2737" calcext:value-type="float">
            <text:p>2737</text:p>
          </table:table-cell>
          <table:table-cell office:value-type="float" office:value="2769" calcext:value-type="float">
            <text:p>2769</text:p>
          </table:table-cell>
          <table:table-cell table:formula="of:=(100 * ABS([.B247]-[.C247]))/[.B247]" office:value-type="float" office:value="1.16916331750091" calcext:value-type="float">
            <text:p>1.169163317500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50</text:p>
          </table:table-cell>
          <table:table-cell office:value-type="float" office:value="2609" calcext:value-type="float">
            <text:p>2609</text:p>
          </table:table-cell>
          <table:table-cell office:value-type="float" office:value="2655" calcext:value-type="float">
            <text:p>2655</text:p>
          </table:table-cell>
          <table:table-cell table:formula="of:=(100 * ABS([.B248]-[.C248]))/[.B248]" office:value-type="float" office:value="1.76312763510924" calcext:value-type="float">
            <text:p>1.763127635109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51</text:p>
          </table:table-cell>
          <table:table-cell office:value-type="float" office:value="2699" calcext:value-type="float">
            <text:p>2699</text:p>
          </table:table-cell>
          <table:table-cell office:value-type="float" office:value="2659" calcext:value-type="float">
            <text:p>2659</text:p>
          </table:table-cell>
          <table:table-cell table:formula="of:=(100 * ABS([.B249]-[.C249]))/[.B249]" office:value-type="float" office:value="1.48203038162282" calcext:value-type="float">
            <text:p>1.482030381622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52</text:p>
          </table:table-cell>
          <table:table-cell office:value-type="float" office:value="2584" calcext:value-type="float">
            <text:p>2584</text:p>
          </table:table-cell>
          <table:table-cell office:value-type="float" office:value="2606" calcext:value-type="float">
            <text:p>2606</text:p>
          </table:table-cell>
          <table:table-cell table:formula="of:=(100 * ABS([.B250]-[.C250]))/[.B250]" office:value-type="float" office:value="0.851393188854489" calcext:value-type="float">
            <text:p>0.85139318885448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53</text:p>
          </table:table-cell>
          <table:table-cell office:value-type="float" office:value="2606" calcext:value-type="float">
            <text:p>2606</text:p>
          </table:table-cell>
          <table:table-cell office:value-type="float" office:value="2650" calcext:value-type="float">
            <text:p>2650</text:p>
          </table:table-cell>
          <table:table-cell table:formula="of:=(100 * ABS([.B251]-[.C251]))/[.B251]" office:value-type="float" office:value="1.68841135840368" calcext:value-type="float">
            <text:p>1.688411358403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54</text:p>
          </table:table-cell>
          <table:table-cell office:value-type="float" office:value="2360" calcext:value-type="float">
            <text:p>2360</text:p>
          </table:table-cell>
          <table:table-cell office:value-type="float" office:value="2466" calcext:value-type="float">
            <text:p>2466</text:p>
          </table:table-cell>
          <table:table-cell table:formula="of:=(100 * ABS([.B252]-[.C252]))/[.B252]" office:value-type="float" office:value="4.49152542372881" calcext:value-type="float">
            <text:p>4.491525423728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55</text:p>
          </table:table-cell>
          <table:table-cell office:value-type="float" office:value="2735" calcext:value-type="float">
            <text:p>2735</text:p>
          </table:table-cell>
          <table:table-cell office:value-type="float" office:value="2683" calcext:value-type="float">
            <text:p>2683</text:p>
          </table:table-cell>
          <table:table-cell table:formula="of:=(100 * ABS([.B253]-[.C253]))/[.B253]" office:value-type="float" office:value="1.90127970749543" calcext:value-type="float">
            <text:p>1.901279707495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56</text:p>
          </table:table-cell>
          <table:table-cell office:value-type="float" office:value="2550" calcext:value-type="float">
            <text:p>2550</text:p>
          </table:table-cell>
          <table:table-cell office:value-type="float" office:value="2875" calcext:value-type="float">
            <text:p>2875</text:p>
          </table:table-cell>
          <table:table-cell table:formula="of:=(100 * ABS([.B254]-[.C254]))/[.B254]" office:value-type="float" office:value="12.7450980392157" calcext:value-type="float">
            <text:p>12.74509803921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57</text:p>
          </table:table-cell>
          <table:table-cell office:value-type="float" office:value="2599" calcext:value-type="float">
            <text:p>2599</text:p>
          </table:table-cell>
          <table:table-cell office:value-type="float" office:value="3120" calcext:value-type="float">
            <text:p>3120</text:p>
          </table:table-cell>
          <table:table-cell table:formula="of:=(100 * ABS([.B255]-[.C255]))/[.B255]" office:value-type="float" office:value="20.0461716044633" calcext:value-type="float">
            <text:p>20.04617160446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58</text:p>
          </table:table-cell>
          <table:table-cell office:value-type="float" office:value="2471" calcext:value-type="float">
            <text:p>2471</text:p>
          </table:table-cell>
          <table:table-cell office:value-type="float" office:value="2457" calcext:value-type="float">
            <text:p>2457</text:p>
          </table:table-cell>
          <table:table-cell table:formula="of:=(100 * ABS([.B256]-[.C256]))/[.B256]" office:value-type="float" office:value="0.56657223796034" calcext:value-type="float">
            <text:p>0.566572237960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59</text:p>
          </table:table-cell>
          <table:table-cell office:value-type="float" office:value="2507" calcext:value-type="float">
            <text:p>2507</text:p>
          </table:table-cell>
          <table:table-cell office:value-type="float" office:value="2636" calcext:value-type="float">
            <text:p>2636</text:p>
          </table:table-cell>
          <table:table-cell table:formula="of:=(100 * ABS([.B257]-[.C257]))/[.B257]" office:value-type="float" office:value="5.14559234144396" calcext:value-type="float">
            <text:p>5.1455923414439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60</text:p>
          </table:table-cell>
          <table:table-cell office:value-type="float" office:value="2596" calcext:value-type="float">
            <text:p>2596</text:p>
          </table:table-cell>
          <table:table-cell office:value-type="float" office:value="2588" calcext:value-type="float">
            <text:p>2588</text:p>
          </table:table-cell>
          <table:table-cell table:formula="of:=(100 * ABS([.B258]-[.C258]))/[.B258]" office:value-type="float" office:value="0.308166409861325" calcext:value-type="float">
            <text:p>0.3081664098613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61</text:p>
          </table:table-cell>
          <table:table-cell office:value-type="float" office:value="2644" calcext:value-type="float">
            <text:p>2644</text:p>
          </table:table-cell>
          <table:table-cell office:value-type="float" office:value="2266" calcext:value-type="float">
            <text:p>2266</text:p>
          </table:table-cell>
          <table:table-cell table:formula="of:=(100 * ABS([.B259]-[.C259]))/[.B259]" office:value-type="float" office:value="14.2965204236006" calcext:value-type="float">
            <text:p>14.29652042360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62</text:p>
          </table:table-cell>
          <table:table-cell office:value-type="float" office:value="2493" calcext:value-type="float">
            <text:p>2493</text:p>
          </table:table-cell>
          <table:table-cell office:value-type="float" office:value="2450" calcext:value-type="float">
            <text:p>2450</text:p>
          </table:table-cell>
          <table:table-cell table:formula="of:=(100 * ABS([.B260]-[.C260]))/[.B260]" office:value-type="float" office:value="1.72482952266346" calcext:value-type="float">
            <text:p>1.724829522663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63</text:p>
          </table:table-cell>
          <table:table-cell office:value-type="float" office:value="2661" calcext:value-type="float">
            <text:p>2661</text:p>
          </table:table-cell>
          <table:table-cell office:value-type="float" office:value="2937" calcext:value-type="float">
            <text:p>2937</text:p>
          </table:table-cell>
          <table:table-cell table:formula="of:=(100 * ABS([.B261]-[.C261]))/[.B261]" office:value-type="float" office:value="10.3720405862458" calcext:value-type="float">
            <text:p>10.37204058624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64</text:p>
          </table:table-cell>
          <table:table-cell office:value-type="float" office:value="2485" calcext:value-type="float">
            <text:p>2485</text:p>
          </table:table-cell>
          <table:table-cell office:value-type="float" office:value="2450" calcext:value-type="float">
            <text:p>2450</text:p>
          </table:table-cell>
          <table:table-cell table:formula="of:=(100 * ABS([.B262]-[.C262]))/[.B262]" office:value-type="float" office:value="1.40845070422535" calcext:value-type="float">
            <text:p>1.408450704225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65</text:p>
          </table:table-cell>
          <table:table-cell office:value-type="float" office:value="2481" calcext:value-type="float">
            <text:p>2481</text:p>
          </table:table-cell>
          <table:table-cell office:value-type="float" office:value="2770" calcext:value-type="float">
            <text:p>2770</text:p>
          </table:table-cell>
          <table:table-cell table:formula="of:=(100 * ABS([.B263]-[.C263]))/[.B263]" office:value-type="float" office:value="11.6485288190246" calcext:value-type="float">
            <text:p>11.64852881902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66</text:p>
          </table:table-cell>
          <table:table-cell office:value-type="float" office:value="2560" calcext:value-type="float">
            <text:p>2560</text:p>
          </table:table-cell>
          <table:table-cell office:value-type="float" office:value="2545" calcext:value-type="float">
            <text:p>2545</text:p>
          </table:table-cell>
          <table:table-cell table:formula="of:=(100 * ABS([.B264]-[.C264]))/[.B264]" office:value-type="float" office:value="0.5859375" calcext:value-type="float">
            <text:p>0.58593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67</text:p>
          </table:table-cell>
          <table:table-cell office:value-type="float" office:value="2647" calcext:value-type="float">
            <text:p>2647</text:p>
          </table:table-cell>
          <table:table-cell office:value-type="float" office:value="2717" calcext:value-type="float">
            <text:p>2717</text:p>
          </table:table-cell>
          <table:table-cell table:formula="of:=(100 * ABS([.B265]-[.C265]))/[.B265]" office:value-type="float" office:value="2.64450321118247" calcext:value-type="float">
            <text:p>2.644503211182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68</text:p>
          </table:table-cell>
          <table:table-cell office:value-type="float" office:value="2473" calcext:value-type="float">
            <text:p>2473</text:p>
          </table:table-cell>
          <table:table-cell office:value-type="float" office:value="3155" calcext:value-type="float">
            <text:p>3155</text:p>
          </table:table-cell>
          <table:table-cell table:formula="of:=(100 * ABS([.B266]-[.C266]))/[.B266]" office:value-type="float" office:value="27.5778406793368" calcext:value-type="float">
            <text:p>27.57784067933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69</text:p>
          </table:table-cell>
          <table:table-cell office:value-type="float" office:value="2384" calcext:value-type="float">
            <text:p>2384</text:p>
          </table:table-cell>
          <table:table-cell office:value-type="float" office:value="2361" calcext:value-type="float">
            <text:p>2361</text:p>
          </table:table-cell>
          <table:table-cell table:formula="of:=(100 * ABS([.B267]-[.C267]))/[.B267]" office:value-type="float" office:value="0.964765100671141" calcext:value-type="float">
            <text:p>0.96476510067114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70</text:p>
          </table:table-cell>
          <table:table-cell office:value-type="float" office:value="2501" calcext:value-type="float">
            <text:p>2501</text:p>
          </table:table-cell>
          <table:table-cell office:value-type="float" office:value="2468" calcext:value-type="float">
            <text:p>2468</text:p>
          </table:table-cell>
          <table:table-cell table:formula="of:=(100 * ABS([.B268]-[.C268]))/[.B268]" office:value-type="float" office:value="1.31947221111555" calcext:value-type="float">
            <text:p>1.319472211115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71</text:p>
          </table:table-cell>
          <table:table-cell office:value-type="float" office:value="2621" calcext:value-type="float">
            <text:p>2621</text:p>
          </table:table-cell>
          <table:table-cell office:value-type="float" office:value="2537" calcext:value-type="float">
            <text:p>2537</text:p>
          </table:table-cell>
          <table:table-cell table:formula="of:=(100 * ABS([.B269]-[.C269]))/[.B269]" office:value-type="float" office:value="3.20488363220145" calcext:value-type="float">
            <text:p>3.204883632201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72</text:p>
          </table:table-cell>
          <table:table-cell office:value-type="float" office:value="2603" calcext:value-type="float">
            <text:p>2603</text:p>
          </table:table-cell>
          <table:table-cell office:value-type="float" office:value="3040" calcext:value-type="float">
            <text:p>3040</text:p>
          </table:table-cell>
          <table:table-cell table:formula="of:=(100 * ABS([.B270]-[.C270]))/[.B270]" office:value-type="float" office:value="16.7883211678832" calcext:value-type="float">
            <text:p>16.78832116788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73</text:p>
          </table:table-cell>
          <table:table-cell office:value-type="float" office:value="2613" calcext:value-type="float">
            <text:p>2613</text:p>
          </table:table-cell>
          <table:table-cell office:value-type="float" office:value="2810" calcext:value-type="float">
            <text:p>2810</text:p>
          </table:table-cell>
          <table:table-cell table:formula="of:=(100 * ABS([.B271]-[.C271]))/[.B271]" office:value-type="float" office:value="7.53922694221202" calcext:value-type="float">
            <text:p>7.539226942212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74</text:p>
          </table:table-cell>
          <table:table-cell office:value-type="float" office:value="2579" calcext:value-type="float">
            <text:p>2579</text:p>
          </table:table-cell>
          <table:table-cell office:value-type="float" office:value="2717" calcext:value-type="float">
            <text:p>2717</text:p>
          </table:table-cell>
          <table:table-cell table:formula="of:=(100 * ABS([.B272]-[.C272]))/[.B272]" office:value-type="float" office:value="5.35091120589376" calcext:value-type="float">
            <text:p>5.3509112058937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75</text:p>
          </table:table-cell>
          <table:table-cell office:value-type="float" office:value="2721" calcext:value-type="float">
            <text:p>2721</text:p>
          </table:table-cell>
          <table:table-cell office:value-type="float" office:value="2634" calcext:value-type="float">
            <text:p>2634</text:p>
          </table:table-cell>
          <table:table-cell table:formula="of:=(100 * ABS([.B273]-[.C273]))/[.B273]" office:value-type="float" office:value="3.19735391400221" calcext:value-type="float">
            <text:p>3.197353914002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76</text:p>
          </table:table-cell>
          <table:table-cell office:value-type="float" office:value="2494" calcext:value-type="float">
            <text:p>2494</text:p>
          </table:table-cell>
          <table:table-cell office:value-type="float" office:value="2583" calcext:value-type="float">
            <text:p>2583</text:p>
          </table:table-cell>
          <table:table-cell table:formula="of:=(100 * ABS([.B274]-[.C274]))/[.B274]" office:value-type="float" office:value="3.56856455493184" calcext:value-type="float">
            <text:p>3.5685645549318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77</text:p>
          </table:table-cell>
          <table:table-cell office:value-type="float" office:value="2492" calcext:value-type="float">
            <text:p>2492</text:p>
          </table:table-cell>
          <table:table-cell office:value-type="float" office:value="3156" calcext:value-type="float">
            <text:p>3156</text:p>
          </table:table-cell>
          <table:table-cell table:formula="of:=(100 * ABS([.B275]-[.C275]))/[.B275]" office:value-type="float" office:value="26.645264847512" calcext:value-type="float">
            <text:p>26.6452648475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78</text:p>
          </table:table-cell>
          <table:table-cell office:value-type="float" office:value="2497" calcext:value-type="float">
            <text:p>2497</text:p>
          </table:table-cell>
          <table:table-cell office:value-type="float" office:value="2608" calcext:value-type="float">
            <text:p>2608</text:p>
          </table:table-cell>
          <table:table-cell table:formula="of:=(100 * ABS([.B276]-[.C276]))/[.B276]" office:value-type="float" office:value="4.44533440128154" calcext:value-type="float">
            <text:p>4.44533440128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79</text:p>
          </table:table-cell>
          <table:table-cell office:value-type="float" office:value="2527" calcext:value-type="float">
            <text:p>2527</text:p>
          </table:table-cell>
          <table:table-cell office:value-type="float" office:value="2225" calcext:value-type="float">
            <text:p>2225</text:p>
          </table:table-cell>
          <table:table-cell table:formula="of:=(100 * ABS([.B277]-[.C277]))/[.B277]" office:value-type="float" office:value="11.9509299564701" calcext:value-type="float">
            <text:p>11.95092995647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80</text:p>
          </table:table-cell>
          <table:table-cell office:value-type="float" office:value="2499" calcext:value-type="float">
            <text:p>2499</text:p>
          </table:table-cell>
          <table:table-cell office:value-type="float" office:value="2624" calcext:value-type="float">
            <text:p>2624</text:p>
          </table:table-cell>
          <table:table-cell table:formula="of:=(100 * ABS([.B278]-[.C278]))/[.B278]" office:value-type="float" office:value="5.00200080032013" calcext:value-type="float">
            <text:p>5.002000800320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81</text:p>
          </table:table-cell>
          <table:table-cell office:value-type="float" office:value="2729" calcext:value-type="float">
            <text:p>2729</text:p>
          </table:table-cell>
          <table:table-cell office:value-type="float" office:value="2418" calcext:value-type="float">
            <text:p>2418</text:p>
          </table:table-cell>
          <table:table-cell table:formula="of:=(100 * ABS([.B279]-[.C279]))/[.B279]" office:value-type="float" office:value="11.3961157933309" calcext:value-type="float">
            <text:p>11.3961157933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82</text:p>
          </table:table-cell>
          <table:table-cell office:value-type="float" office:value="2542" calcext:value-type="float">
            <text:p>2542</text:p>
          </table:table-cell>
          <table:table-cell office:value-type="float" office:value="2430" calcext:value-type="float">
            <text:p>2430</text:p>
          </table:table-cell>
          <table:table-cell table:formula="of:=(100 * ABS([.B280]-[.C280]))/[.B280]" office:value-type="float" office:value="4.4059795436664" calcext:value-type="float">
            <text:p>4.40597954366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83</text:p>
          </table:table-cell>
          <table:table-cell office:value-type="float" office:value="2495" calcext:value-type="float">
            <text:p>2495</text:p>
          </table:table-cell>
          <table:table-cell office:value-type="float" office:value="2568" calcext:value-type="float">
            <text:p>2568</text:p>
          </table:table-cell>
          <table:table-cell table:formula="of:=(100 * ABS([.B281]-[.C281]))/[.B281]" office:value-type="float" office:value="2.92585170340681" calcext:value-type="float">
            <text:p>2.925851703406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84</text:p>
          </table:table-cell>
          <table:table-cell office:value-type="float" office:value="2364" calcext:value-type="float">
            <text:p>2364</text:p>
          </table:table-cell>
          <table:table-cell office:value-type="float" office:value="2316" calcext:value-type="float">
            <text:p>2316</text:p>
          </table:table-cell>
          <table:table-cell table:formula="of:=(100 * ABS([.B282]-[.C282]))/[.B282]" office:value-type="float" office:value="2.03045685279188" calcext:value-type="float">
            <text:p>2.0304568527918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85</text:p>
          </table:table-cell>
          <table:table-cell office:value-type="float" office:value="2465" calcext:value-type="float">
            <text:p>2465</text:p>
          </table:table-cell>
          <table:table-cell office:value-type="float" office:value="2860" calcext:value-type="float">
            <text:p>2860</text:p>
          </table:table-cell>
          <table:table-cell table:formula="of:=(100 * ABS([.B283]-[.C283]))/[.B283]" office:value-type="float" office:value="16.0243407707911" calcext:value-type="float">
            <text:p>16.02434077079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86</text:p>
          </table:table-cell>
          <table:table-cell office:value-type="float" office:value="2530" calcext:value-type="float">
            <text:p>2530</text:p>
          </table:table-cell>
          <table:table-cell office:value-type="float" office:value="3341" calcext:value-type="float">
            <text:p>3341</text:p>
          </table:table-cell>
          <table:table-cell table:formula="of:=(100 * ABS([.B284]-[.C284]))/[.B284]" office:value-type="float" office:value="32.0553359683794" calcext:value-type="float">
            <text:p>32.05533596837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87</text:p>
          </table:table-cell>
          <table:table-cell office:value-type="float" office:value="2586" calcext:value-type="float">
            <text:p>2586</text:p>
          </table:table-cell>
          <table:table-cell office:value-type="float" office:value="2429" calcext:value-type="float">
            <text:p>2429</text:p>
          </table:table-cell>
          <table:table-cell table:formula="of:=(100 * ABS([.B285]-[.C285]))/[.B285]" office:value-type="float" office:value="6.07115235885538" calcext:value-type="float">
            <text:p>6.071152358855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88</text:p>
          </table:table-cell>
          <table:table-cell office:value-type="float" office:value="2594" calcext:value-type="float">
            <text:p>2594</text:p>
          </table:table-cell>
          <table:table-cell office:value-type="float" office:value="3010" calcext:value-type="float">
            <text:p>3010</text:p>
          </table:table-cell>
          <table:table-cell table:formula="of:=(100 * ABS([.B286]-[.C286]))/[.B286]" office:value-type="float" office:value="16.0370084811103" calcext:value-type="float">
            <text:p>16.03700848111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89</text:p>
          </table:table-cell>
          <table:table-cell office:value-type="float" office:value="2694" calcext:value-type="float">
            <text:p>2694</text:p>
          </table:table-cell>
          <table:table-cell office:value-type="float" office:value="2699" calcext:value-type="float">
            <text:p>2699</text:p>
          </table:table-cell>
          <table:table-cell table:formula="of:=(100 * ABS([.B287]-[.C287]))/[.B287]" office:value-type="float" office:value="0.185597624350408" calcext:value-type="float">
            <text:p>0.1855976243504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90</text:p>
          </table:table-cell>
          <table:table-cell office:value-type="float" office:value="2559" calcext:value-type="float">
            <text:p>2559</text:p>
          </table:table-cell>
          <table:table-cell office:value-type="float" office:value="2612" calcext:value-type="float">
            <text:p>2612</text:p>
          </table:table-cell>
          <table:table-cell table:formula="of:=(100 * ABS([.B288]-[.C288]))/[.B288]" office:value-type="float" office:value="2.07112153184838" calcext:value-type="float">
            <text:p>2.071121531848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91</text:p>
          </table:table-cell>
          <table:table-cell office:value-type="float" office:value="2507" calcext:value-type="float">
            <text:p>2507</text:p>
          </table:table-cell>
          <table:table-cell office:value-type="float" office:value="2583" calcext:value-type="float">
            <text:p>2583</text:p>
          </table:table-cell>
          <table:table-cell table:formula="of:=(100 * ABS([.B289]-[.C289]))/[.B289]" office:value-type="float" office:value="3.03151176705225" calcext:value-type="float">
            <text:p>3.03151176705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92</text:p>
          </table:table-cell>
          <table:table-cell office:value-type="float" office:value="2348" calcext:value-type="float">
            <text:p>2348</text:p>
          </table:table-cell>
          <table:table-cell office:value-type="float" office:value="2521" calcext:value-type="float">
            <text:p>2521</text:p>
          </table:table-cell>
          <table:table-cell table:formula="of:=(100 * ABS([.B290]-[.C290]))/[.B290]" office:value-type="float" office:value="7.3679727427598" calcext:value-type="float">
            <text:p>7.36797274275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293</text:p>
          </table:table-cell>
          <table:table-cell office:value-type="float" office:value="2562" calcext:value-type="float">
            <text:p>2562</text:p>
          </table:table-cell>
          <table:table-cell office:value-type="float" office:value="2450" calcext:value-type="float">
            <text:p>2450</text:p>
          </table:table-cell>
          <table:table-cell table:formula="of:=(100 * ABS([.B291]-[.C291]))/[.B291]" office:value-type="float" office:value="4.37158469945355" calcext:value-type="float">
            <text:p>4.37158469945355</text:p>
          </table:table-cell>
          <table:table-cell table:number-columns-repeated="11"/>
        </table:table-row>
      </table:table>
      <table:table table:name="md2_PCAI" table:style-name="ta1">
        <table:shapes>
          <draw:frame draw:z-index="0" draw:style-name="gr1" draw:text-style-name="P1" svg:width="159.99mm" svg:height="89.99mm" svg:x="148.31mm" svg:y="49.34mm">
            <draw:object draw:notify-on-update-of-ranges="md2_PCAI.G7:md2_PCAI.M7 md2_PCAI.G8:md2_PCAI.M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centroid</text:p>
          </table:table-cell>
          <table:table-cell office:value-type="string" calcext:value-type="string">
            <text:p>percent Error</text:p>
          </table:table-cell>
          <table:table-cell/>
          <table:table-cell office:value-type="string" calcext:value-type="string">
            <text:p>&lt;=5%</text:p>
          </table:table-cell>
          <table:table-cell office:value-type="string" calcext:value-type="string">
            <text:p>&lt;=10%</text:p>
          </table:table-cell>
          <table:table-cell office:value-type="string" calcext:value-type="string">
            <text:p>&lt;=15</text:p>
          </table:table-cell>
          <table:table-cell office:value-type="string" calcext:value-type="string">
            <text:p>&lt;20%</text:p>
          </table:table-cell>
          <table:table-cell office:value-type="string" calcext:value-type="string">
            <text:p>&lt;=25</text:p>
          </table:table-cell>
          <table:table-cell office:value-type="string" calcext:value-type="string">
            <text:p>&lt;30%</text:p>
          </table:table-cell>
          <table:table-cell table:style-name="ce1" office:value-type="string" calcext:value-type="string">
            <text:p>&lt;40</text:p>
          </table:table-cell>
          <table:table-cell table:style-name="ce1" office:value-type="string" calcext:value-type="string">
            <text:p>&lt;50</text:p>
          </table:table-cell>
          <table:table-cell table:style-name="ce1" office:value-type="string" calcext:value-type="string">
            <text:p>&lt;60</text:p>
          </table:table-cell>
          <table:table-cell table:style-name="ce1" office:value-type="string" calcext:value-type="string">
            <text:p>&lt;70</text:p>
          </table:table-cell>
        </table:table-row>
        <table:table-row table:style-name="ro1">
          <table:table-cell/>
          <table:table-cell office:value-type="string" calcext:value-type="string">
            <text:p>Md 001.TPS</text:p>
          </table:table-cell>
          <table:table-cell office:value-type="float" office:value="2473.11" calcext:value-type="float">
            <text:p>2473.11</text:p>
          </table:table-cell>
          <table:table-cell office:value-type="float" office:value="2471.02" calcext:value-type="float">
            <text:p>2471.02</text:p>
          </table:table-cell>
          <table:table-cell table:formula="of:=(100 * ABS([.C3]-[.D3]))/[.C3]" office:value-type="float" office:value="0.0845089785735428" calcext:value-type="float">
            <text:p>0.084508978573543</text:p>
          </table:table-cell>
          <table:table-cell/>
          <table:table-cell table:formula="of:=COUNTIF([.$E$3:.$E$292];&quot;&lt;=5&quot;)" office:value-type="float" office:value="273" calcext:value-type="float">
            <text:p>273</text:p>
          </table:table-cell>
          <table:table-cell table:formula="of:=COUNTIF([.$E$3:.$E$292];&quot;&lt;=10&quot;)" office:value-type="float" office:value="281" calcext:value-type="float">
            <text:p>281</text:p>
          </table:table-cell>
          <table:table-cell table:formula="of:=COUNTIF([.$E$3:.$E$292];&quot;&lt;=15&quot;)" office:value-type="float" office:value="286" calcext:value-type="float">
            <text:p>286</text:p>
          </table:table-cell>
          <table:table-cell table:formula="of:=COUNTIF([.$E$3:.$E$292];&quot;&lt;=20&quot;)" office:value-type="float" office:value="287" calcext:value-type="float">
            <text:p>287</text:p>
          </table:table-cell>
          <table:table-cell table:formula="of:=COUNTIF([.$E$3:.$E$292];&quot;&lt;=25&quot;)" office:value-type="float" office:value="289" calcext:value-type="float">
            <text:p>289</text:p>
          </table:table-cell>
          <table:table-cell table:formula="of:=COUNTIF([.$E$3:.$E$292];&quot;&lt;=30&quot;)" office:value-type="float" office:value="289" calcext:value-type="float">
            <text:p>289</text:p>
          </table:table-cell>
          <table:table-cell table:style-name="ce1" table:formula="of:=COUNTIF([.$D$2:.$D$291];&quot;&lt;=40&quot;)" office:value-type="float" office:value="0" calcext:value-type="float">
            <text:p>0</text:p>
          </table:table-cell>
          <table:table-cell table:style-name="ce1" table:formula="of:=COUNTIF([.$D$2:.$D$291];&quot;&lt;=50&quot;)" office:value-type="float" office:value="0" calcext:value-type="float">
            <text:p>0</text:p>
          </table:table-cell>
          <table:table-cell table:style-name="ce1" table:formula="of:=COUNTIF([.$D$2:.$D$291];&quot;&lt;=60&quot;)" office:value-type="float" office:value="0" calcext:value-type="float">
            <text:p>0</text:p>
          </table:table-cell>
          <table:table-cell table:style-name="ce1" table:formula="of:=COUNTIF([.$D$2:.$D$291];&quot;&lt;=70&quot;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d 002.TPS</text:p>
          </table:table-cell>
          <table:table-cell office:value-type="float" office:value="2463.54" calcext:value-type="float">
            <text:p>2463.54</text:p>
          </table:table-cell>
          <table:table-cell office:value-type="float" office:value="2443.71" calcext:value-type="float">
            <text:p>2443.71</text:p>
          </table:table-cell>
          <table:table-cell table:formula="of:=(100 * ABS([.C4]-[.D4]))/[.C4]" office:value-type="float" office:value="0.804939233785525" calcext:value-type="float">
            <text:p>0.80493923378552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03.TPS</text:p>
          </table:table-cell>
          <table:table-cell office:value-type="float" office:value="2566.13" calcext:value-type="float">
            <text:p>2566.13</text:p>
          </table:table-cell>
          <table:table-cell office:value-type="float" office:value="2482.47" calcext:value-type="float">
            <text:p>2482.47</text:p>
          </table:table-cell>
          <table:table-cell table:formula="of:=(100 * ABS([.C5]-[.D5]))/[.C5]" office:value-type="float" office:value="3.26016218975657" calcext:value-type="float">
            <text:p>3.26016218975657</text:p>
          </table:table-cell>
          <table:table-cell table:number-columns-repeated="2"/>
          <table:table-cell table:formula="of:=219/291" office:value-type="float" office:value="0.752577319587629" calcext:value-type="float">
            <text:p>0.752577319587629</text:p>
          </table:table-cell>
          <table:table-cell table:formula="of:=250/291" office:value-type="float" office:value="0.859106529209622" calcext:value-type="float">
            <text:p>0.85910652920962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d 005.TPS</text:p>
          </table:table-cell>
          <table:table-cell office:value-type="float" office:value="2528.29" calcext:value-type="float">
            <text:p>2528.29</text:p>
          </table:table-cell>
          <table:table-cell office:value-type="float" office:value="2405.62" calcext:value-type="float">
            <text:p>2405.62</text:p>
          </table:table-cell>
          <table:table-cell table:formula="of:=(100 * ABS([.C6]-[.D6]))/[.C6]" office:value-type="float" office:value="4.85189594548094" calcext:value-type="float">
            <text:p>4.8518959454809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06.TPS</text:p>
          </table:table-cell>
          <table:table-cell office:value-type="float" office:value="2423.24" calcext:value-type="float">
            <text:p>2423.24</text:p>
          </table:table-cell>
          <table:table-cell office:value-type="float" office:value="2454.46" calcext:value-type="float">
            <text:p>2454.46</text:p>
          </table:table-cell>
          <table:table-cell table:formula="of:=(100 * ABS([.C7]-[.D7]))/[.C7]" office:value-type="float" office:value="1.28835773592382" calcext:value-type="float">
            <text:p>1.2883577359238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&gt;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d 007.TPS</text:p>
          </table:table-cell>
          <table:table-cell office:value-type="float" office:value="2521.76" calcext:value-type="float">
            <text:p>2521.76</text:p>
          </table:table-cell>
          <table:table-cell office:value-type="float" office:value="2500.54" calcext:value-type="float">
            <text:p>2500.54</text:p>
          </table:table-cell>
          <table:table-cell table:formula="of:=(100 * ABS([.C8]-[.D8]))/[.C8]" office:value-type="float" office:value="0.841475794683089" calcext:value-type="float">
            <text:p>0.841475794683089</text:p>
          </table:table-cell>
          <table:table-cell/>
          <table:table-cell table:formula="of:=COUNTIF([.$E$3:.$E$292];&quot;&lt;=5&quot;)" office:value-type="float" office:value="273" calcext:value-type="float">
            <text:p>273</text:p>
          </table:table-cell>
          <table:table-cell table:formula="of:=[.H3]-[.G8]" office:value-type="float" office:value="8" calcext:value-type="float">
            <text:p>8</text:p>
          </table:table-cell>
          <table:table-cell table:formula="of:=[.I3]-[.H3]" office:value-type="float" office:value="5" calcext:value-type="float">
            <text:p>5</text:p>
          </table:table-cell>
          <table:table-cell table:formula="of:=[.J3]-[.I3]" office:value-type="float" office:value="1" calcext:value-type="float">
            <text:p>1</text:p>
          </table:table-cell>
          <table:table-cell table:formula="of:=[.K3]-[.J3]" office:value-type="float" office:value="2" calcext:value-type="float">
            <text:p>2</text:p>
          </table:table-cell>
          <table:table-cell table:formula="of:=[.L3]-[.K3]" office:value-type="float" office:value="0" calcext:value-type="float">
            <text:p>0</text:p>
          </table:table-cell>
          <table:table-cell table:formula="of:=290-SUM([.G8:.L8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d 008.TPS</text:p>
          </table:table-cell>
          <table:table-cell office:value-type="float" office:value="2540.58" calcext:value-type="float">
            <text:p>2540.58</text:p>
          </table:table-cell>
          <table:table-cell office:value-type="float" office:value="2543.89" calcext:value-type="float">
            <text:p>2543.89</text:p>
          </table:table-cell>
          <table:table-cell table:formula="of:=(100 * ABS([.C9]-[.D9]))/[.C9]" office:value-type="float" office:value="0.13028521046375" calcext:value-type="float">
            <text:p>0.1302852104637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09.TPS</text:p>
          </table:table-cell>
          <table:table-cell office:value-type="float" office:value="2533.1" calcext:value-type="float">
            <text:p>2533.1</text:p>
          </table:table-cell>
          <table:table-cell office:value-type="float" office:value="2494.69" calcext:value-type="float">
            <text:p>2494.69</text:p>
          </table:table-cell>
          <table:table-cell table:formula="of:=(100 * ABS([.C10]-[.D10]))/[.C10]" office:value-type="float" office:value="1.51632387193557" calcext:value-type="float">
            <text:p>1.5163238719355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10.TPS</text:p>
          </table:table-cell>
          <table:table-cell office:value-type="float" office:value="2382.21" calcext:value-type="float">
            <text:p>2382.21</text:p>
          </table:table-cell>
          <table:table-cell office:value-type="float" office:value="2356.13" calcext:value-type="float">
            <text:p>2356.13</text:p>
          </table:table-cell>
          <table:table-cell table:formula="of:=(100 * ABS([.C11]-[.D11]))/[.C11]" office:value-type="float" office:value="1.09478173628689" calcext:value-type="float">
            <text:p>1.0947817362868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11.TPS</text:p>
          </table:table-cell>
          <table:table-cell office:value-type="float" office:value="2921.94" calcext:value-type="float">
            <text:p>2921.94</text:p>
          </table:table-cell>
          <table:table-cell office:value-type="float" office:value="2873.39" calcext:value-type="float">
            <text:p>2873.39</text:p>
          </table:table-cell>
          <table:table-cell table:formula="of:=(100 * ABS([.C12]-[.D12]))/[.C12]" office:value-type="float" office:value="1.66156731486616" calcext:value-type="float">
            <text:p>1.6615673148661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12.TPS</text:p>
          </table:table-cell>
          <table:table-cell office:value-type="float" office:value="2489.67" calcext:value-type="float">
            <text:p>2489.67</text:p>
          </table:table-cell>
          <table:table-cell office:value-type="float" office:value="2560.47" calcext:value-type="float">
            <text:p>2560.47</text:p>
          </table:table-cell>
          <table:table-cell table:formula="of:=(100 * ABS([.C13]-[.D13]))/[.C13]" office:value-type="float" office:value="2.84375037655592" calcext:value-type="float">
            <text:p>2.8437503765559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13.TPS</text:p>
          </table:table-cell>
          <table:table-cell office:value-type="float" office:value="2528.69" calcext:value-type="float">
            <text:p>2528.69</text:p>
          </table:table-cell>
          <table:table-cell office:value-type="float" office:value="2535.12" calcext:value-type="float">
            <text:p>2535.12</text:p>
          </table:table-cell>
          <table:table-cell table:formula="of:=(100 * ABS([.C14]-[.D14]))/[.C14]" office:value-type="float" office:value="0.254281861359037" calcext:value-type="float">
            <text:p>0.2542818613590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14.TPS</text:p>
          </table:table-cell>
          <table:table-cell office:value-type="float" office:value="2272.86" calcext:value-type="float">
            <text:p>2272.86</text:p>
          </table:table-cell>
          <table:table-cell office:value-type="float" office:value="2367.72" calcext:value-type="float">
            <text:p>2367.72</text:p>
          </table:table-cell>
          <table:table-cell table:formula="of:=(100 * ABS([.C15]-[.D15]))/[.C15]" office:value-type="float" office:value="4.17359626197829" calcext:value-type="float">
            <text:p>4.1735962619782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15.TPS</text:p>
          </table:table-cell>
          <table:table-cell office:value-type="float" office:value="2637.13" calcext:value-type="float">
            <text:p>2637.13</text:p>
          </table:table-cell>
          <table:table-cell office:value-type="float" office:value="2622.77" calcext:value-type="float">
            <text:p>2622.77</text:p>
          </table:table-cell>
          <table:table-cell table:formula="of:=(100 * ABS([.C16]-[.D16]))/[.C16]" office:value-type="float" office:value="0.54453136553754" calcext:value-type="float">
            <text:p>0.5445313655375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16.TPS</text:p>
          </table:table-cell>
          <table:table-cell office:value-type="float" office:value="2439.79" calcext:value-type="float">
            <text:p>2439.79</text:p>
          </table:table-cell>
          <table:table-cell office:value-type="float" office:value="2407.87" calcext:value-type="float">
            <text:p>2407.87</text:p>
          </table:table-cell>
          <table:table-cell table:formula="of:=(100 * ABS([.C17]-[.D17]))/[.C17]" office:value-type="float" office:value="1.30830932170392" calcext:value-type="float">
            <text:p>1.3083093217039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17.TPS</text:p>
          </table:table-cell>
          <table:table-cell office:value-type="float" office:value="2435.64" calcext:value-type="float">
            <text:p>2435.64</text:p>
          </table:table-cell>
          <table:table-cell office:value-type="float" office:value="2427.24" calcext:value-type="float">
            <text:p>2427.24</text:p>
          </table:table-cell>
          <table:table-cell table:formula="of:=(100 * ABS([.C18]-[.D18]))/[.C18]" office:value-type="float" office:value="0.344878553480814" calcext:value-type="float">
            <text:p>0.34487855348081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18.TPS</text:p>
          </table:table-cell>
          <table:table-cell office:value-type="float" office:value="2403.92" calcext:value-type="float">
            <text:p>2403.92</text:p>
          </table:table-cell>
          <table:table-cell office:value-type="float" office:value="2383.28" calcext:value-type="float">
            <text:p>2383.28</text:p>
          </table:table-cell>
          <table:table-cell table:formula="of:=(100 * ABS([.C19]-[.D19]))/[.C19]" office:value-type="float" office:value="0.858597623880989" calcext:value-type="float">
            <text:p>0.85859762388098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19.TPS</text:p>
          </table:table-cell>
          <table:table-cell office:value-type="float" office:value="2602.98" calcext:value-type="float">
            <text:p>2602.98</text:p>
          </table:table-cell>
          <table:table-cell office:value-type="float" office:value="2592.82" calcext:value-type="float">
            <text:p>2592.82</text:p>
          </table:table-cell>
          <table:table-cell table:formula="of:=(100 * ABS([.C20]-[.D20]))/[.C20]" office:value-type="float" office:value="0.390321861866009" calcext:value-type="float">
            <text:p>0.3903218618660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20.TPS</text:p>
          </table:table-cell>
          <table:table-cell office:value-type="float" office:value="2594.99" calcext:value-type="float">
            <text:p>2594.99</text:p>
          </table:table-cell>
          <table:table-cell office:value-type="float" office:value="2552.29" calcext:value-type="float">
            <text:p>2552.29</text:p>
          </table:table-cell>
          <table:table-cell table:formula="of:=(100 * ABS([.C21]-[.D21]))/[.C21]" office:value-type="float" office:value="1.64547840261426" calcext:value-type="float">
            <text:p>1.645478402614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21.TPS</text:p>
          </table:table-cell>
          <table:table-cell office:value-type="float" office:value="2771.31" calcext:value-type="float">
            <text:p>2771.31</text:p>
          </table:table-cell>
          <table:table-cell office:value-type="float" office:value="2744.09" calcext:value-type="float">
            <text:p>2744.09</text:p>
          </table:table-cell>
          <table:table-cell table:formula="of:=(100 * ABS([.C22]-[.D22]))/[.C22]" office:value-type="float" office:value="0.982206970710595" calcext:value-type="float">
            <text:p>0.98220697071059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22.TPS</text:p>
          </table:table-cell>
          <table:table-cell office:value-type="float" office:value="2550.84" calcext:value-type="float">
            <text:p>2550.84</text:p>
          </table:table-cell>
          <table:table-cell office:value-type="float" office:value="2486.82" calcext:value-type="float">
            <text:p>2486.82</text:p>
          </table:table-cell>
          <table:table-cell table:formula="of:=(100 * ABS([.C23]-[.D23]))/[.C23]" office:value-type="float" office:value="2.5097614903326" calcext:value-type="float">
            <text:p>2.50976149033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23.TPS</text:p>
          </table:table-cell>
          <table:table-cell office:value-type="float" office:value="2453.76" calcext:value-type="float">
            <text:p>2453.76</text:p>
          </table:table-cell>
          <table:table-cell office:value-type="float" office:value="2376.28" calcext:value-type="float">
            <text:p>2376.28</text:p>
          </table:table-cell>
          <table:table-cell table:formula="of:=(100 * ABS([.C24]-[.D24]))/[.C24]" office:value-type="float" office:value="3.15760302556077" calcext:value-type="float">
            <text:p>3.157603025560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24.TPS</text:p>
          </table:table-cell>
          <table:table-cell office:value-type="float" office:value="2487.29" calcext:value-type="float">
            <text:p>2487.29</text:p>
          </table:table-cell>
          <table:table-cell office:value-type="float" office:value="2472.41" calcext:value-type="float">
            <text:p>2472.41</text:p>
          </table:table-cell>
          <table:table-cell table:formula="of:=(100 * ABS([.C25]-[.D25]))/[.C25]" office:value-type="float" office:value="0.598241459580512" calcext:value-type="float">
            <text:p>0.59824145958051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25.TPS</text:p>
          </table:table-cell>
          <table:table-cell office:value-type="float" office:value="2500.8" calcext:value-type="float">
            <text:p>2500.8</text:p>
          </table:table-cell>
          <table:table-cell office:value-type="float" office:value="2412.68" calcext:value-type="float">
            <text:p>2412.68</text:p>
          </table:table-cell>
          <table:table-cell table:formula="of:=(100 * ABS([.C26]-[.D26]))/[.C26]" office:value-type="float" office:value="3.52367242482407" calcext:value-type="float">
            <text:p>3.5236724248240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26.TPS</text:p>
          </table:table-cell>
          <table:table-cell office:value-type="float" office:value="2394.83" calcext:value-type="float">
            <text:p>2394.83</text:p>
          </table:table-cell>
          <table:table-cell office:value-type="float" office:value="2365.26" calcext:value-type="float">
            <text:p>2365.26</text:p>
          </table:table-cell>
          <table:table-cell table:formula="of:=(100 * ABS([.C27]-[.D27]))/[.C27]" office:value-type="float" office:value="1.23474317592479" calcext:value-type="float">
            <text:p>1.2347431759247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27.TPS</text:p>
          </table:table-cell>
          <table:table-cell office:value-type="float" office:value="2546.14" calcext:value-type="float">
            <text:p>2546.14</text:p>
          </table:table-cell>
          <table:table-cell office:value-type="float" office:value="2534.6" calcext:value-type="float">
            <text:p>2534.6</text:p>
          </table:table-cell>
          <table:table-cell table:formula="of:=(100 * ABS([.C28]-[.D28]))/[.C28]" office:value-type="float" office:value="0.453235093121351" calcext:value-type="float">
            <text:p>0.45323509312135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28.TPS</text:p>
          </table:table-cell>
          <table:table-cell office:value-type="float" office:value="2491.24" calcext:value-type="float">
            <text:p>2491.24</text:p>
          </table:table-cell>
          <table:table-cell office:value-type="float" office:value="2471.69" calcext:value-type="float">
            <text:p>2471.69</text:p>
          </table:table-cell>
          <table:table-cell table:formula="of:=(100 * ABS([.C29]-[.D29]))/[.C29]" office:value-type="float" office:value="0.784749763170137" calcext:value-type="float">
            <text:p>0.7847497631701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29.TPS</text:p>
          </table:table-cell>
          <table:table-cell office:value-type="float" office:value="2321.23" calcext:value-type="float">
            <text:p>2321.23</text:p>
          </table:table-cell>
          <table:table-cell office:value-type="float" office:value="2331.24" calcext:value-type="float">
            <text:p>2331.24</text:p>
          </table:table-cell>
          <table:table-cell table:formula="of:=(100 * ABS([.C30]-[.D30]))/[.C30]" office:value-type="float" office:value="0.431236887339892" calcext:value-type="float">
            <text:p>0.43123688733989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30.TPS</text:p>
          </table:table-cell>
          <table:table-cell office:value-type="float" office:value="2532.9" calcext:value-type="float">
            <text:p>2532.9</text:p>
          </table:table-cell>
          <table:table-cell office:value-type="float" office:value="2521.43" calcext:value-type="float">
            <text:p>2521.43</text:p>
          </table:table-cell>
          <table:table-cell table:formula="of:=(100 * ABS([.C31]-[.D31]))/[.C31]" office:value-type="float" office:value="0.452840617474052" calcext:value-type="float">
            <text:p>0.45284061747405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31.TPS</text:p>
          </table:table-cell>
          <table:table-cell office:value-type="float" office:value="2685.2" calcext:value-type="float">
            <text:p>2685.2</text:p>
          </table:table-cell>
          <table:table-cell office:value-type="float" office:value="2675.2" calcext:value-type="float">
            <text:p>2675.2</text:p>
          </table:table-cell>
          <table:table-cell table:formula="of:=(100 * ABS([.C32]-[.D32]))/[.C32]" office:value-type="float" office:value="0.372411738417995" calcext:value-type="float">
            <text:p>0.37241173841799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32.TPS</text:p>
          </table:table-cell>
          <table:table-cell office:value-type="float" office:value="2447.94" calcext:value-type="float">
            <text:p>2447.94</text:p>
          </table:table-cell>
          <table:table-cell office:value-type="float" office:value="2449.92" calcext:value-type="float">
            <text:p>2449.92</text:p>
          </table:table-cell>
          <table:table-cell table:formula="of:=(100 * ABS([.C33]-[.D33]))/[.C33]" office:value-type="float" office:value="0.0808843354003782" calcext:value-type="float">
            <text:p>0.08088433540037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33.TPS</text:p>
          </table:table-cell>
          <table:table-cell office:value-type="float" office:value="2770.6" calcext:value-type="float">
            <text:p>2770.6</text:p>
          </table:table-cell>
          <table:table-cell office:value-type="float" office:value="2751.99" calcext:value-type="float">
            <text:p>2751.99</text:p>
          </table:table-cell>
          <table:table-cell table:formula="of:=(100 * ABS([.C34]-[.D34]))/[.C34]" office:value-type="float" office:value="0.671695661589552" calcext:value-type="float">
            <text:p>0.67169566158955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34.TPS</text:p>
          </table:table-cell>
          <table:table-cell office:value-type="float" office:value="2422.86" calcext:value-type="float">
            <text:p>2422.86</text:p>
          </table:table-cell>
          <table:table-cell office:value-type="float" office:value="2322.33" calcext:value-type="float">
            <text:p>2322.33</text:p>
          </table:table-cell>
          <table:table-cell table:formula="of:=(100 * ABS([.C35]-[.D35]))/[.C35]" office:value-type="float" office:value="4.14922859760779" calcext:value-type="float">
            <text:p>4.1492285976077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35.TPS</text:p>
          </table:table-cell>
          <table:table-cell office:value-type="float" office:value="2711.88" calcext:value-type="float">
            <text:p>2711.88</text:p>
          </table:table-cell>
          <table:table-cell office:value-type="float" office:value="2711.35" calcext:value-type="float">
            <text:p>2711.35</text:p>
          </table:table-cell>
          <table:table-cell table:formula="of:=(100 * ABS([.C36]-[.D36]))/[.C36]" office:value-type="float" office:value="0.019543637624091" calcext:value-type="float">
            <text:p>0.01954363762409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36.TPS</text:p>
          </table:table-cell>
          <table:table-cell office:value-type="float" office:value="2594.54" calcext:value-type="float">
            <text:p>2594.54</text:p>
          </table:table-cell>
          <table:table-cell office:value-type="float" office:value="2515.8" calcext:value-type="float">
            <text:p>2515.8</text:p>
          </table:table-cell>
          <table:table-cell table:formula="of:=(100 * ABS([.C37]-[.D37]))/[.C37]" office:value-type="float" office:value="3.03483469131329" calcext:value-type="float">
            <text:p>3.0348346913132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37.TPS</text:p>
          </table:table-cell>
          <table:table-cell office:value-type="float" office:value="2774.4" calcext:value-type="float">
            <text:p>2774.4</text:p>
          </table:table-cell>
          <table:table-cell office:value-type="float" office:value="2753.13" calcext:value-type="float">
            <text:p>2753.13</text:p>
          </table:table-cell>
          <table:table-cell table:formula="of:=(100 * ABS([.C38]-[.D38]))/[.C38]" office:value-type="float" office:value="0.766652249134947" calcext:value-type="float">
            <text:p>0.7666522491349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38.TPS</text:p>
          </table:table-cell>
          <table:table-cell office:value-type="float" office:value="2429.83" calcext:value-type="float">
            <text:p>2429.83</text:p>
          </table:table-cell>
          <table:table-cell office:value-type="float" office:value="2502.75" calcext:value-type="float">
            <text:p>2502.75</text:p>
          </table:table-cell>
          <table:table-cell table:formula="of:=(100 * ABS([.C39]-[.D39]))/[.C39]" office:value-type="float" office:value="3.00103299407778" calcext:value-type="float">
            <text:p>3.0010329940777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39.TPS</text:p>
          </table:table-cell>
          <table:table-cell office:value-type="float" office:value="2788.67" calcext:value-type="float">
            <text:p>2788.67</text:p>
          </table:table-cell>
          <table:table-cell office:value-type="float" office:value="2706.17" calcext:value-type="float">
            <text:p>2706.17</text:p>
          </table:table-cell>
          <table:table-cell table:formula="of:=(100 * ABS([.C40]-[.D40]))/[.C40]" office:value-type="float" office:value="2.95839952378732" calcext:value-type="float">
            <text:p>2.958399523787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40.TPS</text:p>
          </table:table-cell>
          <table:table-cell office:value-type="float" office:value="2422.19" calcext:value-type="float">
            <text:p>2422.19</text:p>
          </table:table-cell>
          <table:table-cell office:value-type="float" office:value="2388.8" calcext:value-type="float">
            <text:p>2388.8</text:p>
          </table:table-cell>
          <table:table-cell table:formula="of:=(100 * ABS([.C41]-[.D41]))/[.C41]" office:value-type="float" office:value="1.37850457643702" calcext:value-type="float">
            <text:p>1.3785045764370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41.TPS</text:p>
          </table:table-cell>
          <table:table-cell office:value-type="float" office:value="2604.27" calcext:value-type="float">
            <text:p>2604.27</text:p>
          </table:table-cell>
          <table:table-cell office:value-type="float" office:value="2561.34" calcext:value-type="float">
            <text:p>2561.34</text:p>
          </table:table-cell>
          <table:table-cell table:formula="of:=(100 * ABS([.C42]-[.D42]))/[.C42]" office:value-type="float" office:value="1.64844658963932" calcext:value-type="float">
            <text:p>1.648446589639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42.TPS</text:p>
          </table:table-cell>
          <table:table-cell office:value-type="float" office:value="2632.18" calcext:value-type="float">
            <text:p>2632.18</text:p>
          </table:table-cell>
          <table:table-cell office:value-type="float" office:value="2581.27" calcext:value-type="float">
            <text:p>2581.27</text:p>
          </table:table-cell>
          <table:table-cell table:formula="of:=(100 * ABS([.C43]-[.D43]))/[.C43]" office:value-type="float" office:value="1.93413824282533" calcext:value-type="float">
            <text:p>1.934138242825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43.TPS</text:p>
          </table:table-cell>
          <table:table-cell office:value-type="float" office:value="2697.26" calcext:value-type="float">
            <text:p>2697.26</text:p>
          </table:table-cell>
          <table:table-cell office:value-type="float" office:value="2644.54" calcext:value-type="float">
            <text:p>2644.54</text:p>
          </table:table-cell>
          <table:table-cell table:formula="of:=(100 * ABS([.C44]-[.D44]))/[.C44]" office:value-type="float" office:value="1.95457612540134" calcext:value-type="float">
            <text:p>1.9545761254013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44.TPS</text:p>
          </table:table-cell>
          <table:table-cell office:value-type="float" office:value="2500.24" calcext:value-type="float">
            <text:p>2500.24</text:p>
          </table:table-cell>
          <table:table-cell office:value-type="float" office:value="2403.13" calcext:value-type="float">
            <text:p>2403.13</text:p>
          </table:table-cell>
          <table:table-cell table:formula="of:=(100 * ABS([.C45]-[.D45]))/[.C45]" office:value-type="float" office:value="3.88402713339518" calcext:value-type="float">
            <text:p>3.8840271333951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45.TPS</text:p>
          </table:table-cell>
          <table:table-cell office:value-type="float" office:value="2471.95" calcext:value-type="float">
            <text:p>2471.95</text:p>
          </table:table-cell>
          <table:table-cell office:value-type="float" office:value="2478.57" calcext:value-type="float">
            <text:p>2478.57</text:p>
          </table:table-cell>
          <table:table-cell table:formula="of:=(100 * ABS([.C46]-[.D46]))/[.C46]" office:value-type="float" office:value="0.26780476951396" calcext:value-type="float">
            <text:p>0.2678047695139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46.TPS</text:p>
          </table:table-cell>
          <table:table-cell office:value-type="float" office:value="2540.86" calcext:value-type="float">
            <text:p>2540.86</text:p>
          </table:table-cell>
          <table:table-cell office:value-type="float" office:value="2497.16" calcext:value-type="float">
            <text:p>2497.16</text:p>
          </table:table-cell>
          <table:table-cell table:formula="of:=(100 * ABS([.C47]-[.D47]))/[.C47]" office:value-type="float" office:value="1.71989011594501" calcext:value-type="float">
            <text:p>1.719890115945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47.TPS</text:p>
          </table:table-cell>
          <table:table-cell office:value-type="float" office:value="2270.45" calcext:value-type="float">
            <text:p>2270.45</text:p>
          </table:table-cell>
          <table:table-cell office:value-type="float" office:value="2238.17" calcext:value-type="float">
            <text:p>2238.17</text:p>
          </table:table-cell>
          <table:table-cell table:formula="of:=(100 * ABS([.C48]-[.D48]))/[.C48]" office:value-type="float" office:value="1.42174458807724" calcext:value-type="float">
            <text:p>1.4217445880772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48.TPS</text:p>
          </table:table-cell>
          <table:table-cell office:value-type="float" office:value="2487.43" calcext:value-type="float">
            <text:p>2487.43</text:p>
          </table:table-cell>
          <table:table-cell office:value-type="float" office:value="2466.68" calcext:value-type="float">
            <text:p>2466.68</text:p>
          </table:table-cell>
          <table:table-cell table:formula="of:=(100 * ABS([.C49]-[.D49]))/[.C49]" office:value-type="float" office:value="0.834194329086648" calcext:value-type="float">
            <text:p>0.83419432908664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49.TPS</text:p>
          </table:table-cell>
          <table:table-cell office:value-type="float" office:value="2689.9" calcext:value-type="float">
            <text:p>2689.9</text:p>
          </table:table-cell>
          <table:table-cell office:value-type="float" office:value="2683.09" calcext:value-type="float">
            <text:p>2683.09</text:p>
          </table:table-cell>
          <table:table-cell table:formula="of:=(100 * ABS([.C50]-[.D50]))/[.C50]" office:value-type="float" office:value="0.253169262797871" calcext:value-type="float">
            <text:p>0.25316926279787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50.TPS</text:p>
          </table:table-cell>
          <table:table-cell office:value-type="float" office:value="2581.45" calcext:value-type="float">
            <text:p>2581.45</text:p>
          </table:table-cell>
          <table:table-cell office:value-type="float" office:value="2520.54" calcext:value-type="float">
            <text:p>2520.54</text:p>
          </table:table-cell>
          <table:table-cell table:formula="of:=(100 * ABS([.C51]-[.D51]))/[.C51]" office:value-type="float" office:value="2.35952662263456" calcext:value-type="float">
            <text:p>2.3595266226345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51.TPS</text:p>
          </table:table-cell>
          <table:table-cell office:value-type="float" office:value="2558.69" calcext:value-type="float">
            <text:p>2558.69</text:p>
          </table:table-cell>
          <table:table-cell office:value-type="float" office:value="2524.3" calcext:value-type="float">
            <text:p>2524.3</text:p>
          </table:table-cell>
          <table:table-cell table:formula="of:=(100 * ABS([.C52]-[.D52]))/[.C52]" office:value-type="float" office:value="1.34404714912709" calcext:value-type="float">
            <text:p>1.344047149127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52.TPS</text:p>
          </table:table-cell>
          <table:table-cell office:value-type="float" office:value="2434.93" calcext:value-type="float">
            <text:p>2434.93</text:p>
          </table:table-cell>
          <table:table-cell office:value-type="float" office:value="2386.41" calcext:value-type="float">
            <text:p>2386.41</text:p>
          </table:table-cell>
          <table:table-cell table:formula="of:=(100 * ABS([.C53]-[.D53]))/[.C53]" office:value-type="float" office:value="1.99266508688135" calcext:value-type="float">
            <text:p>1.992665086881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53.TPS</text:p>
          </table:table-cell>
          <table:table-cell office:value-type="float" office:value="2540.8" calcext:value-type="float">
            <text:p>2540.8</text:p>
          </table:table-cell>
          <table:table-cell office:value-type="float" office:value="2537.91" calcext:value-type="float">
            <text:p>2537.91</text:p>
          </table:table-cell>
          <table:table-cell table:formula="of:=(100 * ABS([.C54]-[.D54]))/[.C54]" office:value-type="float" office:value="0.113743702770794" calcext:value-type="float">
            <text:p>0.11374370277079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54.TPS</text:p>
          </table:table-cell>
          <table:table-cell office:value-type="float" office:value="2485.86" calcext:value-type="float">
            <text:p>2485.86</text:p>
          </table:table-cell>
          <table:table-cell office:value-type="float" office:value="2472.1" calcext:value-type="float">
            <text:p>2472.1</text:p>
          </table:table-cell>
          <table:table-cell table:formula="of:=(100 * ABS([.C55]-[.D55]))/[.C55]" office:value-type="float" office:value="0.553530770035328" calcext:value-type="float">
            <text:p>0.5535307700353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55.TPS</text:p>
          </table:table-cell>
          <table:table-cell office:value-type="float" office:value="2793.11" calcext:value-type="float">
            <text:p>2793.11</text:p>
          </table:table-cell>
          <table:table-cell office:value-type="float" office:value="2786.22" calcext:value-type="float">
            <text:p>2786.22</text:p>
          </table:table-cell>
          <table:table-cell table:formula="of:=(100 * ABS([.C56]-[.D56]))/[.C56]" office:value-type="float" office:value="0.246678433717266" calcext:value-type="float">
            <text:p>0.24667843371726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56.TPS</text:p>
          </table:table-cell>
          <table:table-cell office:value-type="float" office:value="2461.17" calcext:value-type="float">
            <text:p>2461.17</text:p>
          </table:table-cell>
          <table:table-cell office:value-type="float" office:value="2421.95" calcext:value-type="float">
            <text:p>2421.95</text:p>
          </table:table-cell>
          <table:table-cell table:formula="of:=(100 * ABS([.C57]-[.D57]))/[.C57]" office:value-type="float" office:value="1.59355103467051" calcext:value-type="float">
            <text:p>1.5935510346705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57.TPS</text:p>
          </table:table-cell>
          <table:table-cell office:value-type="float" office:value="2546.21" calcext:value-type="float">
            <text:p>2546.21</text:p>
          </table:table-cell>
          <table:table-cell office:value-type="float" office:value="2499" calcext:value-type="float">
            <text:p>2499</text:p>
          </table:table-cell>
          <table:table-cell table:formula="of:=(100 * ABS([.C58]-[.D58]))/[.C58]" office:value-type="float" office:value="1.85412829263886" calcext:value-type="float">
            <text:p>1.8541282926388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58.TPS</text:p>
          </table:table-cell>
          <table:table-cell office:value-type="float" office:value="2495.6" calcext:value-type="float">
            <text:p>2495.6</text:p>
          </table:table-cell>
          <table:table-cell office:value-type="float" office:value="2492.52" calcext:value-type="float">
            <text:p>2492.52</text:p>
          </table:table-cell>
          <table:table-cell table:formula="of:=(100 * ABS([.C59]-[.D59]))/[.C59]" office:value-type="float" office:value="0.12341721429716" calcext:value-type="float">
            <text:p>0.1234172142971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59.TPS</text:p>
          </table:table-cell>
          <table:table-cell office:value-type="float" office:value="2715.16" calcext:value-type="float">
            <text:p>2715.16</text:p>
          </table:table-cell>
          <table:table-cell office:value-type="float" office:value="2674.64" calcext:value-type="float">
            <text:p>2674.64</text:p>
          </table:table-cell>
          <table:table-cell table:formula="of:=(100 * ABS([.C60]-[.D60]))/[.C60]" office:value-type="float" office:value="1.49236140779917" calcext:value-type="float">
            <text:p>1.4923614077991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60.TPS</text:p>
          </table:table-cell>
          <table:table-cell office:value-type="float" office:value="2426.73" calcext:value-type="float">
            <text:p>2426.73</text:p>
          </table:table-cell>
          <table:table-cell office:value-type="float" office:value="2280.39" calcext:value-type="float">
            <text:p>2280.39</text:p>
          </table:table-cell>
          <table:table-cell table:formula="of:=(100 * ABS([.C61]-[.D61]))/[.C61]" office:value-type="float" office:value="6.03033712032242" calcext:value-type="float">
            <text:p>6.0303371203224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61.TPS</text:p>
          </table:table-cell>
          <table:table-cell office:value-type="float" office:value="2513.41" calcext:value-type="float">
            <text:p>2513.41</text:p>
          </table:table-cell>
          <table:table-cell office:value-type="float" office:value="2514.15" calcext:value-type="float">
            <text:p>2514.15</text:p>
          </table:table-cell>
          <table:table-cell table:formula="of:=(100 * ABS([.C62]-[.D62]))/[.C62]" office:value-type="float" office:value="0.029442072721929" calcext:value-type="float">
            <text:p>0.02944207272192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62.TPS</text:p>
          </table:table-cell>
          <table:table-cell office:value-type="float" office:value="2633.98" calcext:value-type="float">
            <text:p>2633.98</text:p>
          </table:table-cell>
          <table:table-cell office:value-type="float" office:value="2586.97" calcext:value-type="float">
            <text:p>2586.97</text:p>
          </table:table-cell>
          <table:table-cell table:formula="of:=(100 * ABS([.C63]-[.D63]))/[.C63]" office:value-type="float" office:value="1.78475159264688" calcext:value-type="float">
            <text:p>1.7847515926468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63.TPS</text:p>
          </table:table-cell>
          <table:table-cell office:value-type="float" office:value="2454.66" calcext:value-type="float">
            <text:p>2454.66</text:p>
          </table:table-cell>
          <table:table-cell office:value-type="float" office:value="2501.22" calcext:value-type="float">
            <text:p>2501.22</text:p>
          </table:table-cell>
          <table:table-cell table:formula="of:=(100 * ABS([.C64]-[.D64]))/[.C64]" office:value-type="float" office:value="1.89680037153821" calcext:value-type="float">
            <text:p>1.8968003715382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64.TPS</text:p>
          </table:table-cell>
          <table:table-cell office:value-type="float" office:value="2534.31" calcext:value-type="float">
            <text:p>2534.31</text:p>
          </table:table-cell>
          <table:table-cell office:value-type="float" office:value="2603.67" calcext:value-type="float">
            <text:p>2603.67</text:p>
          </table:table-cell>
          <table:table-cell table:formula="of:=(100 * ABS([.C65]-[.D65]))/[.C65]" office:value-type="float" office:value="2.73683961314915" calcext:value-type="float">
            <text:p>2.7368396131491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65.TPS</text:p>
          </table:table-cell>
          <table:table-cell office:value-type="float" office:value="2385.48" calcext:value-type="float">
            <text:p>2385.48</text:p>
          </table:table-cell>
          <table:table-cell office:value-type="float" office:value="2315.82" calcext:value-type="float">
            <text:p>2315.82</text:p>
          </table:table-cell>
          <table:table-cell table:formula="of:=(100 * ABS([.C66]-[.D66]))/[.C66]" office:value-type="float" office:value="2.92016701041299" calcext:value-type="float">
            <text:p>2.920167010412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66.TPS</text:p>
          </table:table-cell>
          <table:table-cell office:value-type="float" office:value="2508.92" calcext:value-type="float">
            <text:p>2508.92</text:p>
          </table:table-cell>
          <table:table-cell office:value-type="float" office:value="2474.93" calcext:value-type="float">
            <text:p>2474.93</text:p>
          </table:table-cell>
          <table:table-cell table:formula="of:=(100 * ABS([.C67]-[.D67]))/[.C67]" office:value-type="float" office:value="1.35476619421904" calcext:value-type="float">
            <text:p>1.3547661942190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67.TPS</text:p>
          </table:table-cell>
          <table:table-cell office:value-type="float" office:value="2688.46" calcext:value-type="float">
            <text:p>2688.46</text:p>
          </table:table-cell>
          <table:table-cell office:value-type="float" office:value="2681.1" calcext:value-type="float">
            <text:p>2681.1</text:p>
          </table:table-cell>
          <table:table-cell table:formula="of:=(100 * ABS([.C68]-[.D68]))/[.C68]" office:value-type="float" office:value="0.273762674542308" calcext:value-type="float">
            <text:p>0.27376267454230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68.TPS</text:p>
          </table:table-cell>
          <table:table-cell office:value-type="float" office:value="2611.12" calcext:value-type="float">
            <text:p>2611.12</text:p>
          </table:table-cell>
          <table:table-cell office:value-type="float" office:value="2600" calcext:value-type="float">
            <text:p>2600</text:p>
          </table:table-cell>
          <table:table-cell table:formula="of:=(100 * ABS([.C69]-[.D69]))/[.C69]" office:value-type="float" office:value="0.425870890652283" calcext:value-type="float">
            <text:p>0.42587089065228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69.TPS</text:p>
          </table:table-cell>
          <table:table-cell office:value-type="float" office:value="2476.8" calcext:value-type="float">
            <text:p>2476.8</text:p>
          </table:table-cell>
          <table:table-cell office:value-type="float" office:value="2457.96" calcext:value-type="float">
            <text:p>2457.96</text:p>
          </table:table-cell>
          <table:table-cell table:formula="of:=(100 * ABS([.C70]-[.D70]))/[.C70]" office:value-type="float" office:value="0.760658914728688" calcext:value-type="float">
            <text:p>0.76065891472868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70.TPS</text:p>
          </table:table-cell>
          <table:table-cell office:value-type="float" office:value="2475.02" calcext:value-type="float">
            <text:p>2475.02</text:p>
          </table:table-cell>
          <table:table-cell office:value-type="float" office:value="2456.91" calcext:value-type="float">
            <text:p>2456.91</text:p>
          </table:table-cell>
          <table:table-cell table:formula="of:=(100 * ABS([.C71]-[.D71]))/[.C71]" office:value-type="float" office:value="0.731711258898923" calcext:value-type="float">
            <text:p>0.73171125889892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71.TPS</text:p>
          </table:table-cell>
          <table:table-cell office:value-type="float" office:value="2529.61" calcext:value-type="float">
            <text:p>2529.61</text:p>
          </table:table-cell>
          <table:table-cell office:value-type="float" office:value="2424.51" calcext:value-type="float">
            <text:p>2424.51</text:p>
          </table:table-cell>
          <table:table-cell table:formula="of:=(100 * ABS([.C72]-[.D72]))/[.C72]" office:value-type="float" office:value="4.15479065942971" calcext:value-type="float">
            <text:p>4.1547906594297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72.TPS</text:p>
          </table:table-cell>
          <table:table-cell office:value-type="float" office:value="2533.78" calcext:value-type="float">
            <text:p>2533.78</text:p>
          </table:table-cell>
          <table:table-cell office:value-type="float" office:value="2526.31" calcext:value-type="float">
            <text:p>2526.31</text:p>
          </table:table-cell>
          <table:table-cell table:formula="of:=(100 * ABS([.C73]-[.D73]))/[.C73]" office:value-type="float" office:value="0.294816440259227" calcext:value-type="float">
            <text:p>0.29481644025922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73.TPS</text:p>
          </table:table-cell>
          <table:table-cell office:value-type="float" office:value="2404.61" calcext:value-type="float">
            <text:p>2404.61</text:p>
          </table:table-cell>
          <table:table-cell office:value-type="float" office:value="2376.04" calcext:value-type="float">
            <text:p>2376.04</text:p>
          </table:table-cell>
          <table:table-cell table:formula="of:=(100 * ABS([.C74]-[.D74]))/[.C74]" office:value-type="float" office:value="1.18813445839451" calcext:value-type="float">
            <text:p>1.1881344583945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74.TPS</text:p>
          </table:table-cell>
          <table:table-cell office:value-type="float" office:value="2391.76" calcext:value-type="float">
            <text:p>2391.76</text:p>
          </table:table-cell>
          <table:table-cell office:value-type="float" office:value="2397.01" calcext:value-type="float">
            <text:p>2397.01</text:p>
          </table:table-cell>
          <table:table-cell table:formula="of:=(100 * ABS([.C75]-[.D75]))/[.C75]" office:value-type="float" office:value="0.219503629126668" calcext:value-type="float">
            <text:p>0.21950362912666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75.TPS</text:p>
          </table:table-cell>
          <table:table-cell office:value-type="float" office:value="2401.53" calcext:value-type="float">
            <text:p>2401.53</text:p>
          </table:table-cell>
          <table:table-cell office:value-type="float" office:value="2332.73" calcext:value-type="float">
            <text:p>2332.73</text:p>
          </table:table-cell>
          <table:table-cell table:formula="of:=(100 * ABS([.C76]-[.D76]))/[.C76]" office:value-type="float" office:value="2.86484033095569" calcext:value-type="float">
            <text:p>2.864840330955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76.TPS</text:p>
          </table:table-cell>
          <table:table-cell office:value-type="float" office:value="2297.69" calcext:value-type="float">
            <text:p>2297.69</text:p>
          </table:table-cell>
          <table:table-cell office:value-type="float" office:value="2285" calcext:value-type="float">
            <text:p>2285</text:p>
          </table:table-cell>
          <table:table-cell table:formula="of:=(100 * ABS([.C77]-[.D77]))/[.C77]" office:value-type="float" office:value="0.552293825537825" calcext:value-type="float">
            <text:p>0.55229382553782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77.TPS</text:p>
          </table:table-cell>
          <table:table-cell office:value-type="float" office:value="2502.48" calcext:value-type="float">
            <text:p>2502.48</text:p>
          </table:table-cell>
          <table:table-cell office:value-type="float" office:value="2529.11" calcext:value-type="float">
            <text:p>2529.11</text:p>
          </table:table-cell>
          <table:table-cell table:formula="of:=(100 * ABS([.C78]-[.D78]))/[.C78]" office:value-type="float" office:value="1.06414436878617" calcext:value-type="float">
            <text:p>1.0641443687861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78.TPS</text:p>
          </table:table-cell>
          <table:table-cell office:value-type="float" office:value="2308.12" calcext:value-type="float">
            <text:p>2308.12</text:p>
          </table:table-cell>
          <table:table-cell office:value-type="float" office:value="2275.1" calcext:value-type="float">
            <text:p>2275.1</text:p>
          </table:table-cell>
          <table:table-cell table:formula="of:=(100 * ABS([.C79]-[.D79]))/[.C79]" office:value-type="float" office:value="1.43060152851671" calcext:value-type="float">
            <text:p>1.4306015285167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79.TPS</text:p>
          </table:table-cell>
          <table:table-cell office:value-type="float" office:value="2477.36" calcext:value-type="float">
            <text:p>2477.36</text:p>
          </table:table-cell>
          <table:table-cell office:value-type="float" office:value="2547.54" calcext:value-type="float">
            <text:p>2547.54</text:p>
          </table:table-cell>
          <table:table-cell table:formula="of:=(100 * ABS([.C80]-[.D80]))/[.C80]" office:value-type="float" office:value="2.83285432880162" calcext:value-type="float">
            <text:p>2.8328543288016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80.TPS</text:p>
          </table:table-cell>
          <table:table-cell office:value-type="float" office:value="2537.05" calcext:value-type="float">
            <text:p>2537.05</text:p>
          </table:table-cell>
          <table:table-cell office:value-type="float" office:value="2501.74" calcext:value-type="float">
            <text:p>2501.74</text:p>
          </table:table-cell>
          <table:table-cell table:formula="of:=(100 * ABS([.C81]-[.D81]))/[.C81]" office:value-type="float" office:value="1.39177391064427" calcext:value-type="float">
            <text:p>1.3917739106442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81.TPS</text:p>
          </table:table-cell>
          <table:table-cell office:value-type="float" office:value="2788.23" calcext:value-type="float">
            <text:p>2788.23</text:p>
          </table:table-cell>
          <table:table-cell office:value-type="float" office:value="2702.43" calcext:value-type="float">
            <text:p>2702.43</text:p>
          </table:table-cell>
          <table:table-cell table:formula="of:=(100 * ABS([.C82]-[.D82]))/[.C82]" office:value-type="float" office:value="3.07722103269817" calcext:value-type="float">
            <text:p>3.0772210326981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82.TPS</text:p>
          </table:table-cell>
          <table:table-cell office:value-type="float" office:value="2624.06" calcext:value-type="float">
            <text:p>2624.06</text:p>
          </table:table-cell>
          <table:table-cell office:value-type="float" office:value="2599.72" calcext:value-type="float">
            <text:p>2599.72</text:p>
          </table:table-cell>
          <table:table-cell table:formula="of:=(100 * ABS([.C83]-[.D83]))/[.C83]" office:value-type="float" office:value="0.92757025372896" calcext:value-type="float">
            <text:p>0.9275702537289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83.TPS</text:p>
          </table:table-cell>
          <table:table-cell office:value-type="float" office:value="2600.65" calcext:value-type="float">
            <text:p>2600.65</text:p>
          </table:table-cell>
          <table:table-cell office:value-type="float" office:value="2548.38" calcext:value-type="float">
            <text:p>2548.38</text:p>
          </table:table-cell>
          <table:table-cell table:formula="of:=(100 * ABS([.C84]-[.D84]))/[.C84]" office:value-type="float" office:value="2.0098821448484" calcext:value-type="float">
            <text:p>2.009882144848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84.TPS</text:p>
          </table:table-cell>
          <table:table-cell office:value-type="float" office:value="2534.9" calcext:value-type="float">
            <text:p>2534.9</text:p>
          </table:table-cell>
          <table:table-cell office:value-type="float" office:value="2504.65" calcext:value-type="float">
            <text:p>2504.65</text:p>
          </table:table-cell>
          <table:table-cell table:formula="of:=(100 * ABS([.C85]-[.D85]))/[.C85]" office:value-type="float" office:value="1.19334096019567" calcext:value-type="float">
            <text:p>1.193340960195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85.TPS</text:p>
          </table:table-cell>
          <table:table-cell office:value-type="float" office:value="2555.8" calcext:value-type="float">
            <text:p>2555.8</text:p>
          </table:table-cell>
          <table:table-cell office:value-type="float" office:value="2476" calcext:value-type="float">
            <text:p>2476</text:p>
          </table:table-cell>
          <table:table-cell table:formula="of:=(100 * ABS([.C86]-[.D86]))/[.C86]" office:value-type="float" office:value="3.12231003990923" calcext:value-type="float">
            <text:p>3.1223100399092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86.TPS</text:p>
          </table:table-cell>
          <table:table-cell office:value-type="float" office:value="2505.37" calcext:value-type="float">
            <text:p>2505.37</text:p>
          </table:table-cell>
          <table:table-cell office:value-type="float" office:value="2458.39" calcext:value-type="float">
            <text:p>2458.39</text:p>
          </table:table-cell>
          <table:table-cell table:formula="of:=(100 * ABS([.C87]-[.D87]))/[.C87]" office:value-type="float" office:value="1.87517213026419" calcext:value-type="float">
            <text:p>1.875172130264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87.TPS</text:p>
          </table:table-cell>
          <table:table-cell office:value-type="float" office:value="2554.09" calcext:value-type="float">
            <text:p>2554.09</text:p>
          </table:table-cell>
          <table:table-cell office:value-type="float" office:value="2491.45" calcext:value-type="float">
            <text:p>2491.45</text:p>
          </table:table-cell>
          <table:table-cell table:formula="of:=(100 * ABS([.C88]-[.D88]))/[.C88]" office:value-type="float" office:value="2.45253691138528" calcext:value-type="float">
            <text:p>2.452536911385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88.TPS</text:p>
          </table:table-cell>
          <table:table-cell office:value-type="float" office:value="2560.22" calcext:value-type="float">
            <text:p>2560.22</text:p>
          </table:table-cell>
          <table:table-cell office:value-type="float" office:value="2562.74" calcext:value-type="float">
            <text:p>2562.74</text:p>
          </table:table-cell>
          <table:table-cell table:formula="of:=(100 * ABS([.C89]-[.D89]))/[.C89]" office:value-type="float" office:value="0.0984290412542665" calcext:value-type="float">
            <text:p>0.0984290412542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89.TPS</text:p>
          </table:table-cell>
          <table:table-cell office:value-type="float" office:value="2643.57" calcext:value-type="float">
            <text:p>2643.57</text:p>
          </table:table-cell>
          <table:table-cell office:value-type="float" office:value="2599.13" calcext:value-type="float">
            <text:p>2599.13</text:p>
          </table:table-cell>
          <table:table-cell table:formula="of:=(100 * ABS([.C90]-[.D90]))/[.C90]" office:value-type="float" office:value="1.68106008163204" calcext:value-type="float">
            <text:p>1.6810600816320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90.TPS</text:p>
          </table:table-cell>
          <table:table-cell office:value-type="float" office:value="2564.78" calcext:value-type="float">
            <text:p>2564.78</text:p>
          </table:table-cell>
          <table:table-cell office:value-type="float" office:value="2495.09" calcext:value-type="float">
            <text:p>2495.09</text:p>
          </table:table-cell>
          <table:table-cell table:formula="of:=(100 * ABS([.C91]-[.D91]))/[.C91]" office:value-type="float" office:value="2.71719211784247" calcext:value-type="float">
            <text:p>2.717192117842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91.TPS</text:p>
          </table:table-cell>
          <table:table-cell office:value-type="float" office:value="2604.58" calcext:value-type="float">
            <text:p>2604.58</text:p>
          </table:table-cell>
          <table:table-cell office:value-type="float" office:value="2595.56" calcext:value-type="float">
            <text:p>2595.56</text:p>
          </table:table-cell>
          <table:table-cell table:formula="of:=(100 * ABS([.C92]-[.D92]))/[.C92]" office:value-type="float" office:value="0.346313033195371" calcext:value-type="float">
            <text:p>0.34631303319537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92.TPS</text:p>
          </table:table-cell>
          <table:table-cell office:value-type="float" office:value="2470.62" calcext:value-type="float">
            <text:p>2470.62</text:p>
          </table:table-cell>
          <table:table-cell office:value-type="float" office:value="2410.91" calcext:value-type="float">
            <text:p>2410.91</text:p>
          </table:table-cell>
          <table:table-cell table:formula="of:=(100 * ABS([.C93]-[.D93]))/[.C93]" office:value-type="float" office:value="2.41680226016142" calcext:value-type="float">
            <text:p>2.4168022601614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93.TPS</text:p>
          </table:table-cell>
          <table:table-cell office:value-type="float" office:value="2561.35" calcext:value-type="float">
            <text:p>2561.35</text:p>
          </table:table-cell>
          <table:table-cell office:value-type="float" office:value="2491.08" calcext:value-type="float">
            <text:p>2491.08</text:p>
          </table:table-cell>
          <table:table-cell table:formula="of:=(100 * ABS([.C94]-[.D94]))/[.C94]" office:value-type="float" office:value="2.7434751205419" calcext:value-type="float">
            <text:p>2.74347512054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94.TPS</text:p>
          </table:table-cell>
          <table:table-cell office:value-type="float" office:value="2451.02" calcext:value-type="float">
            <text:p>2451.02</text:p>
          </table:table-cell>
          <table:table-cell office:value-type="float" office:value="2439.74" calcext:value-type="float">
            <text:p>2439.74</text:p>
          </table:table-cell>
          <table:table-cell table:formula="of:=(100 * ABS([.C95]-[.D95]))/[.C95]" office:value-type="float" office:value="0.460216562900352" calcext:value-type="float">
            <text:p>0.46021656290035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95.TPS</text:p>
          </table:table-cell>
          <table:table-cell office:value-type="float" office:value="2487.07" calcext:value-type="float">
            <text:p>2487.07</text:p>
          </table:table-cell>
          <table:table-cell office:value-type="float" office:value="2457.25" calcext:value-type="float">
            <text:p>2457.25</text:p>
          </table:table-cell>
          <table:table-cell table:formula="of:=(100 * ABS([.C96]-[.D96]))/[.C96]" office:value-type="float" office:value="1.19900123438424" calcext:value-type="float">
            <text:p>1.1990012343842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96.TPS</text:p>
          </table:table-cell>
          <table:table-cell office:value-type="float" office:value="2596.42" calcext:value-type="float">
            <text:p>2596.42</text:p>
          </table:table-cell>
          <table:table-cell office:value-type="float" office:value="2567.71" calcext:value-type="float">
            <text:p>2567.71</text:p>
          </table:table-cell>
          <table:table-cell table:formula="of:=(100 * ABS([.C97]-[.D97]))/[.C97]" office:value-type="float" office:value="1.10575330647584" calcext:value-type="float">
            <text:p>1.1057533064758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97.TPS</text:p>
          </table:table-cell>
          <table:table-cell office:value-type="float" office:value="2693.18" calcext:value-type="float">
            <text:p>2693.18</text:p>
          </table:table-cell>
          <table:table-cell office:value-type="float" office:value="2677.39" calcext:value-type="float">
            <text:p>2677.39</text:p>
          </table:table-cell>
          <table:table-cell table:formula="of:=(100 * ABS([.C98]-[.D98]))/[.C98]" office:value-type="float" office:value="0.586295754461268" calcext:value-type="float">
            <text:p>0.58629575446126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98.TPS</text:p>
          </table:table-cell>
          <table:table-cell office:value-type="float" office:value="2451.88" calcext:value-type="float">
            <text:p>2451.88</text:p>
          </table:table-cell>
          <table:table-cell office:value-type="float" office:value="2410.43" calcext:value-type="float">
            <text:p>2410.43</text:p>
          </table:table-cell>
          <table:table-cell table:formula="of:=(100 * ABS([.C99]-[.D99]))/[.C99]" office:value-type="float" office:value="1.69053950438032" calcext:value-type="float">
            <text:p>1.690539504380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099.TPS</text:p>
          </table:table-cell>
          <table:table-cell office:value-type="float" office:value="2882.81" calcext:value-type="float">
            <text:p>2882.81</text:p>
          </table:table-cell>
          <table:table-cell office:value-type="float" office:value="2867.62" calcext:value-type="float">
            <text:p>2867.62</text:p>
          </table:table-cell>
          <table:table-cell table:formula="of:=(100 * ABS([.C100]-[.D100]))/[.C100]" office:value-type="float" office:value="0.526916446106405" calcext:value-type="float">
            <text:p>0.52691644610640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00.TPS</text:p>
          </table:table-cell>
          <table:table-cell office:value-type="float" office:value="2566.68" calcext:value-type="float">
            <text:p>2566.68</text:p>
          </table:table-cell>
          <table:table-cell office:value-type="float" office:value="2537.21" calcext:value-type="float">
            <text:p>2537.21</text:p>
          </table:table-cell>
          <table:table-cell table:formula="of:=(100 * ABS([.C101]-[.D101]))/[.C101]" office:value-type="float" office:value="1.14817585363192" calcext:value-type="float">
            <text:p>1.1481758536319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01.TPS</text:p>
          </table:table-cell>
          <table:table-cell office:value-type="float" office:value="2540.62" calcext:value-type="float">
            <text:p>2540.62</text:p>
          </table:table-cell>
          <table:table-cell office:value-type="float" office:value="2529.34" calcext:value-type="float">
            <text:p>2529.34</text:p>
          </table:table-cell>
          <table:table-cell table:formula="of:=(100 * ABS([.C102]-[.D102]))/[.C102]" office:value-type="float" office:value="0.443986113625798" calcext:value-type="float">
            <text:p>0.44398611362579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02.TPS</text:p>
          </table:table-cell>
          <table:table-cell office:value-type="float" office:value="2594.11" calcext:value-type="float">
            <text:p>2594.11</text:p>
          </table:table-cell>
          <table:table-cell office:value-type="float" office:value="2653.91" calcext:value-type="float">
            <text:p>2653.91</text:p>
          </table:table-cell>
          <table:table-cell table:formula="of:=(100 * ABS([.C103]-[.D103]))/[.C103]" office:value-type="float" office:value="2.30522221494076" calcext:value-type="float">
            <text:p>2.3052222149407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03.TPS</text:p>
          </table:table-cell>
          <table:table-cell office:value-type="float" office:value="2681.99" calcext:value-type="float">
            <text:p>2681.99</text:p>
          </table:table-cell>
          <table:table-cell office:value-type="float" office:value="2490.76" calcext:value-type="float">
            <text:p>2490.76</text:p>
          </table:table-cell>
          <table:table-cell table:formula="of:=(100 * ABS([.C104]-[.D104]))/[.C104]" office:value-type="float" office:value="7.13015335627648" calcext:value-type="float">
            <text:p>7.1301533562764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04.TPS</text:p>
          </table:table-cell>
          <table:table-cell office:value-type="float" office:value="2604.39" calcext:value-type="float">
            <text:p>2604.39</text:p>
          </table:table-cell>
          <table:table-cell office:value-type="float" office:value="2574.45" calcext:value-type="float">
            <text:p>2574.45</text:p>
          </table:table-cell>
          <table:table-cell table:formula="of:=(100 * ABS([.C105]-[.D105]))/[.C105]" office:value-type="float" office:value="1.14959741052608" calcext:value-type="float">
            <text:p>1.1495974105260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05.TPS</text:p>
          </table:table-cell>
          <table:table-cell office:value-type="float" office:value="2662.16" calcext:value-type="float">
            <text:p>2662.16</text:p>
          </table:table-cell>
          <table:table-cell office:value-type="float" office:value="2556.65" calcext:value-type="float">
            <text:p>2556.65</text:p>
          </table:table-cell>
          <table:table-cell table:formula="of:=(100 * ABS([.C106]-[.D106]))/[.C106]" office:value-type="float" office:value="3.96332301589686" calcext:value-type="float">
            <text:p>3.9633230158968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06.TPS</text:p>
          </table:table-cell>
          <table:table-cell office:value-type="float" office:value="2537.46" calcext:value-type="float">
            <text:p>2537.46</text:p>
          </table:table-cell>
          <table:table-cell office:value-type="float" office:value="2514.27" calcext:value-type="float">
            <text:p>2514.27</text:p>
          </table:table-cell>
          <table:table-cell table:formula="of:=(100 * ABS([.C107]-[.D107]))/[.C107]" office:value-type="float" office:value="0.91390603201627" calcext:value-type="float">
            <text:p>0.9139060320162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07.TPS</text:p>
          </table:table-cell>
          <table:table-cell office:value-type="float" office:value="2570.47" calcext:value-type="float">
            <text:p>2570.47</text:p>
          </table:table-cell>
          <table:table-cell office:value-type="float" office:value="2570.27" calcext:value-type="float">
            <text:p>2570.27</text:p>
          </table:table-cell>
          <table:table-cell table:formula="of:=(100 * ABS([.C108]-[.D108]))/[.C108]" office:value-type="float" office:value="0.00778067824171526" calcext:value-type="float">
            <text:p>0.00778067824171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08.TPS</text:p>
          </table:table-cell>
          <table:table-cell office:value-type="float" office:value="2662.27" calcext:value-type="float">
            <text:p>2662.27</text:p>
          </table:table-cell>
          <table:table-cell office:value-type="float" office:value="2654.75" calcext:value-type="float">
            <text:p>2654.75</text:p>
          </table:table-cell>
          <table:table-cell table:formula="of:=(100 * ABS([.C109]-[.D109]))/[.C109]" office:value-type="float" office:value="0.28246571534818" calcext:value-type="float">
            <text:p>0.2824657153481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09.TPS</text:p>
          </table:table-cell>
          <table:table-cell office:value-type="float" office:value="2627.63" calcext:value-type="float">
            <text:p>2627.63</text:p>
          </table:table-cell>
          <table:table-cell office:value-type="float" office:value="2601.25" calcext:value-type="float">
            <text:p>2601.25</text:p>
          </table:table-cell>
          <table:table-cell table:formula="of:=(100 * ABS([.C110]-[.D110]))/[.C110]" office:value-type="float" office:value="1.00394652215114" calcext:value-type="float">
            <text:p>1.0039465221511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10.TPS</text:p>
          </table:table-cell>
          <table:table-cell office:value-type="float" office:value="2442.67" calcext:value-type="float">
            <text:p>2442.67</text:p>
          </table:table-cell>
          <table:table-cell office:value-type="float" office:value="2464.13" calcext:value-type="float">
            <text:p>2464.13</text:p>
          </table:table-cell>
          <table:table-cell table:formula="of:=(100 * ABS([.C111]-[.D111]))/[.C111]" office:value-type="float" office:value="0.878546836044166" calcext:value-type="float">
            <text:p>0.87854683604416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11.TPS</text:p>
          </table:table-cell>
          <table:table-cell office:value-type="float" office:value="2520.95" calcext:value-type="float">
            <text:p>2520.95</text:p>
          </table:table-cell>
          <table:table-cell office:value-type="float" office:value="2492.47" calcext:value-type="float">
            <text:p>2492.47</text:p>
          </table:table-cell>
          <table:table-cell table:formula="of:=(100 * ABS([.C112]-[.D112]))/[.C112]" office:value-type="float" office:value="1.12973283881077" calcext:value-type="float">
            <text:p>1.129732838810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12.TPS</text:p>
          </table:table-cell>
          <table:table-cell office:value-type="float" office:value="2559.72" calcext:value-type="float">
            <text:p>2559.72</text:p>
          </table:table-cell>
          <table:table-cell office:value-type="float" office:value="2535.81" calcext:value-type="float">
            <text:p>2535.81</text:p>
          </table:table-cell>
          <table:table-cell table:formula="of:=(100 * ABS([.C113]-[.D113]))/[.C113]" office:value-type="float" office:value="0.934086540715385" calcext:value-type="float">
            <text:p>0.93408654071538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13.TPS</text:p>
          </table:table-cell>
          <table:table-cell office:value-type="float" office:value="2721.56" calcext:value-type="float">
            <text:p>2721.56</text:p>
          </table:table-cell>
          <table:table-cell office:value-type="float" office:value="3324.96" calcext:value-type="float">
            <text:p>3324.96</text:p>
          </table:table-cell>
          <table:table-cell table:formula="of:=(100 * ABS([.C114]-[.D114]))/[.C114]" office:value-type="float" office:value="22.1711077470274" calcext:value-type="float">
            <text:p>22.171107747027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14.TPS</text:p>
          </table:table-cell>
          <table:table-cell office:value-type="float" office:value="2423.69" calcext:value-type="float">
            <text:p>2423.69</text:p>
          </table:table-cell>
          <table:table-cell office:value-type="float" office:value="2469.87" calcext:value-type="float">
            <text:p>2469.87</text:p>
          </table:table-cell>
          <table:table-cell table:formula="of:=(100 * ABS([.C115]-[.D115]))/[.C115]" office:value-type="float" office:value="1.90535918372398" calcext:value-type="float">
            <text:p>1.9053591837239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15.TPS</text:p>
          </table:table-cell>
          <table:table-cell office:value-type="float" office:value="2443.52" calcext:value-type="float">
            <text:p>2443.52</text:p>
          </table:table-cell>
          <table:table-cell office:value-type="float" office:value="2436.35" calcext:value-type="float">
            <text:p>2436.35</text:p>
          </table:table-cell>
          <table:table-cell table:formula="of:=(100 * ABS([.C116]-[.D116]))/[.C116]" office:value-type="float" office:value="0.293429151388164" calcext:value-type="float">
            <text:p>0.29342915138816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16.TPS</text:p>
          </table:table-cell>
          <table:table-cell office:value-type="float" office:value="2312.2" calcext:value-type="float">
            <text:p>2312.2</text:p>
          </table:table-cell>
          <table:table-cell office:value-type="float" office:value="2342.93" calcext:value-type="float">
            <text:p>2342.93</text:p>
          </table:table-cell>
          <table:table-cell table:formula="of:=(100 * ABS([.C117]-[.D117]))/[.C117]" office:value-type="float" office:value="1.32903728051207" calcext:value-type="float">
            <text:p>1.3290372805120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17.TPS</text:p>
          </table:table-cell>
          <table:table-cell office:value-type="float" office:value="2562.34" calcext:value-type="float">
            <text:p>2562.34</text:p>
          </table:table-cell>
          <table:table-cell office:value-type="float" office:value="2594.32" calcext:value-type="float">
            <text:p>2594.32</text:p>
          </table:table-cell>
          <table:table-cell table:formula="of:=(100 * ABS([.C118]-[.D118]))/[.C118]" office:value-type="float" office:value="1.24807792876824" calcext:value-type="float">
            <text:p>1.2480779287682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18.TPS</text:p>
          </table:table-cell>
          <table:table-cell office:value-type="float" office:value="2491.83" calcext:value-type="float">
            <text:p>2491.83</text:p>
          </table:table-cell>
          <table:table-cell office:value-type="float" office:value="2468.18" calcext:value-type="float">
            <text:p>2468.18</text:p>
          </table:table-cell>
          <table:table-cell table:formula="of:=(100 * ABS([.C119]-[.D119]))/[.C119]" office:value-type="float" office:value="0.949101664238736" calcext:value-type="float">
            <text:p>0.94910166423873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19.TPS</text:p>
          </table:table-cell>
          <table:table-cell office:value-type="float" office:value="2501.6" calcext:value-type="float">
            <text:p>2501.6</text:p>
          </table:table-cell>
          <table:table-cell office:value-type="float" office:value="2404.17" calcext:value-type="float">
            <text:p>2404.17</text:p>
          </table:table-cell>
          <table:table-cell table:formula="of:=(100 * ABS([.C120]-[.D120]))/[.C120]" office:value-type="float" office:value="3.89470738727214" calcext:value-type="float">
            <text:p>3.8947073872721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20.TPS</text:p>
          </table:table-cell>
          <table:table-cell office:value-type="float" office:value="2375.51" calcext:value-type="float">
            <text:p>2375.51</text:p>
          </table:table-cell>
          <table:table-cell office:value-type="float" office:value="2360.59" calcext:value-type="float">
            <text:p>2360.59</text:p>
          </table:table-cell>
          <table:table-cell table:formula="of:=(100 * ABS([.C121]-[.D121]))/[.C121]" office:value-type="float" office:value="0.628075655332963" calcext:value-type="float">
            <text:p>0.62807565533296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21.TPS</text:p>
          </table:table-cell>
          <table:table-cell office:value-type="float" office:value="2508.05" calcext:value-type="float">
            <text:p>2508.05</text:p>
          </table:table-cell>
          <table:table-cell office:value-type="float" office:value="2510.09" calcext:value-type="float">
            <text:p>2510.09</text:p>
          </table:table-cell>
          <table:table-cell table:formula="of:=(100 * ABS([.C122]-[.D122]))/[.C122]" office:value-type="float" office:value="0.0813380913458649" calcext:value-type="float">
            <text:p>0.08133809134586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22.TPS</text:p>
          </table:table-cell>
          <table:table-cell office:value-type="float" office:value="2496.26" calcext:value-type="float">
            <text:p>2496.26</text:p>
          </table:table-cell>
          <table:table-cell office:value-type="float" office:value="2443.31" calcext:value-type="float">
            <text:p>2443.31</text:p>
          </table:table-cell>
          <table:table-cell table:formula="of:=(100 * ABS([.C123]-[.D123]))/[.C123]" office:value-type="float" office:value="2.12117327521974" calcext:value-type="float">
            <text:p>2.1211732752197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23.TPS</text:p>
          </table:table-cell>
          <table:table-cell office:value-type="float" office:value="2627.49" calcext:value-type="float">
            <text:p>2627.49</text:p>
          </table:table-cell>
          <table:table-cell office:value-type="float" office:value="2571.19" calcext:value-type="float">
            <text:p>2571.19</text:p>
          </table:table-cell>
          <table:table-cell table:formula="of:=(100 * ABS([.C124]-[.D124]))/[.C124]" office:value-type="float" office:value="2.1427293728996" calcext:value-type="float">
            <text:p>2.142729372899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24.TPS</text:p>
          </table:table-cell>
          <table:table-cell office:value-type="float" office:value="2230.81" calcext:value-type="float">
            <text:p>2230.81</text:p>
          </table:table-cell>
          <table:table-cell office:value-type="float" office:value="2205.38" calcext:value-type="float">
            <text:p>2205.38</text:p>
          </table:table-cell>
          <table:table-cell table:formula="of:=(100 * ABS([.C125]-[.D125]))/[.C125]" office:value-type="float" office:value="1.13994468376957" calcext:value-type="float">
            <text:p>1.1399446837695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25.TPS</text:p>
          </table:table-cell>
          <table:table-cell office:value-type="float" office:value="2695.3" calcext:value-type="float">
            <text:p>2695.3</text:p>
          </table:table-cell>
          <table:table-cell office:value-type="float" office:value="2589.62" calcext:value-type="float">
            <text:p>2589.62</text:p>
          </table:table-cell>
          <table:table-cell table:formula="of:=(100 * ABS([.C126]-[.D126]))/[.C126]" office:value-type="float" office:value="3.92089934330131" calcext:value-type="float">
            <text:p>3.9208993433013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26.TPS</text:p>
          </table:table-cell>
          <table:table-cell office:value-type="float" office:value="2543.51" calcext:value-type="float">
            <text:p>2543.51</text:p>
          </table:table-cell>
          <table:table-cell office:value-type="float" office:value="2529.71" calcext:value-type="float">
            <text:p>2529.71</text:p>
          </table:table-cell>
          <table:table-cell table:formula="of:=(100 * ABS([.C127]-[.D127]))/[.C127]" office:value-type="float" office:value="0.542557332190563" calcext:value-type="float">
            <text:p>0.54255733219056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27.TPS</text:p>
          </table:table-cell>
          <table:table-cell office:value-type="float" office:value="2628.66" calcext:value-type="float">
            <text:p>2628.66</text:p>
          </table:table-cell>
          <table:table-cell office:value-type="float" office:value="2618.05" calcext:value-type="float">
            <text:p>2618.05</text:p>
          </table:table-cell>
          <table:table-cell table:formula="of:=(100 * ABS([.C128]-[.D128]))/[.C128]" office:value-type="float" office:value="0.403627703849097" calcext:value-type="float">
            <text:p>0.40362770384909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28.TPS</text:p>
          </table:table-cell>
          <table:table-cell office:value-type="float" office:value="2548.2" calcext:value-type="float">
            <text:p>2548.2</text:p>
          </table:table-cell>
          <table:table-cell office:value-type="float" office:value="2504.63" calcext:value-type="float">
            <text:p>2504.63</text:p>
          </table:table-cell>
          <table:table-cell table:formula="of:=(100 * ABS([.C129]-[.D129]))/[.C129]" office:value-type="float" office:value="1.70983439290478" calcext:value-type="float">
            <text:p>1.7098343929047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29.TPS</text:p>
          </table:table-cell>
          <table:table-cell office:value-type="float" office:value="2556.67" calcext:value-type="float">
            <text:p>2556.67</text:p>
          </table:table-cell>
          <table:table-cell office:value-type="float" office:value="2576.27" calcext:value-type="float">
            <text:p>2576.27</text:p>
          </table:table-cell>
          <table:table-cell table:formula="of:=(100 * ABS([.C130]-[.D130]))/[.C130]" office:value-type="float" office:value="0.766622207793728" calcext:value-type="float">
            <text:p>0.7666222077937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30.TPS</text:p>
          </table:table-cell>
          <table:table-cell office:value-type="float" office:value="2526.4" calcext:value-type="float">
            <text:p>2526.4</text:p>
          </table:table-cell>
          <table:table-cell office:value-type="float" office:value="2472.67" calcext:value-type="float">
            <text:p>2472.67</text:p>
          </table:table-cell>
          <table:table-cell table:formula="of:=(100 * ABS([.C131]-[.D131]))/[.C131]" office:value-type="float" office:value="2.12674160861305" calcext:value-type="float">
            <text:p>2.1267416086130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31.TPS</text:p>
          </table:table-cell>
          <table:table-cell office:value-type="float" office:value="2521.4" calcext:value-type="float">
            <text:p>2521.4</text:p>
          </table:table-cell>
          <table:table-cell office:value-type="float" office:value="2464.98" calcext:value-type="float">
            <text:p>2464.98</text:p>
          </table:table-cell>
          <table:table-cell table:formula="of:=(100 * ABS([.C132]-[.D132]))/[.C132]" office:value-type="float" office:value="2.2376457523598" calcext:value-type="float">
            <text:p>2.237645752359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32.TPS</text:p>
          </table:table-cell>
          <table:table-cell office:value-type="float" office:value="2388.98" calcext:value-type="float">
            <text:p>2388.98</text:p>
          </table:table-cell>
          <table:table-cell office:value-type="float" office:value="2373.69" calcext:value-type="float">
            <text:p>2373.69</text:p>
          </table:table-cell>
          <table:table-cell table:formula="of:=(100 * ABS([.C133]-[.D133]))/[.C133]" office:value-type="float" office:value="0.64002210148264" calcext:value-type="float">
            <text:p>0.6400221014826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33.TPS</text:p>
          </table:table-cell>
          <table:table-cell office:value-type="float" office:value="2342.99" calcext:value-type="float">
            <text:p>2342.99</text:p>
          </table:table-cell>
          <table:table-cell office:value-type="float" office:value="2403.8" calcext:value-type="float">
            <text:p>2403.8</text:p>
          </table:table-cell>
          <table:table-cell table:formula="of:=(100 * ABS([.C134]-[.D134]))/[.C134]" office:value-type="float" office:value="2.59540160222623" calcext:value-type="float">
            <text:p>2.5954016022262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34.TPS</text:p>
          </table:table-cell>
          <table:table-cell office:value-type="float" office:value="2469.18" calcext:value-type="float">
            <text:p>2469.18</text:p>
          </table:table-cell>
          <table:table-cell office:value-type="float" office:value="2380.5" calcext:value-type="float">
            <text:p>2380.5</text:p>
          </table:table-cell>
          <table:table-cell table:formula="of:=(100 * ABS([.C135]-[.D135]))/[.C135]" office:value-type="float" office:value="3.59147571258474" calcext:value-type="float">
            <text:p>3.5914757125847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35.TPS</text:p>
          </table:table-cell>
          <table:table-cell office:value-type="float" office:value="2447.4" calcext:value-type="float">
            <text:p>2447.4</text:p>
          </table:table-cell>
          <table:table-cell office:value-type="float" office:value="2446.5" calcext:value-type="float">
            <text:p>2446.5</text:p>
          </table:table-cell>
          <table:table-cell table:formula="of:=(100 * ABS([.C136]-[.D136]))/[.C136]" office:value-type="float" office:value="0.0367737190487902" calcext:value-type="float">
            <text:p>0.0367737190487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36.TPS</text:p>
          </table:table-cell>
          <table:table-cell office:value-type="float" office:value="2513.91" calcext:value-type="float">
            <text:p>2513.91</text:p>
          </table:table-cell>
          <table:table-cell office:value-type="float" office:value="2500.23" calcext:value-type="float">
            <text:p>2500.23</text:p>
          </table:table-cell>
          <table:table-cell table:formula="of:=(100 * ABS([.C137]-[.D137]))/[.C137]" office:value-type="float" office:value="0.544172225735998" calcext:value-type="float">
            <text:p>0.54417222573599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37.TPS</text:p>
          </table:table-cell>
          <table:table-cell office:value-type="float" office:value="2666.06" calcext:value-type="float">
            <text:p>2666.06</text:p>
          </table:table-cell>
          <table:table-cell office:value-type="float" office:value="2609.74" calcext:value-type="float">
            <text:p>2609.74</text:p>
          </table:table-cell>
          <table:table-cell table:formula="of:=(100 * ABS([.C138]-[.D138]))/[.C138]" office:value-type="float" office:value="2.11248058933408" calcext:value-type="float">
            <text:p>2.1124805893340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38.TPS</text:p>
          </table:table-cell>
          <table:table-cell office:value-type="float" office:value="2433.27" calcext:value-type="float">
            <text:p>2433.27</text:p>
          </table:table-cell>
          <table:table-cell office:value-type="float" office:value="2468.84" calcext:value-type="float">
            <text:p>2468.84</text:p>
          </table:table-cell>
          <table:table-cell table:formula="of:=(100 * ABS([.C139]-[.D139]))/[.C139]" office:value-type="float" office:value="1.46181886925825" calcext:value-type="float">
            <text:p>1.4618188692582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39.TPS</text:p>
          </table:table-cell>
          <table:table-cell office:value-type="float" office:value="2650.25" calcext:value-type="float">
            <text:p>2650.25</text:p>
          </table:table-cell>
          <table:table-cell office:value-type="float" office:value="2654.95" calcext:value-type="float">
            <text:p>2654.95</text:p>
          </table:table-cell>
          <table:table-cell table:formula="of:=(100 * ABS([.C140]-[.D140]))/[.C140]" office:value-type="float" office:value="0.177341760211294" calcext:value-type="float">
            <text:p>0.17734176021129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40.TPS</text:p>
          </table:table-cell>
          <table:table-cell office:value-type="float" office:value="2420.34" calcext:value-type="float">
            <text:p>2420.34</text:p>
          </table:table-cell>
          <table:table-cell office:value-type="float" office:value="2424.18" calcext:value-type="float">
            <text:p>2424.18</text:p>
          </table:table-cell>
          <table:table-cell table:formula="of:=(100 * ABS([.C141]-[.D141]))/[.C141]" office:value-type="float" office:value="0.15865539552293" calcext:value-type="float">
            <text:p>0.1586553955229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41.TPS</text:p>
          </table:table-cell>
          <table:table-cell office:value-type="float" office:value="2629.46" calcext:value-type="float">
            <text:p>2629.46</text:p>
          </table:table-cell>
          <table:table-cell office:value-type="float" office:value="2666.5" calcext:value-type="float">
            <text:p>2666.5</text:p>
          </table:table-cell>
          <table:table-cell table:formula="of:=(100 * ABS([.C142]-[.D142]))/[.C142]" office:value-type="float" office:value="1.40865424840081" calcext:value-type="float">
            <text:p>1.408654248400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42.TPS</text:p>
          </table:table-cell>
          <table:table-cell office:value-type="float" office:value="2541.17" calcext:value-type="float">
            <text:p>2541.17</text:p>
          </table:table-cell>
          <table:table-cell office:value-type="float" office:value="2557.61" calcext:value-type="float">
            <text:p>2557.61</text:p>
          </table:table-cell>
          <table:table-cell table:formula="of:=(100 * ABS([.C143]-[.D143]))/[.C143]" office:value-type="float" office:value="0.646946091760884" calcext:value-type="float">
            <text:p>0.64694609176088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43.TPS</text:p>
          </table:table-cell>
          <table:table-cell office:value-type="float" office:value="2582.95" calcext:value-type="float">
            <text:p>2582.95</text:p>
          </table:table-cell>
          <table:table-cell office:value-type="float" office:value="2578.52" calcext:value-type="float">
            <text:p>2578.52</text:p>
          </table:table-cell>
          <table:table-cell table:formula="of:=(100 * ABS([.C144]-[.D144]))/[.C144]" office:value-type="float" office:value="0.17150932073791" calcext:value-type="float">
            <text:p>0.1715093207379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44.TPS</text:p>
          </table:table-cell>
          <table:table-cell office:value-type="float" office:value="2322.86" calcext:value-type="float">
            <text:p>2322.86</text:p>
          </table:table-cell>
          <table:table-cell office:value-type="float" office:value="2343.97" calcext:value-type="float">
            <text:p>2343.97</text:p>
          </table:table-cell>
          <table:table-cell table:formula="of:=(100 * ABS([.C145]-[.D145]))/[.C145]" office:value-type="float" office:value="0.908793470118719" calcext:value-type="float">
            <text:p>0.9087934701187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45.TPS</text:p>
          </table:table-cell>
          <table:table-cell office:value-type="float" office:value="2183.91" calcext:value-type="float">
            <text:p>2183.91</text:p>
          </table:table-cell>
          <table:table-cell office:value-type="float" office:value="1969.13" calcext:value-type="float">
            <text:p>1969.13</text:p>
          </table:table-cell>
          <table:table-cell table:formula="of:=(100 * ABS([.C146]-[.D146]))/[.C146]" office:value-type="float" office:value="9.83465435846714" calcext:value-type="float">
            <text:p>9.8346543584671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47.TPS</text:p>
          </table:table-cell>
          <table:table-cell office:value-type="float" office:value="2489.57" calcext:value-type="float">
            <text:p>2489.57</text:p>
          </table:table-cell>
          <table:table-cell office:value-type="float" office:value="2199.39" calcext:value-type="float">
            <text:p>2199.39</text:p>
          </table:table-cell>
          <table:table-cell table:formula="of:=(100 * ABS([.C147]-[.D147]))/[.C147]" office:value-type="float" office:value="11.6558281148954" calcext:value-type="float">
            <text:p>11.655828114895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48.TPS</text:p>
          </table:table-cell>
          <table:table-cell office:value-type="float" office:value="2542.04" calcext:value-type="float">
            <text:p>2542.04</text:p>
          </table:table-cell>
          <table:table-cell office:value-type="float" office:value="2583.21" calcext:value-type="float">
            <text:p>2583.21</text:p>
          </table:table-cell>
          <table:table-cell table:formula="of:=(100 * ABS([.C148]-[.D148]))/[.C148]" office:value-type="float" office:value="1.61956538842819" calcext:value-type="float">
            <text:p>1.619565388428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49.TPS</text:p>
          </table:table-cell>
          <table:table-cell office:value-type="float" office:value="2576.27" calcext:value-type="float">
            <text:p>2576.27</text:p>
          </table:table-cell>
          <table:table-cell office:value-type="float" office:value="2562.15" calcext:value-type="float">
            <text:p>2562.15</text:p>
          </table:table-cell>
          <table:table-cell table:formula="of:=(100 * ABS([.C149]-[.D149]))/[.C149]" office:value-type="float" office:value="0.548079199773311" calcext:value-type="float">
            <text:p>0.5480791997733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50.TPS</text:p>
          </table:table-cell>
          <table:table-cell office:value-type="float" office:value="2227.99" calcext:value-type="float">
            <text:p>2227.99</text:p>
          </table:table-cell>
          <table:table-cell office:value-type="float" office:value="2078.12" calcext:value-type="float">
            <text:p>2078.12</text:p>
          </table:table-cell>
          <table:table-cell table:formula="of:=(100 * ABS([.C150]-[.D150]))/[.C150]" office:value-type="float" office:value="6.72669087383695" calcext:value-type="float">
            <text:p>6.7266908738369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51.TPS</text:p>
          </table:table-cell>
          <table:table-cell office:value-type="float" office:value="2487.82" calcext:value-type="float">
            <text:p>2487.82</text:p>
          </table:table-cell>
          <table:table-cell office:value-type="float" office:value="2293.68" calcext:value-type="float">
            <text:p>2293.68</text:p>
          </table:table-cell>
          <table:table-cell table:formula="of:=(100 * ABS([.C151]-[.D151]))/[.C151]" office:value-type="float" office:value="7.80361923290271" calcext:value-type="float">
            <text:p>7.8036192329027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52.TPS</text:p>
          </table:table-cell>
          <table:table-cell office:value-type="float" office:value="2195.68" calcext:value-type="float">
            <text:p>2195.68</text:p>
          </table:table-cell>
          <table:table-cell office:value-type="float" office:value="2181.48" calcext:value-type="float">
            <text:p>2181.48</text:p>
          </table:table-cell>
          <table:table-cell table:formula="of:=(100 * ABS([.C152]-[.D152]))/[.C152]" office:value-type="float" office:value="0.646724477155133" calcext:value-type="float">
            <text:p>0.6467244771551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53.TPS</text:p>
          </table:table-cell>
          <table:table-cell office:value-type="float" office:value="2447.53" calcext:value-type="float">
            <text:p>2447.53</text:p>
          </table:table-cell>
          <table:table-cell office:value-type="float" office:value="2589.12" calcext:value-type="float">
            <text:p>2589.12</text:p>
          </table:table-cell>
          <table:table-cell table:formula="of:=(100 * ABS([.C153]-[.D153]))/[.C153]" office:value-type="float" office:value="5.78501591400308" calcext:value-type="float">
            <text:p>5.7850159140030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54.TPS</text:p>
          </table:table-cell>
          <table:table-cell office:value-type="float" office:value="2595.04" calcext:value-type="float">
            <text:p>2595.04</text:p>
          </table:table-cell>
          <table:table-cell office:value-type="float" office:value="2714.88" calcext:value-type="float">
            <text:p>2714.88</text:p>
          </table:table-cell>
          <table:table-cell table:formula="of:=(100 * ABS([.C154]-[.D154]))/[.C154]" office:value-type="float" office:value="4.61804056970221" calcext:value-type="float">
            <text:p>4.6180405697022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55.TPS</text:p>
          </table:table-cell>
          <table:table-cell office:value-type="float" office:value="2832.28" calcext:value-type="float">
            <text:p>2832.28</text:p>
          </table:table-cell>
          <table:table-cell office:value-type="float" office:value="2920.67" calcext:value-type="float">
            <text:p>2920.67</text:p>
          </table:table-cell>
          <table:table-cell table:formula="of:=(100 * ABS([.C155]-[.D155]))/[.C155]" office:value-type="float" office:value="3.12080726481845" calcext:value-type="float">
            <text:p>3.1208072648184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56.TPS</text:p>
          </table:table-cell>
          <table:table-cell office:value-type="float" office:value="2580.08" calcext:value-type="float">
            <text:p>2580.08</text:p>
          </table:table-cell>
          <table:table-cell office:value-type="float" office:value="2503.85" calcext:value-type="float">
            <text:p>2503.85</text:p>
          </table:table-cell>
          <table:table-cell table:formula="of:=(100 * ABS([.C156]-[.D156]))/[.C156]" office:value-type="float" office:value="2.95455954854113" calcext:value-type="float">
            <text:p>2.954559548541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57.TPS</text:p>
          </table:table-cell>
          <table:table-cell office:value-type="float" office:value="2393.99" calcext:value-type="float">
            <text:p>2393.99</text:p>
          </table:table-cell>
          <table:table-cell office:value-type="float" office:value="3898" calcext:value-type="float">
            <text:p>3898</text:p>
          </table:table-cell>
          <table:table-cell table:formula="of:=(100 * ABS([.C157]-[.D157]))/[.C157]" office:value-type="float" office:value="62.8244061169846" calcext:value-type="float">
            <text:p>62.824406116984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58.TPS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22.63" calcext:value-type="float">
            <text:p>2622.63</text:p>
          </table:table-cell>
          <table:table-cell table:formula="of:=(100 * ABS([.C158]-[.D158]))/[.C158]" office:value-type="float" office:value="0.23389935448364" calcext:value-type="float">
            <text:p>0.2338993544836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59.TPS</text:p>
          </table:table-cell>
          <table:table-cell office:value-type="float" office:value="2594.97" calcext:value-type="float">
            <text:p>2594.97</text:p>
          </table:table-cell>
          <table:table-cell office:value-type="float" office:value="2496.21" calcext:value-type="float">
            <text:p>2496.21</text:p>
          </table:table-cell>
          <table:table-cell table:formula="of:=(100 * ABS([.C159]-[.D159]))/[.C159]" office:value-type="float" office:value="3.8058243447901" calcext:value-type="float">
            <text:p>3.80582434479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60.TPS</text:p>
          </table:table-cell>
          <table:table-cell office:value-type="float" office:value="2372.68" calcext:value-type="float">
            <text:p>2372.68</text:p>
          </table:table-cell>
          <table:table-cell office:value-type="float" office:value="2298.43" calcext:value-type="float">
            <text:p>2298.43</text:p>
          </table:table-cell>
          <table:table-cell table:formula="of:=(100 * ABS([.C160]-[.D160]))/[.C160]" office:value-type="float" office:value="3.12937269248276" calcext:value-type="float">
            <text:p>3.1293726924827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61.TPS</text:p>
          </table:table-cell>
          <table:table-cell office:value-type="float" office:value="2613.43" calcext:value-type="float">
            <text:p>2613.43</text:p>
          </table:table-cell>
          <table:table-cell office:value-type="float" office:value="2559.99" calcext:value-type="float">
            <text:p>2559.99</text:p>
          </table:table-cell>
          <table:table-cell table:formula="of:=(100 * ABS([.C161]-[.D161]))/[.C161]" office:value-type="float" office:value="2.04482232162331" calcext:value-type="float">
            <text:p>2.0448223216233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62.TPS</text:p>
          </table:table-cell>
          <table:table-cell office:value-type="float" office:value="2650.52" calcext:value-type="float">
            <text:p>2650.52</text:p>
          </table:table-cell>
          <table:table-cell office:value-type="float" office:value="2655.69" calcext:value-type="float">
            <text:p>2655.69</text:p>
          </table:table-cell>
          <table:table-cell table:formula="of:=(100 * ABS([.C162]-[.D162]))/[.C162]" office:value-type="float" office:value="0.195056064470371" calcext:value-type="float">
            <text:p>0.19505606447037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63.TPS</text:p>
          </table:table-cell>
          <table:table-cell office:value-type="float" office:value="2752.97" calcext:value-type="float">
            <text:p>2752.97</text:p>
          </table:table-cell>
          <table:table-cell office:value-type="float" office:value="2739.9" calcext:value-type="float">
            <text:p>2739.9</text:p>
          </table:table-cell>
          <table:table-cell table:formula="of:=(100 * ABS([.C163]-[.D163]))/[.C163]" office:value-type="float" office:value="0.47475998648731" calcext:value-type="float">
            <text:p>0.4747599864873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64.TPS</text:p>
          </table:table-cell>
          <table:table-cell office:value-type="float" office:value="2525.11" calcext:value-type="float">
            <text:p>2525.11</text:p>
          </table:table-cell>
          <table:table-cell office:value-type="float" office:value="2587.69" calcext:value-type="float">
            <text:p>2587.69</text:p>
          </table:table-cell>
          <table:table-cell table:formula="of:=(100 * ABS([.C164]-[.D164]))/[.C164]" office:value-type="float" office:value="2.4783078756965" calcext:value-type="float">
            <text:p>2.478307875696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65.TPS</text:p>
          </table:table-cell>
          <table:table-cell office:value-type="float" office:value="2593.01" calcext:value-type="float">
            <text:p>2593.01</text:p>
          </table:table-cell>
          <table:table-cell office:value-type="float" office:value="2510.44" calcext:value-type="float">
            <text:p>2510.44</text:p>
          </table:table-cell>
          <table:table-cell table:formula="of:=(100 * ABS([.C165]-[.D165]))/[.C165]" office:value-type="float" office:value="3.18433017998389" calcext:value-type="float">
            <text:p>3.1843301799838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66.TPS</text:p>
          </table:table-cell>
          <table:table-cell office:value-type="float" office:value="2576.2" calcext:value-type="float">
            <text:p>2576.2</text:p>
          </table:table-cell>
          <table:table-cell office:value-type="float" office:value="2465.74" calcext:value-type="float">
            <text:p>2465.74</text:p>
          </table:table-cell>
          <table:table-cell table:formula="of:=(100 * ABS([.C166]-[.D166]))/[.C166]" office:value-type="float" office:value="4.2877105814766" calcext:value-type="float">
            <text:p>4.287710581476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67.TPS</text:p>
          </table:table-cell>
          <table:table-cell office:value-type="float" office:value="2730.55" calcext:value-type="float">
            <text:p>2730.55</text:p>
          </table:table-cell>
          <table:table-cell office:value-type="float" office:value="2729.82" calcext:value-type="float">
            <text:p>2729.82</text:p>
          </table:table-cell>
          <table:table-cell table:formula="of:=(100 * ABS([.C167]-[.D167]))/[.C167]" office:value-type="float" office:value="0.0267345406603072" calcext:value-type="float">
            <text:p>0.02673454066030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68.TPS</text:p>
          </table:table-cell>
          <table:table-cell office:value-type="float" office:value="2522.77" calcext:value-type="float">
            <text:p>2522.77</text:p>
          </table:table-cell>
          <table:table-cell office:value-type="float" office:value="2160.28" calcext:value-type="float">
            <text:p>2160.28</text:p>
          </table:table-cell>
          <table:table-cell table:formula="of:=(100 * ABS([.C168]-[.D168]))/[.C168]" office:value-type="float" office:value="14.3687296107057" calcext:value-type="float">
            <text:p>14.368729610705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69.TPS</text:p>
          </table:table-cell>
          <table:table-cell office:value-type="float" office:value="2584.03" calcext:value-type="float">
            <text:p>2584.03</text:p>
          </table:table-cell>
          <table:table-cell office:value-type="float" office:value="2555.27" calcext:value-type="float">
            <text:p>2555.27</text:p>
          </table:table-cell>
          <table:table-cell table:formula="of:=(100 * ABS([.C169]-[.D169]))/[.C169]" office:value-type="float" office:value="1.11299017426269" calcext:value-type="float">
            <text:p>1.112990174262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70.TPS</text:p>
          </table:table-cell>
          <table:table-cell office:value-type="float" office:value="2394.33" calcext:value-type="float">
            <text:p>2394.33</text:p>
          </table:table-cell>
          <table:table-cell office:value-type="float" office:value="2418.65" calcext:value-type="float">
            <text:p>2418.65</text:p>
          </table:table-cell>
          <table:table-cell table:formula="of:=(100 * ABS([.C170]-[.D170]))/[.C170]" office:value-type="float" office:value="1.01573300255187" calcext:value-type="float">
            <text:p>1.0157330025518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71.TPS</text:p>
          </table:table-cell>
          <table:table-cell office:value-type="float" office:value="2414.54" calcext:value-type="float">
            <text:p>2414.54</text:p>
          </table:table-cell>
          <table:table-cell office:value-type="float" office:value="2396.95" calcext:value-type="float">
            <text:p>2396.95</text:p>
          </table:table-cell>
          <table:table-cell table:formula="of:=(100 * ABS([.C171]-[.D171]))/[.C171]" office:value-type="float" office:value="0.728503151739054" calcext:value-type="float">
            <text:p>0.72850315173905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72.TPS</text:p>
          </table:table-cell>
          <table:table-cell office:value-type="float" office:value="2717.44" calcext:value-type="float">
            <text:p>2717.44</text:p>
          </table:table-cell>
          <table:table-cell office:value-type="float" office:value="2717.82" calcext:value-type="float">
            <text:p>2717.82</text:p>
          </table:table-cell>
          <table:table-cell table:formula="of:=(100 * ABS([.C172]-[.D172]))/[.C172]" office:value-type="float" office:value="0.0139837494112146" calcext:value-type="float">
            <text:p>0.01398374941121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73.TPS</text:p>
          </table:table-cell>
          <table:table-cell office:value-type="float" office:value="2761.55" calcext:value-type="float">
            <text:p>2761.55</text:p>
          </table:table-cell>
          <table:table-cell office:value-type="float" office:value="2586.47" calcext:value-type="float">
            <text:p>2586.47</text:p>
          </table:table-cell>
          <table:table-cell table:formula="of:=(100 * ABS([.C173]-[.D173]))/[.C173]" office:value-type="float" office:value="6.33991779978637" calcext:value-type="float">
            <text:p>6.339917799786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74.TPS</text:p>
          </table:table-cell>
          <table:table-cell office:value-type="float" office:value="2393.91" calcext:value-type="float">
            <text:p>2393.91</text:p>
          </table:table-cell>
          <table:table-cell office:value-type="float" office:value="2395.69" calcext:value-type="float">
            <text:p>2395.69</text:p>
          </table:table-cell>
          <table:table-cell table:formula="of:=(100 * ABS([.C174]-[.D174]))/[.C174]" office:value-type="float" office:value="0.0743553433504267" calcext:value-type="float">
            <text:p>0.07435534335042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75.TPS</text:p>
          </table:table-cell>
          <table:table-cell office:value-type="float" office:value="2702.96" calcext:value-type="float">
            <text:p>2702.96</text:p>
          </table:table-cell>
          <table:table-cell office:value-type="float" office:value="2719.04" calcext:value-type="float">
            <text:p>2719.04</text:p>
          </table:table-cell>
          <table:table-cell table:formula="of:=(100 * ABS([.C175]-[.D175]))/[.C175]" office:value-type="float" office:value="0.59490336519963" calcext:value-type="float">
            <text:p>0.5949033651996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76.TPS</text:p>
          </table:table-cell>
          <table:table-cell office:value-type="float" office:value="2508.67" calcext:value-type="float">
            <text:p>2508.67</text:p>
          </table:table-cell>
          <table:table-cell office:value-type="float" office:value="2491.43" calcext:value-type="float">
            <text:p>2491.43</text:p>
          </table:table-cell>
          <table:table-cell table:formula="of:=(100 * ABS([.C176]-[.D176]))/[.C176]" office:value-type="float" office:value="0.687216732372143" calcext:value-type="float">
            <text:p>0.68721673237214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77.TPS</text:p>
          </table:table-cell>
          <table:table-cell office:value-type="float" office:value="2692.29" calcext:value-type="float">
            <text:p>2692.29</text:p>
          </table:table-cell>
          <table:table-cell office:value-type="float" office:value="2625.83" calcext:value-type="float">
            <text:p>2625.83</text:p>
          </table:table-cell>
          <table:table-cell table:formula="of:=(100 * ABS([.C177]-[.D177]))/[.C177]" office:value-type="float" office:value="2.46853050748619" calcext:value-type="float">
            <text:p>2.468530507486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78.TPS</text:p>
          </table:table-cell>
          <table:table-cell office:value-type="float" office:value="2595.59" calcext:value-type="float">
            <text:p>2595.59</text:p>
          </table:table-cell>
          <table:table-cell office:value-type="float" office:value="2545.77" calcext:value-type="float">
            <text:p>2545.77</text:p>
          </table:table-cell>
          <table:table-cell table:formula="of:=(100 * ABS([.C178]-[.D178]))/[.C178]" office:value-type="float" office:value="1.91940945989159" calcext:value-type="float">
            <text:p>1.9194094598915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79.TPS</text:p>
          </table:table-cell>
          <table:table-cell office:value-type="float" office:value="2726.85" calcext:value-type="float">
            <text:p>2726.85</text:p>
          </table:table-cell>
          <table:table-cell office:value-type="float" office:value="2675.66" calcext:value-type="float">
            <text:p>2675.66</text:p>
          </table:table-cell>
          <table:table-cell table:formula="of:=(100 * ABS([.C179]-[.D179]))/[.C179]" office:value-type="float" office:value="1.87725764160112" calcext:value-type="float">
            <text:p>1.8772576416011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80.TPS</text:p>
          </table:table-cell>
          <table:table-cell office:value-type="float" office:value="2646.97" calcext:value-type="float">
            <text:p>2646.97</text:p>
          </table:table-cell>
          <table:table-cell office:value-type="float" office:value="2586.61" calcext:value-type="float">
            <text:p>2586.61</text:p>
          </table:table-cell>
          <table:table-cell table:formula="of:=(100 * ABS([.C180]-[.D180]))/[.C180]" office:value-type="float" office:value="2.28034318484908" calcext:value-type="float">
            <text:p>2.2803431848490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81.TPS</text:p>
          </table:table-cell>
          <table:table-cell office:value-type="float" office:value="2749.58" calcext:value-type="float">
            <text:p>2749.58</text:p>
          </table:table-cell>
          <table:table-cell office:value-type="float" office:value="2747.22" calcext:value-type="float">
            <text:p>2747.22</text:p>
          </table:table-cell>
          <table:table-cell table:formula="of:=(100 * ABS([.C181]-[.D181]))/[.C181]" office:value-type="float" office:value="0.085831290597114" calcext:value-type="float">
            <text:p>0.08583129059711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82.TPS</text:p>
          </table:table-cell>
          <table:table-cell office:value-type="float" office:value="2617.25" calcext:value-type="float">
            <text:p>2617.25</text:p>
          </table:table-cell>
          <table:table-cell office:value-type="float" office:value="2637.77" calcext:value-type="float">
            <text:p>2637.77</text:p>
          </table:table-cell>
          <table:table-cell table:formula="of:=(100 * ABS([.C182]-[.D182]))/[.C182]" office:value-type="float" office:value="0.784029038112522" calcext:value-type="float">
            <text:p>0.78402903811252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83.TPS</text:p>
          </table:table-cell>
          <table:table-cell office:value-type="float" office:value="2657" calcext:value-type="float">
            <text:p>2657</text:p>
          </table:table-cell>
          <table:table-cell office:value-type="float" office:value="2609.79" calcext:value-type="float">
            <text:p>2609.79</text:p>
          </table:table-cell>
          <table:table-cell table:formula="of:=(100 * ABS([.C183]-[.D183]))/[.C183]" office:value-type="float" office:value="1.7768159578472" calcext:value-type="float">
            <text:p>1.776815957847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84.TPS</text:p>
          </table:table-cell>
          <table:table-cell office:value-type="float" office:value="2310.29" calcext:value-type="float">
            <text:p>2310.29</text:p>
          </table:table-cell>
          <table:table-cell office:value-type="float" office:value="2292.9" calcext:value-type="float">
            <text:p>2292.9</text:p>
          </table:table-cell>
          <table:table-cell table:formula="of:=(100 * ABS([.C184]-[.D184]))/[.C184]" office:value-type="float" office:value="0.752719355578731" calcext:value-type="float">
            <text:p>0.75271935557873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85.TPS</text:p>
          </table:table-cell>
          <table:table-cell office:value-type="float" office:value="2719.58" calcext:value-type="float">
            <text:p>2719.58</text:p>
          </table:table-cell>
          <table:table-cell office:value-type="float" office:value="2695.17" calcext:value-type="float">
            <text:p>2695.17</text:p>
          </table:table-cell>
          <table:table-cell table:formula="of:=(100 * ABS([.C185]-[.D185]))/[.C185]" office:value-type="float" office:value="0.897565065193885" calcext:value-type="float">
            <text:p>0.89756506519388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86.TPS</text:p>
          </table:table-cell>
          <table:table-cell office:value-type="float" office:value="2564.8" calcext:value-type="float">
            <text:p>2564.8</text:p>
          </table:table-cell>
          <table:table-cell office:value-type="float" office:value="2509.56" calcext:value-type="float">
            <text:p>2509.56</text:p>
          </table:table-cell>
          <table:table-cell table:formula="of:=(100 * ABS([.C186]-[.D186]))/[.C186]" office:value-type="float" office:value="2.15377417342484" calcext:value-type="float">
            <text:p>2.1537741734248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87.TPS</text:p>
          </table:table-cell>
          <table:table-cell office:value-type="float" office:value="2402.31" calcext:value-type="float">
            <text:p>2402.31</text:p>
          </table:table-cell>
          <table:table-cell office:value-type="float" office:value="2426.76" calcext:value-type="float">
            <text:p>2426.76</text:p>
          </table:table-cell>
          <table:table-cell table:formula="of:=(100 * ABS([.C187]-[.D187]))/[.C187]" office:value-type="float" office:value="1.01777039599387" calcext:value-type="float">
            <text:p>1.0177703959938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88.TPS</text:p>
          </table:table-cell>
          <table:table-cell office:value-type="float" office:value="2451.32" calcext:value-type="float">
            <text:p>2451.32</text:p>
          </table:table-cell>
          <table:table-cell office:value-type="float" office:value="2409.33" calcext:value-type="float">
            <text:p>2409.33</text:p>
          </table:table-cell>
          <table:table-cell table:formula="of:=(100 * ABS([.C188]-[.D188]))/[.C188]" office:value-type="float" office:value="1.71295465300329" calcext:value-type="float">
            <text:p>1.7129546530032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89.TPS</text:p>
          </table:table-cell>
          <table:table-cell office:value-type="float" office:value="2638.17" calcext:value-type="float">
            <text:p>2638.17</text:p>
          </table:table-cell>
          <table:table-cell office:value-type="float" office:value="2624.28" calcext:value-type="float">
            <text:p>2624.28</text:p>
          </table:table-cell>
          <table:table-cell table:formula="of:=(100 * ABS([.C189]-[.D189]))/[.C189]" office:value-type="float" office:value="0.526501324781946" calcext:value-type="float">
            <text:p>0.52650132478194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90.TPS</text:p>
          </table:table-cell>
          <table:table-cell office:value-type="float" office:value="2599.91" calcext:value-type="float">
            <text:p>2599.91</text:p>
          </table:table-cell>
          <table:table-cell office:value-type="float" office:value="2620.26" calcext:value-type="float">
            <text:p>2620.26</text:p>
          </table:table-cell>
          <table:table-cell table:formula="of:=(100 * ABS([.C190]-[.D190]))/[.C190]" office:value-type="float" office:value="0.782719401825462" calcext:value-type="float">
            <text:p>0.78271940182546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91.TPS</text:p>
          </table:table-cell>
          <table:table-cell office:value-type="float" office:value="2735.16" calcext:value-type="float">
            <text:p>2735.16</text:p>
          </table:table-cell>
          <table:table-cell office:value-type="float" office:value="2706.77" calcext:value-type="float">
            <text:p>2706.77</text:p>
          </table:table-cell>
          <table:table-cell table:formula="of:=(100 * ABS([.C191]-[.D191]))/[.C191]" office:value-type="float" office:value="1.0379648722561" calcext:value-type="float">
            <text:p>1.037964872256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92.TPS</text:p>
          </table:table-cell>
          <table:table-cell office:value-type="float" office:value="2471.72" calcext:value-type="float">
            <text:p>2471.72</text:p>
          </table:table-cell>
          <table:table-cell office:value-type="float" office:value="2359.83" calcext:value-type="float">
            <text:p>2359.83</text:p>
          </table:table-cell>
          <table:table-cell table:formula="of:=(100 * ABS([.C192]-[.D192]))/[.C192]" office:value-type="float" office:value="4.52680724353891" calcext:value-type="float">
            <text:p>4.5268072435389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93.TPS</text:p>
          </table:table-cell>
          <table:table-cell office:value-type="float" office:value="2585.36" calcext:value-type="float">
            <text:p>2585.36</text:p>
          </table:table-cell>
          <table:table-cell office:value-type="float" office:value="2545.42" calcext:value-type="float">
            <text:p>2545.42</text:p>
          </table:table-cell>
          <table:table-cell table:formula="of:=(100 * ABS([.C193]-[.D193]))/[.C193]" office:value-type="float" office:value="1.54485255438314" calcext:value-type="float">
            <text:p>1.5448525543831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94.TPS</text:p>
          </table:table-cell>
          <table:table-cell office:value-type="float" office:value="2457.19" calcext:value-type="float">
            <text:p>2457.19</text:p>
          </table:table-cell>
          <table:table-cell office:value-type="float" office:value="2489.11" calcext:value-type="float">
            <text:p>2489.11</text:p>
          </table:table-cell>
          <table:table-cell table:formula="of:=(100 * ABS([.C194]-[.D194]))/[.C194]" office:value-type="float" office:value="1.29904484390707" calcext:value-type="float">
            <text:p>1.2990448439070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95.TPS</text:p>
          </table:table-cell>
          <table:table-cell office:value-type="float" office:value="2388.87" calcext:value-type="float">
            <text:p>2388.87</text:p>
          </table:table-cell>
          <table:table-cell office:value-type="float" office:value="2355.75" calcext:value-type="float">
            <text:p>2355.75</text:p>
          </table:table-cell>
          <table:table-cell table:formula="of:=(100 * ABS([.C195]-[.D195]))/[.C195]" office:value-type="float" office:value="1.3864295671175" calcext:value-type="float">
            <text:p>1.386429567117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96.TPS</text:p>
          </table:table-cell>
          <table:table-cell office:value-type="float" office:value="2534.13" calcext:value-type="float">
            <text:p>2534.13</text:p>
          </table:table-cell>
          <table:table-cell office:value-type="float" office:value="2562.48" calcext:value-type="float">
            <text:p>2562.48</text:p>
          </table:table-cell>
          <table:table-cell table:formula="of:=(100 * ABS([.C196]-[.D196]))/[.C196]" office:value-type="float" office:value="1.11872713712398" calcext:value-type="float">
            <text:p>1.1187271371239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97.TPS</text:p>
          </table:table-cell>
          <table:table-cell office:value-type="float" office:value="2650.19" calcext:value-type="float">
            <text:p>2650.19</text:p>
          </table:table-cell>
          <table:table-cell office:value-type="float" office:value="2640.5" calcext:value-type="float">
            <text:p>2640.5</text:p>
          </table:table-cell>
          <table:table-cell table:formula="of:=(100 * ABS([.C197]-[.D197]))/[.C197]" office:value-type="float" office:value="0.365634162078947" calcext:value-type="float">
            <text:p>0.3656341620789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98.TPS</text:p>
          </table:table-cell>
          <table:table-cell office:value-type="float" office:value="2499.17" calcext:value-type="float">
            <text:p>2499.17</text:p>
          </table:table-cell>
          <table:table-cell office:value-type="float" office:value="2428.4" calcext:value-type="float">
            <text:p>2428.4</text:p>
          </table:table-cell>
          <table:table-cell table:formula="of:=(100 * ABS([.C198]-[.D198]))/[.C198]" office:value-type="float" office:value="2.83174013772572" calcext:value-type="float">
            <text:p>2.8317401377257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199.TPS</text:p>
          </table:table-cell>
          <table:table-cell office:value-type="float" office:value="2499.15" calcext:value-type="float">
            <text:p>2499.15</text:p>
          </table:table-cell>
          <table:table-cell office:value-type="float" office:value="2461.16" calcext:value-type="float">
            <text:p>2461.16</text:p>
          </table:table-cell>
          <table:table-cell table:formula="of:=(100 * ABS([.C199]-[.D199]))/[.C199]" office:value-type="float" office:value="1.52011683972552" calcext:value-type="float">
            <text:p>1.5201168397255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00.TPS</text:p>
          </table:table-cell>
          <table:table-cell office:value-type="float" office:value="2662.18" calcext:value-type="float">
            <text:p>2662.18</text:p>
          </table:table-cell>
          <table:table-cell office:value-type="float" office:value="2705.87" calcext:value-type="float">
            <text:p>2705.87</text:p>
          </table:table-cell>
          <table:table-cell table:formula="of:=(100 * ABS([.C200]-[.D200]))/[.C200]" office:value-type="float" office:value="1.64113621167615" calcext:value-type="float">
            <text:p>1.6411362116761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01.TPS</text:p>
          </table:table-cell>
          <table:table-cell office:value-type="float" office:value="2670.39" calcext:value-type="float">
            <text:p>2670.39</text:p>
          </table:table-cell>
          <table:table-cell office:value-type="float" office:value="2561.49" calcext:value-type="float">
            <text:p>2561.49</text:p>
          </table:table-cell>
          <table:table-cell table:formula="of:=(100 * ABS([.C201]-[.D201]))/[.C201]" office:value-type="float" office:value="4.07805601429005" calcext:value-type="float">
            <text:p>4.0780560142900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02.TPS</text:p>
          </table:table-cell>
          <table:table-cell office:value-type="float" office:value="2608.65" calcext:value-type="float">
            <text:p>2608.65</text:p>
          </table:table-cell>
          <table:table-cell office:value-type="float" office:value="2886.91" calcext:value-type="float">
            <text:p>2886.91</text:p>
          </table:table-cell>
          <table:table-cell table:formula="of:=(100 * ABS([.C202]-[.D202]))/[.C202]" office:value-type="float" office:value="10.6668200026834" calcext:value-type="float">
            <text:p>10.666820002683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03.TPS</text:p>
          </table:table-cell>
          <table:table-cell office:value-type="float" office:value="2711.43" calcext:value-type="float">
            <text:p>2711.43</text:p>
          </table:table-cell>
          <table:table-cell office:value-type="float" office:value="2690.53" calcext:value-type="float">
            <text:p>2690.53</text:p>
          </table:table-cell>
          <table:table-cell table:formula="of:=(100 * ABS([.C203]-[.D203]))/[.C203]" office:value-type="float" office:value="0.77081097428293" calcext:value-type="float">
            <text:p>0.7708109742829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04.TPS</text:p>
          </table:table-cell>
          <table:table-cell office:value-type="float" office:value="2325.72" calcext:value-type="float">
            <text:p>2325.72</text:p>
          </table:table-cell>
          <table:table-cell office:value-type="float" office:value="2293.89" calcext:value-type="float">
            <text:p>2293.89</text:p>
          </table:table-cell>
          <table:table-cell table:formula="of:=(100 * ABS([.C204]-[.D204]))/[.C204]" office:value-type="float" office:value="1.36860843093751" calcext:value-type="float">
            <text:p>1.3686084309375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05.TPS</text:p>
          </table:table-cell>
          <table:table-cell office:value-type="float" office:value="2574.73" calcext:value-type="float">
            <text:p>2574.73</text:p>
          </table:table-cell>
          <table:table-cell office:value-type="float" office:value="2613.39" calcext:value-type="float">
            <text:p>2613.39</text:p>
          </table:table-cell>
          <table:table-cell table:formula="of:=(100 * ABS([.C205]-[.D205]))/[.C205]" office:value-type="float" office:value="1.5015166638832" calcext:value-type="float">
            <text:p>1.50151666388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06.TPS</text:p>
          </table:table-cell>
          <table:table-cell office:value-type="float" office:value="2377.99" calcext:value-type="float">
            <text:p>2377.99</text:p>
          </table:table-cell>
          <table:table-cell office:value-type="float" office:value="2327.88" calcext:value-type="float">
            <text:p>2327.88</text:p>
          </table:table-cell>
          <table:table-cell table:formula="of:=(100 * ABS([.C206]-[.D206]))/[.C206]" office:value-type="float" office:value="2.10724183028523" calcext:value-type="float">
            <text:p>2.1072418302852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07.TPS</text:p>
          </table:table-cell>
          <table:table-cell office:value-type="float" office:value="2453.19" calcext:value-type="float">
            <text:p>2453.19</text:p>
          </table:table-cell>
          <table:table-cell office:value-type="float" office:value="2485.12" calcext:value-type="float">
            <text:p>2485.12</text:p>
          </table:table-cell>
          <table:table-cell table:formula="of:=(100 * ABS([.C207]-[.D207]))/[.C207]" office:value-type="float" office:value="1.30157060806541" calcext:value-type="float">
            <text:p>1.3015706080654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08.TPS</text:p>
          </table:table-cell>
          <table:table-cell office:value-type="float" office:value="2645.76" calcext:value-type="float">
            <text:p>2645.76</text:p>
          </table:table-cell>
          <table:table-cell office:value-type="float" office:value="2599.5" calcext:value-type="float">
            <text:p>2599.5</text:p>
          </table:table-cell>
          <table:table-cell table:formula="of:=(100 * ABS([.C208]-[.D208]))/[.C208]" office:value-type="float" office:value="1.74845791001452" calcext:value-type="float">
            <text:p>1.7484579100145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09.TPS</text:p>
          </table:table-cell>
          <table:table-cell office:value-type="float" office:value="2581.13" calcext:value-type="float">
            <text:p>2581.13</text:p>
          </table:table-cell>
          <table:table-cell office:value-type="float" office:value="2548.44" calcext:value-type="float">
            <text:p>2548.44</text:p>
          </table:table-cell>
          <table:table-cell table:formula="of:=(100 * ABS([.C209]-[.D209]))/[.C209]" office:value-type="float" office:value="1.26649955639584" calcext:value-type="float">
            <text:p>1.2664995563958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10.TPS</text:p>
          </table:table-cell>
          <table:table-cell office:value-type="float" office:value="2484.84" calcext:value-type="float">
            <text:p>2484.84</text:p>
          </table:table-cell>
          <table:table-cell office:value-type="float" office:value="2431.98" calcext:value-type="float">
            <text:p>2431.98</text:p>
          </table:table-cell>
          <table:table-cell table:formula="of:=(100 * ABS([.C210]-[.D210]))/[.C210]" office:value-type="float" office:value="2.12729994687787" calcext:value-type="float">
            <text:p>2.1272999468778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11.TPS</text:p>
          </table:table-cell>
          <table:table-cell office:value-type="float" office:value="2624.77" calcext:value-type="float">
            <text:p>2624.77</text:p>
          </table:table-cell>
          <table:table-cell office:value-type="float" office:value="2599.23" calcext:value-type="float">
            <text:p>2599.23</text:p>
          </table:table-cell>
          <table:table-cell table:formula="of:=(100 * ABS([.C211]-[.D211]))/[.C211]" office:value-type="float" office:value="0.973037637583482" calcext:value-type="float">
            <text:p>0.97303763758348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12.TPS</text:p>
          </table:table-cell>
          <table:table-cell office:value-type="float" office:value="2645.66" calcext:value-type="float">
            <text:p>2645.66</text:p>
          </table:table-cell>
          <table:table-cell office:value-type="float" office:value="2599.76" calcext:value-type="float">
            <text:p>2599.76</text:p>
          </table:table-cell>
          <table:table-cell table:formula="of:=(100 * ABS([.C212]-[.D212]))/[.C212]" office:value-type="float" office:value="1.7349168071483" calcext:value-type="float">
            <text:p>1.734916807148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13.TPS</text:p>
          </table:table-cell>
          <table:table-cell office:value-type="float" office:value="2695.39" calcext:value-type="float">
            <text:p>2695.39</text:p>
          </table:table-cell>
          <table:table-cell office:value-type="float" office:value="2678.16" calcext:value-type="float">
            <text:p>2678.16</text:p>
          </table:table-cell>
          <table:table-cell table:formula="of:=(100 * ABS([.C213]-[.D213]))/[.C213]" office:value-type="float" office:value="0.639239590560179" calcext:value-type="float">
            <text:p>0.63923959056017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14.TPS</text:p>
          </table:table-cell>
          <table:table-cell office:value-type="float" office:value="2575.47" calcext:value-type="float">
            <text:p>2575.47</text:p>
          </table:table-cell>
          <table:table-cell office:value-type="float" office:value="2642.39" calcext:value-type="float">
            <text:p>2642.39</text:p>
          </table:table-cell>
          <table:table-cell table:formula="of:=(100 * ABS([.C214]-[.D214]))/[.C214]" office:value-type="float" office:value="2.59836068756383" calcext:value-type="float">
            <text:p>2.5983606875638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15.TPS</text:p>
          </table:table-cell>
          <table:table-cell office:value-type="float" office:value="2621.22" calcext:value-type="float">
            <text:p>2621.22</text:p>
          </table:table-cell>
          <table:table-cell office:value-type="float" office:value="2610.79" calcext:value-type="float">
            <text:p>2610.79</text:p>
          </table:table-cell>
          <table:table-cell table:formula="of:=(100 * ABS([.C215]-[.D215]))/[.C215]" office:value-type="float" office:value="0.397906318431869" calcext:value-type="float">
            <text:p>0.3979063184318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16.TPS</text:p>
          </table:table-cell>
          <table:table-cell office:value-type="float" office:value="2532.14" calcext:value-type="float">
            <text:p>2532.14</text:p>
          </table:table-cell>
          <table:table-cell office:value-type="float" office:value="2546.13" calcext:value-type="float">
            <text:p>2546.13</text:p>
          </table:table-cell>
          <table:table-cell table:formula="of:=(100 * ABS([.C216]-[.D216]))/[.C216]" office:value-type="float" office:value="0.552497097316903" calcext:value-type="float">
            <text:p>0.55249709731690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17.TPS</text:p>
          </table:table-cell>
          <table:table-cell office:value-type="float" office:value="2726.24" calcext:value-type="float">
            <text:p>2726.24</text:p>
          </table:table-cell>
          <table:table-cell office:value-type="float" office:value="2687.7" calcext:value-type="float">
            <text:p>2687.7</text:p>
          </table:table-cell>
          <table:table-cell table:formula="of:=(100 * ABS([.C217]-[.D217]))/[.C217]" office:value-type="float" office:value="1.41366864252597" calcext:value-type="float">
            <text:p>1.4136686425259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18.TPS</text:p>
          </table:table-cell>
          <table:table-cell office:value-type="float" office:value="2487.94" calcext:value-type="float">
            <text:p>2487.94</text:p>
          </table:table-cell>
          <table:table-cell office:value-type="float" office:value="2454.99" calcext:value-type="float">
            <text:p>2454.99</text:p>
          </table:table-cell>
          <table:table-cell table:formula="of:=(100 * ABS([.C218]-[.D218]))/[.C218]" office:value-type="float" office:value="1.3243888518212" calcext:value-type="float">
            <text:p>1.324388851821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19.TPS</text:p>
          </table:table-cell>
          <table:table-cell office:value-type="float" office:value="2461.92" calcext:value-type="float">
            <text:p>2461.92</text:p>
          </table:table-cell>
          <table:table-cell office:value-type="float" office:value="2238.39" calcext:value-type="float">
            <text:p>2238.39</text:p>
          </table:table-cell>
          <table:table-cell table:formula="of:=(100 * ABS([.C219]-[.D219]))/[.C219]" office:value-type="float" office:value="9.07949892766622" calcext:value-type="float">
            <text:p>9.0794989276662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20.TPS</text:p>
          </table:table-cell>
          <table:table-cell office:value-type="float" office:value="2543.04" calcext:value-type="float">
            <text:p>2543.04</text:p>
          </table:table-cell>
          <table:table-cell office:value-type="float" office:value="2510.97" calcext:value-type="float">
            <text:p>2510.97</text:p>
          </table:table-cell>
          <table:table-cell table:formula="of:=(100 * ABS([.C220]-[.D220]))/[.C220]" office:value-type="float" office:value="1.26108909022273" calcext:value-type="float">
            <text:p>1.2610890902227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21.TPS</text:p>
          </table:table-cell>
          <table:table-cell office:value-type="float" office:value="2551.26" calcext:value-type="float">
            <text:p>2551.26</text:p>
          </table:table-cell>
          <table:table-cell office:value-type="float" office:value="2515.63" calcext:value-type="float">
            <text:p>2515.63</text:p>
          </table:table-cell>
          <table:table-cell table:formula="of:=(100 * ABS([.C221]-[.D221]))/[.C221]" office:value-type="float" office:value="1.39656483463074" calcext:value-type="float">
            <text:p>1.3965648346307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22.TPS</text:p>
          </table:table-cell>
          <table:table-cell office:value-type="float" office:value="2551.6" calcext:value-type="float">
            <text:p>2551.6</text:p>
          </table:table-cell>
          <table:table-cell office:value-type="float" office:value="2549.14" calcext:value-type="float">
            <text:p>2549.14</text:p>
          </table:table-cell>
          <table:table-cell table:formula="of:=(100 * ABS([.C222]-[.D222]))/[.C222]" office:value-type="float" office:value="0.0964100956262752" calcext:value-type="float">
            <text:p>0.09641009562627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23.TPS</text:p>
          </table:table-cell>
          <table:table-cell office:value-type="float" office:value="2688.47" calcext:value-type="float">
            <text:p>2688.47</text:p>
          </table:table-cell>
          <table:table-cell office:value-type="float" office:value="2619.2" calcext:value-type="float">
            <text:p>2619.2</text:p>
          </table:table-cell>
          <table:table-cell table:formula="of:=(100 * ABS([.C223]-[.D223]))/[.C223]" office:value-type="float" office:value="2.57655841426536" calcext:value-type="float">
            <text:p>2.5765584142653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24.TPS</text:p>
          </table:table-cell>
          <table:table-cell office:value-type="float" office:value="2676.94" calcext:value-type="float">
            <text:p>2676.94</text:p>
          </table:table-cell>
          <table:table-cell office:value-type="float" office:value="2695.6" calcext:value-type="float">
            <text:p>2695.6</text:p>
          </table:table-cell>
          <table:table-cell table:formula="of:=(100 * ABS([.C224]-[.D224]))/[.C224]" office:value-type="float" office:value="0.697064558787267" calcext:value-type="float">
            <text:p>0.6970645587872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25.TPS</text:p>
          </table:table-cell>
          <table:table-cell office:value-type="float" office:value="2650.59" calcext:value-type="float">
            <text:p>2650.59</text:p>
          </table:table-cell>
          <table:table-cell office:value-type="float" office:value="2702.4" calcext:value-type="float">
            <text:p>2702.4</text:p>
          </table:table-cell>
          <table:table-cell table:formula="of:=(100 * ABS([.C225]-[.D225]))/[.C225]" office:value-type="float" office:value="1.95465915135875" calcext:value-type="float">
            <text:p>1.9546591513587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26.TPS</text:p>
          </table:table-cell>
          <table:table-cell office:value-type="float" office:value="2648.35" calcext:value-type="float">
            <text:p>2648.35</text:p>
          </table:table-cell>
          <table:table-cell office:value-type="float" office:value="2610.54" calcext:value-type="float">
            <text:p>2610.54</text:p>
          </table:table-cell>
          <table:table-cell table:formula="of:=(100 * ABS([.C226]-[.D226]))/[.C226]" office:value-type="float" office:value="1.42768138652368" calcext:value-type="float">
            <text:p>1.4276813865236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27.TPS</text:p>
          </table:table-cell>
          <table:table-cell office:value-type="float" office:value="2704.78" calcext:value-type="float">
            <text:p>2704.78</text:p>
          </table:table-cell>
          <table:table-cell office:value-type="float" office:value="2753.22" calcext:value-type="float">
            <text:p>2753.22</text:p>
          </table:table-cell>
          <table:table-cell table:formula="of:=(100 * ABS([.C227]-[.D227]))/[.C227]" office:value-type="float" office:value="1.790903511561" calcext:value-type="float">
            <text:p>1.79090351156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28.TPS</text:p>
          </table:table-cell>
          <table:table-cell office:value-type="float" office:value="2578.66" calcext:value-type="float">
            <text:p>2578.66</text:p>
          </table:table-cell>
          <table:table-cell office:value-type="float" office:value="2513.78" calcext:value-type="float">
            <text:p>2513.78</text:p>
          </table:table-cell>
          <table:table-cell table:formula="of:=(100 * ABS([.C228]-[.D228]))/[.C228]" office:value-type="float" office:value="2.51603546027781" calcext:value-type="float">
            <text:p>2.516035460277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29.TPS</text:p>
          </table:table-cell>
          <table:table-cell office:value-type="float" office:value="2424.69" calcext:value-type="float">
            <text:p>2424.69</text:p>
          </table:table-cell>
          <table:table-cell office:value-type="float" office:value="2379.82" calcext:value-type="float">
            <text:p>2379.82</text:p>
          </table:table-cell>
          <table:table-cell table:formula="of:=(100 * ABS([.C229]-[.D229]))/[.C229]" office:value-type="float" office:value="1.85054584297374" calcext:value-type="float">
            <text:p>1.8505458429737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30.TPS</text:p>
          </table:table-cell>
          <table:table-cell office:value-type="float" office:value="2327.84" calcext:value-type="float">
            <text:p>2327.84</text:p>
          </table:table-cell>
          <table:table-cell office:value-type="float" office:value="2301.47" calcext:value-type="float">
            <text:p>2301.47</text:p>
          </table:table-cell>
          <table:table-cell table:formula="of:=(100 * ABS([.C230]-[.D230]))/[.C230]" office:value-type="float" office:value="1.13280981510758" calcext:value-type="float">
            <text:p>1.1328098151075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31.TPS</text:p>
          </table:table-cell>
          <table:table-cell office:value-type="float" office:value="2417.12" calcext:value-type="float">
            <text:p>2417.12</text:p>
          </table:table-cell>
          <table:table-cell office:value-type="float" office:value="2423.86" calcext:value-type="float">
            <text:p>2423.86</text:p>
          </table:table-cell>
          <table:table-cell table:formula="of:=(100 * ABS([.C231]-[.D231]))/[.C231]" office:value-type="float" office:value="0.278844244390028" calcext:value-type="float">
            <text:p>0.2788442443900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32.TPS</text:p>
          </table:table-cell>
          <table:table-cell office:value-type="float" office:value="2426.9" calcext:value-type="float">
            <text:p>2426.9</text:p>
          </table:table-cell>
          <table:table-cell office:value-type="float" office:value="2402.31" calcext:value-type="float">
            <text:p>2402.31</text:p>
          </table:table-cell>
          <table:table-cell table:formula="of:=(100 * ABS([.C232]-[.D232]))/[.C232]" office:value-type="float" office:value="1.01322675017513" calcext:value-type="float">
            <text:p>1.013226750175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33.TPS</text:p>
          </table:table-cell>
          <table:table-cell office:value-type="float" office:value="2709.58" calcext:value-type="float">
            <text:p>2709.58</text:p>
          </table:table-cell>
          <table:table-cell office:value-type="float" office:value="2690.75" calcext:value-type="float">
            <text:p>2690.75</text:p>
          </table:table-cell>
          <table:table-cell table:formula="of:=(100 * ABS([.C233]-[.D233]))/[.C233]" office:value-type="float" office:value="0.694941651473657" calcext:value-type="float">
            <text:p>0.69494165147365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34.TPS</text:p>
          </table:table-cell>
          <table:table-cell office:value-type="float" office:value="2673.82" calcext:value-type="float">
            <text:p>2673.82</text:p>
          </table:table-cell>
          <table:table-cell office:value-type="float" office:value="2723.41" calcext:value-type="float">
            <text:p>2723.41</text:p>
          </table:table-cell>
          <table:table-cell table:formula="of:=(100 * ABS([.C234]-[.D234]))/[.C234]" office:value-type="float" office:value="1.85464990163884" calcext:value-type="float">
            <text:p>1.8546499016388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35.TPS</text:p>
          </table:table-cell>
          <table:table-cell office:value-type="float" office:value="2705.84" calcext:value-type="float">
            <text:p>2705.84</text:p>
          </table:table-cell>
          <table:table-cell office:value-type="float" office:value="2716.74" calcext:value-type="float">
            <text:p>2716.74</text:p>
          </table:table-cell>
          <table:table-cell table:formula="of:=(100 * ABS([.C235]-[.D235]))/[.C235]" office:value-type="float" office:value="0.402832392159168" calcext:value-type="float">
            <text:p>0.40283239215916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36.TPS</text:p>
          </table:table-cell>
          <table:table-cell office:value-type="float" office:value="2584.48" calcext:value-type="float">
            <text:p>2584.48</text:p>
          </table:table-cell>
          <table:table-cell office:value-type="float" office:value="2547.15" calcext:value-type="float">
            <text:p>2547.15</text:p>
          </table:table-cell>
          <table:table-cell table:formula="of:=(100 * ABS([.C236]-[.D236]))/[.C236]" office:value-type="float" office:value="1.44439113477372" calcext:value-type="float">
            <text:p>1.4443911347737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37.TPS</text:p>
          </table:table-cell>
          <table:table-cell office:value-type="float" office:value="2545.66" calcext:value-type="float">
            <text:p>2545.66</text:p>
          </table:table-cell>
          <table:table-cell office:value-type="float" office:value="2495.7" calcext:value-type="float">
            <text:p>2495.7</text:p>
          </table:table-cell>
          <table:table-cell table:formula="of:=(100 * ABS([.C237]-[.D237]))/[.C237]" office:value-type="float" office:value="1.96255587941831" calcext:value-type="float">
            <text:p>1.9625558794183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39.TPS</text:p>
          </table:table-cell>
          <table:table-cell office:value-type="float" office:value="2581.61" calcext:value-type="float">
            <text:p>2581.61</text:p>
          </table:table-cell>
          <table:table-cell office:value-type="float" office:value="3159.34" calcext:value-type="float">
            <text:p>3159.34</text:p>
          </table:table-cell>
          <table:table-cell table:formula="of:=(100 * ABS([.C238]-[.D238]))/[.C238]" office:value-type="float" office:value="22.3786706745016" calcext:value-type="float">
            <text:p>22.378670674501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40.TPS</text:p>
          </table:table-cell>
          <table:table-cell office:value-type="float" office:value="2526.87" calcext:value-type="float">
            <text:p>2526.87</text:p>
          </table:table-cell>
          <table:table-cell office:value-type="float" office:value="2651.53" calcext:value-type="float">
            <text:p>2651.53</text:p>
          </table:table-cell>
          <table:table-cell table:formula="of:=(100 * ABS([.C239]-[.D239]))/[.C239]" office:value-type="float" office:value="4.93337607395712" calcext:value-type="float">
            <text:p>4.9333760739571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41.TPS</text:p>
          </table:table-cell>
          <table:table-cell office:value-type="float" office:value="2455.87" calcext:value-type="float">
            <text:p>2455.87</text:p>
          </table:table-cell>
          <table:table-cell office:value-type="float" office:value="2418.29" calcext:value-type="float">
            <text:p>2418.29</text:p>
          </table:table-cell>
          <table:table-cell table:formula="of:=(100 * ABS([.C240]-[.D240]))/[.C240]" office:value-type="float" office:value="1.53021128968553" calcext:value-type="float">
            <text:p>1.5302112896855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42.TPS</text:p>
          </table:table-cell>
          <table:table-cell office:value-type="float" office:value="2411.88" calcext:value-type="float">
            <text:p>2411.88</text:p>
          </table:table-cell>
          <table:table-cell office:value-type="float" office:value="2447.19" calcext:value-type="float">
            <text:p>2447.19</text:p>
          </table:table-cell>
          <table:table-cell table:formula="of:=(100 * ABS([.C241]-[.D241]))/[.C241]" office:value-type="float" office:value="1.46400318423802" calcext:value-type="float">
            <text:p>1.4640031842380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43.TPS</text:p>
          </table:table-cell>
          <table:table-cell office:value-type="float" office:value="2713.56" calcext:value-type="float">
            <text:p>2713.56</text:p>
          </table:table-cell>
          <table:table-cell office:value-type="float" office:value="2686.14" calcext:value-type="float">
            <text:p>2686.14</text:p>
          </table:table-cell>
          <table:table-cell table:formula="of:=(100 * ABS([.C242]-[.D242]))/[.C242]" office:value-type="float" office:value="1.01048069694424" calcext:value-type="float">
            <text:p>1.0104806969442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44.TPS</text:p>
          </table:table-cell>
          <table:table-cell office:value-type="float" office:value="2588.25" calcext:value-type="float">
            <text:p>2588.25</text:p>
          </table:table-cell>
          <table:table-cell office:value-type="float" office:value="2551.48" calcext:value-type="float">
            <text:p>2551.48</text:p>
          </table:table-cell>
          <table:table-cell table:formula="of:=(100 * ABS([.C243]-[.D243]))/[.C243]" office:value-type="float" office:value="1.4206510190283" calcext:value-type="float">
            <text:p>1.420651019028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45.TPS</text:p>
          </table:table-cell>
          <table:table-cell office:value-type="float" office:value="2591.25" calcext:value-type="float">
            <text:p>2591.25</text:p>
          </table:table-cell>
          <table:table-cell office:value-type="float" office:value="2544.7" calcext:value-type="float">
            <text:p>2544.7</text:p>
          </table:table-cell>
          <table:table-cell table:formula="of:=(100 * ABS([.C244]-[.D244]))/[.C244]" office:value-type="float" office:value="1.79643029425953" calcext:value-type="float">
            <text:p>1.7964302942595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46.TPS</text:p>
          </table:table-cell>
          <table:table-cell office:value-type="float" office:value="2474.7" calcext:value-type="float">
            <text:p>2474.7</text:p>
          </table:table-cell>
          <table:table-cell office:value-type="float" office:value="2464.1" calcext:value-type="float">
            <text:p>2464.1</text:p>
          </table:table-cell>
          <table:table-cell table:formula="of:=(100 * ABS([.C245]-[.D245]))/[.C245]" office:value-type="float" office:value="0.428334747646176" calcext:value-type="float">
            <text:p>0.42833474764617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47.TPS</text:p>
          </table:table-cell>
          <table:table-cell office:value-type="float" office:value="2683.47" calcext:value-type="float">
            <text:p>2683.47</text:p>
          </table:table-cell>
          <table:table-cell office:value-type="float" office:value="2627.37" calcext:value-type="float">
            <text:p>2627.37</text:p>
          </table:table-cell>
          <table:table-cell table:formula="of:=(100 * ABS([.C246]-[.D246]))/[.C246]" office:value-type="float" office:value="2.09057675323368" calcext:value-type="float">
            <text:p>2.0905767532336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48.TPS</text:p>
          </table:table-cell>
          <table:table-cell office:value-type="float" office:value="2549.84" calcext:value-type="float">
            <text:p>2549.84</text:p>
          </table:table-cell>
          <table:table-cell office:value-type="float" office:value="2518.94" calcext:value-type="float">
            <text:p>2518.94</text:p>
          </table:table-cell>
          <table:table-cell table:formula="of:=(100 * ABS([.C247]-[.D247]))/[.C247]" office:value-type="float" office:value="1.21184074294858" calcext:value-type="float">
            <text:p>1.2118407429485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49.TPS</text:p>
          </table:table-cell>
          <table:table-cell office:value-type="float" office:value="2737.27" calcext:value-type="float">
            <text:p>2737.27</text:p>
          </table:table-cell>
          <table:table-cell office:value-type="float" office:value="2712.24" calcext:value-type="float">
            <text:p>2712.24</text:p>
          </table:table-cell>
          <table:table-cell table:formula="of:=(100 * ABS([.C248]-[.D248]))/[.C248]" office:value-type="float" office:value="0.9144147270821" calcext:value-type="float">
            <text:p>0.914414727082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50.TPS</text:p>
          </table:table-cell>
          <table:table-cell office:value-type="float" office:value="2608.75" calcext:value-type="float">
            <text:p>2608.75</text:p>
          </table:table-cell>
          <table:table-cell office:value-type="float" office:value="2556.28" calcext:value-type="float">
            <text:p>2556.28</text:p>
          </table:table-cell>
          <table:table-cell table:formula="of:=(100 * ABS([.C249]-[.D249]))/[.C249]" office:value-type="float" office:value="2.01130809774796" calcext:value-type="float">
            <text:p>2.0113080977479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51.TPS</text:p>
          </table:table-cell>
          <table:table-cell office:value-type="float" office:value="2699.23" calcext:value-type="float">
            <text:p>2699.23</text:p>
          </table:table-cell>
          <table:table-cell office:value-type="float" office:value="2648.94" calcext:value-type="float">
            <text:p>2648.94</text:p>
          </table:table-cell>
          <table:table-cell table:formula="of:=(100 * ABS([.C250]-[.D250]))/[.C250]" office:value-type="float" office:value="1.863123927935" calcext:value-type="float">
            <text:p>1.8631239279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52.TPS</text:p>
          </table:table-cell>
          <table:table-cell office:value-type="float" office:value="2583.5" calcext:value-type="float">
            <text:p>2583.5</text:p>
          </table:table-cell>
          <table:table-cell office:value-type="float" office:value="2563.74" calcext:value-type="float">
            <text:p>2563.74</text:p>
          </table:table-cell>
          <table:table-cell table:formula="of:=(100 * ABS([.C251]-[.D251]))/[.C251]" office:value-type="float" office:value="0.764853880394822" calcext:value-type="float">
            <text:p>0.76485388039482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53.TPS</text:p>
          </table:table-cell>
          <table:table-cell office:value-type="float" office:value="2605.76" calcext:value-type="float">
            <text:p>2605.76</text:p>
          </table:table-cell>
          <table:table-cell office:value-type="float" office:value="2524.12" calcext:value-type="float">
            <text:p>2524.12</text:p>
          </table:table-cell>
          <table:table-cell table:formula="of:=(100 * ABS([.C252]-[.D252]))/[.C252]" office:value-type="float" office:value="3.13305906913915" calcext:value-type="float">
            <text:p>3.1330590691391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54.TPS</text:p>
          </table:table-cell>
          <table:table-cell office:value-type="float" office:value="2359.64" calcext:value-type="float">
            <text:p>2359.64</text:p>
          </table:table-cell>
          <table:table-cell office:value-type="float" office:value="2331.14" calcext:value-type="float">
            <text:p>2331.14</text:p>
          </table:table-cell>
          <table:table-cell table:formula="of:=(100 * ABS([.C253]-[.D253]))/[.C253]" office:value-type="float" office:value="1.20781136105508" calcext:value-type="float">
            <text:p>1.2078113610550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55.TPS</text:p>
          </table:table-cell>
          <table:table-cell office:value-type="float" office:value="2735.2" calcext:value-type="float">
            <text:p>2735.2</text:p>
          </table:table-cell>
          <table:table-cell office:value-type="float" office:value="2692.21" calcext:value-type="float">
            <text:p>2692.21</text:p>
          </table:table-cell>
          <table:table-cell table:formula="of:=(100 * ABS([.C254]-[.D254]))/[.C254]" office:value-type="float" office:value="1.57173150043872" calcext:value-type="float">
            <text:p>1.5717315004387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56.TPS</text:p>
          </table:table-cell>
          <table:table-cell office:value-type="float" office:value="2550.44" calcext:value-type="float">
            <text:p>2550.44</text:p>
          </table:table-cell>
          <table:table-cell office:value-type="float" office:value="2509.86" calcext:value-type="float">
            <text:p>2509.86</text:p>
          </table:table-cell>
          <table:table-cell table:formula="of:=(100 * ABS([.C255]-[.D255]))/[.C255]" office:value-type="float" office:value="1.59109800661846" calcext:value-type="float">
            <text:p>1.5910980066184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57.TPS</text:p>
          </table:table-cell>
          <table:table-cell office:value-type="float" office:value="2599.4" calcext:value-type="float">
            <text:p>2599.4</text:p>
          </table:table-cell>
          <table:table-cell office:value-type="float" office:value="2569.47" calcext:value-type="float">
            <text:p>2569.47</text:p>
          </table:table-cell>
          <table:table-cell table:formula="of:=(100 * ABS([.C256]-[.D256]))/[.C256]" office:value-type="float" office:value="1.15141955835963" calcext:value-type="float">
            <text:p>1.1514195583596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58.TPS</text:p>
          </table:table-cell>
          <table:table-cell office:value-type="float" office:value="2471.38" calcext:value-type="float">
            <text:p>2471.38</text:p>
          </table:table-cell>
          <table:table-cell office:value-type="float" office:value="2452.08" calcext:value-type="float">
            <text:p>2452.08</text:p>
          </table:table-cell>
          <table:table-cell table:formula="of:=(100 * ABS([.C257]-[.D257]))/[.C257]" office:value-type="float" office:value="0.780940203449092" calcext:value-type="float">
            <text:p>0.78094020344909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59.TPS</text:p>
          </table:table-cell>
          <table:table-cell office:value-type="float" office:value="2506.83" calcext:value-type="float">
            <text:p>2506.83</text:p>
          </table:table-cell>
          <table:table-cell office:value-type="float" office:value="2464.25" calcext:value-type="float">
            <text:p>2464.25</text:p>
          </table:table-cell>
          <table:table-cell table:formula="of:=(100 * ABS([.C258]-[.D258]))/[.C258]" office:value-type="float" office:value="1.69855953534942" calcext:value-type="float">
            <text:p>1.6985595353494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60.TPS</text:p>
          </table:table-cell>
          <table:table-cell office:value-type="float" office:value="2595.84" calcext:value-type="float">
            <text:p>2595.84</text:p>
          </table:table-cell>
          <table:table-cell office:value-type="float" office:value="2618.78" calcext:value-type="float">
            <text:p>2618.78</text:p>
          </table:table-cell>
          <table:table-cell table:formula="of:=(100 * ABS([.C259]-[.D259]))/[.C259]" office:value-type="float" office:value="0.883721646942803" calcext:value-type="float">
            <text:p>0.88372164694280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61.TPS</text:p>
          </table:table-cell>
          <table:table-cell office:value-type="float" office:value="2643.56" calcext:value-type="float">
            <text:p>2643.56</text:p>
          </table:table-cell>
          <table:table-cell office:value-type="float" office:value="2603.97" calcext:value-type="float">
            <text:p>2603.97</text:p>
          </table:table-cell>
          <table:table-cell table:formula="of:=(100 * ABS([.C260]-[.D260]))/[.C260]" office:value-type="float" office:value="1.49760171889422" calcext:value-type="float">
            <text:p>1.4976017188942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62.TPS</text:p>
          </table:table-cell>
          <table:table-cell office:value-type="float" office:value="2492.6" calcext:value-type="float">
            <text:p>2492.6</text:p>
          </table:table-cell>
          <table:table-cell office:value-type="float" office:value="2493.46" calcext:value-type="float">
            <text:p>2493.46</text:p>
          </table:table-cell>
          <table:table-cell table:formula="of:=(100 * ABS([.C261]-[.D261]))/[.C261]" office:value-type="float" office:value="0.0345021262938348" calcext:value-type="float">
            <text:p>0.0345021262938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63.TPS</text:p>
          </table:table-cell>
          <table:table-cell office:value-type="float" office:value="2660.99" calcext:value-type="float">
            <text:p>2660.99</text:p>
          </table:table-cell>
          <table:table-cell office:value-type="float" office:value="2564.63" calcext:value-type="float">
            <text:p>2564.63</text:p>
          </table:table-cell>
          <table:table-cell table:formula="of:=(100 * ABS([.C262]-[.D262]))/[.C262]" office:value-type="float" office:value="3.62120864790922" calcext:value-type="float">
            <text:p>3.6212086479092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64.TPS</text:p>
          </table:table-cell>
          <table:table-cell office:value-type="float" office:value="2484.57" calcext:value-type="float">
            <text:p>2484.57</text:p>
          </table:table-cell>
          <table:table-cell office:value-type="float" office:value="2403.78" calcext:value-type="float">
            <text:p>2403.78</text:p>
          </table:table-cell>
          <table:table-cell table:formula="of:=(100 * ABS([.C263]-[.D263]))/[.C263]" office:value-type="float" office:value="3.25166930293773" calcext:value-type="float">
            <text:p>3.2516693029377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65.TPS</text:p>
          </table:table-cell>
          <table:table-cell office:value-type="float" office:value="2480.91" calcext:value-type="float">
            <text:p>2480.91</text:p>
          </table:table-cell>
          <table:table-cell office:value-type="float" office:value="2007.58" calcext:value-type="float">
            <text:p>2007.58</text:p>
          </table:table-cell>
          <table:table-cell table:formula="of:=(100 * ABS([.C264]-[.D264]))/[.C264]" office:value-type="float" office:value="19.07888637637" calcext:value-type="float">
            <text:p>19.078886376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66.TPS</text:p>
          </table:table-cell>
          <table:table-cell office:value-type="float" office:value="2560.23" calcext:value-type="float">
            <text:p>2560.23</text:p>
          </table:table-cell>
          <table:table-cell office:value-type="float" office:value="2176.36" calcext:value-type="float">
            <text:p>2176.36</text:p>
          </table:table-cell>
          <table:table-cell table:formula="of:=(100 * ABS([.C265]-[.D265]))/[.C265]" office:value-type="float" office:value="14.9935747960144" calcext:value-type="float">
            <text:p>14.993574796014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67.TPS</text:p>
          </table:table-cell>
          <table:table-cell office:value-type="float" office:value="2646.74" calcext:value-type="float">
            <text:p>2646.74</text:p>
          </table:table-cell>
          <table:table-cell office:value-type="float" office:value="2621" calcext:value-type="float">
            <text:p>2621</text:p>
          </table:table-cell>
          <table:table-cell table:formula="of:=(100 * ABS([.C266]-[.D266]))/[.C266]" office:value-type="float" office:value="0.972517134285944" calcext:value-type="float">
            <text:p>0.97251713428594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68.TPS</text:p>
          </table:table-cell>
          <table:table-cell office:value-type="float" office:value="2472.72" calcext:value-type="float">
            <text:p>2472.72</text:p>
          </table:table-cell>
          <table:table-cell office:value-type="float" office:value="2459.49" calcext:value-type="float">
            <text:p>2459.49</text:p>
          </table:table-cell>
          <table:table-cell table:formula="of:=(100 * ABS([.C267]-[.D267]))/[.C267]" office:value-type="float" office:value="0.535038338348055" calcext:value-type="float">
            <text:p>0.53503833834805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69.TPS</text:p>
          </table:table-cell>
          <table:table-cell office:value-type="float" office:value="2383.9" calcext:value-type="float">
            <text:p>2383.9</text:p>
          </table:table-cell>
          <table:table-cell office:value-type="float" office:value="2286.24" calcext:value-type="float">
            <text:p>2286.24</text:p>
          </table:table-cell>
          <table:table-cell table:formula="of:=(100 * ABS([.C268]-[.D268]))/[.C268]" office:value-type="float" office:value="4.09664834934353" calcext:value-type="float">
            <text:p>4.0966483493435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70.TPS</text:p>
          </table:table-cell>
          <table:table-cell office:value-type="float" office:value="2500.68" calcext:value-type="float">
            <text:p>2500.68</text:p>
          </table:table-cell>
          <table:table-cell office:value-type="float" office:value="2487.13" calcext:value-type="float">
            <text:p>2487.13</text:p>
          </table:table-cell>
          <table:table-cell table:formula="of:=(100 * ABS([.C269]-[.D269]))/[.C269]" office:value-type="float" office:value="0.541852616088413" calcext:value-type="float">
            <text:p>0.5418526160884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71.TPS</text:p>
          </table:table-cell>
          <table:table-cell office:value-type="float" office:value="2620.72" calcext:value-type="float">
            <text:p>2620.72</text:p>
          </table:table-cell>
          <table:table-cell office:value-type="float" office:value="2540.08" calcext:value-type="float">
            <text:p>2540.08</text:p>
          </table:table-cell>
          <table:table-cell table:formula="of:=(100 * ABS([.C270]-[.D270]))/[.C270]" office:value-type="float" office:value="3.07701700296101" calcext:value-type="float">
            <text:p>3.077017002961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72.TPS</text:p>
          </table:table-cell>
          <table:table-cell office:value-type="float" office:value="2603.23" calcext:value-type="float">
            <text:p>2603.23</text:p>
          </table:table-cell>
          <table:table-cell office:value-type="float" office:value="2609.91" calcext:value-type="float">
            <text:p>2609.91</text:p>
          </table:table-cell>
          <table:table-cell table:formula="of:=(100 * ABS([.C271]-[.D271]))/[.C271]" office:value-type="float" office:value="0.256604295432975" calcext:value-type="float">
            <text:p>0.25660429543297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73.TPS</text:p>
          </table:table-cell>
          <table:table-cell office:value-type="float" office:value="2613.07" calcext:value-type="float">
            <text:p>2613.07</text:p>
          </table:table-cell>
          <table:table-cell office:value-type="float" office:value="2537.63" calcext:value-type="float">
            <text:p>2537.63</text:p>
          </table:table-cell>
          <table:table-cell table:formula="of:=(100 * ABS([.C272]-[.D272]))/[.C272]" office:value-type="float" office:value="2.88702560589651" calcext:value-type="float">
            <text:p>2.8870256058965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74.TPS</text:p>
          </table:table-cell>
          <table:table-cell office:value-type="float" office:value="2578.84" calcext:value-type="float">
            <text:p>2578.84</text:p>
          </table:table-cell>
          <table:table-cell office:value-type="float" office:value="2579.88" calcext:value-type="float">
            <text:p>2579.88</text:p>
          </table:table-cell>
          <table:table-cell table:formula="of:=(100 * ABS([.C273]-[.D273]))/[.C273]" office:value-type="float" office:value="0.0403282095826016" calcext:value-type="float">
            <text:p>0.04032820958260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75.TPS</text:p>
          </table:table-cell>
          <table:table-cell office:value-type="float" office:value="2720.68" calcext:value-type="float">
            <text:p>2720.68</text:p>
          </table:table-cell>
          <table:table-cell office:value-type="float" office:value="2654.35" calcext:value-type="float">
            <text:p>2654.35</text:p>
          </table:table-cell>
          <table:table-cell table:formula="of:=(100 * ABS([.C274]-[.D274]))/[.C274]" office:value-type="float" office:value="2.43799344281576" calcext:value-type="float">
            <text:p>2.4379934428157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76.TPS</text:p>
          </table:table-cell>
          <table:table-cell office:value-type="float" office:value="2494.07" calcext:value-type="float">
            <text:p>2494.07</text:p>
          </table:table-cell>
          <table:table-cell office:value-type="float" office:value="2429.48" calcext:value-type="float">
            <text:p>2429.48</text:p>
          </table:table-cell>
          <table:table-cell table:formula="of:=(100 * ABS([.C275]-[.D275]))/[.C275]" office:value-type="float" office:value="2.58974287008785" calcext:value-type="float">
            <text:p>2.5897428700878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77.TPS</text:p>
          </table:table-cell>
          <table:table-cell office:value-type="float" office:value="2491.83" calcext:value-type="float">
            <text:p>2491.83</text:p>
          </table:table-cell>
          <table:table-cell office:value-type="float" office:value="2442.01" calcext:value-type="float">
            <text:p>2442.01</text:p>
          </table:table-cell>
          <table:table-cell table:formula="of:=(100 * ABS([.C276]-[.D276]))/[.C276]" office:value-type="float" office:value="1.99933382293333" calcext:value-type="float">
            <text:p>1.999333822933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78.TPS</text:p>
          </table:table-cell>
          <table:table-cell office:value-type="float" office:value="2496.57" calcext:value-type="float">
            <text:p>2496.57</text:p>
          </table:table-cell>
          <table:table-cell office:value-type="float" office:value="2439.31" calcext:value-type="float">
            <text:p>2439.31</text:p>
          </table:table-cell>
          <table:table-cell table:formula="of:=(100 * ABS([.C277]-[.D277]))/[.C277]" office:value-type="float" office:value="2.29354674613571" calcext:value-type="float">
            <text:p>2.2935467461357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79.TPS</text:p>
          </table:table-cell>
          <table:table-cell office:value-type="float" office:value="2527.22" calcext:value-type="float">
            <text:p>2527.22</text:p>
          </table:table-cell>
          <table:table-cell office:value-type="float" office:value="2487.33" calcext:value-type="float">
            <text:p>2487.33</text:p>
          </table:table-cell>
          <table:table-cell table:formula="of:=(100 * ABS([.C278]-[.D278]))/[.C278]" office:value-type="float" office:value="1.57841422590831" calcext:value-type="float">
            <text:p>1.5784142259083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80.TPS</text:p>
          </table:table-cell>
          <table:table-cell office:value-type="float" office:value="2498.57" calcext:value-type="float">
            <text:p>2498.57</text:p>
          </table:table-cell>
          <table:table-cell office:value-type="float" office:value="2186.14" calcext:value-type="float">
            <text:p>2186.14</text:p>
          </table:table-cell>
          <table:table-cell table:formula="of:=(100 * ABS([.C279]-[.D279]))/[.C279]" office:value-type="float" office:value="12.5043524896241" calcext:value-type="float">
            <text:p>12.504352489624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81.TPS</text:p>
          </table:table-cell>
          <table:table-cell office:value-type="float" office:value="2729.29" calcext:value-type="float">
            <text:p>2729.29</text:p>
          </table:table-cell>
          <table:table-cell office:value-type="float" office:value="2716.53" calcext:value-type="float">
            <text:p>2716.53</text:p>
          </table:table-cell>
          <table:table-cell table:formula="of:=(100 * ABS([.C280]-[.D280]))/[.C280]" office:value-type="float" office:value="0.46752085707271" calcext:value-type="float">
            <text:p>0.4675208570727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82.TPS</text:p>
          </table:table-cell>
          <table:table-cell office:value-type="float" office:value="2542.08" calcext:value-type="float">
            <text:p>2542.08</text:p>
          </table:table-cell>
          <table:table-cell office:value-type="float" office:value="2545.29" calcext:value-type="float">
            <text:p>2545.29</text:p>
          </table:table-cell>
          <table:table-cell table:formula="of:=(100 * ABS([.C281]-[.D281]))/[.C281]" office:value-type="float" office:value="0.126274546827796" calcext:value-type="float">
            <text:p>0.12627454682779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83.TPS</text:p>
          </table:table-cell>
          <table:table-cell office:value-type="float" office:value="2494.74" calcext:value-type="float">
            <text:p>2494.74</text:p>
          </table:table-cell>
          <table:table-cell office:value-type="float" office:value="2468.98" calcext:value-type="float">
            <text:p>2468.98</text:p>
          </table:table-cell>
          <table:table-cell table:formula="of:=(100 * ABS([.C282]-[.D282]))/[.C282]" office:value-type="float" office:value="1.0325725326086" calcext:value-type="float">
            <text:p>1.032572532608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84.TPS</text:p>
          </table:table-cell>
          <table:table-cell office:value-type="float" office:value="2363.65" calcext:value-type="float">
            <text:p>2363.65</text:p>
          </table:table-cell>
          <table:table-cell office:value-type="float" office:value="2363.35" calcext:value-type="float">
            <text:p>2363.35</text:p>
          </table:table-cell>
          <table:table-cell table:formula="of:=(100 * ABS([.C283]-[.D283]))/[.C283]" office:value-type="float" office:value="0.0126922344678858" calcext:value-type="float">
            <text:p>0.01269223446788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85.TPS</text:p>
          </table:table-cell>
          <table:table-cell office:value-type="float" office:value="2464.55" calcext:value-type="float">
            <text:p>2464.55</text:p>
          </table:table-cell>
          <table:table-cell office:value-type="float" office:value="2462.56" calcext:value-type="float">
            <text:p>2462.56</text:p>
          </table:table-cell>
          <table:table-cell table:formula="of:=(100 * ABS([.C284]-[.D284]))/[.C284]" office:value-type="float" office:value="0.0807449635836253" calcext:value-type="float">
            <text:p>0.08074496358362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86.TPS</text:p>
          </table:table-cell>
          <table:table-cell office:value-type="float" office:value="2529.91" calcext:value-type="float">
            <text:p>2529.91</text:p>
          </table:table-cell>
          <table:table-cell office:value-type="float" office:value="2496.7" calcext:value-type="float">
            <text:p>2496.7</text:p>
          </table:table-cell>
          <table:table-cell table:formula="of:=(100 * ABS([.C285]-[.D285]))/[.C285]" office:value-type="float" office:value="1.31269491800104" calcext:value-type="float">
            <text:p>1.3126949180010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87.TPS</text:p>
          </table:table-cell>
          <table:table-cell office:value-type="float" office:value="2585.52" calcext:value-type="float">
            <text:p>2585.52</text:p>
          </table:table-cell>
          <table:table-cell office:value-type="float" office:value="2585.19" calcext:value-type="float">
            <text:p>2585.19</text:p>
          </table:table-cell>
          <table:table-cell table:formula="of:=(100 * ABS([.C286]-[.D286]))/[.C286]" office:value-type="float" office:value="0.0127633899563696" calcext:value-type="float">
            <text:p>0.012763389956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88.TPS</text:p>
          </table:table-cell>
          <table:table-cell office:value-type="float" office:value="2593.94" calcext:value-type="float">
            <text:p>2593.94</text:p>
          </table:table-cell>
          <table:table-cell office:value-type="float" office:value="2556.92" calcext:value-type="float">
            <text:p>2556.92</text:p>
          </table:table-cell>
          <table:table-cell table:formula="of:=(100 * ABS([.C287]-[.D287]))/[.C287]" office:value-type="float" office:value="1.42717256374473" calcext:value-type="float">
            <text:p>1.4271725637447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89.TPS</text:p>
          </table:table-cell>
          <table:table-cell office:value-type="float" office:value="2693.57" calcext:value-type="float">
            <text:p>2693.57</text:p>
          </table:table-cell>
          <table:table-cell office:value-type="float" office:value="2618.81" calcext:value-type="float">
            <text:p>2618.81</text:p>
          </table:table-cell>
          <table:table-cell table:formula="of:=(100 * ABS([.C288]-[.D288]))/[.C288]" office:value-type="float" office:value="2.77549868761533" calcext:value-type="float">
            <text:p>2.775498687615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90.TPS</text:p>
          </table:table-cell>
          <table:table-cell office:value-type="float" office:value="2559.44" calcext:value-type="float">
            <text:p>2559.44</text:p>
          </table:table-cell>
          <table:table-cell office:value-type="float" office:value="2535.9" calcext:value-type="float">
            <text:p>2535.9</text:p>
          </table:table-cell>
          <table:table-cell table:formula="of:=(100 * ABS([.C289]-[.D289]))/[.C289]" office:value-type="float" office:value="0.919732441471571" calcext:value-type="float">
            <text:p>0.91973244147157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91.TPS</text:p>
          </table:table-cell>
          <table:table-cell office:value-type="float" office:value="2506.79" calcext:value-type="float">
            <text:p>2506.79</text:p>
          </table:table-cell>
          <table:table-cell office:value-type="float" office:value="2484.21" calcext:value-type="float">
            <text:p>2484.21</text:p>
          </table:table-cell>
          <table:table-cell table:formula="of:=(100 * ABS([.C290]-[.D290]))/[.C290]" office:value-type="float" office:value="0.900753553349101" calcext:value-type="float">
            <text:p>0.9007535533491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92.TPS</text:p>
          </table:table-cell>
          <table:table-cell office:value-type="float" office:value="2347.71" calcext:value-type="float">
            <text:p>2347.71</text:p>
          </table:table-cell>
          <table:table-cell office:value-type="float" office:value="2335.3" calcext:value-type="float">
            <text:p>2335.3</text:p>
          </table:table-cell>
          <table:table-cell table:formula="of:=(100 * ABS([.C291]-[.D291]))/[.C291]" office:value-type="float" office:value="0.528600210417805" calcext:value-type="float">
            <text:p>0.52860021041780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d 293.TPS</text:p>
          </table:table-cell>
          <table:table-cell office:value-type="float" office:value="2561.71" calcext:value-type="float">
            <text:p>2561.71</text:p>
          </table:table-cell>
          <table:table-cell office:value-type="float" office:value="2535" calcext:value-type="float">
            <text:p>2535</text:p>
          </table:table-cell>
          <table:table-cell table:formula="of:=(100 * ABS([.C292]-[.D292]))/[.C292]" office:value-type="float" office:value="1.04266290876017" calcext:value-type="float">
            <text:p>1.04266290876017</text:p>
          </table:table-cell>
          <table:table-cell table:number-columns-repeated="11"/>
        </table:table-row>
      </table:table>
      <table:table table:name="mg2_PCAI" table:style-name="ta1">
        <table:shapes>
          <draw:frame draw:z-index="0" draw:style-name="gr1" draw:text-style-name="P1" svg:width="159.99mm" svg:height="89.99mm" svg:x="158.5mm" svg:y="50.93mm">
            <draw:object draw:notify-on-update-of-ranges="mg2_PCAI.G7:mg2_PCAI.M7 mg2_PCAI.G8:mg2_PCAI.M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Images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centroid</text:p>
          </table:table-cell>
          <table:table-cell office:value-type="string" calcext:value-type="string">
            <text:p>percent Error</text:p>
          </table:table-cell>
          <table:table-cell/>
          <table:table-cell office:value-type="string" calcext:value-type="string">
            <text:p>&lt;=5%</text:p>
          </table:table-cell>
          <table:table-cell office:value-type="string" calcext:value-type="string">
            <text:p>&lt;=10%</text:p>
          </table:table-cell>
          <table:table-cell office:value-type="string" calcext:value-type="string">
            <text:p>&lt;=15</text:p>
          </table:table-cell>
          <table:table-cell office:value-type="string" calcext:value-type="string">
            <text:p>&lt;20%</text:p>
          </table:table-cell>
          <table:table-cell office:value-type="string" calcext:value-type="string">
            <text:p>&lt;=25</text:p>
          </table:table-cell>
          <table:table-cell office:value-type="string" calcext:value-type="string">
            <text:p>&lt;30%</text:p>
          </table:table-cell>
          <table:table-cell table:style-name="ce1" office:value-type="string" calcext:value-type="string">
            <text:p>&lt;40</text:p>
          </table:table-cell>
          <table:table-cell table:style-name="ce1" office:value-type="string" calcext:value-type="string">
            <text:p>&lt;50</text:p>
          </table:table-cell>
          <table:table-cell table:style-name="ce1" office:value-type="string" calcext:value-type="string">
            <text:p>&lt;60</text:p>
          </table:table-cell>
          <table:table-cell table:style-name="ce1" office:value-type="string" calcext:value-type="string">
            <text:p>&lt;70</text:p>
          </table:table-cell>
        </table:table-row>
        <table:table-row table:style-name="ro1">
          <table:table-cell/>
          <table:table-cell office:value-type="string" calcext:value-type="string">
            <text:p>Mg 001.TPS</text:p>
          </table:table-cell>
          <table:table-cell office:value-type="float" office:value="2557.03" calcext:value-type="float">
            <text:p>2557.03</text:p>
          </table:table-cell>
          <table:table-cell office:value-type="float" office:value="2521.42" calcext:value-type="float">
            <text:p>2521.42</text:p>
          </table:table-cell>
          <table:table-cell table:formula="of:=(100 * ABS([.C3]-[.D3]))/[.C3]" office:value-type="float" office:value="1.39263129490073" calcext:value-type="float">
            <text:p>1.39263129490073</text:p>
          </table:table-cell>
          <table:table-cell/>
          <table:table-cell table:formula="of:=COUNTIF([.$E$3:.$E$288];&quot;&lt;=5&quot;)" office:value-type="float" office:value="262" calcext:value-type="float">
            <text:p>262</text:p>
          </table:table-cell>
          <table:table-cell table:formula="of:=COUNTIF([.$E$3:.$E$288];&quot;&lt;=10&quot;)" office:value-type="float" office:value="279" calcext:value-type="float">
            <text:p>279</text:p>
          </table:table-cell>
          <table:table-cell table:formula="of:=COUNTIF([.$E$3:.$E$288];&quot;&lt;=15&quot;)" office:value-type="float" office:value="283" calcext:value-type="float">
            <text:p>283</text:p>
          </table:table-cell>
          <table:table-cell table:formula="of:=COUNTIF([.$E$3:.$E$288];&quot;&lt;=20&quot;)" office:value-type="float" office:value="284" calcext:value-type="float">
            <text:p>284</text:p>
          </table:table-cell>
          <table:table-cell table:formula="of:=COUNTIF([.$E$3:.$E$288];&quot;&lt;=25&quot;)" office:value-type="float" office:value="284" calcext:value-type="float">
            <text:p>284</text:p>
          </table:table-cell>
          <table:table-cell table:formula="of:=COUNTIF([.$E$3:.$E$288];&quot;&lt;=30&quot;)" office:value-type="float" office:value="284" calcext:value-type="float">
            <text:p>284</text:p>
          </table:table-cell>
          <table:table-cell table:style-name="ce1" table:formula="of:=COUNTIF([.$D$2:.$D$291];&quot;&lt;=40&quot;)" office:value-type="float" office:value="0" calcext:value-type="float">
            <text:p>0</text:p>
          </table:table-cell>
          <table:table-cell table:style-name="ce1" table:formula="of:=COUNTIF([.$D$2:.$D$291];&quot;&lt;=50&quot;)" office:value-type="float" office:value="0" calcext:value-type="float">
            <text:p>0</text:p>
          </table:table-cell>
          <table:table-cell table:style-name="ce1" table:formula="of:=COUNTIF([.$D$2:.$D$291];&quot;&lt;=60&quot;)" office:value-type="float" office:value="0" calcext:value-type="float">
            <text:p>0</text:p>
          </table:table-cell>
          <table:table-cell table:style-name="ce1" table:formula="of:=COUNTIF([.$D$2:.$D$291];&quot;&lt;=70&quot;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g 002.TPS</text:p>
          </table:table-cell>
          <table:table-cell office:value-type="float" office:value="2431.9" calcext:value-type="float">
            <text:p>2431.9</text:p>
          </table:table-cell>
          <table:table-cell office:value-type="float" office:value="2368.87" calcext:value-type="float">
            <text:p>2368.87</text:p>
          </table:table-cell>
          <table:table-cell table:formula="of:=(100 * ABS([.C4]-[.D4]))/[.C4]" office:value-type="float" office:value="2.59180064969778" calcext:value-type="float">
            <text:p>2.5918006496977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04.TPS</text:p>
          </table:table-cell>
          <table:table-cell office:value-type="float" office:value="2464.09" calcext:value-type="float">
            <text:p>2464.09</text:p>
          </table:table-cell>
          <table:table-cell office:value-type="float" office:value="2499.1" calcext:value-type="float">
            <text:p>2499.1</text:p>
          </table:table-cell>
          <table:table-cell table:formula="of:=(100 * ABS([.C5]-[.D5]))/[.C5]" office:value-type="float" office:value="1.42080849319626" calcext:value-type="float">
            <text:p>1.42080849319626</text:p>
          </table:table-cell>
          <table:table-cell table:number-columns-repeated="2"/>
          <table:table-cell table:formula="of:=219/291" office:value-type="float" office:value="0.752577319587629" calcext:value-type="float">
            <text:p>0.752577319587629</text:p>
          </table:table-cell>
          <table:table-cell table:formula="of:=250/291" office:value-type="float" office:value="0.859106529209622" calcext:value-type="float">
            <text:p>0.85910652920962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g 005.TPS</text:p>
          </table:table-cell>
          <table:table-cell office:value-type="float" office:value="2561.06" calcext:value-type="float">
            <text:p>2561.06</text:p>
          </table:table-cell>
          <table:table-cell office:value-type="float" office:value="2575.14" calcext:value-type="float">
            <text:p>2575.14</text:p>
          </table:table-cell>
          <table:table-cell table:formula="of:=(100 * ABS([.C6]-[.D6]))/[.C6]" office:value-type="float" office:value="0.549772359882233" calcext:value-type="float">
            <text:p>0.5497723598822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06.TPS</text:p>
          </table:table-cell>
          <table:table-cell office:value-type="float" office:value="2415.88" calcext:value-type="float">
            <text:p>2415.88</text:p>
          </table:table-cell>
          <table:table-cell office:value-type="float" office:value="2427.44" calcext:value-type="float">
            <text:p>2427.44</text:p>
          </table:table-cell>
          <table:table-cell table:formula="of:=(100 * ABS([.C7]-[.D7]))/[.C7]" office:value-type="float" office:value="0.478500587777536" calcext:value-type="float">
            <text:p>0.47850058777753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&gt;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g 008.TPS</text:p>
          </table:table-cell>
          <table:table-cell office:value-type="float" office:value="2411.44" calcext:value-type="float">
            <text:p>2411.44</text:p>
          </table:table-cell>
          <table:table-cell office:value-type="float" office:value="2365.09" calcext:value-type="float">
            <text:p>2365.09</text:p>
          </table:table-cell>
          <table:table-cell table:formula="of:=(100 * ABS([.C8]-[.D8]))/[.C8]" office:value-type="float" office:value="1.92208804697608" calcext:value-type="float">
            <text:p>1.92208804697608</text:p>
          </table:table-cell>
          <table:table-cell/>
          <table:table-cell table:formula="of:=COUNTIF([.$E$3:.$E$288];&quot;&lt;=5&quot;)" office:value-type="float" office:value="262" calcext:value-type="float">
            <text:p>262</text:p>
          </table:table-cell>
          <table:table-cell table:formula="of:=[.H3]-[.G8]" office:value-type="float" office:value="17" calcext:value-type="float">
            <text:p>17</text:p>
          </table:table-cell>
          <table:table-cell table:formula="of:=[.I3]-[.H3]" office:value-type="float" office:value="4" calcext:value-type="float">
            <text:p>4</text:p>
          </table:table-cell>
          <table:table-cell table:formula="of:=[.J3]-[.I3]" office:value-type="float" office:value="1" calcext:value-type="float">
            <text:p>1</text:p>
          </table:table-cell>
          <table:table-cell table:formula="of:=[.K3]-[.J3]" office:value-type="float" office:value="0" calcext:value-type="float">
            <text:p>0</text:p>
          </table:table-cell>
          <table:table-cell table:formula="of:=[.L3]-[.K3]" office:value-type="float" office:value="0" calcext:value-type="float">
            <text:p>0</text:p>
          </table:table-cell>
          <table:table-cell table:formula="of:=286-SUM([.G8:.L8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g 009.TPS</text:p>
          </table:table-cell>
          <table:table-cell office:value-type="float" office:value="2658.46" calcext:value-type="float">
            <text:p>2658.46</text:p>
          </table:table-cell>
          <table:table-cell office:value-type="float" office:value="2656.44" calcext:value-type="float">
            <text:p>2656.44</text:p>
          </table:table-cell>
          <table:table-cell table:formula="of:=(100 * ABS([.C9]-[.D9]))/[.C9]" office:value-type="float" office:value="0.0759838402684254" calcext:value-type="float">
            <text:p>0.07598384026842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10.TPS</text:p>
          </table:table-cell>
          <table:table-cell office:value-type="float" office:value="2345.58" calcext:value-type="float">
            <text:p>2345.58</text:p>
          </table:table-cell>
          <table:table-cell office:value-type="float" office:value="2296.55" calcext:value-type="float">
            <text:p>2296.55</text:p>
          </table:table-cell>
          <table:table-cell table:formula="of:=(100 * ABS([.C10]-[.D10]))/[.C10]" office:value-type="float" office:value="2.09031454906674" calcext:value-type="float">
            <text:p>2.0903145490667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11.TPS</text:p>
          </table:table-cell>
          <table:table-cell office:value-type="float" office:value="2866.9" calcext:value-type="float">
            <text:p>2866.9</text:p>
          </table:table-cell>
          <table:table-cell office:value-type="float" office:value="2836.36" calcext:value-type="float">
            <text:p>2836.36</text:p>
          </table:table-cell>
          <table:table-cell table:formula="of:=(100 * ABS([.C11]-[.D11]))/[.C11]" office:value-type="float" office:value="1.06526212982664" calcext:value-type="float">
            <text:p>1.0652621298266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12.TPS</text:p>
          </table:table-cell>
          <table:table-cell office:value-type="float" office:value="2410.71" calcext:value-type="float">
            <text:p>2410.71</text:p>
          </table:table-cell>
          <table:table-cell office:value-type="float" office:value="2408.06" calcext:value-type="float">
            <text:p>2408.06</text:p>
          </table:table-cell>
          <table:table-cell table:formula="of:=(100 * ABS([.C12]-[.D12]))/[.C12]" office:value-type="float" office:value="0.109926121350145" calcext:value-type="float">
            <text:p>0.10992612135014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13.TPS</text:p>
          </table:table-cell>
          <table:table-cell office:value-type="float" office:value="2458.95" calcext:value-type="float">
            <text:p>2458.95</text:p>
          </table:table-cell>
          <table:table-cell office:value-type="float" office:value="2314.92" calcext:value-type="float">
            <text:p>2314.92</text:p>
          </table:table-cell>
          <table:table-cell table:formula="of:=(100 * ABS([.C13]-[.D13]))/[.C13]" office:value-type="float" office:value="5.85737814921002" calcext:value-type="float">
            <text:p>5.8573781492100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14.TPS</text:p>
          </table:table-cell>
          <table:table-cell office:value-type="float" office:value="2384" calcext:value-type="float">
            <text:p>2384</text:p>
          </table:table-cell>
          <table:table-cell office:value-type="float" office:value="2409.77" calcext:value-type="float">
            <text:p>2409.77</text:p>
          </table:table-cell>
          <table:table-cell table:formula="of:=(100 * ABS([.C14]-[.D14]))/[.C14]" office:value-type="float" office:value="1.08095637583893" calcext:value-type="float">
            <text:p>1.0809563758389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15.TPS</text:p>
          </table:table-cell>
          <table:table-cell office:value-type="float" office:value="2591.57" calcext:value-type="float">
            <text:p>2591.57</text:p>
          </table:table-cell>
          <table:table-cell office:value-type="float" office:value="2601.46" calcext:value-type="float">
            <text:p>2601.46</text:p>
          </table:table-cell>
          <table:table-cell table:formula="of:=(100 * ABS([.C15]-[.D15]))/[.C15]" office:value-type="float" office:value="0.38162195117245" calcext:value-type="float">
            <text:p>0.3816219511724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16.TPS</text:p>
          </table:table-cell>
          <table:table-cell office:value-type="float" office:value="2328.33" calcext:value-type="float">
            <text:p>2328.33</text:p>
          </table:table-cell>
          <table:table-cell office:value-type="float" office:value="2332.83" calcext:value-type="float">
            <text:p>2332.83</text:p>
          </table:table-cell>
          <table:table-cell table:formula="of:=(100 * ABS([.C16]-[.D16]))/[.C16]" office:value-type="float" office:value="0.193271572328665" calcext:value-type="float">
            <text:p>0.19327157232866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17.TPS</text:p>
          </table:table-cell>
          <table:table-cell office:value-type="float" office:value="2393.77" calcext:value-type="float">
            <text:p>2393.77</text:p>
          </table:table-cell>
          <table:table-cell office:value-type="float" office:value="2414.85" calcext:value-type="float">
            <text:p>2414.85</text:p>
          </table:table-cell>
          <table:table-cell table:formula="of:=(100 * ABS([.C17]-[.D17]))/[.C17]" office:value-type="float" office:value="0.880619274199272" calcext:value-type="float">
            <text:p>0.88061927419927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18.TPS</text:p>
          </table:table-cell>
          <table:table-cell office:value-type="float" office:value="2381.37" calcext:value-type="float">
            <text:p>2381.37</text:p>
          </table:table-cell>
          <table:table-cell office:value-type="float" office:value="2408.32" calcext:value-type="float">
            <text:p>2408.32</text:p>
          </table:table-cell>
          <table:table-cell table:formula="of:=(100 * ABS([.C18]-[.D18]))/[.C18]" office:value-type="float" office:value="1.13170149955699" calcext:value-type="float">
            <text:p>1.131701499556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19.TPS</text:p>
          </table:table-cell>
          <table:table-cell office:value-type="float" office:value="2553.51" calcext:value-type="float">
            <text:p>2553.51</text:p>
          </table:table-cell>
          <table:table-cell office:value-type="float" office:value="2556.16" calcext:value-type="float">
            <text:p>2556.16</text:p>
          </table:table-cell>
          <table:table-cell table:formula="of:=(100 * ABS([.C19]-[.D19]))/[.C19]" office:value-type="float" office:value="0.103778720271299" calcext:value-type="float">
            <text:p>0.1037787202712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20.TPS</text:p>
          </table:table-cell>
          <table:table-cell office:value-type="float" office:value="2558.39" calcext:value-type="float">
            <text:p>2558.39</text:p>
          </table:table-cell>
          <table:table-cell office:value-type="float" office:value="2564.05" calcext:value-type="float">
            <text:p>2564.05</text:p>
          </table:table-cell>
          <table:table-cell table:formula="of:=(100 * ABS([.C20]-[.D20]))/[.C20]" office:value-type="float" office:value="0.221232884743933" calcext:value-type="float">
            <text:p>0.2212328847439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21.TPS</text:p>
          </table:table-cell>
          <table:table-cell office:value-type="float" office:value="2740.6" calcext:value-type="float">
            <text:p>2740.6</text:p>
          </table:table-cell>
          <table:table-cell office:value-type="float" office:value="2699.22" calcext:value-type="float">
            <text:p>2699.22</text:p>
          </table:table-cell>
          <table:table-cell table:formula="of:=(100 * ABS([.C21]-[.D21]))/[.C21]" office:value-type="float" office:value="1.50988834561775" calcext:value-type="float">
            <text:p>1.5098883456177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22.TPS</text:p>
          </table:table-cell>
          <table:table-cell office:value-type="float" office:value="2455.88" calcext:value-type="float">
            <text:p>2455.88</text:p>
          </table:table-cell>
          <table:table-cell office:value-type="float" office:value="2519.32" calcext:value-type="float">
            <text:p>2519.32</text:p>
          </table:table-cell>
          <table:table-cell table:formula="of:=(100 * ABS([.C22]-[.D22]))/[.C22]" office:value-type="float" office:value="2.58318810365327" calcext:value-type="float">
            <text:p>2.5831881036532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23.TPS</text:p>
          </table:table-cell>
          <table:table-cell office:value-type="float" office:value="2446.64" calcext:value-type="float">
            <text:p>2446.64</text:p>
          </table:table-cell>
          <table:table-cell office:value-type="float" office:value="2434.61" calcext:value-type="float">
            <text:p>2434.61</text:p>
          </table:table-cell>
          <table:table-cell table:formula="of:=(100 * ABS([.C23]-[.D23]))/[.C23]" office:value-type="float" office:value="0.491694732367645" calcext:value-type="float">
            <text:p>0.49169473236764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24.TPS</text:p>
          </table:table-cell>
          <table:table-cell office:value-type="float" office:value="2472.75" calcext:value-type="float">
            <text:p>2472.75</text:p>
          </table:table-cell>
          <table:table-cell office:value-type="float" office:value="2416.7" calcext:value-type="float">
            <text:p>2416.7</text:p>
          </table:table-cell>
          <table:table-cell table:formula="of:=(100 * ABS([.C24]-[.D24]))/[.C24]" office:value-type="float" office:value="2.26670710747145" calcext:value-type="float">
            <text:p>2.2667071074714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25.TPS</text:p>
          </table:table-cell>
          <table:table-cell office:value-type="float" office:value="2495.43" calcext:value-type="float">
            <text:p>2495.43</text:p>
          </table:table-cell>
          <table:table-cell office:value-type="float" office:value="2468.12" calcext:value-type="float">
            <text:p>2468.12</text:p>
          </table:table-cell>
          <table:table-cell table:formula="of:=(100 * ABS([.C25]-[.D25]))/[.C25]" office:value-type="float" office:value="1.09440056423141" calcext:value-type="float">
            <text:p>1.0944005642314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26.TPS</text:p>
          </table:table-cell>
          <table:table-cell office:value-type="float" office:value="2365.44" calcext:value-type="float">
            <text:p>2365.44</text:p>
          </table:table-cell>
          <table:table-cell office:value-type="float" office:value="2334.24" calcext:value-type="float">
            <text:p>2334.24</text:p>
          </table:table-cell>
          <table:table-cell table:formula="of:=(100 * ABS([.C26]-[.D26]))/[.C26]" office:value-type="float" office:value="1.31899350649352" calcext:value-type="float">
            <text:p>1.3189935064935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27.TPS</text:p>
          </table:table-cell>
          <table:table-cell office:value-type="float" office:value="2568.79" calcext:value-type="float">
            <text:p>2568.79</text:p>
          </table:table-cell>
          <table:table-cell office:value-type="float" office:value="2578.8" calcext:value-type="float">
            <text:p>2578.8</text:p>
          </table:table-cell>
          <table:table-cell table:formula="of:=(100 * ABS([.C27]-[.D27]))/[.C27]" office:value-type="float" office:value="0.389677630324013" calcext:value-type="float">
            <text:p>0.3896776303240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28.TPS</text:p>
          </table:table-cell>
          <table:table-cell office:value-type="float" office:value="2476.1" calcext:value-type="float">
            <text:p>2476.1</text:p>
          </table:table-cell>
          <table:table-cell office:value-type="float" office:value="2494.2" calcext:value-type="float">
            <text:p>2494.2</text:p>
          </table:table-cell>
          <table:table-cell table:formula="of:=(100 * ABS([.C28]-[.D28]))/[.C28]" office:value-type="float" office:value="0.730988247647507" calcext:value-type="float">
            <text:p>0.73098824764750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29.TPS</text:p>
          </table:table-cell>
          <table:table-cell office:value-type="float" office:value="2322.25" calcext:value-type="float">
            <text:p>2322.25</text:p>
          </table:table-cell>
          <table:table-cell office:value-type="float" office:value="2380.32" calcext:value-type="float">
            <text:p>2380.32</text:p>
          </table:table-cell>
          <table:table-cell table:formula="of:=(100 * ABS([.C29]-[.D29]))/[.C29]" office:value-type="float" office:value="2.50059209818065" calcext:value-type="float">
            <text:p>2.5005920981806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30.TPS</text:p>
          </table:table-cell>
          <table:table-cell office:value-type="float" office:value="2459.92" calcext:value-type="float">
            <text:p>2459.92</text:p>
          </table:table-cell>
          <table:table-cell office:value-type="float" office:value="2474.1" calcext:value-type="float">
            <text:p>2474.1</text:p>
          </table:table-cell>
          <table:table-cell table:formula="of:=(100 * ABS([.C30]-[.D30]))/[.C30]" office:value-type="float" office:value="0.576441510293011" calcext:value-type="float">
            <text:p>0.5764415102930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31.TPS</text:p>
          </table:table-cell>
          <table:table-cell office:value-type="float" office:value="2620.74" calcext:value-type="float">
            <text:p>2620.74</text:p>
          </table:table-cell>
          <table:table-cell office:value-type="float" office:value="2646.74" calcext:value-type="float">
            <text:p>2646.74</text:p>
          </table:table-cell>
          <table:table-cell table:formula="of:=(100 * ABS([.C31]-[.D31]))/[.C31]" office:value-type="float" office:value="0.992086204659753" calcext:value-type="float">
            <text:p>0.99208620465975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32.TPS</text:p>
          </table:table-cell>
          <table:table-cell office:value-type="float" office:value="2397.13" calcext:value-type="float">
            <text:p>2397.13</text:p>
          </table:table-cell>
          <table:table-cell office:value-type="float" office:value="2395.74" calcext:value-type="float">
            <text:p>2395.74</text:p>
          </table:table-cell>
          <table:table-cell table:formula="of:=(100 * ABS([.C32]-[.D32]))/[.C32]" office:value-type="float" office:value="0.0579860082682344" calcext:value-type="float">
            <text:p>0.05798600826823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33.TPS</text:p>
          </table:table-cell>
          <table:table-cell office:value-type="float" office:value="2735.61" calcext:value-type="float">
            <text:p>2735.61</text:p>
          </table:table-cell>
          <table:table-cell office:value-type="float" office:value="2806.07" calcext:value-type="float">
            <text:p>2806.07</text:p>
          </table:table-cell>
          <table:table-cell table:formula="of:=(100 * ABS([.C33]-[.D33]))/[.C33]" office:value-type="float" office:value="2.57565954211309" calcext:value-type="float">
            <text:p>2.575659542113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34.TPS</text:p>
          </table:table-cell>
          <table:table-cell office:value-type="float" office:value="2358.7" calcext:value-type="float">
            <text:p>2358.7</text:p>
          </table:table-cell>
          <table:table-cell office:value-type="float" office:value="2348.66" calcext:value-type="float">
            <text:p>2348.66</text:p>
          </table:table-cell>
          <table:table-cell table:formula="of:=(100 * ABS([.C34]-[.D34]))/[.C34]" office:value-type="float" office:value="0.425658201551701" calcext:value-type="float">
            <text:p>0.4256582015517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35.TPS</text:p>
          </table:table-cell>
          <table:table-cell office:value-type="float" office:value="2697.74" calcext:value-type="float">
            <text:p>2697.74</text:p>
          </table:table-cell>
          <table:table-cell office:value-type="float" office:value="2636.68" calcext:value-type="float">
            <text:p>2636.68</text:p>
          </table:table-cell>
          <table:table-cell table:formula="of:=(100 * ABS([.C35]-[.D35]))/[.C35]" office:value-type="float" office:value="2.26337601103145" calcext:value-type="float">
            <text:p>2.2633760110314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36.TPS</text:p>
          </table:table-cell>
          <table:table-cell office:value-type="float" office:value="2537.92" calcext:value-type="float">
            <text:p>2537.92</text:p>
          </table:table-cell>
          <table:table-cell office:value-type="float" office:value="2529.51" calcext:value-type="float">
            <text:p>2529.51</text:p>
          </table:table-cell>
          <table:table-cell table:formula="of:=(100 * ABS([.C36]-[.D36]))/[.C36]" office:value-type="float" office:value="0.331373723364009" calcext:value-type="float">
            <text:p>0.3313737233640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37.TPS</text:p>
          </table:table-cell>
          <table:table-cell office:value-type="float" office:value="2741.78" calcext:value-type="float">
            <text:p>2741.78</text:p>
          </table:table-cell>
          <table:table-cell office:value-type="float" office:value="2686.66" calcext:value-type="float">
            <text:p>2686.66</text:p>
          </table:table-cell>
          <table:table-cell table:formula="of:=(100 * ABS([.C37]-[.D37]))/[.C37]" office:value-type="float" office:value="2.01037282349424" calcext:value-type="float">
            <text:p>2.0103728234942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38.TPS</text:p>
          </table:table-cell>
          <table:table-cell office:value-type="float" office:value="2461.44" calcext:value-type="float">
            <text:p>2461.44</text:p>
          </table:table-cell>
          <table:table-cell office:value-type="float" office:value="2493.6" calcext:value-type="float">
            <text:p>2493.6</text:p>
          </table:table-cell>
          <table:table-cell table:formula="of:=(100 * ABS([.C38]-[.D38]))/[.C38]" office:value-type="float" office:value="1.30655226209048" calcext:value-type="float">
            <text:p>1.3065522620904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39.TPS</text:p>
          </table:table-cell>
          <table:table-cell office:value-type="float" office:value="2676.2" calcext:value-type="float">
            <text:p>2676.2</text:p>
          </table:table-cell>
          <table:table-cell office:value-type="float" office:value="2715.86" calcext:value-type="float">
            <text:p>2715.86</text:p>
          </table:table-cell>
          <table:table-cell table:formula="of:=(100 * ABS([.C39]-[.D39]))/[.C39]" office:value-type="float" office:value="1.48195202152307" calcext:value-type="float">
            <text:p>1.4819520215230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41.TPS</text:p>
          </table:table-cell>
          <table:table-cell office:value-type="float" office:value="2562.93" calcext:value-type="float">
            <text:p>2562.93</text:p>
          </table:table-cell>
          <table:table-cell office:value-type="float" office:value="2568.56" calcext:value-type="float">
            <text:p>2568.56</text:p>
          </table:table-cell>
          <table:table-cell table:formula="of:=(100 * ABS([.C40]-[.D40]))/[.C40]" office:value-type="float" office:value="0.219670455299213" calcext:value-type="float">
            <text:p>0.2196704552992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42.TPS</text:p>
          </table:table-cell>
          <table:table-cell office:value-type="float" office:value="2575.21" calcext:value-type="float">
            <text:p>2575.21</text:p>
          </table:table-cell>
          <table:table-cell office:value-type="float" office:value="2526.4" calcext:value-type="float">
            <text:p>2526.4</text:p>
          </table:table-cell>
          <table:table-cell table:formula="of:=(100 * ABS([.C41]-[.D41]))/[.C41]" office:value-type="float" office:value="1.89537940595136" calcext:value-type="float">
            <text:p>1.8953794059513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43.TPS</text:p>
          </table:table-cell>
          <table:table-cell office:value-type="float" office:value="2610.98" calcext:value-type="float">
            <text:p>2610.98</text:p>
          </table:table-cell>
          <table:table-cell office:value-type="float" office:value="2650.06" calcext:value-type="float">
            <text:p>2650.06</text:p>
          </table:table-cell>
          <table:table-cell table:formula="of:=(100 * ABS([.C42]-[.D42]))/[.C42]" office:value-type="float" office:value="1.49675600732292" calcext:value-type="float">
            <text:p>1.4967560073229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44.TPS</text:p>
          </table:table-cell>
          <table:table-cell office:value-type="float" office:value="2418.81" calcext:value-type="float">
            <text:p>2418.81</text:p>
          </table:table-cell>
          <table:table-cell office:value-type="float" office:value="2399.4" calcext:value-type="float">
            <text:p>2399.4</text:p>
          </table:table-cell>
          <table:table-cell table:formula="of:=(100 * ABS([.C43]-[.D43]))/[.C43]" office:value-type="float" office:value="0.802460714152821" calcext:value-type="float">
            <text:p>0.80246071415282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45.TPS</text:p>
          </table:table-cell>
          <table:table-cell office:value-type="float" office:value="2439.69" calcext:value-type="float">
            <text:p>2439.69</text:p>
          </table:table-cell>
          <table:table-cell office:value-type="float" office:value="2449.13" calcext:value-type="float">
            <text:p>2449.13</text:p>
          </table:table-cell>
          <table:table-cell table:formula="of:=(100 * ABS([.C44]-[.D44]))/[.C44]" office:value-type="float" office:value="0.386934405600714" calcext:value-type="float">
            <text:p>0.38693440560071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46.TPS</text:p>
          </table:table-cell>
          <table:table-cell office:value-type="float" office:value="2359.1" calcext:value-type="float">
            <text:p>2359.1</text:p>
          </table:table-cell>
          <table:table-cell office:value-type="float" office:value="2322.57" calcext:value-type="float">
            <text:p>2322.57</text:p>
          </table:table-cell>
          <table:table-cell table:formula="of:=(100 * ABS([.C45]-[.D45]))/[.C45]" office:value-type="float" office:value="1.54847187486752" calcext:value-type="float">
            <text:p>1.5484718748675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47.TPS</text:p>
          </table:table-cell>
          <table:table-cell office:value-type="float" office:value="2236.48" calcext:value-type="float">
            <text:p>2236.48</text:p>
          </table:table-cell>
          <table:table-cell office:value-type="float" office:value="2196.12" calcext:value-type="float">
            <text:p>2196.12</text:p>
          </table:table-cell>
          <table:table-cell table:formula="of:=(100 * ABS([.C46]-[.D46]))/[.C46]" office:value-type="float" office:value="1.80462154814709" calcext:value-type="float">
            <text:p>1.804621548147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48.TPS</text:p>
          </table:table-cell>
          <table:table-cell office:value-type="float" office:value="2470.63" calcext:value-type="float">
            <text:p>2470.63</text:p>
          </table:table-cell>
          <table:table-cell office:value-type="float" office:value="2440.72" calcext:value-type="float">
            <text:p>2440.72</text:p>
          </table:table-cell>
          <table:table-cell table:formula="of:=(100 * ABS([.C47]-[.D47]))/[.C47]" office:value-type="float" office:value="1.21062239185958" calcext:value-type="float">
            <text:p>1.2106223918595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49.TPS</text:p>
          </table:table-cell>
          <table:table-cell office:value-type="float" office:value="2654.19" calcext:value-type="float">
            <text:p>2654.19</text:p>
          </table:table-cell>
          <table:table-cell office:value-type="float" office:value="2640.8" calcext:value-type="float">
            <text:p>2640.8</text:p>
          </table:table-cell>
          <table:table-cell table:formula="of:=(100 * ABS([.C48]-[.D48]))/[.C48]" office:value-type="float" office:value="0.504485360882223" calcext:value-type="float">
            <text:p>0.50448536088222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50.TPS</text:p>
          </table:table-cell>
          <table:table-cell office:value-type="float" office:value="2558.19" calcext:value-type="float">
            <text:p>2558.19</text:p>
          </table:table-cell>
          <table:table-cell office:value-type="float" office:value="2520.55" calcext:value-type="float">
            <text:p>2520.55</text:p>
          </table:table-cell>
          <table:table-cell table:formula="of:=(100 * ABS([.C49]-[.D49]))/[.C49]" office:value-type="float" office:value="1.471352792404" calcext:value-type="float">
            <text:p>1.47135279240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51.TPS</text:p>
          </table:table-cell>
          <table:table-cell office:value-type="float" office:value="2580.59" calcext:value-type="float">
            <text:p>2580.59</text:p>
          </table:table-cell>
          <table:table-cell office:value-type="float" office:value="2544.2" calcext:value-type="float">
            <text:p>2544.2</text:p>
          </table:table-cell>
          <table:table-cell table:formula="of:=(100 * ABS([.C50]-[.D50]))/[.C50]" office:value-type="float" office:value="1.41014264179898" calcext:value-type="float">
            <text:p>1.4101426417989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52.TPS</text:p>
          </table:table-cell>
          <table:table-cell office:value-type="float" office:value="2372.6" calcext:value-type="float">
            <text:p>2372.6</text:p>
          </table:table-cell>
          <table:table-cell office:value-type="float" office:value="2402.99" calcext:value-type="float">
            <text:p>2402.99</text:p>
          </table:table-cell>
          <table:table-cell table:formula="of:=(100 * ABS([.C51]-[.D51]))/[.C51]" office:value-type="float" office:value="1.28087330354884" calcext:value-type="float">
            <text:p>1.2808733035488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53.TPS</text:p>
          </table:table-cell>
          <table:table-cell office:value-type="float" office:value="2507.43" calcext:value-type="float">
            <text:p>2507.43</text:p>
          </table:table-cell>
          <table:table-cell office:value-type="float" office:value="2507.66" calcext:value-type="float">
            <text:p>2507.66</text:p>
          </table:table-cell>
          <table:table-cell table:formula="of:=(100 * ABS([.C52]-[.D52]))/[.C52]" office:value-type="float" office:value="0.00917273862081965" calcext:value-type="float">
            <text:p>0.0091727386208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54.TPS</text:p>
          </table:table-cell>
          <table:table-cell office:value-type="float" office:value="2445.2" calcext:value-type="float">
            <text:p>2445.2</text:p>
          </table:table-cell>
          <table:table-cell office:value-type="float" office:value="2456.29" calcext:value-type="float">
            <text:p>2456.29</text:p>
          </table:table-cell>
          <table:table-cell table:formula="of:=(100 * ABS([.C53]-[.D53]))/[.C53]" office:value-type="float" office:value="0.453541632586297" calcext:value-type="float">
            <text:p>0.45354163258629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55.TPS</text:p>
          </table:table-cell>
          <table:table-cell office:value-type="float" office:value="2773.49" calcext:value-type="float">
            <text:p>2773.49</text:p>
          </table:table-cell>
          <table:table-cell office:value-type="float" office:value="2737.35" calcext:value-type="float">
            <text:p>2737.35</text:p>
          </table:table-cell>
          <table:table-cell table:formula="of:=(100 * ABS([.C54]-[.D54]))/[.C54]" office:value-type="float" office:value="1.30305139012579" calcext:value-type="float">
            <text:p>1.3030513901257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56.TPS</text:p>
          </table:table-cell>
          <table:table-cell office:value-type="float" office:value="2397.38" calcext:value-type="float">
            <text:p>2397.38</text:p>
          </table:table-cell>
          <table:table-cell office:value-type="float" office:value="2389.8" calcext:value-type="float">
            <text:p>2389.8</text:p>
          </table:table-cell>
          <table:table-cell table:formula="of:=(100 * ABS([.C55]-[.D55]))/[.C55]" office:value-type="float" office:value="0.316178494856882" calcext:value-type="float">
            <text:p>0.31617849485688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57.TPS</text:p>
          </table:table-cell>
          <table:table-cell office:value-type="float" office:value="2522.33" calcext:value-type="float">
            <text:p>2522.33</text:p>
          </table:table-cell>
          <table:table-cell office:value-type="float" office:value="2552.77" calcext:value-type="float">
            <text:p>2552.77</text:p>
          </table:table-cell>
          <table:table-cell table:formula="of:=(100 * ABS([.C56]-[.D56]))/[.C56]" office:value-type="float" office:value="1.20682067770673" calcext:value-type="float">
            <text:p>1.2068206777067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58.TPS</text:p>
          </table:table-cell>
          <table:table-cell office:value-type="float" office:value="2468.79" calcext:value-type="float">
            <text:p>2468.79</text:p>
          </table:table-cell>
          <table:table-cell office:value-type="float" office:value="2389.21" calcext:value-type="float">
            <text:p>2389.21</text:p>
          </table:table-cell>
          <table:table-cell table:formula="of:=(100 * ABS([.C57]-[.D57]))/[.C57]" office:value-type="float" office:value="3.22344144297409" calcext:value-type="float">
            <text:p>3.223441442974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59.TPS</text:p>
          </table:table-cell>
          <table:table-cell office:value-type="float" office:value="2675.6" calcext:value-type="float">
            <text:p>2675.6</text:p>
          </table:table-cell>
          <table:table-cell office:value-type="float" office:value="2682.9" calcext:value-type="float">
            <text:p>2682.9</text:p>
          </table:table-cell>
          <table:table-cell table:formula="of:=(100 * ABS([.C58]-[.D58]))/[.C58]" office:value-type="float" office:value="0.27283599940201" calcext:value-type="float">
            <text:p>0.272835999402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60.TPS</text:p>
          </table:table-cell>
          <table:table-cell office:value-type="float" office:value="2563.36" calcext:value-type="float">
            <text:p>2563.36</text:p>
          </table:table-cell>
          <table:table-cell office:value-type="float" office:value="2541.18" calcext:value-type="float">
            <text:p>2541.18</text:p>
          </table:table-cell>
          <table:table-cell table:formula="of:=(100 * ABS([.C59]-[.D59]))/[.C59]" office:value-type="float" office:value="0.865270582360663" calcext:value-type="float">
            <text:p>0.86527058236066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61.TPS</text:p>
          </table:table-cell>
          <table:table-cell office:value-type="float" office:value="2513.28" calcext:value-type="float">
            <text:p>2513.28</text:p>
          </table:table-cell>
          <table:table-cell office:value-type="float" office:value="2479.82" calcext:value-type="float">
            <text:p>2479.82</text:p>
          </table:table-cell>
          <table:table-cell table:formula="of:=(100 * ABS([.C60]-[.D60]))/[.C60]" office:value-type="float" office:value="1.33132798573975" calcext:value-type="float">
            <text:p>1.3313279857397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62.TPS</text:p>
          </table:table-cell>
          <table:table-cell office:value-type="float" office:value="2586.51" calcext:value-type="float">
            <text:p>2586.51</text:p>
          </table:table-cell>
          <table:table-cell office:value-type="float" office:value="2489.3" calcext:value-type="float">
            <text:p>2489.3</text:p>
          </table:table-cell>
          <table:table-cell table:formula="of:=(100 * ABS([.C61]-[.D61]))/[.C61]" office:value-type="float" office:value="3.75834618849338" calcext:value-type="float">
            <text:p>3.7583461884933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63.TPS</text:p>
          </table:table-cell>
          <table:table-cell office:value-type="float" office:value="2554.35" calcext:value-type="float">
            <text:p>2554.35</text:p>
          </table:table-cell>
          <table:table-cell office:value-type="float" office:value="2545.28" calcext:value-type="float">
            <text:p>2545.28</text:p>
          </table:table-cell>
          <table:table-cell table:formula="of:=(100 * ABS([.C62]-[.D62]))/[.C62]" office:value-type="float" office:value="0.355080548867607" calcext:value-type="float">
            <text:p>0.35508054886760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64.TPS</text:p>
          </table:table-cell>
          <table:table-cell office:value-type="float" office:value="2491.88" calcext:value-type="float">
            <text:p>2491.88</text:p>
          </table:table-cell>
          <table:table-cell office:value-type="float" office:value="2531.25" calcext:value-type="float">
            <text:p>2531.25</text:p>
          </table:table-cell>
          <table:table-cell table:formula="of:=(100 * ABS([.C63]-[.D63]))/[.C63]" office:value-type="float" office:value="1.57993161789492" calcext:value-type="float">
            <text:p>1.5799316178949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65.TPS</text:p>
          </table:table-cell>
          <table:table-cell office:value-type="float" office:value="2365.01" calcext:value-type="float">
            <text:p>2365.01</text:p>
          </table:table-cell>
          <table:table-cell office:value-type="float" office:value="2350.53" calcext:value-type="float">
            <text:p>2350.53</text:p>
          </table:table-cell>
          <table:table-cell table:formula="of:=(100 * ABS([.C64]-[.D64]))/[.C64]" office:value-type="float" office:value="0.612259567612823" calcext:value-type="float">
            <text:p>0.61225956761282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67.TPS</text:p>
          </table:table-cell>
          <table:table-cell office:value-type="float" office:value="2644.02" calcext:value-type="float">
            <text:p>2644.02</text:p>
          </table:table-cell>
          <table:table-cell office:value-type="float" office:value="2654.42" calcext:value-type="float">
            <text:p>2654.42</text:p>
          </table:table-cell>
          <table:table-cell table:formula="of:=(100 * ABS([.C65]-[.D65]))/[.C65]" office:value-type="float" office:value="0.393340443718281" calcext:value-type="float">
            <text:p>0.3933404437182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68.TPS</text:p>
          </table:table-cell>
          <table:table-cell office:value-type="float" office:value="2571.11" calcext:value-type="float">
            <text:p>2571.11</text:p>
          </table:table-cell>
          <table:table-cell office:value-type="float" office:value="2582.76" calcext:value-type="float">
            <text:p>2582.76</text:p>
          </table:table-cell>
          <table:table-cell table:formula="of:=(100 * ABS([.C66]-[.D66]))/[.C66]" office:value-type="float" office:value="0.453111691059507" calcext:value-type="float">
            <text:p>0.45311169105950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69.TPS</text:p>
          </table:table-cell>
          <table:table-cell office:value-type="float" office:value="2549.1" calcext:value-type="float">
            <text:p>2549.1</text:p>
          </table:table-cell>
          <table:table-cell office:value-type="float" office:value="2598.16" calcext:value-type="float">
            <text:p>2598.16</text:p>
          </table:table-cell>
          <table:table-cell table:formula="of:=(100 * ABS([.C67]-[.D67]))/[.C67]" office:value-type="float" office:value="1.92460083951198" calcext:value-type="float">
            <text:p>1.9246008395119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70.TPS</text:p>
          </table:table-cell>
          <table:table-cell office:value-type="float" office:value="2428.78" calcext:value-type="float">
            <text:p>2428.78</text:p>
          </table:table-cell>
          <table:table-cell office:value-type="float" office:value="2425.99" calcext:value-type="float">
            <text:p>2425.99</text:p>
          </table:table-cell>
          <table:table-cell table:formula="of:=(100 * ABS([.C68]-[.D68]))/[.C68]" office:value-type="float" office:value="0.114872487421686" calcext:value-type="float">
            <text:p>0.11487248742168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71.TPS</text:p>
          </table:table-cell>
          <table:table-cell office:value-type="float" office:value="2464.49" calcext:value-type="float">
            <text:p>2464.49</text:p>
          </table:table-cell>
          <table:table-cell office:value-type="float" office:value="2436.89" calcext:value-type="float">
            <text:p>2436.89</text:p>
          </table:table-cell>
          <table:table-cell table:formula="of:=(100 * ABS([.C69]-[.D69]))/[.C69]" office:value-type="float" office:value="1.11990716131938" calcext:value-type="float">
            <text:p>1.1199071613193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72.TPS</text:p>
          </table:table-cell>
          <table:table-cell office:value-type="float" office:value="2529.12" calcext:value-type="float">
            <text:p>2529.12</text:p>
          </table:table-cell>
          <table:table-cell office:value-type="float" office:value="2376.78" calcext:value-type="float">
            <text:p>2376.78</text:p>
          </table:table-cell>
          <table:table-cell table:formula="of:=(100 * ABS([.C70]-[.D70]))/[.C70]" office:value-type="float" office:value="6.02343898272916" calcext:value-type="float">
            <text:p>6.0234389827291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73.TPS</text:p>
          </table:table-cell>
          <table:table-cell office:value-type="float" office:value="2365.48" calcext:value-type="float">
            <text:p>2365.48</text:p>
          </table:table-cell>
          <table:table-cell office:value-type="float" office:value="2354.59" calcext:value-type="float">
            <text:p>2354.59</text:p>
          </table:table-cell>
          <table:table-cell table:formula="of:=(100 * ABS([.C71]-[.D71]))/[.C71]" office:value-type="float" office:value="0.460371679320894" calcext:value-type="float">
            <text:p>0.46037167932089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74.TPS</text:p>
          </table:table-cell>
          <table:table-cell office:value-type="float" office:value="2357.02" calcext:value-type="float">
            <text:p>2357.02</text:p>
          </table:table-cell>
          <table:table-cell office:value-type="float" office:value="2405.51" calcext:value-type="float">
            <text:p>2405.51</text:p>
          </table:table-cell>
          <table:table-cell table:formula="of:=(100 * ABS([.C72]-[.D72]))/[.C72]" office:value-type="float" office:value="2.0572587419708" calcext:value-type="float">
            <text:p>2.057258741970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75.TPS</text:p>
          </table:table-cell>
          <table:table-cell office:value-type="float" office:value="2215.93" calcext:value-type="float">
            <text:p>2215.93</text:p>
          </table:table-cell>
          <table:table-cell office:value-type="float" office:value="2169.17" calcext:value-type="float">
            <text:p>2169.17</text:p>
          </table:table-cell>
          <table:table-cell table:formula="of:=(100 * ABS([.C73]-[.D73]))/[.C73]" office:value-type="float" office:value="2.11017496040036" calcext:value-type="float">
            <text:p>2.1101749604003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76.TPS</text:p>
          </table:table-cell>
          <table:table-cell office:value-type="float" office:value="2244.15" calcext:value-type="float">
            <text:p>2244.15</text:p>
          </table:table-cell>
          <table:table-cell office:value-type="float" office:value="2260.42" calcext:value-type="float">
            <text:p>2260.42</text:p>
          </table:table-cell>
          <table:table-cell table:formula="of:=(100 * ABS([.C74]-[.D74]))/[.C74]" office:value-type="float" office:value="0.724996100973642" calcext:value-type="float">
            <text:p>0.72499610097364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77.TPS</text:p>
          </table:table-cell>
          <table:table-cell office:value-type="float" office:value="2517.86" calcext:value-type="float">
            <text:p>2517.86</text:p>
          </table:table-cell>
          <table:table-cell office:value-type="float" office:value="2494.33" calcext:value-type="float">
            <text:p>2494.33</text:p>
          </table:table-cell>
          <table:table-cell table:formula="of:=(100 * ABS([.C75]-[.D75]))/[.C75]" office:value-type="float" office:value="0.934523762242547" calcext:value-type="float">
            <text:p>0.9345237622425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78.TPS</text:p>
          </table:table-cell>
          <table:table-cell office:value-type="float" office:value="2255.41" calcext:value-type="float">
            <text:p>2255.41</text:p>
          </table:table-cell>
          <table:table-cell office:value-type="float" office:value="2229.11" calcext:value-type="float">
            <text:p>2229.11</text:p>
          </table:table-cell>
          <table:table-cell table:formula="of:=(100 * ABS([.C76]-[.D76]))/[.C76]" office:value-type="float" office:value="1.16608510204352" calcext:value-type="float">
            <text:p>1.1660851020435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79.TPS</text:p>
          </table:table-cell>
          <table:table-cell office:value-type="float" office:value="2598.66" calcext:value-type="float">
            <text:p>2598.66</text:p>
          </table:table-cell>
          <table:table-cell office:value-type="float" office:value="2515.28" calcext:value-type="float">
            <text:p>2515.28</text:p>
          </table:table-cell>
          <table:table-cell table:formula="of:=(100 * ABS([.C77]-[.D77]))/[.C77]" office:value-type="float" office:value="3.20857672800596" calcext:value-type="float">
            <text:p>3.2085767280059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80.TPS</text:p>
          </table:table-cell>
          <table:table-cell office:value-type="float" office:value="2531.25" calcext:value-type="float">
            <text:p>2531.25</text:p>
          </table:table-cell>
          <table:table-cell office:value-type="float" office:value="2555.15" calcext:value-type="float">
            <text:p>2555.15</text:p>
          </table:table-cell>
          <table:table-cell table:formula="of:=(100 * ABS([.C78]-[.D78]))/[.C78]" office:value-type="float" office:value="0.944197530864201" calcext:value-type="float">
            <text:p>0.9441975308642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81.TPS</text:p>
          </table:table-cell>
          <table:table-cell office:value-type="float" office:value="2696.48" calcext:value-type="float">
            <text:p>2696.48</text:p>
          </table:table-cell>
          <table:table-cell office:value-type="float" office:value="2655.36" calcext:value-type="float">
            <text:p>2655.36</text:p>
          </table:table-cell>
          <table:table-cell table:formula="of:=(100 * ABS([.C79]-[.D79]))/[.C79]" office:value-type="float" office:value="1.52495104729128" calcext:value-type="float">
            <text:p>1.524951047291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82.TPS</text:p>
          </table:table-cell>
          <table:table-cell office:value-type="float" office:value="2535.88" calcext:value-type="float">
            <text:p>2535.88</text:p>
          </table:table-cell>
          <table:table-cell office:value-type="float" office:value="2462.55" calcext:value-type="float">
            <text:p>2462.55</text:p>
          </table:table-cell>
          <table:table-cell table:formula="of:=(100 * ABS([.C80]-[.D80]))/[.C80]" office:value-type="float" office:value="2.89169834534757" calcext:value-type="float">
            <text:p>2.8916983453475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83.TPS</text:p>
          </table:table-cell>
          <table:table-cell office:value-type="float" office:value="2537.55" calcext:value-type="float">
            <text:p>2537.55</text:p>
          </table:table-cell>
          <table:table-cell office:value-type="float" office:value="2573.98" calcext:value-type="float">
            <text:p>2573.98</text:p>
          </table:table-cell>
          <table:table-cell table:formula="of:=(100 * ABS([.C81]-[.D81]))/[.C81]" office:value-type="float" office:value="1.43563673622194" calcext:value-type="float">
            <text:p>1.4356367362219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84.TPS</text:p>
          </table:table-cell>
          <table:table-cell office:value-type="float" office:value="2490.42" calcext:value-type="float">
            <text:p>2490.42</text:p>
          </table:table-cell>
          <table:table-cell office:value-type="float" office:value="2428.88" calcext:value-type="float">
            <text:p>2428.88</text:p>
          </table:table-cell>
          <table:table-cell table:formula="of:=(100 * ABS([.C82]-[.D82]))/[.C82]" office:value-type="float" office:value="2.47106913693272" calcext:value-type="float">
            <text:p>2.4710691369327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85.TPS</text:p>
          </table:table-cell>
          <table:table-cell office:value-type="float" office:value="2482.15" calcext:value-type="float">
            <text:p>2482.15</text:p>
          </table:table-cell>
          <table:table-cell office:value-type="float" office:value="2513.61" calcext:value-type="float">
            <text:p>2513.61</text:p>
          </table:table-cell>
          <table:table-cell table:formula="of:=(100 * ABS([.C83]-[.D83]))/[.C83]" office:value-type="float" office:value="1.26744959007312" calcext:value-type="float">
            <text:p>1.2674495900731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86.TPS</text:p>
          </table:table-cell>
          <table:table-cell office:value-type="float" office:value="2403.6" calcext:value-type="float">
            <text:p>2403.6</text:p>
          </table:table-cell>
          <table:table-cell office:value-type="float" office:value="2338.93" calcext:value-type="float">
            <text:p>2338.93</text:p>
          </table:table-cell>
          <table:table-cell table:formula="of:=(100 * ABS([.C84]-[.D84]))/[.C84]" office:value-type="float" office:value="2.69054751206524" calcext:value-type="float">
            <text:p>2.6905475120652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87.TPS</text:p>
          </table:table-cell>
          <table:table-cell office:value-type="float" office:value="2480.29" calcext:value-type="float">
            <text:p>2480.29</text:p>
          </table:table-cell>
          <table:table-cell office:value-type="float" office:value="2465.3" calcext:value-type="float">
            <text:p>2465.3</text:p>
          </table:table-cell>
          <table:table-cell table:formula="of:=(100 * ABS([.C85]-[.D85]))/[.C85]" office:value-type="float" office:value="0.604364812179212" calcext:value-type="float">
            <text:p>0.60436481217921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88.TPS</text:p>
          </table:table-cell>
          <table:table-cell office:value-type="float" office:value="2543.11" calcext:value-type="float">
            <text:p>2543.11</text:p>
          </table:table-cell>
          <table:table-cell office:value-type="float" office:value="2560.16" calcext:value-type="float">
            <text:p>2560.16</text:p>
          </table:table-cell>
          <table:table-cell table:formula="of:=(100 * ABS([.C86]-[.D86]))/[.C86]" office:value-type="float" office:value="0.67043895073354" calcext:value-type="float">
            <text:p>0.6704389507335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89.TPS</text:p>
          </table:table-cell>
          <table:table-cell office:value-type="float" office:value="2625.07" calcext:value-type="float">
            <text:p>2625.07</text:p>
          </table:table-cell>
          <table:table-cell office:value-type="float" office:value="2549.57" calcext:value-type="float">
            <text:p>2549.57</text:p>
          </table:table-cell>
          <table:table-cell table:formula="of:=(100 * ABS([.C87]-[.D87]))/[.C87]" office:value-type="float" office:value="2.87611377982301" calcext:value-type="float">
            <text:p>2.876113779823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90.TPS</text:p>
          </table:table-cell>
          <table:table-cell office:value-type="float" office:value="2554.63" calcext:value-type="float">
            <text:p>2554.63</text:p>
          </table:table-cell>
          <table:table-cell office:value-type="float" office:value="2533.24" calcext:value-type="float">
            <text:p>2533.24</text:p>
          </table:table-cell>
          <table:table-cell table:formula="of:=(100 * ABS([.C88]-[.D88]))/[.C88]" office:value-type="float" office:value="0.83730324939425" calcext:value-type="float">
            <text:p>0.8373032493942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91.TPS</text:p>
          </table:table-cell>
          <table:table-cell office:value-type="float" office:value="2628.45" calcext:value-type="float">
            <text:p>2628.45</text:p>
          </table:table-cell>
          <table:table-cell office:value-type="float" office:value="2652.76" calcext:value-type="float">
            <text:p>2652.76</text:p>
          </table:table-cell>
          <table:table-cell table:formula="of:=(100 * ABS([.C89]-[.D89]))/[.C89]" office:value-type="float" office:value="0.924879681941844" calcext:value-type="float">
            <text:p>0.92487968194184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92.TPS</text:p>
          </table:table-cell>
          <table:table-cell office:value-type="float" office:value="2451.14" calcext:value-type="float">
            <text:p>2451.14</text:p>
          </table:table-cell>
          <table:table-cell office:value-type="float" office:value="2421.02" calcext:value-type="float">
            <text:p>2421.02</text:p>
          </table:table-cell>
          <table:table-cell table:formula="of:=(100 * ABS([.C90]-[.D90]))/[.C90]" office:value-type="float" office:value="1.22881597950341" calcext:value-type="float">
            <text:p>1.2288159795034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93.TPS</text:p>
          </table:table-cell>
          <table:table-cell office:value-type="float" office:value="2513.46" calcext:value-type="float">
            <text:p>2513.46</text:p>
          </table:table-cell>
          <table:table-cell office:value-type="float" office:value="2494.01" calcext:value-type="float">
            <text:p>2494.01</text:p>
          </table:table-cell>
          <table:table-cell table:formula="of:=(100 * ABS([.C91]-[.D91]))/[.C91]" office:value-type="float" office:value="0.773833679469728" calcext:value-type="float">
            <text:p>0.7738336794697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94.TPS</text:p>
          </table:table-cell>
          <table:table-cell office:value-type="float" office:value="2337.06" calcext:value-type="float">
            <text:p>2337.06</text:p>
          </table:table-cell>
          <table:table-cell office:value-type="float" office:value="2187.48" calcext:value-type="float">
            <text:p>2187.48</text:p>
          </table:table-cell>
          <table:table-cell table:formula="of:=(100 * ABS([.C92]-[.D92]))/[.C92]" office:value-type="float" office:value="6.40034915663269" calcext:value-type="float">
            <text:p>6.400349156632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95.TPS</text:p>
          </table:table-cell>
          <table:table-cell office:value-type="float" office:value="2439.46" calcext:value-type="float">
            <text:p>2439.46</text:p>
          </table:table-cell>
          <table:table-cell office:value-type="float" office:value="2391.94" calcext:value-type="float">
            <text:p>2391.94</text:p>
          </table:table-cell>
          <table:table-cell table:formula="of:=(100 * ABS([.C93]-[.D93]))/[.C93]" office:value-type="float" office:value="1.94797209218434" calcext:value-type="float">
            <text:p>1.9479720921843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96.TPS</text:p>
          </table:table-cell>
          <table:table-cell office:value-type="float" office:value="2554.95" calcext:value-type="float">
            <text:p>2554.95</text:p>
          </table:table-cell>
          <table:table-cell office:value-type="float" office:value="2539.09" calcext:value-type="float">
            <text:p>2539.09</text:p>
          </table:table-cell>
          <table:table-cell table:formula="of:=(100 * ABS([.C94]-[.D94]))/[.C94]" office:value-type="float" office:value="0.620755787784484" calcext:value-type="float">
            <text:p>0.62075578778448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97.TPS</text:p>
          </table:table-cell>
          <table:table-cell office:value-type="float" office:value="2656.6" calcext:value-type="float">
            <text:p>2656.6</text:p>
          </table:table-cell>
          <table:table-cell office:value-type="float" office:value="2613.62" calcext:value-type="float">
            <text:p>2613.62</text:p>
          </table:table-cell>
          <table:table-cell table:formula="of:=(100 * ABS([.C95]-[.D95]))/[.C95]" office:value-type="float" office:value="1.61785741172928" calcext:value-type="float">
            <text:p>1.617857411729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98.TPS</text:p>
          </table:table-cell>
          <table:table-cell office:value-type="float" office:value="2341.98" calcext:value-type="float">
            <text:p>2341.98</text:p>
          </table:table-cell>
          <table:table-cell office:value-type="float" office:value="2290.68" calcext:value-type="float">
            <text:p>2290.68</text:p>
          </table:table-cell>
          <table:table-cell table:formula="of:=(100 * ABS([.C96]-[.D96]))/[.C96]" office:value-type="float" office:value="2.19045423103529" calcext:value-type="float">
            <text:p>2.1904542310352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099.TPS</text:p>
          </table:table-cell>
          <table:table-cell office:value-type="float" office:value="2838.01" calcext:value-type="float">
            <text:p>2838.01</text:p>
          </table:table-cell>
          <table:table-cell office:value-type="float" office:value="2738.98" calcext:value-type="float">
            <text:p>2738.98</text:p>
          </table:table-cell>
          <table:table-cell table:formula="of:=(100 * ABS([.C97]-[.D97]))/[.C97]" office:value-type="float" office:value="3.48941688013785" calcext:value-type="float">
            <text:p>3.4894168801378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00.TPS</text:p>
          </table:table-cell>
          <table:table-cell office:value-type="float" office:value="2606.55" calcext:value-type="float">
            <text:p>2606.55</text:p>
          </table:table-cell>
          <table:table-cell office:value-type="float" office:value="2554.98" calcext:value-type="float">
            <text:p>2554.98</text:p>
          </table:table-cell>
          <table:table-cell table:formula="of:=(100 * ABS([.C98]-[.D98]))/[.C98]" office:value-type="float" office:value="1.97847729757726" calcext:value-type="float">
            <text:p>1.978477297577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01.TPS</text:p>
          </table:table-cell>
          <table:table-cell office:value-type="float" office:value="2543.22" calcext:value-type="float">
            <text:p>2543.22</text:p>
          </table:table-cell>
          <table:table-cell office:value-type="float" office:value="2540.67" calcext:value-type="float">
            <text:p>2540.67</text:p>
          </table:table-cell>
          <table:table-cell table:formula="of:=(100 * ABS([.C99]-[.D99]))/[.C99]" office:value-type="float" office:value="0.100266591171811" calcext:value-type="float">
            <text:p>0.1002665911718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02.TPS</text:p>
          </table:table-cell>
          <table:table-cell office:value-type="float" office:value="2561.16" calcext:value-type="float">
            <text:p>2561.16</text:p>
          </table:table-cell>
          <table:table-cell office:value-type="float" office:value="2546.26" calcext:value-type="float">
            <text:p>2546.26</text:p>
          </table:table-cell>
          <table:table-cell table:formula="of:=(100 * ABS([.C100]-[.D100]))/[.C100]" office:value-type="float" office:value="0.581767636539679" calcext:value-type="float">
            <text:p>0.58176763653967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03.TPS</text:p>
          </table:table-cell>
          <table:table-cell office:value-type="float" office:value="2644.58" calcext:value-type="float">
            <text:p>2644.58</text:p>
          </table:table-cell>
          <table:table-cell office:value-type="float" office:value="2615.68" calcext:value-type="float">
            <text:p>2615.68</text:p>
          </table:table-cell>
          <table:table-cell table:formula="of:=(100 * ABS([.C101]-[.D101]))/[.C101]" office:value-type="float" office:value="1.09280112532047" calcext:value-type="float">
            <text:p>1.092801125320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04.TPS</text:p>
          </table:table-cell>
          <table:table-cell office:value-type="float" office:value="2561.13" calcext:value-type="float">
            <text:p>2561.13</text:p>
          </table:table-cell>
          <table:table-cell office:value-type="float" office:value="2435.39" calcext:value-type="float">
            <text:p>2435.39</text:p>
          </table:table-cell>
          <table:table-cell table:formula="of:=(100 * ABS([.C102]-[.D102]))/[.C102]" office:value-type="float" office:value="4.90955164321999" calcext:value-type="float">
            <text:p>4.909551643219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05.TPS</text:p>
          </table:table-cell>
          <table:table-cell office:value-type="float" office:value="2586.18" calcext:value-type="float">
            <text:p>2586.18</text:p>
          </table:table-cell>
          <table:table-cell office:value-type="float" office:value="2554.29" calcext:value-type="float">
            <text:p>2554.29</text:p>
          </table:table-cell>
          <table:table-cell table:formula="of:=(100 * ABS([.C103]-[.D103]))/[.C103]" office:value-type="float" office:value="1.23309282416537" calcext:value-type="float">
            <text:p>1.233092824165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06.TPS</text:p>
          </table:table-cell>
          <table:table-cell office:value-type="float" office:value="2491.9" calcext:value-type="float">
            <text:p>2491.9</text:p>
          </table:table-cell>
          <table:table-cell office:value-type="float" office:value="2473.28" calcext:value-type="float">
            <text:p>2473.28</text:p>
          </table:table-cell>
          <table:table-cell table:formula="of:=(100 * ABS([.C104]-[.D104]))/[.C104]" office:value-type="float" office:value="0.747220996027123" calcext:value-type="float">
            <text:p>0.74722099602712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07.TPS</text:p>
          </table:table-cell>
          <table:table-cell office:value-type="float" office:value="2507.41" calcext:value-type="float">
            <text:p>2507.41</text:p>
          </table:table-cell>
          <table:table-cell office:value-type="float" office:value="2525.78" calcext:value-type="float">
            <text:p>2525.78</text:p>
          </table:table-cell>
          <table:table-cell table:formula="of:=(100 * ABS([.C105]-[.D105]))/[.C105]" office:value-type="float" office:value="0.732628489158149" calcext:value-type="float">
            <text:p>0.73262848915814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08.TPS</text:p>
          </table:table-cell>
          <table:table-cell office:value-type="float" office:value="2642.2" calcext:value-type="float">
            <text:p>2642.2</text:p>
          </table:table-cell>
          <table:table-cell office:value-type="float" office:value="2561.47" calcext:value-type="float">
            <text:p>2561.47</text:p>
          </table:table-cell>
          <table:table-cell table:formula="of:=(100 * ABS([.C106]-[.D106]))/[.C106]" office:value-type="float" office:value="3.05540837181137" calcext:value-type="float">
            <text:p>3.055408371811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09.TPS</text:p>
          </table:table-cell>
          <table:table-cell office:value-type="float" office:value="2568.9" calcext:value-type="float">
            <text:p>2568.9</text:p>
          </table:table-cell>
          <table:table-cell office:value-type="float" office:value="2563.73" calcext:value-type="float">
            <text:p>2563.73</text:p>
          </table:table-cell>
          <table:table-cell table:formula="of:=(100 * ABS([.C107]-[.D107]))/[.C107]" office:value-type="float" office:value="0.201253454786098" calcext:value-type="float">
            <text:p>0.20125345478609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10.TPS</text:p>
          </table:table-cell>
          <table:table-cell office:value-type="float" office:value="2401.33" calcext:value-type="float">
            <text:p>2401.33</text:p>
          </table:table-cell>
          <table:table-cell office:value-type="float" office:value="2410.12" calcext:value-type="float">
            <text:p>2410.12</text:p>
          </table:table-cell>
          <table:table-cell table:formula="of:=(100 * ABS([.C108]-[.D108]))/[.C108]" office:value-type="float" office:value="0.366047148871665" calcext:value-type="float">
            <text:p>0.36604714887166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11.TPS</text:p>
          </table:table-cell>
          <table:table-cell office:value-type="float" office:value="2455.62" calcext:value-type="float">
            <text:p>2455.62</text:p>
          </table:table-cell>
          <table:table-cell office:value-type="float" office:value="2409.23" calcext:value-type="float">
            <text:p>2409.23</text:p>
          </table:table-cell>
          <table:table-cell table:formula="of:=(100 * ABS([.C109]-[.D109]))/[.C109]" office:value-type="float" office:value="1.88913594122869" calcext:value-type="float">
            <text:p>1.889135941228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12.TPS</text:p>
          </table:table-cell>
          <table:table-cell office:value-type="float" office:value="2502.07" calcext:value-type="float">
            <text:p>2502.07</text:p>
          </table:table-cell>
          <table:table-cell office:value-type="float" office:value="2311.56" calcext:value-type="float">
            <text:p>2311.56</text:p>
          </table:table-cell>
          <table:table-cell table:formula="of:=(100 * ABS([.C110]-[.D110]))/[.C110]" office:value-type="float" office:value="7.61409552890208" calcext:value-type="float">
            <text:p>7.6140955289020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13.TPS</text:p>
          </table:table-cell>
          <table:table-cell office:value-type="float" office:value="2679.35" calcext:value-type="float">
            <text:p>2679.35</text:p>
          </table:table-cell>
          <table:table-cell office:value-type="float" office:value="2633.47" calcext:value-type="float">
            <text:p>2633.47</text:p>
          </table:table-cell>
          <table:table-cell table:formula="of:=(100 * ABS([.C111]-[.D111]))/[.C111]" office:value-type="float" office:value="1.71235560863643" calcext:value-type="float">
            <text:p>1.7123556086364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14.TPS</text:p>
          </table:table-cell>
          <table:table-cell office:value-type="float" office:value="2442.77" calcext:value-type="float">
            <text:p>2442.77</text:p>
          </table:table-cell>
          <table:table-cell office:value-type="float" office:value="2464.92" calcext:value-type="float">
            <text:p>2464.92</text:p>
          </table:table-cell>
          <table:table-cell table:formula="of:=(100 * ABS([.C112]-[.D112]))/[.C112]" office:value-type="float" office:value="0.906757492518743" calcext:value-type="float">
            <text:p>0.90675749251874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15.TPS</text:p>
          </table:table-cell>
          <table:table-cell office:value-type="float" office:value="2363.62" calcext:value-type="float">
            <text:p>2363.62</text:p>
          </table:table-cell>
          <table:table-cell office:value-type="float" office:value="2336.47" calcext:value-type="float">
            <text:p>2336.47</text:p>
          </table:table-cell>
          <table:table-cell table:formula="of:=(100 * ABS([.C113]-[.D113]))/[.C113]" office:value-type="float" office:value="1.14866179842784" calcext:value-type="float">
            <text:p>1.1486617984278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16.TPS</text:p>
          </table:table-cell>
          <table:table-cell office:value-type="float" office:value="2269.71" calcext:value-type="float">
            <text:p>2269.71</text:p>
          </table:table-cell>
          <table:table-cell office:value-type="float" office:value="2274.79" calcext:value-type="float">
            <text:p>2274.79</text:p>
          </table:table-cell>
          <table:table-cell table:formula="of:=(100 * ABS([.C114]-[.D114]))/[.C114]" office:value-type="float" office:value="0.223817139634576" calcext:value-type="float">
            <text:p>0.22381713963457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17.TPS</text:p>
          </table:table-cell>
          <table:table-cell office:value-type="float" office:value="2611.85" calcext:value-type="float">
            <text:p>2611.85</text:p>
          </table:table-cell>
          <table:table-cell office:value-type="float" office:value="2587.69" calcext:value-type="float">
            <text:p>2587.69</text:p>
          </table:table-cell>
          <table:table-cell table:formula="of:=(100 * ABS([.C115]-[.D115]))/[.C115]" office:value-type="float" office:value="0.92501483622719" calcext:value-type="float">
            <text:p>0.925014836227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18.TPS</text:p>
          </table:table-cell>
          <table:table-cell office:value-type="float" office:value="2491.2" calcext:value-type="float">
            <text:p>2491.2</text:p>
          </table:table-cell>
          <table:table-cell office:value-type="float" office:value="2477.58" calcext:value-type="float">
            <text:p>2477.58</text:p>
          </table:table-cell>
          <table:table-cell table:formula="of:=(100 * ABS([.C116]-[.D116]))/[.C116]" office:value-type="float" office:value="0.54672447013487" calcext:value-type="float">
            <text:p>0.5467244701348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19.TPS</text:p>
          </table:table-cell>
          <table:table-cell office:value-type="float" office:value="2580.33" calcext:value-type="float">
            <text:p>2580.33</text:p>
          </table:table-cell>
          <table:table-cell office:value-type="float" office:value="2612.18" calcext:value-type="float">
            <text:p>2612.18</text:p>
          </table:table-cell>
          <table:table-cell table:formula="of:=(100 * ABS([.C117]-[.D117]))/[.C117]" office:value-type="float" office:value="1.23433824355799" calcext:value-type="float">
            <text:p>1.234338243557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20.TPS</text:p>
          </table:table-cell>
          <table:table-cell office:value-type="float" office:value="2340.17" calcext:value-type="float">
            <text:p>2340.17</text:p>
          </table:table-cell>
          <table:table-cell office:value-type="float" office:value="2200.78" calcext:value-type="float">
            <text:p>2200.78</text:p>
          </table:table-cell>
          <table:table-cell table:formula="of:=(100 * ABS([.C118]-[.D118]))/[.C118]" office:value-type="float" office:value="5.95640487656879" calcext:value-type="float">
            <text:p>5.9564048765687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21.TPS</text:p>
          </table:table-cell>
          <table:table-cell office:value-type="float" office:value="2528.56" calcext:value-type="float">
            <text:p>2528.56</text:p>
          </table:table-cell>
          <table:table-cell office:value-type="float" office:value="2527.02" calcext:value-type="float">
            <text:p>2527.02</text:p>
          </table:table-cell>
          <table:table-cell table:formula="of:=(100 * ABS([.C119]-[.D119]))/[.C119]" office:value-type="float" office:value="0.0609042300756147" calcext:value-type="float">
            <text:p>0.06090423007561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22.TPS</text:p>
          </table:table-cell>
          <table:table-cell office:value-type="float" office:value="2469.86" calcext:value-type="float">
            <text:p>2469.86</text:p>
          </table:table-cell>
          <table:table-cell office:value-type="float" office:value="2413.49" calcext:value-type="float">
            <text:p>2413.49</text:p>
          </table:table-cell>
          <table:table-cell table:formula="of:=(100 * ABS([.C120]-[.D120]))/[.C120]" office:value-type="float" office:value="2.28231559683546" calcext:value-type="float">
            <text:p>2.2823155968354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23.TPS</text:p>
          </table:table-cell>
          <table:table-cell office:value-type="float" office:value="2396.05" calcext:value-type="float">
            <text:p>2396.05</text:p>
          </table:table-cell>
          <table:table-cell office:value-type="float" office:value="2374.53" calcext:value-type="float">
            <text:p>2374.53</text:p>
          </table:table-cell>
          <table:table-cell table:formula="of:=(100 * ABS([.C121]-[.D121]))/[.C121]" office:value-type="float" office:value="0.898144863421046" calcext:value-type="float">
            <text:p>0.89814486342104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24.TPS</text:p>
          </table:table-cell>
          <table:table-cell office:value-type="float" office:value="2231.23" calcext:value-type="float">
            <text:p>2231.23</text:p>
          </table:table-cell>
          <table:table-cell office:value-type="float" office:value="2176.99" calcext:value-type="float">
            <text:p>2176.99</text:p>
          </table:table-cell>
          <table:table-cell table:formula="of:=(100 * ABS([.C122]-[.D122]))/[.C122]" office:value-type="float" office:value="2.4309461597415" calcext:value-type="float">
            <text:p>2.430946159741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25.TPS</text:p>
          </table:table-cell>
          <table:table-cell office:value-type="float" office:value="2656.73" calcext:value-type="float">
            <text:p>2656.73</text:p>
          </table:table-cell>
          <table:table-cell office:value-type="float" office:value="2640.62" calcext:value-type="float">
            <text:p>2640.62</text:p>
          </table:table-cell>
          <table:table-cell table:formula="of:=(100 * ABS([.C123]-[.D123]))/[.C123]" office:value-type="float" office:value="0.606384540393647" calcext:value-type="float">
            <text:p>0.6063845403936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26.TPS</text:p>
          </table:table-cell>
          <table:table-cell office:value-type="float" office:value="2566.82" calcext:value-type="float">
            <text:p>2566.82</text:p>
          </table:table-cell>
          <table:table-cell office:value-type="float" office:value="2530.65" calcext:value-type="float">
            <text:p>2530.65</text:p>
          </table:table-cell>
          <table:table-cell table:formula="of:=(100 * ABS([.C124]-[.D124]))/[.C124]" office:value-type="float" office:value="1.40913659703447" calcext:value-type="float">
            <text:p>1.409136597034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27.TPS</text:p>
          </table:table-cell>
          <table:table-cell office:value-type="float" office:value="2603.74" calcext:value-type="float">
            <text:p>2603.74</text:p>
          </table:table-cell>
          <table:table-cell office:value-type="float" office:value="2369.24" calcext:value-type="float">
            <text:p>2369.24</text:p>
          </table:table-cell>
          <table:table-cell table:formula="of:=(100 * ABS([.C125]-[.D125]))/[.C125]" office:value-type="float" office:value="9.00627558819237" calcext:value-type="float">
            <text:p>9.006275588192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28.TPS</text:p>
          </table:table-cell>
          <table:table-cell office:value-type="float" office:value="2476.02" calcext:value-type="float">
            <text:p>2476.02</text:p>
          </table:table-cell>
          <table:table-cell office:value-type="float" office:value="2530.63" calcext:value-type="float">
            <text:p>2530.63</text:p>
          </table:table-cell>
          <table:table-cell table:formula="of:=(100 * ABS([.C126]-[.D126]))/[.C126]" office:value-type="float" office:value="2.20555569018021" calcext:value-type="float">
            <text:p>2.2055556901802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29.TPS</text:p>
          </table:table-cell>
          <table:table-cell office:value-type="float" office:value="2618.29" calcext:value-type="float">
            <text:p>2618.29</text:p>
          </table:table-cell>
          <table:table-cell office:value-type="float" office:value="2560.23" calcext:value-type="float">
            <text:p>2560.23</text:p>
          </table:table-cell>
          <table:table-cell table:formula="of:=(100 * ABS([.C127]-[.D127]))/[.C127]" office:value-type="float" office:value="2.21747781949287" calcext:value-type="float">
            <text:p>2.2174778194928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30.TPS</text:p>
          </table:table-cell>
          <table:table-cell office:value-type="float" office:value="2511.95" calcext:value-type="float">
            <text:p>2511.95</text:p>
          </table:table-cell>
          <table:table-cell office:value-type="float" office:value="2443.29" calcext:value-type="float">
            <text:p>2443.29</text:p>
          </table:table-cell>
          <table:table-cell table:formula="of:=(100 * ABS([.C128]-[.D128]))/[.C128]" office:value-type="float" office:value="2.73333466032365" calcext:value-type="float">
            <text:p>2.7333346603236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31.TPS</text:p>
          </table:table-cell>
          <table:table-cell office:value-type="float" office:value="2513.6" calcext:value-type="float">
            <text:p>2513.6</text:p>
          </table:table-cell>
          <table:table-cell office:value-type="float" office:value="2470.51" calcext:value-type="float">
            <text:p>2470.51</text:p>
          </table:table-cell>
          <table:table-cell table:formula="of:=(100 * ABS([.C129]-[.D129]))/[.C129]" office:value-type="float" office:value="1.71427434754932" calcext:value-type="float">
            <text:p>1.714274347549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32.TPS</text:p>
          </table:table-cell>
          <table:table-cell office:value-type="float" office:value="2346.44" calcext:value-type="float">
            <text:p>2346.44</text:p>
          </table:table-cell>
          <table:table-cell office:value-type="float" office:value="3187.72" calcext:value-type="float">
            <text:p>3187.72</text:p>
          </table:table-cell>
          <table:table-cell table:formula="of:=(100 * ABS([.C130]-[.D130]))/[.C130]" office:value-type="float" office:value="35.8534631185967" calcext:value-type="float">
            <text:p>35.85346311859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33.TPS</text:p>
          </table:table-cell>
          <table:table-cell office:value-type="float" office:value="2308.8" calcext:value-type="float">
            <text:p>2308.8</text:p>
          </table:table-cell>
          <table:table-cell office:value-type="float" office:value="2316.26" calcext:value-type="float">
            <text:p>2316.26</text:p>
          </table:table-cell>
          <table:table-cell table:formula="of:=(100 * ABS([.C131]-[.D131]))/[.C131]" office:value-type="float" office:value="0.323111573111575" calcext:value-type="float">
            <text:p>0.32311157311157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34.TPS</text:p>
          </table:table-cell>
          <table:table-cell office:value-type="float" office:value="2284.1" calcext:value-type="float">
            <text:p>2284.1</text:p>
          </table:table-cell>
          <table:table-cell office:value-type="float" office:value="2335.34" calcext:value-type="float">
            <text:p>2335.34</text:p>
          </table:table-cell>
          <table:table-cell table:formula="of:=(100 * ABS([.C132]-[.D132]))/[.C132]" office:value-type="float" office:value="2.24333435488815" calcext:value-type="float">
            <text:p>2.2433343548881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35.TPS</text:p>
          </table:table-cell>
          <table:table-cell office:value-type="float" office:value="2513.04" calcext:value-type="float">
            <text:p>2513.04</text:p>
          </table:table-cell>
          <table:table-cell office:value-type="float" office:value="2506.1" calcext:value-type="float">
            <text:p>2506.1</text:p>
          </table:table-cell>
          <table:table-cell table:formula="of:=(100 * ABS([.C133]-[.D133]))/[.C133]" office:value-type="float" office:value="0.276159551777928" calcext:value-type="float">
            <text:p>0.2761595517779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36.TPS</text:p>
          </table:table-cell>
          <table:table-cell office:value-type="float" office:value="2456.53" calcext:value-type="float">
            <text:p>2456.53</text:p>
          </table:table-cell>
          <table:table-cell office:value-type="float" office:value="2480.64" calcext:value-type="float">
            <text:p>2480.64</text:p>
          </table:table-cell>
          <table:table-cell table:formula="of:=(100 * ABS([.C134]-[.D134]))/[.C134]" office:value-type="float" office:value="0.981465726044448" calcext:value-type="float">
            <text:p>0.98146572604444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37.TPS</text:p>
          </table:table-cell>
          <table:table-cell office:value-type="float" office:value="2490.1" calcext:value-type="float">
            <text:p>2490.1</text:p>
          </table:table-cell>
          <table:table-cell office:value-type="float" office:value="2450.33" calcext:value-type="float">
            <text:p>2450.33</text:p>
          </table:table-cell>
          <table:table-cell table:formula="of:=(100 * ABS([.C135]-[.D135]))/[.C135]" office:value-type="float" office:value="1.59712461346934" calcext:value-type="float">
            <text:p>1.5971246134693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38.TPS</text:p>
          </table:table-cell>
          <table:table-cell office:value-type="float" office:value="2252.28" calcext:value-type="float">
            <text:p>2252.28</text:p>
          </table:table-cell>
          <table:table-cell office:value-type="float" office:value="2180.75" calcext:value-type="float">
            <text:p>2180.75</text:p>
          </table:table-cell>
          <table:table-cell table:formula="of:=(100 * ABS([.C136]-[.D136]))/[.C136]" office:value-type="float" office:value="3.17589287299981" calcext:value-type="float">
            <text:p>3.175892872999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39.TPS</text:p>
          </table:table-cell>
          <table:table-cell office:value-type="float" office:value="2622.04" calcext:value-type="float">
            <text:p>2622.04</text:p>
          </table:table-cell>
          <table:table-cell office:value-type="float" office:value="2606.16" calcext:value-type="float">
            <text:p>2606.16</text:p>
          </table:table-cell>
          <table:table-cell table:formula="of:=(100 * ABS([.C137]-[.D137]))/[.C137]" office:value-type="float" office:value="0.605635306860311" calcext:value-type="float">
            <text:p>0.6056353068603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40.TPS</text:p>
          </table:table-cell>
          <table:table-cell office:value-type="float" office:value="2407.14" calcext:value-type="float">
            <text:p>2407.14</text:p>
          </table:table-cell>
          <table:table-cell office:value-type="float" office:value="2052.57" calcext:value-type="float">
            <text:p>2052.57</text:p>
          </table:table-cell>
          <table:table-cell table:formula="of:=(100 * ABS([.C138]-[.D138]))/[.C138]" office:value-type="float" office:value="14.7299284628231" calcext:value-type="float">
            <text:p>14.729928462823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41.TPS</text:p>
          </table:table-cell>
          <table:table-cell office:value-type="float" office:value="2609.42" calcext:value-type="float">
            <text:p>2609.42</text:p>
          </table:table-cell>
          <table:table-cell office:value-type="float" office:value="2639.48" calcext:value-type="float">
            <text:p>2639.48</text:p>
          </table:table-cell>
          <table:table-cell table:formula="of:=(100 * ABS([.C139]-[.D139]))/[.C139]" office:value-type="float" office:value="1.15198013351626" calcext:value-type="float">
            <text:p>1.151980133516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42.TPS</text:p>
          </table:table-cell>
          <table:table-cell office:value-type="float" office:value="2546.31" calcext:value-type="float">
            <text:p>2546.31</text:p>
          </table:table-cell>
          <table:table-cell office:value-type="float" office:value="2462.38" calcext:value-type="float">
            <text:p>2462.38</text:p>
          </table:table-cell>
          <table:table-cell table:formula="of:=(100 * ABS([.C140]-[.D140]))/[.C140]" office:value-type="float" office:value="3.29614226076164" calcext:value-type="float">
            <text:p>3.2961422607616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43.TPS</text:p>
          </table:table-cell>
          <table:table-cell office:value-type="float" office:value="2592.21" calcext:value-type="float">
            <text:p>2592.21</text:p>
          </table:table-cell>
          <table:table-cell office:value-type="float" office:value="2514.04" calcext:value-type="float">
            <text:p>2514.04</text:p>
          </table:table-cell>
          <table:table-cell table:formula="of:=(100 * ABS([.C141]-[.D141]))/[.C141]" office:value-type="float" office:value="3.01557358393032" calcext:value-type="float">
            <text:p>3.015573583930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44.TPS</text:p>
          </table:table-cell>
          <table:table-cell office:value-type="float" office:value="2155.1" calcext:value-type="float">
            <text:p>2155.1</text:p>
          </table:table-cell>
          <table:table-cell office:value-type="float" office:value="1999.91" calcext:value-type="float">
            <text:p>1999.91</text:p>
          </table:table-cell>
          <table:table-cell table:formula="of:=(100 * ABS([.C142]-[.D142]))/[.C142]" office:value-type="float" office:value="7.2010579555473" calcext:value-type="float">
            <text:p>7.201057955547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45.TPS</text:p>
          </table:table-cell>
          <table:table-cell office:value-type="float" office:value="2155.7" calcext:value-type="float">
            <text:p>2155.7</text:p>
          </table:table-cell>
          <table:table-cell office:value-type="float" office:value="2021.27" calcext:value-type="float">
            <text:p>2021.27</text:p>
          </table:table-cell>
          <table:table-cell table:formula="of:=(100 * ABS([.C143]-[.D143]))/[.C143]" office:value-type="float" office:value="6.23602542097694" calcext:value-type="float">
            <text:p>6.2360254209769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46.TPS</text:p>
          </table:table-cell>
          <table:table-cell office:value-type="float" office:value="2369.62" calcext:value-type="float">
            <text:p>2369.62</text:p>
          </table:table-cell>
          <table:table-cell office:value-type="float" office:value="2340.51" calcext:value-type="float">
            <text:p>2340.51</text:p>
          </table:table-cell>
          <table:table-cell table:formula="of:=(100 * ABS([.C144]-[.D144]))/[.C144]" office:value-type="float" office:value="1.22846701158834" calcext:value-type="float">
            <text:p>1.2284670115883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47.TPS</text:p>
          </table:table-cell>
          <table:table-cell office:value-type="float" office:value="2506.94" calcext:value-type="float">
            <text:p>2506.94</text:p>
          </table:table-cell>
          <table:table-cell office:value-type="float" office:value="2469.51" calcext:value-type="float">
            <text:p>2469.51</text:p>
          </table:table-cell>
          <table:table-cell table:formula="of:=(100 * ABS([.C145]-[.D145]))/[.C145]" office:value-type="float" office:value="1.49305527854675" calcext:value-type="float">
            <text:p>1.4930552785467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48.TPS</text:p>
          </table:table-cell>
          <table:table-cell office:value-type="float" office:value="2577.15" calcext:value-type="float">
            <text:p>2577.15</text:p>
          </table:table-cell>
          <table:table-cell office:value-type="float" office:value="2542.81" calcext:value-type="float">
            <text:p>2542.81</text:p>
          </table:table-cell>
          <table:table-cell table:formula="of:=(100 * ABS([.C146]-[.D146]))/[.C146]" office:value-type="float" office:value="1.33247967716276" calcext:value-type="float">
            <text:p>1.3324796771627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49.TPS</text:p>
          </table:table-cell>
          <table:table-cell office:value-type="float" office:value="2561.03" calcext:value-type="float">
            <text:p>2561.03</text:p>
          </table:table-cell>
          <table:table-cell office:value-type="float" office:value="2542.79" calcext:value-type="float">
            <text:p>2542.79</text:p>
          </table:table-cell>
          <table:table-cell table:formula="of:=(100 * ABS([.C147]-[.D147]))/[.C147]" office:value-type="float" office:value="0.712213445371598" calcext:value-type="float">
            <text:p>0.71221344537159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50.TPS</text:p>
          </table:table-cell>
          <table:table-cell office:value-type="float" office:value="2232.24" calcext:value-type="float">
            <text:p>2232.24</text:p>
          </table:table-cell>
          <table:table-cell office:value-type="float" office:value="2229.69" calcext:value-type="float">
            <text:p>2229.69</text:p>
          </table:table-cell>
          <table:table-cell table:formula="of:=(100 * ABS([.C148]-[.D148]))/[.C148]" office:value-type="float" office:value="0.114235028491548" calcext:value-type="float">
            <text:p>0.11423502849154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51.TPS</text:p>
          </table:table-cell>
          <table:table-cell office:value-type="float" office:value="2491.57" calcext:value-type="float">
            <text:p>2491.57</text:p>
          </table:table-cell>
          <table:table-cell office:value-type="float" office:value="2491.59" calcext:value-type="float">
            <text:p>2491.59</text:p>
          </table:table-cell>
          <table:table-cell table:formula="of:=(100 * ABS([.C149]-[.D149]))/[.C149]" office:value-type="float" office:value="0.000802706727082996" calcext:value-type="float">
            <text:p>0.00080270672708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52.TPS</text:p>
          </table:table-cell>
          <table:table-cell office:value-type="float" office:value="2232.21" calcext:value-type="float">
            <text:p>2232.21</text:p>
          </table:table-cell>
          <table:table-cell office:value-type="float" office:value="2211.15" calcext:value-type="float">
            <text:p>2211.15</text:p>
          </table:table-cell>
          <table:table-cell table:formula="of:=(100 * ABS([.C150]-[.D150]))/[.C150]" office:value-type="float" office:value="0.943459620734606" calcext:value-type="float">
            <text:p>0.94345962073460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53.TPS</text:p>
          </table:table-cell>
          <table:table-cell office:value-type="float" office:value="2472.99" calcext:value-type="float">
            <text:p>2472.99</text:p>
          </table:table-cell>
          <table:table-cell office:value-type="float" office:value="2748.73" calcext:value-type="float">
            <text:p>2748.73</text:p>
          </table:table-cell>
          <table:table-cell table:formula="of:=(100 * ABS([.C151]-[.D151]))/[.C151]" office:value-type="float" office:value="11.1500653055613" calcext:value-type="float">
            <text:p>11.15006530556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54.TPS</text:p>
          </table:table-cell>
          <table:table-cell office:value-type="float" office:value="2573.71" calcext:value-type="float">
            <text:p>2573.71</text:p>
          </table:table-cell>
          <table:table-cell office:value-type="float" office:value="2573.08" calcext:value-type="float">
            <text:p>2573.08</text:p>
          </table:table-cell>
          <table:table-cell table:formula="of:=(100 * ABS([.C152]-[.D152]))/[.C152]" office:value-type="float" office:value="0.0244782823239646" calcext:value-type="float">
            <text:p>0.02447828232396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55.TPS</text:p>
          </table:table-cell>
          <table:table-cell office:value-type="float" office:value="2799.25" calcext:value-type="float">
            <text:p>2799.25</text:p>
          </table:table-cell>
          <table:table-cell office:value-type="float" office:value="2690.79" calcext:value-type="float">
            <text:p>2690.79</text:p>
          </table:table-cell>
          <table:table-cell table:formula="of:=(100 * ABS([.C153]-[.D153]))/[.C153]" office:value-type="float" office:value="3.87460927034027" calcext:value-type="float">
            <text:p>3.8746092703402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56.TPS</text:p>
          </table:table-cell>
          <table:table-cell office:value-type="float" office:value="2613.19" calcext:value-type="float">
            <text:p>2613.19</text:p>
          </table:table-cell>
          <table:table-cell office:value-type="float" office:value="2649.34" calcext:value-type="float">
            <text:p>2649.34</text:p>
          </table:table-cell>
          <table:table-cell table:formula="of:=(100 * ABS([.C154]-[.D154]))/[.C154]" office:value-type="float" office:value="1.38336668975467" calcext:value-type="float">
            <text:p>1.383366689754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57.TPS</text:p>
          </table:table-cell>
          <table:table-cell office:value-type="float" office:value="2594.95" calcext:value-type="float">
            <text:p>2594.95</text:p>
          </table:table-cell>
          <table:table-cell office:value-type="float" office:value="2659.5" calcext:value-type="float">
            <text:p>2659.5</text:p>
          </table:table-cell>
          <table:table-cell table:formula="of:=(100 * ABS([.C155]-[.D155]))/[.C155]" office:value-type="float" office:value="2.48752384439007" calcext:value-type="float">
            <text:p>2.4875238443900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58.TPS</text:p>
          </table:table-cell>
          <table:table-cell office:value-type="float" office:value="2619.18" calcext:value-type="float">
            <text:p>2619.18</text:p>
          </table:table-cell>
          <table:table-cell office:value-type="float" office:value="2746.26" calcext:value-type="float">
            <text:p>2746.26</text:p>
          </table:table-cell>
          <table:table-cell table:formula="of:=(100 * ABS([.C156]-[.D156]))/[.C156]" office:value-type="float" office:value="4.85190021304379" calcext:value-type="float">
            <text:p>4.8519002130437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60.TPS</text:p>
          </table:table-cell>
          <table:table-cell office:value-type="float" office:value="2425.55" calcext:value-type="float">
            <text:p>2425.55</text:p>
          </table:table-cell>
          <table:table-cell office:value-type="float" office:value="2343.87" calcext:value-type="float">
            <text:p>2343.87</text:p>
          </table:table-cell>
          <table:table-cell table:formula="of:=(100 * ABS([.C157]-[.D157]))/[.C157]" office:value-type="float" office:value="3.36748366349901" calcext:value-type="float">
            <text:p>3.367483663499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61.TPS</text:p>
          </table:table-cell>
          <table:table-cell office:value-type="float" office:value="2595.38" calcext:value-type="float">
            <text:p>2595.38</text:p>
          </table:table-cell>
          <table:table-cell office:value-type="float" office:value="2582.39" calcext:value-type="float">
            <text:p>2582.39</text:p>
          </table:table-cell>
          <table:table-cell table:formula="of:=(100 * ABS([.C158]-[.D158]))/[.C158]" office:value-type="float" office:value="0.500504743043417" calcext:value-type="float">
            <text:p>0.50050474304341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62.TPS</text:p>
          </table:table-cell>
          <table:table-cell office:value-type="float" office:value="2603.66" calcext:value-type="float">
            <text:p>2603.66</text:p>
          </table:table-cell>
          <table:table-cell office:value-type="float" office:value="2577.42" calcext:value-type="float">
            <text:p>2577.42</text:p>
          </table:table-cell>
          <table:table-cell table:formula="of:=(100 * ABS([.C159]-[.D159]))/[.C159]" office:value-type="float" office:value="1.00781207991826" calcext:value-type="float">
            <text:p>1.007812079918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63.TPS</text:p>
          </table:table-cell>
          <table:table-cell office:value-type="float" office:value="2700.34" calcext:value-type="float">
            <text:p>2700.34</text:p>
          </table:table-cell>
          <table:table-cell office:value-type="float" office:value="2591.23" calcext:value-type="float">
            <text:p>2591.23</text:p>
          </table:table-cell>
          <table:table-cell table:formula="of:=(100 * ABS([.C160]-[.D160]))/[.C160]" office:value-type="float" office:value="4.04060229452588" calcext:value-type="float">
            <text:p>4.0406022945258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64.TPS</text:p>
          </table:table-cell>
          <table:table-cell office:value-type="float" office:value="2502.75" calcext:value-type="float">
            <text:p>2502.75</text:p>
          </table:table-cell>
          <table:table-cell office:value-type="float" office:value="2095.36" calcext:value-type="float">
            <text:p>2095.36</text:p>
          </table:table-cell>
          <table:table-cell table:formula="of:=(100 * ABS([.C161]-[.D161]))/[.C161]" office:value-type="float" office:value="16.2776945360104" calcext:value-type="float">
            <text:p>16.277694536010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65.TPS</text:p>
          </table:table-cell>
          <table:table-cell office:value-type="float" office:value="2453.3" calcext:value-type="float">
            <text:p>2453.3</text:p>
          </table:table-cell>
          <table:table-cell office:value-type="float" office:value="2426.76" calcext:value-type="float">
            <text:p>2426.76</text:p>
          </table:table-cell>
          <table:table-cell table:formula="of:=(100 * ABS([.C162]-[.D162]))/[.C162]" office:value-type="float" office:value="1.08180817674153" calcext:value-type="float">
            <text:p>1.0818081767415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66.TPS</text:p>
          </table:table-cell>
          <table:table-cell office:value-type="float" office:value="2519.38" calcext:value-type="float">
            <text:p>2519.38</text:p>
          </table:table-cell>
          <table:table-cell office:value-type="float" office:value="2489.34" calcext:value-type="float">
            <text:p>2489.34</text:p>
          </table:table-cell>
          <table:table-cell table:formula="of:=(100 * ABS([.C163]-[.D163]))/[.C163]" office:value-type="float" office:value="1.19235684970112" calcext:value-type="float">
            <text:p>1.1923568497011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67.TPS</text:p>
          </table:table-cell>
          <table:table-cell office:value-type="float" office:value="2742.32" calcext:value-type="float">
            <text:p>2742.32</text:p>
          </table:table-cell>
          <table:table-cell office:value-type="float" office:value="2676.82" calcext:value-type="float">
            <text:p>2676.82</text:p>
          </table:table-cell>
          <table:table-cell table:formula="of:=(100 * ABS([.C164]-[.D164]))/[.C164]" office:value-type="float" office:value="2.38848857901339" calcext:value-type="float">
            <text:p>2.3884885790133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68.TPS</text:p>
          </table:table-cell>
          <table:table-cell office:value-type="float" office:value="2561.87" calcext:value-type="float">
            <text:p>2561.87</text:p>
          </table:table-cell>
          <table:table-cell office:value-type="float" office:value="2672.39" calcext:value-type="float">
            <text:p>2672.39</text:p>
          </table:table-cell>
          <table:table-cell table:formula="of:=(100 * ABS([.C165]-[.D165]))/[.C165]" office:value-type="float" office:value="4.31403623134663" calcext:value-type="float">
            <text:p>4.3140362313466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69.TPS</text:p>
          </table:table-cell>
          <table:table-cell office:value-type="float" office:value="2522.68" calcext:value-type="float">
            <text:p>2522.68</text:p>
          </table:table-cell>
          <table:table-cell office:value-type="float" office:value="2517.87" calcext:value-type="float">
            <text:p>2517.87</text:p>
          </table:table-cell>
          <table:table-cell table:formula="of:=(100 * ABS([.C166]-[.D166]))/[.C166]" office:value-type="float" office:value="0.190670239586469" calcext:value-type="float">
            <text:p>0.1906702395864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70.TPS</text:p>
          </table:table-cell>
          <table:table-cell office:value-type="float" office:value="2414.74" calcext:value-type="float">
            <text:p>2414.74</text:p>
          </table:table-cell>
          <table:table-cell office:value-type="float" office:value="2408.04" calcext:value-type="float">
            <text:p>2408.04</text:p>
          </table:table-cell>
          <table:table-cell table:formula="of:=(100 * ABS([.C167]-[.D167]))/[.C167]" office:value-type="float" office:value="0.277462583963483" calcext:value-type="float">
            <text:p>0.27746258396348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71.TPS</text:p>
          </table:table-cell>
          <table:table-cell office:value-type="float" office:value="2394.14" calcext:value-type="float">
            <text:p>2394.14</text:p>
          </table:table-cell>
          <table:table-cell office:value-type="float" office:value="2489.38" calcext:value-type="float">
            <text:p>2489.38</text:p>
          </table:table-cell>
          <table:table-cell table:formula="of:=(100 * ABS([.C168]-[.D168]))/[.C168]" office:value-type="float" office:value="3.97804639661842" calcext:value-type="float">
            <text:p>3.9780463966184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72.TPS</text:p>
          </table:table-cell>
          <table:table-cell office:value-type="float" office:value="2675.96" calcext:value-type="float">
            <text:p>2675.96</text:p>
          </table:table-cell>
          <table:table-cell office:value-type="float" office:value="2598.82" calcext:value-type="float">
            <text:p>2598.82</text:p>
          </table:table-cell>
          <table:table-cell table:formula="of:=(100 * ABS([.C169]-[.D169]))/[.C169]" office:value-type="float" office:value="2.88270377733598" calcext:value-type="float">
            <text:p>2.8827037773359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73.TPS</text:p>
          </table:table-cell>
          <table:table-cell office:value-type="float" office:value="2731.39" calcext:value-type="float">
            <text:p>2731.39</text:p>
          </table:table-cell>
          <table:table-cell office:value-type="float" office:value="2740.73" calcext:value-type="float">
            <text:p>2740.73</text:p>
          </table:table-cell>
          <table:table-cell table:formula="of:=(100 * ABS([.C170]-[.D170]))/[.C170]" office:value-type="float" office:value="0.341950435492557" calcext:value-type="float">
            <text:p>0.34195043549255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74.TPS</text:p>
          </table:table-cell>
          <table:table-cell office:value-type="float" office:value="2382.89" calcext:value-type="float">
            <text:p>2382.89</text:p>
          </table:table-cell>
          <table:table-cell office:value-type="float" office:value="2418.85" calcext:value-type="float">
            <text:p>2418.85</text:p>
          </table:table-cell>
          <table:table-cell table:formula="of:=(100 * ABS([.C171]-[.D171]))/[.C171]" office:value-type="float" office:value="1.50909190101096" calcext:value-type="float">
            <text:p>1.5090919010109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75.TPS</text:p>
          </table:table-cell>
          <table:table-cell office:value-type="float" office:value="2664.67" calcext:value-type="float">
            <text:p>2664.67</text:p>
          </table:table-cell>
          <table:table-cell office:value-type="float" office:value="2659" calcext:value-type="float">
            <text:p>2659</text:p>
          </table:table-cell>
          <table:table-cell table:formula="of:=(100 * ABS([.C172]-[.D172]))/[.C172]" office:value-type="float" office:value="0.212784322261296" calcext:value-type="float">
            <text:p>0.21278432226129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76.TPS</text:p>
          </table:table-cell>
          <table:table-cell office:value-type="float" office:value="2465.91" calcext:value-type="float">
            <text:p>2465.91</text:p>
          </table:table-cell>
          <table:table-cell office:value-type="float" office:value="2451.2" calcext:value-type="float">
            <text:p>2451.2</text:p>
          </table:table-cell>
          <table:table-cell table:formula="of:=(100 * ABS([.C173]-[.D173]))/[.C173]" office:value-type="float" office:value="0.596534342291488" calcext:value-type="float">
            <text:p>0.59653434229148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77.TPS</text:p>
          </table:table-cell>
          <table:table-cell office:value-type="float" office:value="2527.82" calcext:value-type="float">
            <text:p>2527.82</text:p>
          </table:table-cell>
          <table:table-cell office:value-type="float" office:value="2444.48" calcext:value-type="float">
            <text:p>2444.48</text:p>
          </table:table-cell>
          <table:table-cell table:formula="of:=(100 * ABS([.C174]-[.D174]))/[.C174]" office:value-type="float" office:value="3.2969119636683" calcext:value-type="float">
            <text:p>3.296911963668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78.TPS</text:p>
          </table:table-cell>
          <table:table-cell office:value-type="float" office:value="2484.86" calcext:value-type="float">
            <text:p>2484.86</text:p>
          </table:table-cell>
          <table:table-cell office:value-type="float" office:value="2379.12" calcext:value-type="float">
            <text:p>2379.12</text:p>
          </table:table-cell>
          <table:table-cell table:formula="of:=(100 * ABS([.C175]-[.D175]))/[.C175]" office:value-type="float" office:value="4.2553705238927" calcext:value-type="float">
            <text:p>4.255370523892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79.TPS</text:p>
          </table:table-cell>
          <table:table-cell office:value-type="float" office:value="2651.84" calcext:value-type="float">
            <text:p>2651.84</text:p>
          </table:table-cell>
          <table:table-cell office:value-type="float" office:value="2639.33" calcext:value-type="float">
            <text:p>2639.33</text:p>
          </table:table-cell>
          <table:table-cell table:formula="of:=(100 * ABS([.C176]-[.D176]))/[.C176]" office:value-type="float" office:value="0.471747918426459" calcext:value-type="float">
            <text:p>0.47174791842645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80.TPS</text:p>
          </table:table-cell>
          <table:table-cell office:value-type="float" office:value="2603.89" calcext:value-type="float">
            <text:p>2603.89</text:p>
          </table:table-cell>
          <table:table-cell office:value-type="float" office:value="2560.54" calcext:value-type="float">
            <text:p>2560.54</text:p>
          </table:table-cell>
          <table:table-cell table:formula="of:=(100 * ABS([.C177]-[.D177]))/[.C177]" office:value-type="float" office:value="1.66481687014428" calcext:value-type="float">
            <text:p>1.664816870144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81.TPS</text:p>
          </table:table-cell>
          <table:table-cell office:value-type="float" office:value="2775.9" calcext:value-type="float">
            <text:p>2775.9</text:p>
          </table:table-cell>
          <table:table-cell office:value-type="float" office:value="2714.23" calcext:value-type="float">
            <text:p>2714.23</text:p>
          </table:table-cell>
          <table:table-cell table:formula="of:=(100 * ABS([.C178]-[.D178]))/[.C178]" office:value-type="float" office:value="2.22162181634785" calcext:value-type="float">
            <text:p>2.2216218163478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82.TPS</text:p>
          </table:table-cell>
          <table:table-cell office:value-type="float" office:value="2578.52" calcext:value-type="float">
            <text:p>2578.52</text:p>
          </table:table-cell>
          <table:table-cell office:value-type="float" office:value="2519.65" calcext:value-type="float">
            <text:p>2519.65</text:p>
          </table:table-cell>
          <table:table-cell table:formula="of:=(100 * ABS([.C179]-[.D179]))/[.C179]" office:value-type="float" office:value="2.28309262677815" calcext:value-type="float">
            <text:p>2.2830926267781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83.TPS</text:p>
          </table:table-cell>
          <table:table-cell office:value-type="float" office:value="2609.54" calcext:value-type="float">
            <text:p>2609.54</text:p>
          </table:table-cell>
          <table:table-cell office:value-type="float" office:value="2571.2" calcext:value-type="float">
            <text:p>2571.2</text:p>
          </table:table-cell>
          <table:table-cell table:formula="of:=(100 * ABS([.C180]-[.D180]))/[.C180]" office:value-type="float" office:value="1.46922446101612" calcext:value-type="float">
            <text:p>1.4692244610161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84.TPS</text:p>
          </table:table-cell>
          <table:table-cell office:value-type="float" office:value="2362.31" calcext:value-type="float">
            <text:p>2362.31</text:p>
          </table:table-cell>
          <table:table-cell office:value-type="float" office:value="2300.77" calcext:value-type="float">
            <text:p>2300.77</text:p>
          </table:table-cell>
          <table:table-cell table:formula="of:=(100 * ABS([.C181]-[.D181]))/[.C181]" office:value-type="float" office:value="2.60507723372462" calcext:value-type="float">
            <text:p>2.6050772337246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85.TPS</text:p>
          </table:table-cell>
          <table:table-cell office:value-type="float" office:value="2693.32" calcext:value-type="float">
            <text:p>2693.32</text:p>
          </table:table-cell>
          <table:table-cell office:value-type="float" office:value="2665.96" calcext:value-type="float">
            <text:p>2665.96</text:p>
          </table:table-cell>
          <table:table-cell table:formula="of:=(100 * ABS([.C182]-[.D182]))/[.C182]" office:value-type="float" office:value="1.01584661310205" calcext:value-type="float">
            <text:p>1.0158466131020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86.TPS</text:p>
          </table:table-cell>
          <table:table-cell office:value-type="float" office:value="2535.26" calcext:value-type="float">
            <text:p>2535.26</text:p>
          </table:table-cell>
          <table:table-cell office:value-type="float" office:value="2515.59" calcext:value-type="float">
            <text:p>2515.59</text:p>
          </table:table-cell>
          <table:table-cell table:formula="of:=(100 * ABS([.C183]-[.D183]))/[.C183]" office:value-type="float" office:value="0.775857308520628" calcext:value-type="float">
            <text:p>0.7758573085206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87.TPS</text:p>
          </table:table-cell>
          <table:table-cell office:value-type="float" office:value="2350.02" calcext:value-type="float">
            <text:p>2350.02</text:p>
          </table:table-cell>
          <table:table-cell office:value-type="float" office:value="2314.56" calcext:value-type="float">
            <text:p>2314.56</text:p>
          </table:table-cell>
          <table:table-cell table:formula="of:=(100 * ABS([.C184]-[.D184]))/[.C184]" office:value-type="float" office:value="1.5089233283121" calcext:value-type="float">
            <text:p>1.508923328312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88.TPS</text:p>
          </table:table-cell>
          <table:table-cell office:value-type="float" office:value="2461.79" calcext:value-type="float">
            <text:p>2461.79</text:p>
          </table:table-cell>
          <table:table-cell office:value-type="float" office:value="2463.7" calcext:value-type="float">
            <text:p>2463.7</text:p>
          </table:table-cell>
          <table:table-cell table:formula="of:=(100 * ABS([.C185]-[.D185]))/[.C185]" office:value-type="float" office:value="0.0775858216988392" calcext:value-type="float">
            <text:p>0.07758582169883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89.TPS</text:p>
          </table:table-cell>
          <table:table-cell office:value-type="float" office:value="2587.19" calcext:value-type="float">
            <text:p>2587.19</text:p>
          </table:table-cell>
          <table:table-cell office:value-type="float" office:value="2581.32" calcext:value-type="float">
            <text:p>2581.32</text:p>
          </table:table-cell>
          <table:table-cell table:formula="of:=(100 * ABS([.C186]-[.D186]))/[.C186]" office:value-type="float" office:value="0.226887085989042" calcext:value-type="float">
            <text:p>0.22688708598904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90.TPS</text:p>
          </table:table-cell>
          <table:table-cell office:value-type="float" office:value="2579.87" calcext:value-type="float">
            <text:p>2579.87</text:p>
          </table:table-cell>
          <table:table-cell office:value-type="float" office:value="2513.73" calcext:value-type="float">
            <text:p>2513.73</text:p>
          </table:table-cell>
          <table:table-cell table:formula="of:=(100 * ABS([.C187]-[.D187]))/[.C187]" office:value-type="float" office:value="2.56369506990662" calcext:value-type="float">
            <text:p>2.5636950699066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91.TPS</text:p>
          </table:table-cell>
          <table:table-cell office:value-type="float" office:value="2728.71" calcext:value-type="float">
            <text:p>2728.71</text:p>
          </table:table-cell>
          <table:table-cell office:value-type="float" office:value="2724.82" calcext:value-type="float">
            <text:p>2724.82</text:p>
          </table:table-cell>
          <table:table-cell table:formula="of:=(100 * ABS([.C188]-[.D188]))/[.C188]" office:value-type="float" office:value="0.14255820515921" calcext:value-type="float">
            <text:p>0.1425582051592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92.TPS</text:p>
          </table:table-cell>
          <table:table-cell office:value-type="float" office:value="2454.72" calcext:value-type="float">
            <text:p>2454.72</text:p>
          </table:table-cell>
          <table:table-cell office:value-type="float" office:value="2413.17" calcext:value-type="float">
            <text:p>2413.17</text:p>
          </table:table-cell>
          <table:table-cell table:formula="of:=(100 * ABS([.C189]-[.D189]))/[.C189]" office:value-type="float" office:value="1.69265741102854" calcext:value-type="float">
            <text:p>1.6926574110285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93.TPS</text:p>
          </table:table-cell>
          <table:table-cell office:value-type="float" office:value="2496.53" calcext:value-type="float">
            <text:p>2496.53</text:p>
          </table:table-cell>
          <table:table-cell office:value-type="float" office:value="2538.43" calcext:value-type="float">
            <text:p>2538.43</text:p>
          </table:table-cell>
          <table:table-cell table:formula="of:=(100 * ABS([.C190]-[.D190]))/[.C190]" office:value-type="float" office:value="1.67832952137565" calcext:value-type="float">
            <text:p>1.6783295213756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94.TPS</text:p>
          </table:table-cell>
          <table:table-cell office:value-type="float" office:value="2375.88" calcext:value-type="float">
            <text:p>2375.88</text:p>
          </table:table-cell>
          <table:table-cell office:value-type="float" office:value="2333.06" calcext:value-type="float">
            <text:p>2333.06</text:p>
          </table:table-cell>
          <table:table-cell table:formula="of:=(100 * ABS([.C191]-[.D191]))/[.C191]" office:value-type="float" office:value="1.80227957640959" calcext:value-type="float">
            <text:p>1.8022795764095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95.TPS</text:p>
          </table:table-cell>
          <table:table-cell office:value-type="float" office:value="2436.26" calcext:value-type="float">
            <text:p>2436.26</text:p>
          </table:table-cell>
          <table:table-cell office:value-type="float" office:value="2466.82" calcext:value-type="float">
            <text:p>2466.82</text:p>
          </table:table-cell>
          <table:table-cell table:formula="of:=(100 * ABS([.C192]-[.D192]))/[.C192]" office:value-type="float" office:value="1.25438171623718" calcext:value-type="float">
            <text:p>1.2543817162371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96.TPS</text:p>
          </table:table-cell>
          <table:table-cell office:value-type="float" office:value="2528.37" calcext:value-type="float">
            <text:p>2528.37</text:p>
          </table:table-cell>
          <table:table-cell office:value-type="float" office:value="2465.24" calcext:value-type="float">
            <text:p>2465.24</text:p>
          </table:table-cell>
          <table:table-cell table:formula="of:=(100 * ABS([.C193]-[.D193]))/[.C193]" office:value-type="float" office:value="2.49686556951712" calcext:value-type="float">
            <text:p>2.4968655695171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97.TPS</text:p>
          </table:table-cell>
          <table:table-cell office:value-type="float" office:value="2430.59" calcext:value-type="float">
            <text:p>2430.59</text:p>
          </table:table-cell>
          <table:table-cell office:value-type="float" office:value="2419.37" calcext:value-type="float">
            <text:p>2419.37</text:p>
          </table:table-cell>
          <table:table-cell table:formula="of:=(100 * ABS([.C194]-[.D194]))/[.C194]" office:value-type="float" office:value="0.461616315380227" calcext:value-type="float">
            <text:p>0.46161631538022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98.TPS</text:p>
          </table:table-cell>
          <table:table-cell office:value-type="float" office:value="2416.37" calcext:value-type="float">
            <text:p>2416.37</text:p>
          </table:table-cell>
          <table:table-cell office:value-type="float" office:value="2526.71" calcext:value-type="float">
            <text:p>2526.71</text:p>
          </table:table-cell>
          <table:table-cell table:formula="of:=(100 * ABS([.C195]-[.D195]))/[.C195]" office:value-type="float" office:value="4.5663536627255" calcext:value-type="float">
            <text:p>4.566353662725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199.TPS</text:p>
          </table:table-cell>
          <table:table-cell office:value-type="float" office:value="2414.28" calcext:value-type="float">
            <text:p>2414.28</text:p>
          </table:table-cell>
          <table:table-cell office:value-type="float" office:value="2450.88" calcext:value-type="float">
            <text:p>2450.88</text:p>
          </table:table-cell>
          <table:table-cell table:formula="of:=(100 * ABS([.C196]-[.D196]))/[.C196]" office:value-type="float" office:value="1.5159799194791" calcext:value-type="float">
            <text:p>1.515979919479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00.TPS</text:p>
          </table:table-cell>
          <table:table-cell office:value-type="float" office:value="2622.68" calcext:value-type="float">
            <text:p>2622.68</text:p>
          </table:table-cell>
          <table:table-cell office:value-type="float" office:value="2622.45" calcext:value-type="float">
            <text:p>2622.45</text:p>
          </table:table-cell>
          <table:table-cell table:formula="of:=(100 * ABS([.C197]-[.D197]))/[.C197]" office:value-type="float" office:value="0.00876965546692765" calcext:value-type="float">
            <text:p>0.0087696554669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01.TPS</text:p>
          </table:table-cell>
          <table:table-cell office:value-type="float" office:value="2687.33" calcext:value-type="float">
            <text:p>2687.33</text:p>
          </table:table-cell>
          <table:table-cell office:value-type="float" office:value="2619.48" calcext:value-type="float">
            <text:p>2619.48</text:p>
          </table:table-cell>
          <table:table-cell table:formula="of:=(100 * ABS([.C198]-[.D198]))/[.C198]" office:value-type="float" office:value="2.52481087175747" calcext:value-type="float">
            <text:p>2.524810871757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02.TPS</text:p>
          </table:table-cell>
          <table:table-cell office:value-type="float" office:value="2555.44" calcext:value-type="float">
            <text:p>2555.44</text:p>
          </table:table-cell>
          <table:table-cell office:value-type="float" office:value="2563.08" calcext:value-type="float">
            <text:p>2563.08</text:p>
          </table:table-cell>
          <table:table-cell table:formula="of:=(100 * ABS([.C199]-[.D199]))/[.C199]" office:value-type="float" office:value="0.29897004038443" calcext:value-type="float">
            <text:p>0.2989700403844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03.TPS</text:p>
          </table:table-cell>
          <table:table-cell office:value-type="float" office:value="2699.21" calcext:value-type="float">
            <text:p>2699.21</text:p>
          </table:table-cell>
          <table:table-cell office:value-type="float" office:value="2661.3" calcext:value-type="float">
            <text:p>2661.3</text:p>
          </table:table-cell>
          <table:table-cell table:formula="of:=(100 * ABS([.C200]-[.D200]))/[.C200]" office:value-type="float" office:value="1.40448501598615" calcext:value-type="float">
            <text:p>1.4044850159861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04.TPS</text:p>
          </table:table-cell>
          <table:table-cell office:value-type="float" office:value="2178.39" calcext:value-type="float">
            <text:p>2178.39</text:p>
          </table:table-cell>
          <table:table-cell office:value-type="float" office:value="2124.12" calcext:value-type="float">
            <text:p>2124.12</text:p>
          </table:table-cell>
          <table:table-cell table:formula="of:=(100 * ABS([.C201]-[.D201]))/[.C201]" office:value-type="float" office:value="2.49128943853029" calcext:value-type="float">
            <text:p>2.4912894385302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05.TPS</text:p>
          </table:table-cell>
          <table:table-cell office:value-type="float" office:value="2566.72" calcext:value-type="float">
            <text:p>2566.72</text:p>
          </table:table-cell>
          <table:table-cell office:value-type="float" office:value="2592.85" calcext:value-type="float">
            <text:p>2592.85</text:p>
          </table:table-cell>
          <table:table-cell table:formula="of:=(100 * ABS([.C202]-[.D202]))/[.C202]" office:value-type="float" office:value="1.01803079416532" calcext:value-type="float">
            <text:p>1.018030794165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06.TPS</text:p>
          </table:table-cell>
          <table:table-cell office:value-type="float" office:value="2514.51" calcext:value-type="float">
            <text:p>2514.51</text:p>
          </table:table-cell>
          <table:table-cell office:value-type="float" office:value="2469.83" calcext:value-type="float">
            <text:p>2469.83</text:p>
          </table:table-cell>
          <table:table-cell table:formula="of:=(100 * ABS([.C203]-[.D203]))/[.C203]" office:value-type="float" office:value="1.77688694815293" calcext:value-type="float">
            <text:p>1.7768869481529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07.TPS</text:p>
          </table:table-cell>
          <table:table-cell office:value-type="float" office:value="2413.56" calcext:value-type="float">
            <text:p>2413.56</text:p>
          </table:table-cell>
          <table:table-cell office:value-type="float" office:value="2501.37" calcext:value-type="float">
            <text:p>2501.37</text:p>
          </table:table-cell>
          <table:table-cell table:formula="of:=(100 * ABS([.C204]-[.D204]))/[.C204]" office:value-type="float" office:value="3.63819420275444" calcext:value-type="float">
            <text:p>3.6381942027544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08.TPS</text:p>
          </table:table-cell>
          <table:table-cell office:value-type="float" office:value="2399.33" calcext:value-type="float">
            <text:p>2399.33</text:p>
          </table:table-cell>
          <table:table-cell office:value-type="float" office:value="2347.21" calcext:value-type="float">
            <text:p>2347.21</text:p>
          </table:table-cell>
          <table:table-cell table:formula="of:=(100 * ABS([.C205]-[.D205]))/[.C205]" office:value-type="float" office:value="2.1722730929051" calcext:value-type="float">
            <text:p>2.172273092905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09.TPS</text:p>
          </table:table-cell>
          <table:table-cell office:value-type="float" office:value="2651.58" calcext:value-type="float">
            <text:p>2651.58</text:p>
          </table:table-cell>
          <table:table-cell office:value-type="float" office:value="2665.75" calcext:value-type="float">
            <text:p>2665.75</text:p>
          </table:table-cell>
          <table:table-cell table:formula="of:=(100 * ABS([.C206]-[.D206]))/[.C206]" office:value-type="float" office:value="0.53439835871443" calcext:value-type="float">
            <text:p>0.5343983587144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10.TPS</text:p>
          </table:table-cell>
          <table:table-cell office:value-type="float" office:value="2396.94" calcext:value-type="float">
            <text:p>2396.94</text:p>
          </table:table-cell>
          <table:table-cell office:value-type="float" office:value="2322.97" calcext:value-type="float">
            <text:p>2322.97</text:p>
          </table:table-cell>
          <table:table-cell table:formula="of:=(100 * ABS([.C207]-[.D207]))/[.C207]" office:value-type="float" office:value="3.08601800629137" calcext:value-type="float">
            <text:p>3.086018006291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11.TPS</text:p>
          </table:table-cell>
          <table:table-cell office:value-type="float" office:value="2660.3" calcext:value-type="float">
            <text:p>2660.3</text:p>
          </table:table-cell>
          <table:table-cell office:value-type="float" office:value="2665.53" calcext:value-type="float">
            <text:p>2665.53</text:p>
          </table:table-cell>
          <table:table-cell table:formula="of:=(100 * ABS([.C208]-[.D208]))/[.C208]" office:value-type="float" office:value="0.196594369056122" calcext:value-type="float">
            <text:p>0.19659436905612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12.TPS</text:p>
          </table:table-cell>
          <table:table-cell office:value-type="float" office:value="2610.18" calcext:value-type="float">
            <text:p>2610.18</text:p>
          </table:table-cell>
          <table:table-cell office:value-type="float" office:value="2582.22" calcext:value-type="float">
            <text:p>2582.22</text:p>
          </table:table-cell>
          <table:table-cell table:formula="of:=(100 * ABS([.C209]-[.D209]))/[.C209]" office:value-type="float" office:value="1.07119049260971" calcext:value-type="float">
            <text:p>1.0711904926097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13.TPS</text:p>
          </table:table-cell>
          <table:table-cell office:value-type="float" office:value="2655.97" calcext:value-type="float">
            <text:p>2655.97</text:p>
          </table:table-cell>
          <table:table-cell office:value-type="float" office:value="2682.5" calcext:value-type="float">
            <text:p>2682.5</text:p>
          </table:table-cell>
          <table:table-cell table:formula="of:=(100 * ABS([.C210]-[.D210]))/[.C210]" office:value-type="float" office:value="0.998881764477769" calcext:value-type="float">
            <text:p>0.9988817644777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14.TPS</text:p>
          </table:table-cell>
          <table:table-cell office:value-type="float" office:value="2557.77" calcext:value-type="float">
            <text:p>2557.77</text:p>
          </table:table-cell>
          <table:table-cell office:value-type="float" office:value="2548.54" calcext:value-type="float">
            <text:p>2548.54</text:p>
          </table:table-cell>
          <table:table-cell table:formula="of:=(100 * ABS([.C211]-[.D211]))/[.C211]" office:value-type="float" office:value="0.360861218952448" calcext:value-type="float">
            <text:p>0.36086121895244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15.TPS</text:p>
          </table:table-cell>
          <table:table-cell office:value-type="float" office:value="2605.67" calcext:value-type="float">
            <text:p>2605.67</text:p>
          </table:table-cell>
          <table:table-cell office:value-type="float" office:value="2629.36" calcext:value-type="float">
            <text:p>2629.36</text:p>
          </table:table-cell>
          <table:table-cell table:formula="of:=(100 * ABS([.C212]-[.D212]))/[.C212]" office:value-type="float" office:value="0.909171153676408" calcext:value-type="float">
            <text:p>0.90917115367640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16.TPS</text:p>
          </table:table-cell>
          <table:table-cell office:value-type="float" office:value="2545.92" calcext:value-type="float">
            <text:p>2545.92</text:p>
          </table:table-cell>
          <table:table-cell office:value-type="float" office:value="2522.08" calcext:value-type="float">
            <text:p>2522.08</text:p>
          </table:table-cell>
          <table:table-cell table:formula="of:=(100 * ABS([.C213]-[.D213]))/[.C213]" office:value-type="float" office:value="0.936400201106089" calcext:value-type="float">
            <text:p>0.93640020110608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17.TPS</text:p>
          </table:table-cell>
          <table:table-cell office:value-type="float" office:value="2498.15" calcext:value-type="float">
            <text:p>2498.15</text:p>
          </table:table-cell>
          <table:table-cell office:value-type="float" office:value="2423.39" calcext:value-type="float">
            <text:p>2423.39</text:p>
          </table:table-cell>
          <table:table-cell table:formula="of:=(100 * ABS([.C214]-[.D214]))/[.C214]" office:value-type="float" office:value="2.99261453475573" calcext:value-type="float">
            <text:p>2.9926145347557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18.TPS</text:p>
          </table:table-cell>
          <table:table-cell office:value-type="float" office:value="2436.05" calcext:value-type="float">
            <text:p>2436.05</text:p>
          </table:table-cell>
          <table:table-cell office:value-type="float" office:value="2444.46" calcext:value-type="float">
            <text:p>2444.46</text:p>
          </table:table-cell>
          <table:table-cell table:formula="of:=(100 * ABS([.C215]-[.D215]))/[.C215]" office:value-type="float" office:value="0.345231009215733" calcext:value-type="float">
            <text:p>0.3452310092157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19.TPS</text:p>
          </table:table-cell>
          <table:table-cell office:value-type="float" office:value="2368.99" calcext:value-type="float">
            <text:p>2368.99</text:p>
          </table:table-cell>
          <table:table-cell office:value-type="float" office:value="2278.79" calcext:value-type="float">
            <text:p>2278.79</text:p>
          </table:table-cell>
          <table:table-cell table:formula="of:=(100 * ABS([.C216]-[.D216]))/[.C216]" office:value-type="float" office:value="3.80752979117682" calcext:value-type="float">
            <text:p>3.8075297911768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20.TPS</text:p>
          </table:table-cell>
          <table:table-cell office:value-type="float" office:value="2324.84" calcext:value-type="float">
            <text:p>2324.84</text:p>
          </table:table-cell>
          <table:table-cell office:value-type="float" office:value="2155.25" calcext:value-type="float">
            <text:p>2155.25</text:p>
          </table:table-cell>
          <table:table-cell table:formula="of:=(100 * ABS([.C217]-[.D217]))/[.C217]" office:value-type="float" office:value="7.29469554894101" calcext:value-type="float">
            <text:p>7.294695548941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21.TPS</text:p>
          </table:table-cell>
          <table:table-cell office:value-type="float" office:value="2487.05" calcext:value-type="float">
            <text:p>2487.05</text:p>
          </table:table-cell>
          <table:table-cell office:value-type="float" office:value="2491.81" calcext:value-type="float">
            <text:p>2491.81</text:p>
          </table:table-cell>
          <table:table-cell table:formula="of:=(100 * ABS([.C218]-[.D218]))/[.C218]" office:value-type="float" office:value="0.191391407490793" calcext:value-type="float">
            <text:p>0.19139140749079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22.TPS</text:p>
          </table:table-cell>
          <table:table-cell office:value-type="float" office:value="2467.34" calcext:value-type="float">
            <text:p>2467.34</text:p>
          </table:table-cell>
          <table:table-cell office:value-type="float" office:value="2355.74" calcext:value-type="float">
            <text:p>2355.74</text:p>
          </table:table-cell>
          <table:table-cell table:formula="of:=(100 * ABS([.C219]-[.D219]))/[.C219]" office:value-type="float" office:value="4.52308964309744" calcext:value-type="float">
            <text:p>4.5230896430974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23.TPS</text:p>
          </table:table-cell>
          <table:table-cell office:value-type="float" office:value="2601.45" calcext:value-type="float">
            <text:p>2601.45</text:p>
          </table:table-cell>
          <table:table-cell office:value-type="float" office:value="2640.75" calcext:value-type="float">
            <text:p>2640.75</text:p>
          </table:table-cell>
          <table:table-cell table:formula="of:=(100 * ABS([.C220]-[.D220]))/[.C220]" office:value-type="float" office:value="1.51069595802342" calcext:value-type="float">
            <text:p>1.5106959580234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24.TPS</text:p>
          </table:table-cell>
          <table:table-cell office:value-type="float" office:value="2657.22" calcext:value-type="float">
            <text:p>2657.22</text:p>
          </table:table-cell>
          <table:table-cell office:value-type="float" office:value="2644.35" calcext:value-type="float">
            <text:p>2644.35</text:p>
          </table:table-cell>
          <table:table-cell table:formula="of:=(100 * ABS([.C221]-[.D221]))/[.C221]" office:value-type="float" office:value="0.484340777203238" calcext:value-type="float">
            <text:p>0.48434077720323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25.TPS</text:p>
          </table:table-cell>
          <table:table-cell office:value-type="float" office:value="2748.62" calcext:value-type="float">
            <text:p>2748.62</text:p>
          </table:table-cell>
          <table:table-cell office:value-type="float" office:value="2651.98" calcext:value-type="float">
            <text:p>2651.98</text:p>
          </table:table-cell>
          <table:table-cell table:formula="of:=(100 * ABS([.C222]-[.D222]))/[.C222]" office:value-type="float" office:value="3.51594618390319" calcext:value-type="float">
            <text:p>3.515946183903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26.TPS</text:p>
          </table:table-cell>
          <table:table-cell office:value-type="float" office:value="2613.95" calcext:value-type="float">
            <text:p>2613.95</text:p>
          </table:table-cell>
          <table:table-cell office:value-type="float" office:value="2606.45" calcext:value-type="float">
            <text:p>2606.45</text:p>
          </table:table-cell>
          <table:table-cell table:formula="of:=(100 * ABS([.C223]-[.D223]))/[.C223]" office:value-type="float" office:value="0.2869220910882" calcext:value-type="float">
            <text:p>0.286922091088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27.TPS</text:p>
          </table:table-cell>
          <table:table-cell office:value-type="float" office:value="2614.98" calcext:value-type="float">
            <text:p>2614.98</text:p>
          </table:table-cell>
          <table:table-cell office:value-type="float" office:value="2594.81" calcext:value-type="float">
            <text:p>2594.81</text:p>
          </table:table-cell>
          <table:table-cell table:formula="of:=(100 * ABS([.C224]-[.D224]))/[.C224]" office:value-type="float" office:value="0.771325210900277" calcext:value-type="float">
            <text:p>0.7713252109002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28.TPS</text:p>
          </table:table-cell>
          <table:table-cell office:value-type="float" office:value="2471.55" calcext:value-type="float">
            <text:p>2471.55</text:p>
          </table:table-cell>
          <table:table-cell office:value-type="float" office:value="2470.79" calcext:value-type="float">
            <text:p>2470.79</text:p>
          </table:table-cell>
          <table:table-cell table:formula="of:=(100 * ABS([.C225]-[.D225]))/[.C225]" office:value-type="float" office:value="0.0307499342517941" calcext:value-type="float">
            <text:p>0.03074993425179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29.TPS</text:p>
          </table:table-cell>
          <table:table-cell office:value-type="float" office:value="2504.37" calcext:value-type="float">
            <text:p>2504.37</text:p>
          </table:table-cell>
          <table:table-cell office:value-type="float" office:value="2460.93" calcext:value-type="float">
            <text:p>2460.93</text:p>
          </table:table-cell>
          <table:table-cell table:formula="of:=(100 * ABS([.C226]-[.D226]))/[.C226]" office:value-type="float" office:value="1.73456797517939" calcext:value-type="float">
            <text:p>1.7345679751793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30.TPS</text:p>
          </table:table-cell>
          <table:table-cell office:value-type="float" office:value="2467.88" calcext:value-type="float">
            <text:p>2467.88</text:p>
          </table:table-cell>
          <table:table-cell office:value-type="float" office:value="2186.39" calcext:value-type="float">
            <text:p>2186.39</text:p>
          </table:table-cell>
          <table:table-cell table:formula="of:=(100 * ABS([.C227]-[.D227]))/[.C227]" office:value-type="float" office:value="11.40614616594" calcext:value-type="float">
            <text:p>11.4061461659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31.TPS</text:p>
          </table:table-cell>
          <table:table-cell office:value-type="float" office:value="2400.59" calcext:value-type="float">
            <text:p>2400.59</text:p>
          </table:table-cell>
          <table:table-cell office:value-type="float" office:value="2298.83" calcext:value-type="float">
            <text:p>2298.83</text:p>
          </table:table-cell>
          <table:table-cell table:formula="of:=(100 * ABS([.C228]-[.D228]))/[.C228]" office:value-type="float" office:value="4.23895792284398" calcext:value-type="float">
            <text:p>4.2389579228439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32.TPS</text:p>
          </table:table-cell>
          <table:table-cell office:value-type="float" office:value="2437.81" calcext:value-type="float">
            <text:p>2437.81</text:p>
          </table:table-cell>
          <table:table-cell office:value-type="float" office:value="2275.08" calcext:value-type="float">
            <text:p>2275.08</text:p>
          </table:table-cell>
          <table:table-cell table:formula="of:=(100 * ABS([.C229]-[.D229]))/[.C229]" office:value-type="float" office:value="6.67525360877181" calcext:value-type="float">
            <text:p>6.675253608771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33.TPS</text:p>
          </table:table-cell>
          <table:table-cell office:value-type="float" office:value="2672.13" calcext:value-type="float">
            <text:p>2672.13</text:p>
          </table:table-cell>
          <table:table-cell office:value-type="float" office:value="2650.14" calcext:value-type="float">
            <text:p>2650.14</text:p>
          </table:table-cell>
          <table:table-cell table:formula="of:=(100 * ABS([.C230]-[.D230]))/[.C230]" office:value-type="float" office:value="0.822939003716145" calcext:value-type="float">
            <text:p>0.82293900371614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34.TPS</text:p>
          </table:table-cell>
          <table:table-cell office:value-type="float" office:value="2679.92" calcext:value-type="float">
            <text:p>2679.92</text:p>
          </table:table-cell>
          <table:table-cell office:value-type="float" office:value="2652.3" calcext:value-type="float">
            <text:p>2652.3</text:p>
          </table:table-cell>
          <table:table-cell table:formula="of:=(100 * ABS([.C231]-[.D231]))/[.C231]" office:value-type="float" office:value="1.03062777993373" calcext:value-type="float">
            <text:p>1.0306277799337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35.TPS</text:p>
          </table:table-cell>
          <table:table-cell office:value-type="float" office:value="2656.9" calcext:value-type="float">
            <text:p>2656.9</text:p>
          </table:table-cell>
          <table:table-cell office:value-type="float" office:value="2742.52" calcext:value-type="float">
            <text:p>2742.52</text:p>
          </table:table-cell>
          <table:table-cell table:formula="of:=(100 * ABS([.C232]-[.D232]))/[.C232]" office:value-type="float" office:value="3.22255259889344" calcext:value-type="float">
            <text:p>3.2225525988934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36.TPS</text:p>
          </table:table-cell>
          <table:table-cell office:value-type="float" office:value="2562.65" calcext:value-type="float">
            <text:p>2562.65</text:p>
          </table:table-cell>
          <table:table-cell office:value-type="float" office:value="2503.02" calcext:value-type="float">
            <text:p>2503.02</text:p>
          </table:table-cell>
          <table:table-cell table:formula="of:=(100 * ABS([.C233]-[.D233]))/[.C233]" office:value-type="float" office:value="2.3268881821552" calcext:value-type="float">
            <text:p>2.326888182155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37.TPS</text:p>
          </table:table-cell>
          <table:table-cell office:value-type="float" office:value="2630.48" calcext:value-type="float">
            <text:p>2630.48</text:p>
          </table:table-cell>
          <table:table-cell office:value-type="float" office:value="2606.76" calcext:value-type="float">
            <text:p>2606.76</text:p>
          </table:table-cell>
          <table:table-cell table:formula="of:=(100 * ABS([.C234]-[.D234]))/[.C234]" office:value-type="float" office:value="0.901736565189616" calcext:value-type="float">
            <text:p>0.90173656518961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38.TPS</text:p>
          </table:table-cell>
          <table:table-cell office:value-type="float" office:value="2695.35" calcext:value-type="float">
            <text:p>2695.35</text:p>
          </table:table-cell>
          <table:table-cell office:value-type="float" office:value="2482.97" calcext:value-type="float">
            <text:p>2482.97</text:p>
          </table:table-cell>
          <table:table-cell table:formula="of:=(100 * ABS([.C235]-[.D235]))/[.C235]" office:value-type="float" office:value="7.87949616932866" calcext:value-type="float">
            <text:p>7.8794961693286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39.TPS</text:p>
          </table:table-cell>
          <table:table-cell office:value-type="float" office:value="2556.07" calcext:value-type="float">
            <text:p>2556.07</text:p>
          </table:table-cell>
          <table:table-cell office:value-type="float" office:value="2368.77" calcext:value-type="float">
            <text:p>2368.77</text:p>
          </table:table-cell>
          <table:table-cell table:formula="of:=(100 * ABS([.C236]-[.D236]))/[.C236]" office:value-type="float" office:value="7.32765534590211" calcext:value-type="float">
            <text:p>7.327655345902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40.TPS</text:p>
          </table:table-cell>
          <table:table-cell office:value-type="float" office:value="2474.89" calcext:value-type="float">
            <text:p>2474.89</text:p>
          </table:table-cell>
          <table:table-cell office:value-type="float" office:value="2440.35" calcext:value-type="float">
            <text:p>2440.35</text:p>
          </table:table-cell>
          <table:table-cell table:formula="of:=(100 * ABS([.C237]-[.D237]))/[.C237]" office:value-type="float" office:value="1.39561758300369" calcext:value-type="float">
            <text:p>1.395617583003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41.TPS</text:p>
          </table:table-cell>
          <table:table-cell office:value-type="float" office:value="2501.1" calcext:value-type="float">
            <text:p>2501.1</text:p>
          </table:table-cell>
          <table:table-cell office:value-type="float" office:value="2538.27" calcext:value-type="float">
            <text:p>2538.27</text:p>
          </table:table-cell>
          <table:table-cell table:formula="of:=(100 * ABS([.C238]-[.D238]))/[.C238]" office:value-type="float" office:value="1.48614609571789" calcext:value-type="float">
            <text:p>1.4861460957178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42.TPS</text:p>
          </table:table-cell>
          <table:table-cell office:value-type="float" office:value="2459.95" calcext:value-type="float">
            <text:p>2459.95</text:p>
          </table:table-cell>
          <table:table-cell office:value-type="float" office:value="2498.31" calcext:value-type="float">
            <text:p>2498.31</text:p>
          </table:table-cell>
          <table:table-cell table:formula="of:=(100 * ABS([.C239]-[.D239]))/[.C239]" office:value-type="float" office:value="1.55938128823757" calcext:value-type="float">
            <text:p>1.5593812882375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43.TPS</text:p>
          </table:table-cell>
          <table:table-cell office:value-type="float" office:value="2708.11" calcext:value-type="float">
            <text:p>2708.11</text:p>
          </table:table-cell>
          <table:table-cell office:value-type="float" office:value="2635.73" calcext:value-type="float">
            <text:p>2635.73</text:p>
          </table:table-cell>
          <table:table-cell table:formula="of:=(100 * ABS([.C240]-[.D240]))/[.C240]" office:value-type="float" office:value="2.67271270369372" calcext:value-type="float">
            <text:p>2.6727127036937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44.TPS</text:p>
          </table:table-cell>
          <table:table-cell office:value-type="float" office:value="2522.6" calcext:value-type="float">
            <text:p>2522.6</text:p>
          </table:table-cell>
          <table:table-cell office:value-type="float" office:value="2469.67" calcext:value-type="float">
            <text:p>2469.67</text:p>
          </table:table-cell>
          <table:table-cell table:formula="of:=(100 * ABS([.C241]-[.D241]))/[.C241]" office:value-type="float" office:value="2.09823198287481" calcext:value-type="float">
            <text:p>2.098231982874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45.TPS</text:p>
          </table:table-cell>
          <table:table-cell office:value-type="float" office:value="2570.98" calcext:value-type="float">
            <text:p>2570.98</text:p>
          </table:table-cell>
          <table:table-cell office:value-type="float" office:value="2558.76" calcext:value-type="float">
            <text:p>2558.76</text:p>
          </table:table-cell>
          <table:table-cell table:formula="of:=(100 * ABS([.C242]-[.D242]))/[.C242]" office:value-type="float" office:value="0.475305136562704" calcext:value-type="float">
            <text:p>0.47530513656270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46.TPS</text:p>
          </table:table-cell>
          <table:table-cell office:value-type="float" office:value="2466.29" calcext:value-type="float">
            <text:p>2466.29</text:p>
          </table:table-cell>
          <table:table-cell office:value-type="float" office:value="2436.63" calcext:value-type="float">
            <text:p>2436.63</text:p>
          </table:table-cell>
          <table:table-cell table:formula="of:=(100 * ABS([.C243]-[.D243]))/[.C243]" office:value-type="float" office:value="1.20261607515742" calcext:value-type="float">
            <text:p>1.2026160751574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47.TPS</text:p>
          </table:table-cell>
          <table:table-cell office:value-type="float" office:value="2645.22" calcext:value-type="float">
            <text:p>2645.22</text:p>
          </table:table-cell>
          <table:table-cell office:value-type="float" office:value="2611.22" calcext:value-type="float">
            <text:p>2611.22</text:p>
          </table:table-cell>
          <table:table-cell table:formula="of:=(100 * ABS([.C244]-[.D244]))/[.C244]" office:value-type="float" office:value="1.28533732543985" calcext:value-type="float">
            <text:p>1.2853373254398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49.TPS</text:p>
          </table:table-cell>
          <table:table-cell office:value-type="float" office:value="2636.99" calcext:value-type="float">
            <text:p>2636.99</text:p>
          </table:table-cell>
          <table:table-cell office:value-type="float" office:value="2634.24" calcext:value-type="float">
            <text:p>2634.24</text:p>
          </table:table-cell>
          <table:table-cell table:formula="of:=(100 * ABS([.C245]-[.D245]))/[.C245]" office:value-type="float" office:value="0.104285568015047" calcext:value-type="float">
            <text:p>0.1042855680150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50.TPS</text:p>
          </table:table-cell>
          <table:table-cell office:value-type="float" office:value="2571.59" calcext:value-type="float">
            <text:p>2571.59</text:p>
          </table:table-cell>
          <table:table-cell office:value-type="float" office:value="2527.68" calcext:value-type="float">
            <text:p>2527.68</text:p>
          </table:table-cell>
          <table:table-cell table:formula="of:=(100 * ABS([.C246]-[.D246]))/[.C246]" office:value-type="float" office:value="1.70750391780962" calcext:value-type="float">
            <text:p>1.7075039178096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51.TPS</text:p>
          </table:table-cell>
          <table:table-cell office:value-type="float" office:value="2645.14" calcext:value-type="float">
            <text:p>2645.14</text:p>
          </table:table-cell>
          <table:table-cell office:value-type="float" office:value="2548.42" calcext:value-type="float">
            <text:p>2548.42</text:p>
          </table:table-cell>
          <table:table-cell table:formula="of:=(100 * ABS([.C247]-[.D247]))/[.C247]" office:value-type="float" office:value="3.65651723538262" calcext:value-type="float">
            <text:p>3.6565172353826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52.TPS</text:p>
          </table:table-cell>
          <table:table-cell office:value-type="float" office:value="2553.92" calcext:value-type="float">
            <text:p>2553.92</text:p>
          </table:table-cell>
          <table:table-cell office:value-type="float" office:value="2590.91" calcext:value-type="float">
            <text:p>2590.91</text:p>
          </table:table-cell>
          <table:table-cell table:formula="of:=(100 * ABS([.C248]-[.D248]))/[.C248]" office:value-type="float" office:value="1.44836173411852" calcext:value-type="float">
            <text:p>1.4483617341185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53.TPS</text:p>
          </table:table-cell>
          <table:table-cell office:value-type="float" office:value="2573.12" calcext:value-type="float">
            <text:p>2573.12</text:p>
          </table:table-cell>
          <table:table-cell office:value-type="float" office:value="2406.06" calcext:value-type="float">
            <text:p>2406.06</text:p>
          </table:table-cell>
          <table:table-cell table:formula="of:=(100 * ABS([.C249]-[.D249]))/[.C249]" office:value-type="float" office:value="6.49250715085188" calcext:value-type="float">
            <text:p>6.4925071508518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54.TPS</text:p>
          </table:table-cell>
          <table:table-cell office:value-type="float" office:value="2416.13" calcext:value-type="float">
            <text:p>2416.13</text:p>
          </table:table-cell>
          <table:table-cell office:value-type="float" office:value="2293.77" calcext:value-type="float">
            <text:p>2293.77</text:p>
          </table:table-cell>
          <table:table-cell table:formula="of:=(100 * ABS([.C250]-[.D250]))/[.C250]" office:value-type="float" office:value="5.06429703699719" calcext:value-type="float">
            <text:p>5.064297036997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55.TPS</text:p>
          </table:table-cell>
          <table:table-cell office:value-type="float" office:value="2676.81" calcext:value-type="float">
            <text:p>2676.81</text:p>
          </table:table-cell>
          <table:table-cell office:value-type="float" office:value="2641.7" calcext:value-type="float">
            <text:p>2641.7</text:p>
          </table:table-cell>
          <table:table-cell table:formula="of:=(100 * ABS([.C251]-[.D251]))/[.C251]" office:value-type="float" office:value="1.31163586507821" calcext:value-type="float">
            <text:p>1.3116358650782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56.TPS</text:p>
          </table:table-cell>
          <table:table-cell office:value-type="float" office:value="2481.85" calcext:value-type="float">
            <text:p>2481.85</text:p>
          </table:table-cell>
          <table:table-cell office:value-type="float" office:value="2363.82" calcext:value-type="float">
            <text:p>2363.82</text:p>
          </table:table-cell>
          <table:table-cell table:formula="of:=(100 * ABS([.C252]-[.D252]))/[.C252]" office:value-type="float" office:value="4.75572657493401" calcext:value-type="float">
            <text:p>4.7557265749340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57.TPS</text:p>
          </table:table-cell>
          <table:table-cell office:value-type="float" office:value="2714.75" calcext:value-type="float">
            <text:p>2714.75</text:p>
          </table:table-cell>
          <table:table-cell office:value-type="float" office:value="2649.74" calcext:value-type="float">
            <text:p>2649.74</text:p>
          </table:table-cell>
          <table:table-cell table:formula="of:=(100 * ABS([.C253]-[.D253]))/[.C253]" office:value-type="float" office:value="2.39469564416614" calcext:value-type="float">
            <text:p>2.3946956441661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58.TPS</text:p>
          </table:table-cell>
          <table:table-cell office:value-type="float" office:value="2514.93" calcext:value-type="float">
            <text:p>2514.93</text:p>
          </table:table-cell>
          <table:table-cell office:value-type="float" office:value="2496.38" calcext:value-type="float">
            <text:p>2496.38</text:p>
          </table:table-cell>
          <table:table-cell table:formula="of:=(100 * ABS([.C254]-[.D254]))/[.C254]" office:value-type="float" office:value="0.737595082169274" calcext:value-type="float">
            <text:p>0.73759508216927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59.TPS</text:p>
          </table:table-cell>
          <table:table-cell office:value-type="float" office:value="2426.43" calcext:value-type="float">
            <text:p>2426.43</text:p>
          </table:table-cell>
          <table:table-cell office:value-type="float" office:value="2412.47" calcext:value-type="float">
            <text:p>2412.47</text:p>
          </table:table-cell>
          <table:table-cell table:formula="of:=(100 * ABS([.C255]-[.D255]))/[.C255]" office:value-type="float" office:value="0.575330835837013" calcext:value-type="float">
            <text:p>0.5753308358370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60.TPS</text:p>
          </table:table-cell>
          <table:table-cell office:value-type="float" office:value="2583.07" calcext:value-type="float">
            <text:p>2583.07</text:p>
          </table:table-cell>
          <table:table-cell office:value-type="float" office:value="2533.78" calcext:value-type="float">
            <text:p>2533.78</text:p>
          </table:table-cell>
          <table:table-cell table:formula="of:=(100 * ABS([.C256]-[.D256]))/[.C256]" office:value-type="float" office:value="1.90819451273097" calcext:value-type="float">
            <text:p>1.9081945127309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61.TPS</text:p>
          </table:table-cell>
          <table:table-cell office:value-type="float" office:value="2618.97" calcext:value-type="float">
            <text:p>2618.97</text:p>
          </table:table-cell>
          <table:table-cell office:value-type="float" office:value="2580.9" calcext:value-type="float">
            <text:p>2580.9</text:p>
          </table:table-cell>
          <table:table-cell table:formula="of:=(100 * ABS([.C257]-[.D257]))/[.C257]" office:value-type="float" office:value="1.45362489833789" calcext:value-type="float">
            <text:p>1.4536248983378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62.TPS</text:p>
          </table:table-cell>
          <table:table-cell office:value-type="float" office:value="2438.53" calcext:value-type="float">
            <text:p>2438.53</text:p>
          </table:table-cell>
          <table:table-cell office:value-type="float" office:value="2354.87" calcext:value-type="float">
            <text:p>2354.87</text:p>
          </table:table-cell>
          <table:table-cell table:formula="of:=(100 * ABS([.C258]-[.D258]))/[.C258]" office:value-type="float" office:value="3.43075541412245" calcext:value-type="float">
            <text:p>3.4307554141224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63.TPS</text:p>
          </table:table-cell>
          <table:table-cell office:value-type="float" office:value="2651.78" calcext:value-type="float">
            <text:p>2651.78</text:p>
          </table:table-cell>
          <table:table-cell office:value-type="float" office:value="2616.16" calcext:value-type="float">
            <text:p>2616.16</text:p>
          </table:table-cell>
          <table:table-cell table:formula="of:=(100 * ABS([.C259]-[.D259]))/[.C259]" office:value-type="float" office:value="1.34324868578843" calcext:value-type="float">
            <text:p>1.3432486857884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64.TPS</text:p>
          </table:table-cell>
          <table:table-cell office:value-type="float" office:value="2449.78" calcext:value-type="float">
            <text:p>2449.78</text:p>
          </table:table-cell>
          <table:table-cell office:value-type="float" office:value="3655.15" calcext:value-type="float">
            <text:p>3655.15</text:p>
          </table:table-cell>
          <table:table-cell table:formula="of:=(100 * ABS([.C260]-[.D260]))/[.C260]" office:value-type="float" office:value="49.203193756174" calcext:value-type="float">
            <text:p>49.20319375617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65.TPS</text:p>
          </table:table-cell>
          <table:table-cell office:value-type="float" office:value="2521.38" calcext:value-type="float">
            <text:p>2521.38</text:p>
          </table:table-cell>
          <table:table-cell office:value-type="float" office:value="2475.48" calcext:value-type="float">
            <text:p>2475.48</text:p>
          </table:table-cell>
          <table:table-cell table:formula="of:=(100 * ABS([.C261]-[.D261]))/[.C261]" office:value-type="float" office:value="1.82043166837209" calcext:value-type="float">
            <text:p>1.820431668372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66.TPS</text:p>
          </table:table-cell>
          <table:table-cell office:value-type="float" office:value="2392.69" calcext:value-type="float">
            <text:p>2392.69</text:p>
          </table:table-cell>
          <table:table-cell office:value-type="float" office:value="2275.04" calcext:value-type="float">
            <text:p>2275.04</text:p>
          </table:table-cell>
          <table:table-cell table:formula="of:=(100 * ABS([.C262]-[.D262]))/[.C262]" office:value-type="float" office:value="4.91705987821239" calcext:value-type="float">
            <text:p>4.9170598782123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67.TPS</text:p>
          </table:table-cell>
          <table:table-cell office:value-type="float" office:value="2714.21" calcext:value-type="float">
            <text:p>2714.21</text:p>
          </table:table-cell>
          <table:table-cell office:value-type="float" office:value="2698.5" calcext:value-type="float">
            <text:p>2698.5</text:p>
          </table:table-cell>
          <table:table-cell table:formula="of:=(100 * ABS([.C263]-[.D263]))/[.C263]" office:value-type="float" office:value="0.578805619314645" calcext:value-type="float">
            <text:p>0.57880561931464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68.TPS</text:p>
          </table:table-cell>
          <table:table-cell office:value-type="float" office:value="2457.23" calcext:value-type="float">
            <text:p>2457.23</text:p>
          </table:table-cell>
          <table:table-cell office:value-type="float" office:value="2254.27" calcext:value-type="float">
            <text:p>2254.27</text:p>
          </table:table-cell>
          <table:table-cell table:formula="of:=(100 * ABS([.C264]-[.D264]))/[.C264]" office:value-type="float" office:value="8.25970706852839" calcext:value-type="float">
            <text:p>8.2597070685283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69.TPS</text:p>
          </table:table-cell>
          <table:table-cell office:value-type="float" office:value="2324.01" calcext:value-type="float">
            <text:p>2324.01</text:p>
          </table:table-cell>
          <table:table-cell office:value-type="float" office:value="2227.95" calcext:value-type="float">
            <text:p>2227.95</text:p>
          </table:table-cell>
          <table:table-cell table:formula="of:=(100 * ABS([.C265]-[.D265]))/[.C265]" office:value-type="float" office:value="4.13337292008212" calcext:value-type="float">
            <text:p>4.1333729200821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70.TPS</text:p>
          </table:table-cell>
          <table:table-cell office:value-type="float" office:value="2321.23" calcext:value-type="float">
            <text:p>2321.23</text:p>
          </table:table-cell>
          <table:table-cell office:value-type="float" office:value="2430.45" calcext:value-type="float">
            <text:p>2430.45</text:p>
          </table:table-cell>
          <table:table-cell table:formula="of:=(100 * ABS([.C266]-[.D266]))/[.C266]" office:value-type="float" office:value="4.70526401950689" calcext:value-type="float">
            <text:p>4.7052640195068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71.TPS</text:p>
          </table:table-cell>
          <table:table-cell office:value-type="float" office:value="2598.83" calcext:value-type="float">
            <text:p>2598.83</text:p>
          </table:table-cell>
          <table:table-cell office:value-type="float" office:value="2549.52" calcext:value-type="float">
            <text:p>2549.52</text:p>
          </table:table-cell>
          <table:table-cell table:formula="of:=(100 * ABS([.C267]-[.D267]))/[.C267]" office:value-type="float" office:value="1.89739228806809" calcext:value-type="float">
            <text:p>1.897392288068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72.TPS</text:p>
          </table:table-cell>
          <table:table-cell office:value-type="float" office:value="2592.19" calcext:value-type="float">
            <text:p>2592.19</text:p>
          </table:table-cell>
          <table:table-cell office:value-type="float" office:value="2584.8" calcext:value-type="float">
            <text:p>2584.8</text:p>
          </table:table-cell>
          <table:table-cell table:formula="of:=(100 * ABS([.C268]-[.D268]))/[.C268]" office:value-type="float" office:value="0.285087127101018" calcext:value-type="float">
            <text:p>0.28508712710101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73.TPS</text:p>
          </table:table-cell>
          <table:table-cell office:value-type="float" office:value="2570.36" calcext:value-type="float">
            <text:p>2570.36</text:p>
          </table:table-cell>
          <table:table-cell office:value-type="float" office:value="2540.28" calcext:value-type="float">
            <text:p>2540.28</text:p>
          </table:table-cell>
          <table:table-cell table:formula="of:=(100 * ABS([.C269]-[.D269]))/[.C269]" office:value-type="float" office:value="1.17026408752081" calcext:value-type="float">
            <text:p>1.170264087520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74.TPS</text:p>
          </table:table-cell>
          <table:table-cell office:value-type="float" office:value="2522.33" calcext:value-type="float">
            <text:p>2522.33</text:p>
          </table:table-cell>
          <table:table-cell office:value-type="float" office:value="2493.51" calcext:value-type="float">
            <text:p>2493.51</text:p>
          </table:table-cell>
          <table:table-cell table:formula="of:=(100 * ABS([.C270]-[.D270]))/[.C270]" office:value-type="float" office:value="1.14259434728999" calcext:value-type="float">
            <text:p>1.142594347289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75.TPS</text:p>
          </table:table-cell>
          <table:table-cell office:value-type="float" office:value="2672.87" calcext:value-type="float">
            <text:p>2672.87</text:p>
          </table:table-cell>
          <table:table-cell office:value-type="float" office:value="2564.68" calcext:value-type="float">
            <text:p>2564.68</text:p>
          </table:table-cell>
          <table:table-cell table:formula="of:=(100 * ABS([.C271]-[.D271]))/[.C271]" office:value-type="float" office:value="4.04770901689944" calcext:value-type="float">
            <text:p>4.0477090168994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76.TPS</text:p>
          </table:table-cell>
          <table:table-cell office:value-type="float" office:value="2456.27" calcext:value-type="float">
            <text:p>2456.27</text:p>
          </table:table-cell>
          <table:table-cell office:value-type="float" office:value="2413.6" calcext:value-type="float">
            <text:p>2413.6</text:p>
          </table:table-cell>
          <table:table-cell table:formula="of:=(100 * ABS([.C272]-[.D272]))/[.C272]" office:value-type="float" office:value="1.73718687277865" calcext:value-type="float">
            <text:p>1.7371868727786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77.TPS</text:p>
          </table:table-cell>
          <table:table-cell office:value-type="float" office:value="2510.75" calcext:value-type="float">
            <text:p>2510.75</text:p>
          </table:table-cell>
          <table:table-cell office:value-type="float" office:value="2479.85" calcext:value-type="float">
            <text:p>2479.85</text:p>
          </table:table-cell>
          <table:table-cell table:formula="of:=(100 * ABS([.C273]-[.D273]))/[.C273]" office:value-type="float" office:value="1.23070795579011" calcext:value-type="float">
            <text:p>1.230707955790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78.TPS</text:p>
          </table:table-cell>
          <table:table-cell office:value-type="float" office:value="2489.99" calcext:value-type="float">
            <text:p>2489.99</text:p>
          </table:table-cell>
          <table:table-cell office:value-type="float" office:value="2481.84" calcext:value-type="float">
            <text:p>2481.84</text:p>
          </table:table-cell>
          <table:table-cell table:formula="of:=(100 * ABS([.C274]-[.D274]))/[.C274]" office:value-type="float" office:value="0.327310551447983" calcext:value-type="float">
            <text:p>0.32731055144798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79.TPS</text:p>
          </table:table-cell>
          <table:table-cell office:value-type="float" office:value="2489.71" calcext:value-type="float">
            <text:p>2489.71</text:p>
          </table:table-cell>
          <table:table-cell office:value-type="float" office:value="2240.11" calcext:value-type="float">
            <text:p>2240.11</text:p>
          </table:table-cell>
          <table:table-cell table:formula="of:=(100 * ABS([.C275]-[.D275]))/[.C275]" office:value-type="float" office:value="10.0252639865687" calcext:value-type="float">
            <text:p>10.025263986568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80.TPS</text:p>
          </table:table-cell>
          <table:table-cell office:value-type="float" office:value="2468.08" calcext:value-type="float">
            <text:p>2468.08</text:p>
          </table:table-cell>
          <table:table-cell office:value-type="float" office:value="2460.69" calcext:value-type="float">
            <text:p>2460.69</text:p>
          </table:table-cell>
          <table:table-cell table:formula="of:=(100 * ABS([.C276]-[.D276]))/[.C276]" office:value-type="float" office:value="0.299423033289029" calcext:value-type="float">
            <text:p>0.29942303328902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81.TPS</text:p>
          </table:table-cell>
          <table:table-cell office:value-type="float" office:value="2672.36" calcext:value-type="float">
            <text:p>2672.36</text:p>
          </table:table-cell>
          <table:table-cell office:value-type="float" office:value="2650.4" calcext:value-type="float">
            <text:p>2650.4</text:p>
          </table:table-cell>
          <table:table-cell table:formula="of:=(100 * ABS([.C277]-[.D277]))/[.C277]" office:value-type="float" office:value="0.821745573201217" calcext:value-type="float">
            <text:p>0.82174557320121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82.TPS</text:p>
          </table:table-cell>
          <table:table-cell office:value-type="float" office:value="2587.28" calcext:value-type="float">
            <text:p>2587.28</text:p>
          </table:table-cell>
          <table:table-cell office:value-type="float" office:value="2542.17" calcext:value-type="float">
            <text:p>2542.17</text:p>
          </table:table-cell>
          <table:table-cell table:formula="of:=(100 * ABS([.C278]-[.D278]))/[.C278]" office:value-type="float" office:value="1.74352988466653" calcext:value-type="float">
            <text:p>1.7435298846665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83.TPS</text:p>
          </table:table-cell>
          <table:table-cell office:value-type="float" office:value="2455.31" calcext:value-type="float">
            <text:p>2455.31</text:p>
          </table:table-cell>
          <table:table-cell office:value-type="float" office:value="2382.9" calcext:value-type="float">
            <text:p>2382.9</text:p>
          </table:table-cell>
          <table:table-cell table:formula="of:=(100 * ABS([.C279]-[.D279]))/[.C279]" office:value-type="float" office:value="2.94911844125588" calcext:value-type="float">
            <text:p>2.9491184412558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84.TPS</text:p>
          </table:table-cell>
          <table:table-cell office:value-type="float" office:value="2491.18" calcext:value-type="float">
            <text:p>2491.18</text:p>
          </table:table-cell>
          <table:table-cell office:value-type="float" office:value="2417.14" calcext:value-type="float">
            <text:p>2417.14</text:p>
          </table:table-cell>
          <table:table-cell table:formula="of:=(100 * ABS([.C280]-[.D280]))/[.C280]" office:value-type="float" office:value="2.97208551770647" calcext:value-type="float">
            <text:p>2.972085517706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85.TPS</text:p>
          </table:table-cell>
          <table:table-cell office:value-type="float" office:value="2448.39" calcext:value-type="float">
            <text:p>2448.39</text:p>
          </table:table-cell>
          <table:table-cell office:value-type="float" office:value="2392.98" calcext:value-type="float">
            <text:p>2392.98</text:p>
          </table:table-cell>
          <table:table-cell table:formula="of:=(100 * ABS([.C281]-[.D281]))/[.C281]" office:value-type="float" office:value="2.26311984610294" calcext:value-type="float">
            <text:p>2.2631198461029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86.TPS</text:p>
          </table:table-cell>
          <table:table-cell office:value-type="float" office:value="2532.96" calcext:value-type="float">
            <text:p>2532.96</text:p>
          </table:table-cell>
          <table:table-cell office:value-type="float" office:value="2353.74" calcext:value-type="float">
            <text:p>2353.74</text:p>
          </table:table-cell>
          <table:table-cell table:formula="of:=(100 * ABS([.C282]-[.D282]))/[.C282]" office:value-type="float" office:value="7.07551639188934" calcext:value-type="float">
            <text:p>7.0755163918893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87.TPS</text:p>
          </table:table-cell>
          <table:table-cell office:value-type="float" office:value="2745.28" calcext:value-type="float">
            <text:p>2745.28</text:p>
          </table:table-cell>
          <table:table-cell office:value-type="float" office:value="2727.12" calcext:value-type="float">
            <text:p>2727.12</text:p>
          </table:table-cell>
          <table:table-cell table:formula="of:=(100 * ABS([.C283]-[.D283]))/[.C283]" office:value-type="float" office:value="0.661499009208544" calcext:value-type="float">
            <text:p>0.66149900920854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88.TPS</text:p>
          </table:table-cell>
          <table:table-cell office:value-type="float" office:value="2549.44" calcext:value-type="float">
            <text:p>2549.44</text:p>
          </table:table-cell>
          <table:table-cell office:value-type="float" office:value="2503.6" calcext:value-type="float">
            <text:p>2503.6</text:p>
          </table:table-cell>
          <table:table-cell table:formula="of:=(100 * ABS([.C284]-[.D284]))/[.C284]" office:value-type="float" office:value="1.7980419229321" calcext:value-type="float">
            <text:p>1.798041922932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89.TPS</text:p>
          </table:table-cell>
          <table:table-cell office:value-type="float" office:value="2587.83" calcext:value-type="float">
            <text:p>2587.83</text:p>
          </table:table-cell>
          <table:table-cell office:value-type="float" office:value="2512.68" calcext:value-type="float">
            <text:p>2512.68</text:p>
          </table:table-cell>
          <table:table-cell table:formula="of:=(100 * ABS([.C285]-[.D285]))/[.C285]" office:value-type="float" office:value="2.90397746374376" calcext:value-type="float">
            <text:p>2.9039774637437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90.TPS</text:p>
          </table:table-cell>
          <table:table-cell office:value-type="float" office:value="2483.54" calcext:value-type="float">
            <text:p>2483.54</text:p>
          </table:table-cell>
          <table:table-cell office:value-type="float" office:value="2341.07" calcext:value-type="float">
            <text:p>2341.07</text:p>
          </table:table-cell>
          <table:table-cell table:formula="of:=(100 * ABS([.C286]-[.D286]))/[.C286]" office:value-type="float" office:value="5.73656957407571" calcext:value-type="float">
            <text:p>5.7365695740757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91.TPS</text:p>
          </table:table-cell>
          <table:table-cell office:value-type="float" office:value="2673.29" calcext:value-type="float">
            <text:p>2673.29</text:p>
          </table:table-cell>
          <table:table-cell office:value-type="float" office:value="2630.55" calcext:value-type="float">
            <text:p>2630.55</text:p>
          </table:table-cell>
          <table:table-cell table:formula="of:=(100 * ABS([.C287]-[.D287]))/[.C287]" office:value-type="float" office:value="1.59877903257783" calcext:value-type="float">
            <text:p>1.5987790325778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g 293.TPS</text:p>
          </table:table-cell>
          <table:table-cell office:value-type="float" office:value="2533.26" calcext:value-type="float">
            <text:p>2533.26</text:p>
          </table:table-cell>
          <table:table-cell office:value-type="float" office:value="2480.5" calcext:value-type="float">
            <text:p>2480.5</text:p>
          </table:table-cell>
          <table:table-cell table:formula="of:=(100 * ABS([.C288]-[.D288]))/[.C288]" office:value-type="float" office:value="2.08269186739617" calcext:value-type="float">
            <text:p>2.08269186739617</text:p>
          </table:table-cell>
          <table:table-cell table:number-columns-repeated="11"/>
        </table:table-row>
      </table:table>
      <table:table table:name="Sheet5" table:style-name="ta1">
        <table:shapes>
          <draw:frame draw:z-index="0" draw:style-name="gr1" draw:text-style-name="P1" svg:width="159.99mm" svg:height="89.99mm" svg:x="30.42mm" svg:y="41.63mm">
            <draw:object draw:notify-on-update-of-ranges="Sheet5.B4:Sheet5.B4 Sheet5.C4:Sheet5.I4 Sheet5.B5:Sheet5.B5 Sheet5.C5:Sheet5.I5 Sheet5.B6:Sheet5.B6 Sheet5.C6:Sheet5.I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9.99mm" svg:height="89.99mm" svg:x="305.59mm" svg:y="36.59mm">
            <draw:object draw:notify-on-update-of-ranges="Sheet5.M4:Sheet5.M4 Sheet5.N4:Sheet5.T4 Sheet5.M5:Sheet5.M5 Sheet5.N5:Sheet5.T5 Sheet5.M6:Sheet5.M6 Sheet5.N6:Sheet5.T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md</text:p>
          </table:table-cell>
          <table:table-cell table:number-columns-repeated="11"/>
          <table:table-cell office:value-type="string" calcext:value-type="string">
            <text:p>m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&gt;3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&gt;30</text:p>
          </table:table-cell>
        </table:table-row>
        <table:table-row table:style-name="ro1">
          <table:table-cell/>
          <table:table-cell office:value-type="string" calcext:value-type="string">
            <text:p>Our propostion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ur propostion</text:p>
          </table:table-cell>
          <table:table-cell office:value-type="float" office:value="262" calcext:value-type="float">
            <text:p>26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alaniswamy</text:p>
          </table:table-cell>
          <table:table-cell office:value-type="float" office:value="167" calcext:value-type="float">
            <text:p>167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Palaniswamy</text:p>
          </table:table-cell>
          <table:table-cell office:value-type="float" office:value="144" calcext:value-type="float">
            <text:p>144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4">00/00/0000</text:date>, <text:time style:data-style-name="N2" text:time-value="20:33:56.7792205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09:47:50.273487473</meta:creation-date>
    <dc:date>2019-08-04T20:39:42.413496195</dc:date>
    <meta:editing-duration>PT6H55M32S</meta:editing-duration>
    <meta:editing-cycles>37</meta:editing-cycles>
    <meta:generator>LibreOffice/6.0.3.2$Linux_X86_64 LibreOffice_project/00m0$Build-2</meta:generator>
    <meta:document-statistic meta:table-count="5" meta:cell-count="481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17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Md.F7:Md.L8" chart:data-source-has-labels="row" svg:x="1.279cm" svg:y="0.18cm" svg:width="14.401cm" svg:height="7.711cm">
          <chartooo:coordinate-region svg:x="2.086cm" svg:y="0.18cm" svg:width="13.594cm" svg:height="7.143cm"/>
          <chart:axis chart:dimension="x" chart:name="primary-x" chart:style-name="ch3" chartooo:axis-type="auto">
            <chartooo:date-scale/>
            <chart:title svg:x="5.736cm" svg:y="8.071cm" chart:style-name="ch4">
              <text:p>Percentage of error for estimated size</text:p>
            </chart:title>
            <chart:categories table:cell-range-address="Md.F7:Md.L7"/>
          </chart:axis>
          <chart:axis chart:dimension="y" chart:name="primary-y" chart:style-name="ch5">
            <chart:title svg:x="0.451cm" svg:y="4.86cm" chart:style-name="ch6">
              <text:p>Frequency</text:p>
            </chart:title>
            <chart:grid chart:style-name="ch7" chart:class="major"/>
          </chart:axis>
          <chart:series chart:style-name="ch8" chart:values-cell-range-address="Md.F8:Md.L8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5</text:p>
                <draw:g>
                  <svg:desc>Md.F7:Md.L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string">
                <text:p>&gt;30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167">
                <text:p>167</text:p>
                <draw:g>
                  <svg:desc>Md.F8:Md.L8</svg:desc>
                </draw:g>
              </table:table-cell>
              <table:table-cell office:value-type="float" office:value="52">
                <text:p>52</text:p>
              </table:table-cell>
              <table:table-cell office:value-type="float" office:value="31">
                <text:p>31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17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31cm" svg:height="8.501cm" xlink:href=".." xlink:type="simple" chart:class="chart:bar" chart:style-name="ch1">
        <chart:plot-area chart:style-name="ch2" table:cell-range-address="Mg.F7:Mg.L8" chart:data-source-has-labels="row" svg:x="1.265cm" svg:y="0.17cm" svg:width="13.739cm" svg:height="7.232cm">
          <chartooo:coordinate-region svg:x="2.072cm" svg:y="0.17cm" svg:width="12.932cm" svg:height="6.664cm"/>
          <chart:axis chart:dimension="x" chart:name="primary-x" chart:style-name="ch3" chartooo:axis-type="auto">
            <chartooo:date-scale/>
            <chart:title svg:x="5.391cm" svg:y="7.572cm" chart:style-name="ch4">
              <text:p>Percentage of error for estimated size</text:p>
            </chart:title>
            <chart:categories table:cell-range-address="Mg.F7:Mg.L7"/>
          </chart:axis>
          <chart:axis chart:dimension="y" chart:name="primary-y" chart:style-name="ch5">
            <chart:title svg:x="0.451cm" svg:y="4.611cm" chart:style-name="ch6">
              <text:p>Frequency</text:p>
            </chart:title>
            <chart:grid chart:style-name="ch7" chart:class="major"/>
          </chart:axis>
          <chart:series chart:style-name="ch8" chart:values-cell-range-address="Mg.F8:Mg.L8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5</text:p>
                <draw:g>
                  <svg:desc>Mg.F7:Mg.L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string">
                <text:p>&gt;30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144">
                <text:p>144</text:p>
                <draw:g>
                  <svg:desc>Mg.F8:Mg.L8</svg:desc>
                </draw:g>
              </table:table-cell>
              <table:table-cell office:value-type="float" office:value="72">
                <text:p>72</text:p>
              </table:table-cell>
              <table:table-cell office:value-type="float" office:value="33">
                <text:p>33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md2_PCAI.G7:md2_PCAI.M8" chart:data-source-has-labels="row" svg:x="1.279cm" svg:y="0.18cm" svg:width="14.401cm" svg:height="7.711cm">
          <chartooo:coordinate-region svg:x="2.086cm" svg:y="0.341cm" svg:width="13.594cm" svg:height="6.982cm"/>
          <chart:axis chart:dimension="x" chart:name="primary-x" chart:style-name="ch3" chartooo:axis-type="auto">
            <chartooo:date-scale/>
            <chart:title svg:x="5.776cm" svg:y="8.071cm" chart:style-name="ch4">
              <text:p>Percentage of error for esimated size</text:p>
            </chart:title>
            <chart:categories table:cell-range-address="md2_PCAI.G7:md2_PCAI.M7"/>
          </chart:axis>
          <chart:axis chart:dimension="y" chart:name="primary-y" chart:style-name="ch5">
            <chart:title svg:x="0.451cm" svg:y="4.86cm" chart:style-name="ch6">
              <text:p>Frequency</text:p>
            </chart:title>
            <chart:grid chart:style-name="ch7" chart:class="major"/>
          </chart:axis>
          <chart:series chart:style-name="ch8" chart:values-cell-range-address="md2_PCAI.G8:md2_PCAI.M8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5</text:p>
                <draw:g>
                  <svg:desc>md2_PCAI.G7:md2_PCAI.M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string">
                <text:p>&gt;30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273">
                <text:p>273</text:p>
                <draw:g>
                  <svg:desc>md2_PCAI.G8:md2_PCAI.M8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mg2_PCAI.G7:mg2_PCAI.M8" chart:data-source-has-labels="row" svg:x="1.279cm" svg:y="0.18cm" svg:width="14.401cm" svg:height="7.711cm">
          <chartooo:coordinate-region svg:x="2.086cm" svg:y="0.341cm" svg:width="13.594cm" svg:height="6.982cm"/>
          <chart:axis chart:dimension="x" chart:name="primary-x" chart:style-name="ch3" chartooo:axis-type="auto">
            <chartooo:date-scale/>
            <chart:title svg:x="5.736cm" svg:y="8.071cm" chart:style-name="ch4">
              <text:p>Percentage of error for estimated size</text:p>
            </chart:title>
            <chart:categories table:cell-range-address="mg2_PCAI.G7:mg2_PCAI.M7"/>
          </chart:axis>
          <chart:axis chart:dimension="y" chart:name="primary-y" chart:style-name="ch5">
            <chart:title svg:x="0.451cm" svg:y="4.86cm" chart:style-name="ch6">
              <text:p>Frequency</text:p>
            </chart:title>
            <chart:grid chart:style-name="ch7" chart:class="major"/>
          </chart:axis>
          <chart:series chart:style-name="ch8" chart:values-cell-range-address="mg2_PCAI.G8:mg2_PCAI.M8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5</text:p>
                <draw:g>
                  <svg:desc>mg2_PCAI.G7:mg2_PCAI.M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string">
                <text:p>&gt;30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262">
                <text:p>262</text:p>
                <draw:g>
                  <svg:desc>mg2_PCAI.G8:mg2_PCAI.M8</svg:desc>
                </draw:g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5.B4:Sheet5.I6" chart:data-source-has-labels="both" svg:x="0.32cm" svg:y="0.18cm" svg:width="15.36cm" svg:height="8.64cm">
          <chartooo:coordinate-region svg:x="1.127cm" svg:y="0.34cm" svg:width="14.553cm" svg:height="7.912cm"/>
          <chart:axis chart:dimension="x" chart:name="primary-x" chart:style-name="ch3" chartooo:axis-type="auto">
            <chartooo:date-scale/>
            <chart:categories table:cell-range-address="Sheet5.C4:Sheet5.I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5.C5:Sheet5.I5" chart:label-cell-address="Sheet5.B5:Sheet5.B5" chart:class="chart:bar">
            <chart:data-point chart:repeated="7"/>
          </chart:series>
          <chart:series chart:style-name="ch7" chart:values-cell-range-address="Sheet5.C6:Sheet5.I6" chart:label-cell-address="Sheet5.B6:Sheet5.B6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5</text:p>
                <draw:g>
                  <svg:desc>Sheet5.C4:Sheet5.I4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string">
                <text:p>&gt;30</text:p>
              </table:table-cell>
            </table:table-row>
          </table:table-header-rows>
          <table:table-rows>
            <table:table-row>
              <table:table-cell office:value-type="string">
                <text:p>Our propostion</text:p>
                <draw:g>
                  <svg:desc>Sheet5.B5:Sheet5.B5</svg:desc>
                </draw:g>
              </table:table-cell>
              <table:table-cell office:value-type="float" office:value="273">
                <text:p>273</text:p>
                <draw:g>
                  <svg:desc>Sheet5.C5:Sheet5.I5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alaniswamy</text:p>
                <draw:g>
                  <svg:desc>Sheet5.B6:Sheet5.B6</svg:desc>
                </draw:g>
              </table:table-cell>
              <table:table-cell office:value-type="float" office:value="167">
                <text:p>167</text:p>
                <draw:g>
                  <svg:desc>Sheet5.C6:Sheet5.I6</svg:desc>
                </draw:g>
              </table:table-cell>
              <table:table-cell office:value-type="float" office:value="52">
                <text:p>52</text:p>
              </table:table-cell>
              <table:table-cell office:value-type="float" office:value="31">
                <text:p>31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5.M4:Sheet5.T6" chart:data-source-has-labels="both" svg:x="0.32cm" svg:y="0.18cm" svg:width="15.36cm" svg:height="8.64cm">
          <chartooo:coordinate-region svg:x="1.127cm" svg:y="0.34cm" svg:width="14.553cm" svg:height="7.912cm"/>
          <chart:axis chart:dimension="x" chart:name="primary-x" chart:style-name="ch3" chartooo:axis-type="auto">
            <chartooo:date-scale/>
            <chart:categories table:cell-range-address="Sheet5.N4:Sheet5.T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5.N5:Sheet5.T5" chart:label-cell-address="Sheet5.M5:Sheet5.M5" chart:class="chart:bar">
            <chart:data-point chart:repeated="7"/>
          </chart:series>
          <chart:series chart:style-name="ch7" chart:values-cell-range-address="Sheet5.N6:Sheet5.T6" chart:label-cell-address="Sheet5.M6:Sheet5.M6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5">
                <text:p>5</text:p>
                <draw:g>
                  <svg:desc>Sheet5.N4:Sheet5.T4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string">
                <text:p>&gt;30</text:p>
              </table:table-cell>
            </table:table-row>
          </table:table-header-rows>
          <table:table-rows>
            <table:table-row>
              <table:table-cell office:value-type="string">
                <text:p>Our propostion</text:p>
                <draw:g>
                  <svg:desc>Sheet5.M5:Sheet5.M5</svg:desc>
                </draw:g>
              </table:table-cell>
              <table:table-cell office:value-type="float" office:value="262">
                <text:p>262</text:p>
                <draw:g>
                  <svg:desc>Sheet5.N5:Sheet5.T5</svg:desc>
                </draw:g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alaniswamy</text:p>
                <draw:g>
                  <svg:desc>Sheet5.M6:Sheet5.M6</svg:desc>
                </draw:g>
              </table:table-cell>
              <table:table-cell office:value-type="float" office:value="144">
                <text:p>144</text:p>
                <draw:g>
                  <svg:desc>Sheet5.N6:Sheet5.T6</svg:desc>
                </draw:g>
              </table:table-cell>
              <table:table-cell office:value-type="float" office:value="72">
                <text:p>72</text:p>
              </table:table-cell>
              <table:table-cell office:value-type="float" office:value="33">
                <text:p>33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